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nstexp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kSampleRateHz</text:p>
          </table:table-cell>
          <table:table-cell office:value-type="string" calcext:value-type="string">
            <text:p>=</text:p>
          </table:table-cell>
          <table:table-cell office:value-type="float" office:value="43215" calcext:value-type="float">
            <text:p>43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exp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kAttackTimeConstS</text:p>
          </table:table-cell>
          <table:table-cell office:value-type="string" calcext:value-type="string">
            <text:p>=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exp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kDecayTimeConstS</text:p>
          </table:table-cell>
          <table:table-cell office:value-type="string" calcext:value-type="string">
            <text:p>=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exp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SensingChannel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exp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AdcBufferSize</text:p>
          </table:table-cell>
          <table:table-cell office:value-type="string" calcext:value-type="string">
            <text:p>=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_peak_default</text:p>
          </table:table-cell>
          <table:table-cell office:value-type="string" calcext:value-type="string">
            <text:p>=</text:p>
          </table:table-cell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dc_value</text:p>
          </table:table-cell>
          <table:table-cell office:value-type="string" calcext:value-type="string">
            <text:p>g_peak</text:p>
          </table:table-cell>
          <table:table-cell/>
          <table:table-cell office:value-type="string" calcext:value-type="string">
            <text:p>attack_coef</text:p>
          </table:table-cell>
          <table:table-cell office:value-type="string" calcext:value-type="string">
            <text:p>decay_coef</text:p>
          </table:table-cell>
          <table:table-cell/>
          <table:table-cell office:value-type="string" calcext:value-type="string">
            <text:p>coef</text:p>
          </table:table-cell>
          <table:table-cell office:value-type="string" calcext:value-type="string">
            <text:p>g_peak_new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E7]" office:value-type="float" office:value="460" calcext:value-type="float">
            <text:p>460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]&gt;=[.C10];[.E10];[.F10])" office:value-type="float" office:value="0.000015426623266146" calcext:value-type="float">
            <text:p>1.5426623266146E-05</text:p>
          </table:table-cell>
          <table:table-cell table:formula="of:=[.C10]+[.H10]*([.B10]-[.C10])" office:value-type="float" office:value="459.995989077951" calcext:value-type="float">
            <text:p>459.995989077951</text:p>
          </table:table-cell>
        </table:table-row>
        <table:table-row table:style-name="ro1">
          <table:table-cell/>
          <table:table-cell table:formula="of:=[.B10]" office:value-type="float" office:value="200" calcext:value-type="float">
            <text:p>200</text:p>
          </table:table-cell>
          <table:table-cell table:formula="of:=[.I10]" office:value-type="float" office:value="459.995989077951" calcext:value-type="float">
            <text:p>459.99598907795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1]&gt;=[.C11];[.E11];[.F11])" office:value-type="float" office:value="0.000015426623266146" calcext:value-type="float">
            <text:p>1.5426623266146E-05</text:p>
          </table:table-cell>
          <table:table-cell table:formula="of:=[.C11]+[.H11]*([.B11]-[.C11])" office:value-type="float" office:value="459.991978217777" calcext:value-type="float">
            <text:p>459.991978217777</text:p>
          </table:table-cell>
        </table:table-row>
        <table:table-row table:style-name="ro1">
          <table:table-cell/>
          <table:table-cell table:formula="of:=[.B11]" office:value-type="float" office:value="200" calcext:value-type="float">
            <text:p>200</text:p>
          </table:table-cell>
          <table:table-cell table:formula="of:=[.I11]" office:value-type="float" office:value="459.991978217777" calcext:value-type="float">
            <text:p>459.99197821777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2]&gt;=[.C12];[.E12];[.F12])" office:value-type="float" office:value="0.000015426623266146" calcext:value-type="float">
            <text:p>1.5426623266146E-05</text:p>
          </table:table-cell>
          <table:table-cell table:formula="of:=[.C12]+[.H12]*([.B12]-[.C12])" office:value-type="float" office:value="459.987967419476" calcext:value-type="float">
            <text:p>459.987967419476</text:p>
          </table:table-cell>
        </table:table-row>
        <table:table-row table:style-name="ro1">
          <table:table-cell/>
          <table:table-cell table:formula="of:=[.B12]" office:value-type="float" office:value="200" calcext:value-type="float">
            <text:p>200</text:p>
          </table:table-cell>
          <table:table-cell table:formula="of:=[.I12]" office:value-type="float" office:value="459.987967419476" calcext:value-type="float">
            <text:p>459.98796741947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3]&gt;=[.C13];[.E13];[.F13])" office:value-type="float" office:value="0.000015426623266146" calcext:value-type="float">
            <text:p>1.5426623266146E-05</text:p>
          </table:table-cell>
          <table:table-cell table:formula="of:=[.C13]+[.H13]*([.B13]-[.C13])" office:value-type="float" office:value="459.983956683049" calcext:value-type="float">
            <text:p>459.983956683049</text:p>
          </table:table-cell>
        </table:table-row>
        <table:table-row table:style-name="ro1">
          <table:table-cell/>
          <table:table-cell table:formula="of:=[.B13]" office:value-type="float" office:value="200" calcext:value-type="float">
            <text:p>200</text:p>
          </table:table-cell>
          <table:table-cell table:formula="of:=[.I13]" office:value-type="float" office:value="459.983956683049" calcext:value-type="float">
            <text:p>459.98395668304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4]&gt;=[.C14];[.E14];[.F14])" office:value-type="float" office:value="0.000015426623266146" calcext:value-type="float">
            <text:p>1.5426623266146E-05</text:p>
          </table:table-cell>
          <table:table-cell table:formula="of:=[.C14]+[.H14]*([.B14]-[.C14])" office:value-type="float" office:value="459.979946008494" calcext:value-type="float">
            <text:p>459.979946008494</text:p>
          </table:table-cell>
        </table:table-row>
        <table:table-row table:style-name="ro1">
          <table:table-cell/>
          <table:table-cell table:formula="of:=[.B14]" office:value-type="float" office:value="200" calcext:value-type="float">
            <text:p>200</text:p>
          </table:table-cell>
          <table:table-cell table:formula="of:=[.I14]" office:value-type="float" office:value="459.979946008494" calcext:value-type="float">
            <text:p>459.97994600849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5]&gt;=[.C15];[.E15];[.F15])" office:value-type="float" office:value="0.000015426623266146" calcext:value-type="float">
            <text:p>1.5426623266146E-05</text:p>
          </table:table-cell>
          <table:table-cell table:formula="of:=[.C15]+[.H15]*([.B15]-[.C15])" office:value-type="float" office:value="459.975935395811" calcext:value-type="float">
            <text:p>459.975935395811</text:p>
          </table:table-cell>
        </table:table-row>
        <table:table-row table:style-name="ro1">
          <table:table-cell/>
          <table:table-cell table:formula="of:=[.B15]" office:value-type="float" office:value="200" calcext:value-type="float">
            <text:p>200</text:p>
          </table:table-cell>
          <table:table-cell table:formula="of:=[.I15]" office:value-type="float" office:value="459.975935395811" calcext:value-type="float">
            <text:p>459.97593539581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6]&gt;=[.C16];[.E16];[.F16])" office:value-type="float" office:value="0.000015426623266146" calcext:value-type="float">
            <text:p>1.5426623266146E-05</text:p>
          </table:table-cell>
          <table:table-cell table:formula="of:=[.C16]+[.H16]*([.B16]-[.C16])" office:value-type="float" office:value="459.971924844997" calcext:value-type="float">
            <text:p>459.971924844997</text:p>
          </table:table-cell>
        </table:table-row>
        <table:table-row table:style-name="ro1">
          <table:table-cell/>
          <table:table-cell table:formula="of:=[.B16]" office:value-type="float" office:value="200" calcext:value-type="float">
            <text:p>200</text:p>
          </table:table-cell>
          <table:table-cell table:formula="of:=[.I16]" office:value-type="float" office:value="459.971924844997" calcext:value-type="float">
            <text:p>459.97192484499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7]&gt;=[.C17];[.E17];[.F17])" office:value-type="float" office:value="0.000015426623266146" calcext:value-type="float">
            <text:p>1.5426623266146E-05</text:p>
          </table:table-cell>
          <table:table-cell table:formula="of:=[.C17]+[.H17]*([.B17]-[.C17])" office:value-type="float" office:value="459.967914356053" calcext:value-type="float">
            <text:p>459.967914356053</text:p>
          </table:table-cell>
        </table:table-row>
        <table:table-row table:style-name="ro1">
          <table:table-cell/>
          <table:table-cell table:formula="of:=[.B17]" office:value-type="float" office:value="200" calcext:value-type="float">
            <text:p>200</text:p>
          </table:table-cell>
          <table:table-cell table:formula="of:=[.I17]" office:value-type="float" office:value="459.967914356053" calcext:value-type="float">
            <text:p>459.96791435605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8]&gt;=[.C18];[.E18];[.F18])" office:value-type="float" office:value="0.000015426623266146" calcext:value-type="float">
            <text:p>1.5426623266146E-05</text:p>
          </table:table-cell>
          <table:table-cell table:formula="of:=[.C18]+[.H18]*([.B18]-[.C18])" office:value-type="float" office:value="459.963903928976" calcext:value-type="float">
            <text:p>459.963903928976</text:p>
          </table:table-cell>
        </table:table-row>
        <table:table-row table:style-name="ro1">
          <table:table-cell/>
          <table:table-cell table:formula="of:=[.B18]" office:value-type="float" office:value="200" calcext:value-type="float">
            <text:p>200</text:p>
          </table:table-cell>
          <table:table-cell table:formula="of:=[.I18]" office:value-type="float" office:value="459.963903928976" calcext:value-type="float">
            <text:p>459.96390392897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9]&gt;=[.C19];[.E19];[.F19])" office:value-type="float" office:value="0.000015426623266146" calcext:value-type="float">
            <text:p>1.5426623266146E-05</text:p>
          </table:table-cell>
          <table:table-cell table:formula="of:=[.C19]+[.H19]*([.B19]-[.C19])" office:value-type="float" office:value="459.959893563768" calcext:value-type="float">
            <text:p>459.959893563768</text:p>
          </table:table-cell>
        </table:table-row>
        <table:table-row table:style-name="ro1">
          <table:table-cell/>
          <table:table-cell table:formula="of:=[.B19]" office:value-type="float" office:value="200" calcext:value-type="float">
            <text:p>200</text:p>
          </table:table-cell>
          <table:table-cell table:formula="of:=[.I19]" office:value-type="float" office:value="459.959893563768" calcext:value-type="float">
            <text:p>459.95989356376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0]&gt;=[.C20];[.E20];[.F20])" office:value-type="float" office:value="0.000015426623266146" calcext:value-type="float">
            <text:p>1.5426623266146E-05</text:p>
          </table:table-cell>
          <table:table-cell table:formula="of:=[.C20]+[.H20]*([.B20]-[.C20])" office:value-type="float" office:value="459.955883260425" calcext:value-type="float">
            <text:p>459.955883260425</text:p>
          </table:table-cell>
        </table:table-row>
        <table:table-row table:style-name="ro1">
          <table:table-cell/>
          <table:table-cell table:formula="of:=[.B20]" office:value-type="float" office:value="200" calcext:value-type="float">
            <text:p>200</text:p>
          </table:table-cell>
          <table:table-cell table:formula="of:=[.I20]" office:value-type="float" office:value="459.955883260425" calcext:value-type="float">
            <text:p>459.95588326042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1]&gt;=[.C21];[.E21];[.F21])" office:value-type="float" office:value="0.000015426623266146" calcext:value-type="float">
            <text:p>1.5426623266146E-05</text:p>
          </table:table-cell>
          <table:table-cell table:formula="of:=[.C21]+[.H21]*([.B21]-[.C21])" office:value-type="float" office:value="459.951873018949" calcext:value-type="float">
            <text:p>459.951873018949</text:p>
          </table:table-cell>
        </table:table-row>
        <table:table-row table:style-name="ro1">
          <table:table-cell/>
          <table:table-cell table:formula="of:=[.B21]" office:value-type="float" office:value="200" calcext:value-type="float">
            <text:p>200</text:p>
          </table:table-cell>
          <table:table-cell table:formula="of:=[.I21]" office:value-type="float" office:value="459.951873018949" calcext:value-type="float">
            <text:p>459.95187301894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2]&gt;=[.C22];[.E22];[.F22])" office:value-type="float" office:value="0.000015426623266146" calcext:value-type="float">
            <text:p>1.5426623266146E-05</text:p>
          </table:table-cell>
          <table:table-cell table:formula="of:=[.C22]+[.H22]*([.B22]-[.C22])" office:value-type="float" office:value="459.947862839336" calcext:value-type="float">
            <text:p>459.947862839336</text:p>
          </table:table-cell>
        </table:table-row>
        <table:table-row table:style-name="ro1">
          <table:table-cell/>
          <table:table-cell table:formula="of:=[.B22]" office:value-type="float" office:value="200" calcext:value-type="float">
            <text:p>200</text:p>
          </table:table-cell>
          <table:table-cell table:formula="of:=[.I22]" office:value-type="float" office:value="459.947862839336" calcext:value-type="float">
            <text:p>459.94786283933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3]&gt;=[.C23];[.E23];[.F23])" office:value-type="float" office:value="0.000015426623266146" calcext:value-type="float">
            <text:p>1.5426623266146E-05</text:p>
          </table:table-cell>
          <table:table-cell table:formula="of:=[.C23]+[.H23]*([.B23]-[.C23])" office:value-type="float" office:value="459.943852721587" calcext:value-type="float">
            <text:p>459.943852721587</text:p>
          </table:table-cell>
        </table:table-row>
        <table:table-row table:style-name="ro1">
          <table:table-cell/>
          <table:table-cell table:formula="of:=[.B23]" office:value-type="float" office:value="200" calcext:value-type="float">
            <text:p>200</text:p>
          </table:table-cell>
          <table:table-cell table:formula="of:=[.I23]" office:value-type="float" office:value="459.943852721587" calcext:value-type="float">
            <text:p>459.94385272158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4]&gt;=[.C24];[.E24];[.F24])" office:value-type="float" office:value="0.000015426623266146" calcext:value-type="float">
            <text:p>1.5426623266146E-05</text:p>
          </table:table-cell>
          <table:table-cell table:formula="of:=[.C24]+[.H24]*([.B24]-[.C24])" office:value-type="float" office:value="459.939842665701" calcext:value-type="float">
            <text:p>459.939842665701</text:p>
          </table:table-cell>
        </table:table-row>
        <table:table-row table:style-name="ro1">
          <table:table-cell/>
          <table:table-cell table:formula="of:=[.B24]" office:value-type="float" office:value="200" calcext:value-type="float">
            <text:p>200</text:p>
          </table:table-cell>
          <table:table-cell table:formula="of:=[.I24]" office:value-type="float" office:value="459.939842665701" calcext:value-type="float">
            <text:p>459.93984266570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5]&gt;=[.C25];[.E25];[.F25])" office:value-type="float" office:value="0.000015426623266146" calcext:value-type="float">
            <text:p>1.5426623266146E-05</text:p>
          </table:table-cell>
          <table:table-cell table:formula="of:=[.C25]+[.H25]*([.B25]-[.C25])" office:value-type="float" office:value="459.935832671676" calcext:value-type="float">
            <text:p>459.935832671676</text:p>
          </table:table-cell>
        </table:table-row>
        <table:table-row table:style-name="ro1">
          <table:table-cell/>
          <table:table-cell table:formula="of:=[.B25]" office:value-type="float" office:value="200" calcext:value-type="float">
            <text:p>200</text:p>
          </table:table-cell>
          <table:table-cell table:formula="of:=[.I25]" office:value-type="float" office:value="459.935832671676" calcext:value-type="float">
            <text:p>459.93583267167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6]&gt;=[.C26];[.E26];[.F26])" office:value-type="float" office:value="0.000015426623266146" calcext:value-type="float">
            <text:p>1.5426623266146E-05</text:p>
          </table:table-cell>
          <table:table-cell table:formula="of:=[.C26]+[.H26]*([.B26]-[.C26])" office:value-type="float" office:value="459.931822739512" calcext:value-type="float">
            <text:p>459.931822739512</text:p>
          </table:table-cell>
        </table:table-row>
        <table:table-row table:style-name="ro1">
          <table:table-cell/>
          <table:table-cell table:formula="of:=[.B26]" office:value-type="float" office:value="200" calcext:value-type="float">
            <text:p>200</text:p>
          </table:table-cell>
          <table:table-cell table:formula="of:=[.I26]" office:value-type="float" office:value="459.931822739512" calcext:value-type="float">
            <text:p>459.93182273951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7]&gt;=[.C27];[.E27];[.F27])" office:value-type="float" office:value="0.000015426623266146" calcext:value-type="float">
            <text:p>1.5426623266146E-05</text:p>
          </table:table-cell>
          <table:table-cell table:formula="of:=[.C27]+[.H27]*([.B27]-[.C27])" office:value-type="float" office:value="459.927812869208" calcext:value-type="float">
            <text:p>459.927812869208</text:p>
          </table:table-cell>
        </table:table-row>
        <table:table-row table:style-name="ro1">
          <table:table-cell/>
          <table:table-cell table:formula="of:=[.B27]" office:value-type="float" office:value="200" calcext:value-type="float">
            <text:p>200</text:p>
          </table:table-cell>
          <table:table-cell table:formula="of:=[.I27]" office:value-type="float" office:value="459.927812869208" calcext:value-type="float">
            <text:p>459.92781286920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8]&gt;=[.C28];[.E28];[.F28])" office:value-type="float" office:value="0.000015426623266146" calcext:value-type="float">
            <text:p>1.5426623266146E-05</text:p>
          </table:table-cell>
          <table:table-cell table:formula="of:=[.C28]+[.H28]*([.B28]-[.C28])" office:value-type="float" office:value="459.923803060762" calcext:value-type="float">
            <text:p>459.923803060762</text:p>
          </table:table-cell>
        </table:table-row>
        <table:table-row table:style-name="ro1">
          <table:table-cell/>
          <table:table-cell table:formula="of:=[.B28]" office:value-type="float" office:value="200" calcext:value-type="float">
            <text:p>200</text:p>
          </table:table-cell>
          <table:table-cell table:formula="of:=[.I28]" office:value-type="float" office:value="459.923803060762" calcext:value-type="float">
            <text:p>459.92380306076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9]&gt;=[.C29];[.E29];[.F29])" office:value-type="float" office:value="0.000015426623266146" calcext:value-type="float">
            <text:p>1.5426623266146E-05</text:p>
          </table:table-cell>
          <table:table-cell table:formula="of:=[.C29]+[.H29]*([.B29]-[.C29])" office:value-type="float" office:value="459.919793314175" calcext:value-type="float">
            <text:p>459.919793314175</text:p>
          </table:table-cell>
        </table:table-row>
        <table:table-row table:style-name="ro1">
          <table:table-cell/>
          <table:table-cell table:formula="of:=[.B29]" office:value-type="float" office:value="200" calcext:value-type="float">
            <text:p>200</text:p>
          </table:table-cell>
          <table:table-cell table:formula="of:=[.I29]" office:value-type="float" office:value="459.919793314175" calcext:value-type="float">
            <text:p>459.91979331417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0]&gt;=[.C30];[.E30];[.F30])" office:value-type="float" office:value="0.000015426623266146" calcext:value-type="float">
            <text:p>1.5426623266146E-05</text:p>
          </table:table-cell>
          <table:table-cell table:formula="of:=[.C30]+[.H30]*([.B30]-[.C30])" office:value-type="float" office:value="459.915783629444" calcext:value-type="float">
            <text:p>459.915783629444</text:p>
          </table:table-cell>
        </table:table-row>
        <table:table-row table:style-name="ro1">
          <table:table-cell/>
          <table:table-cell table:formula="of:=[.B30]" office:value-type="float" office:value="200" calcext:value-type="float">
            <text:p>200</text:p>
          </table:table-cell>
          <table:table-cell table:formula="of:=[.I30]" office:value-type="float" office:value="459.915783629444" calcext:value-type="float">
            <text:p>459.91578362944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1]&gt;=[.C31];[.E31];[.F31])" office:value-type="float" office:value="0.000015426623266146" calcext:value-type="float">
            <text:p>1.5426623266146E-05</text:p>
          </table:table-cell>
          <table:table-cell table:formula="of:=[.C31]+[.H31]*([.B31]-[.C31])" office:value-type="float" office:value="459.911774006569" calcext:value-type="float">
            <text:p>459.911774006569</text:p>
          </table:table-cell>
        </table:table-row>
        <table:table-row table:style-name="ro1">
          <table:table-cell/>
          <table:table-cell table:formula="of:=[.B31]" office:value-type="float" office:value="200" calcext:value-type="float">
            <text:p>200</text:p>
          </table:table-cell>
          <table:table-cell table:formula="of:=[.I31]" office:value-type="float" office:value="459.911774006569" calcext:value-type="float">
            <text:p>459.91177400656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2]&gt;=[.C32];[.E32];[.F32])" office:value-type="float" office:value="0.000015426623266146" calcext:value-type="float">
            <text:p>1.5426623266146E-05</text:p>
          </table:table-cell>
          <table:table-cell table:formula="of:=[.C32]+[.H32]*([.B32]-[.C32])" office:value-type="float" office:value="459.907764445549" calcext:value-type="float">
            <text:p>459.907764445549</text:p>
          </table:table-cell>
        </table:table-row>
        <table:table-row table:style-name="ro1">
          <table:table-cell/>
          <table:table-cell table:formula="of:=[.B32]" office:value-type="float" office:value="200" calcext:value-type="float">
            <text:p>200</text:p>
          </table:table-cell>
          <table:table-cell table:formula="of:=[.I32]" office:value-type="float" office:value="459.907764445549" calcext:value-type="float">
            <text:p>459.90776444554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3]&gt;=[.C33];[.E33];[.F33])" office:value-type="float" office:value="0.000015426623266146" calcext:value-type="float">
            <text:p>1.5426623266146E-05</text:p>
          </table:table-cell>
          <table:table-cell table:formula="of:=[.C33]+[.H33]*([.B33]-[.C33])" office:value-type="float" office:value="459.903754946383" calcext:value-type="float">
            <text:p>459.903754946383</text:p>
          </table:table-cell>
        </table:table-row>
        <table:table-row table:style-name="ro1">
          <table:table-cell/>
          <table:table-cell table:formula="of:=[.B33]" office:value-type="float" office:value="200" calcext:value-type="float">
            <text:p>200</text:p>
          </table:table-cell>
          <table:table-cell table:formula="of:=[.I33]" office:value-type="float" office:value="459.903754946383" calcext:value-type="float">
            <text:p>459.90375494638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4]&gt;=[.C34];[.E34];[.F34])" office:value-type="float" office:value="0.000015426623266146" calcext:value-type="float">
            <text:p>1.5426623266146E-05</text:p>
          </table:table-cell>
          <table:table-cell table:formula="of:=[.C34]+[.H34]*([.B34]-[.C34])" office:value-type="float" office:value="459.89974550907" calcext:value-type="float">
            <text:p>459.89974550907</text:p>
          </table:table-cell>
        </table:table-row>
        <table:table-row table:style-name="ro1">
          <table:table-cell/>
          <table:table-cell table:formula="of:=[.B34]" office:value-type="float" office:value="200" calcext:value-type="float">
            <text:p>200</text:p>
          </table:table-cell>
          <table:table-cell table:formula="of:=[.I34]" office:value-type="float" office:value="459.89974550907" calcext:value-type="float">
            <text:p>459.8997455090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5]&gt;=[.C35];[.E35];[.F35])" office:value-type="float" office:value="0.000015426623266146" calcext:value-type="float">
            <text:p>1.5426623266146E-05</text:p>
          </table:table-cell>
          <table:table-cell table:formula="of:=[.C35]+[.H35]*([.B35]-[.C35])" office:value-type="float" office:value="459.895736133609" calcext:value-type="float">
            <text:p>459.895736133609</text:p>
          </table:table-cell>
        </table:table-row>
        <table:table-row table:style-name="ro1">
          <table:table-cell/>
          <table:table-cell table:formula="of:=[.B35]" office:value-type="float" office:value="200" calcext:value-type="float">
            <text:p>200</text:p>
          </table:table-cell>
          <table:table-cell table:formula="of:=[.I35]" office:value-type="float" office:value="459.895736133609" calcext:value-type="float">
            <text:p>459.89573613360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6]&gt;=[.C36];[.E36];[.F36])" office:value-type="float" office:value="0.000015426623266146" calcext:value-type="float">
            <text:p>1.5426623266146E-05</text:p>
          </table:table-cell>
          <table:table-cell table:formula="of:=[.C36]+[.H36]*([.B36]-[.C36])" office:value-type="float" office:value="459.891726819999" calcext:value-type="float">
            <text:p>459.891726819999</text:p>
          </table:table-cell>
        </table:table-row>
        <table:table-row table:style-name="ro1">
          <table:table-cell/>
          <table:table-cell table:formula="of:=[.B36]" office:value-type="float" office:value="200" calcext:value-type="float">
            <text:p>200</text:p>
          </table:table-cell>
          <table:table-cell table:formula="of:=[.I36]" office:value-type="float" office:value="459.891726819999" calcext:value-type="float">
            <text:p>459.8917268199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7]&gt;=[.C37];[.E37];[.F37])" office:value-type="float" office:value="0.000015426623266146" calcext:value-type="float">
            <text:p>1.5426623266146E-05</text:p>
          </table:table-cell>
          <table:table-cell table:formula="of:=[.C37]+[.H37]*([.B37]-[.C37])" office:value-type="float" office:value="459.887717568239" calcext:value-type="float">
            <text:p>459.887717568239</text:p>
          </table:table-cell>
        </table:table-row>
        <table:table-row table:style-name="ro1">
          <table:table-cell/>
          <table:table-cell table:formula="of:=[.B37]" office:value-type="float" office:value="200" calcext:value-type="float">
            <text:p>200</text:p>
          </table:table-cell>
          <table:table-cell table:formula="of:=[.I37]" office:value-type="float" office:value="459.887717568239" calcext:value-type="float">
            <text:p>459.88771756823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8]&gt;=[.C38];[.E38];[.F38])" office:value-type="float" office:value="0.000015426623266146" calcext:value-type="float">
            <text:p>1.5426623266146E-05</text:p>
          </table:table-cell>
          <table:table-cell table:formula="of:=[.C38]+[.H38]*([.B38]-[.C38])" office:value-type="float" office:value="459.883708378329" calcext:value-type="float">
            <text:p>459.883708378329</text:p>
          </table:table-cell>
        </table:table-row>
        <table:table-row table:style-name="ro1">
          <table:table-cell/>
          <table:table-cell table:formula="of:=[.B38]" office:value-type="float" office:value="200" calcext:value-type="float">
            <text:p>200</text:p>
          </table:table-cell>
          <table:table-cell table:formula="of:=[.I38]" office:value-type="float" office:value="459.883708378329" calcext:value-type="float">
            <text:p>459.88370837832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9]&gt;=[.C39];[.E39];[.F39])" office:value-type="float" office:value="0.000015426623266146" calcext:value-type="float">
            <text:p>1.5426623266146E-05</text:p>
          </table:table-cell>
          <table:table-cell table:formula="of:=[.C39]+[.H39]*([.B39]-[.C39])" office:value-type="float" office:value="459.879699250267" calcext:value-type="float">
            <text:p>459.879699250267</text:p>
          </table:table-cell>
        </table:table-row>
        <table:table-row table:style-name="ro1">
          <table:table-cell/>
          <table:table-cell table:formula="of:=[.B39]" office:value-type="float" office:value="200" calcext:value-type="float">
            <text:p>200</text:p>
          </table:table-cell>
          <table:table-cell table:formula="of:=[.I39]" office:value-type="float" office:value="459.879699250267" calcext:value-type="float">
            <text:p>459.87969925026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0]&gt;=[.C40];[.E40];[.F40])" office:value-type="float" office:value="0.000015426623266146" calcext:value-type="float">
            <text:p>1.5426623266146E-05</text:p>
          </table:table-cell>
          <table:table-cell table:formula="of:=[.C40]+[.H40]*([.B40]-[.C40])" office:value-type="float" office:value="459.875690184052" calcext:value-type="float">
            <text:p>459.875690184052</text:p>
          </table:table-cell>
        </table:table-row>
        <table:table-row table:style-name="ro1">
          <table:table-cell/>
          <table:table-cell table:formula="of:=[.B40]" office:value-type="float" office:value="200" calcext:value-type="float">
            <text:p>200</text:p>
          </table:table-cell>
          <table:table-cell table:formula="of:=[.I40]" office:value-type="float" office:value="459.875690184052" calcext:value-type="float">
            <text:p>459.87569018405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1]&gt;=[.C41];[.E41];[.F41])" office:value-type="float" office:value="0.000015426623266146" calcext:value-type="float">
            <text:p>1.5426623266146E-05</text:p>
          </table:table-cell>
          <table:table-cell table:formula="of:=[.C41]+[.H41]*([.B41]-[.C41])" office:value-type="float" office:value="459.871681179683" calcext:value-type="float">
            <text:p>459.871681179683</text:p>
          </table:table-cell>
        </table:table-row>
        <table:table-row table:style-name="ro1">
          <table:table-cell/>
          <table:table-cell table:formula="of:=[.B41]" office:value-type="float" office:value="200" calcext:value-type="float">
            <text:p>200</text:p>
          </table:table-cell>
          <table:table-cell table:formula="of:=[.I41]" office:value-type="float" office:value="459.871681179683" calcext:value-type="float">
            <text:p>459.87168117968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2]&gt;=[.C42];[.E42];[.F42])" office:value-type="float" office:value="0.000015426623266146" calcext:value-type="float">
            <text:p>1.5426623266146E-05</text:p>
          </table:table-cell>
          <table:table-cell table:formula="of:=[.C42]+[.H42]*([.B42]-[.C42])" office:value-type="float" office:value="459.86767223716" calcext:value-type="float">
            <text:p>459.86767223716</text:p>
          </table:table-cell>
        </table:table-row>
        <table:table-row table:style-name="ro1">
          <table:table-cell/>
          <table:table-cell table:formula="of:=[.B42]" office:value-type="float" office:value="200" calcext:value-type="float">
            <text:p>200</text:p>
          </table:table-cell>
          <table:table-cell table:formula="of:=[.I42]" office:value-type="float" office:value="459.86767223716" calcext:value-type="float">
            <text:p>459.8676722371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3]&gt;=[.C43];[.E43];[.F43])" office:value-type="float" office:value="0.000015426623266146" calcext:value-type="float">
            <text:p>1.5426623266146E-05</text:p>
          </table:table-cell>
          <table:table-cell table:formula="of:=[.C43]+[.H43]*([.B43]-[.C43])" office:value-type="float" office:value="459.863663356482" calcext:value-type="float">
            <text:p>459.863663356482</text:p>
          </table:table-cell>
        </table:table-row>
        <table:table-row table:style-name="ro1">
          <table:table-cell/>
          <table:table-cell table:formula="of:=[.B43]" office:value-type="float" office:value="200" calcext:value-type="float">
            <text:p>200</text:p>
          </table:table-cell>
          <table:table-cell table:formula="of:=[.I43]" office:value-type="float" office:value="459.863663356482" calcext:value-type="float">
            <text:p>459.86366335648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4]&gt;=[.C44];[.E44];[.F44])" office:value-type="float" office:value="0.000015426623266146" calcext:value-type="float">
            <text:p>1.5426623266146E-05</text:p>
          </table:table-cell>
          <table:table-cell table:formula="of:=[.C44]+[.H44]*([.B44]-[.C44])" office:value-type="float" office:value="459.859654537646" calcext:value-type="float">
            <text:p>459.859654537646</text:p>
          </table:table-cell>
        </table:table-row>
        <table:table-row table:style-name="ro1">
          <table:table-cell/>
          <table:table-cell table:formula="of:=[.B44]" office:value-type="float" office:value="200" calcext:value-type="float">
            <text:p>200</text:p>
          </table:table-cell>
          <table:table-cell table:formula="of:=[.I44]" office:value-type="float" office:value="459.859654537646" calcext:value-type="float">
            <text:p>459.85965453764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5]&gt;=[.C45];[.E45];[.F45])" office:value-type="float" office:value="0.000015426623266146" calcext:value-type="float">
            <text:p>1.5426623266146E-05</text:p>
          </table:table-cell>
          <table:table-cell table:formula="of:=[.C45]+[.H45]*([.B45]-[.C45])" office:value-type="float" office:value="459.855645780654" calcext:value-type="float">
            <text:p>459.855645780654</text:p>
          </table:table-cell>
        </table:table-row>
        <table:table-row table:style-name="ro1">
          <table:table-cell/>
          <table:table-cell table:formula="of:=[.B45]" office:value-type="float" office:value="200" calcext:value-type="float">
            <text:p>200</text:p>
          </table:table-cell>
          <table:table-cell table:formula="of:=[.I45]" office:value-type="float" office:value="459.855645780654" calcext:value-type="float">
            <text:p>459.85564578065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6]&gt;=[.C46];[.E46];[.F46])" office:value-type="float" office:value="0.000015426623266146" calcext:value-type="float">
            <text:p>1.5426623266146E-05</text:p>
          </table:table-cell>
          <table:table-cell table:formula="of:=[.C46]+[.H46]*([.B46]-[.C46])" office:value-type="float" office:value="459.851637085503" calcext:value-type="float">
            <text:p>459.851637085503</text:p>
          </table:table-cell>
        </table:table-row>
        <table:table-row table:style-name="ro1">
          <table:table-cell/>
          <table:table-cell table:formula="of:=[.B46]" office:value-type="float" office:value="200" calcext:value-type="float">
            <text:p>200</text:p>
          </table:table-cell>
          <table:table-cell table:formula="of:=[.I46]" office:value-type="float" office:value="459.851637085503" calcext:value-type="float">
            <text:p>459.85163708550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7]&gt;=[.C47];[.E47];[.F47])" office:value-type="float" office:value="0.000015426623266146" calcext:value-type="float">
            <text:p>1.5426623266146E-05</text:p>
          </table:table-cell>
          <table:table-cell table:formula="of:=[.C47]+[.H47]*([.B47]-[.C47])" office:value-type="float" office:value="459.847628452192" calcext:value-type="float">
            <text:p>459.847628452192</text:p>
          </table:table-cell>
        </table:table-row>
        <table:table-row table:style-name="ro1">
          <table:table-cell/>
          <table:table-cell table:formula="of:=[.B47]" office:value-type="float" office:value="200" calcext:value-type="float">
            <text:p>200</text:p>
          </table:table-cell>
          <table:table-cell table:formula="of:=[.I47]" office:value-type="float" office:value="459.847628452192" calcext:value-type="float">
            <text:p>459.84762845219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8]&gt;=[.C48];[.E48];[.F48])" office:value-type="float" office:value="0.000015426623266146" calcext:value-type="float">
            <text:p>1.5426623266146E-05</text:p>
          </table:table-cell>
          <table:table-cell table:formula="of:=[.C48]+[.H48]*([.B48]-[.C48])" office:value-type="float" office:value="459.843619880722" calcext:value-type="float">
            <text:p>459.843619880722</text:p>
          </table:table-cell>
        </table:table-row>
        <table:table-row table:style-name="ro1">
          <table:table-cell/>
          <table:table-cell table:formula="of:=[.B48]" office:value-type="float" office:value="200" calcext:value-type="float">
            <text:p>200</text:p>
          </table:table-cell>
          <table:table-cell table:formula="of:=[.I48]" office:value-type="float" office:value="459.843619880722" calcext:value-type="float">
            <text:p>459.84361988072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9]&gt;=[.C49];[.E49];[.F49])" office:value-type="float" office:value="0.000015426623266146" calcext:value-type="float">
            <text:p>1.5426623266146E-05</text:p>
          </table:table-cell>
          <table:table-cell table:formula="of:=[.C49]+[.H49]*([.B49]-[.C49])" office:value-type="float" office:value="459.83961137109" calcext:value-type="float">
            <text:p>459.83961137109</text:p>
          </table:table-cell>
        </table:table-row>
        <table:table-row table:style-name="ro1">
          <table:table-cell/>
          <table:table-cell table:formula="of:=[.B49]" office:value-type="float" office:value="200" calcext:value-type="float">
            <text:p>200</text:p>
          </table:table-cell>
          <table:table-cell table:formula="of:=[.I49]" office:value-type="float" office:value="459.83961137109" calcext:value-type="float">
            <text:p>459.8396113710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0]&gt;=[.C50];[.E50];[.F50])" office:value-type="float" office:value="0.000015426623266146" calcext:value-type="float">
            <text:p>1.5426623266146E-05</text:p>
          </table:table-cell>
          <table:table-cell table:formula="of:=[.C50]+[.H50]*([.B50]-[.C50])" office:value-type="float" office:value="459.835602923295" calcext:value-type="float">
            <text:p>459.835602923295</text:p>
          </table:table-cell>
        </table:table-row>
        <table:table-row table:style-name="ro1">
          <table:table-cell/>
          <table:table-cell table:formula="of:=[.B50]" office:value-type="float" office:value="200" calcext:value-type="float">
            <text:p>200</text:p>
          </table:table-cell>
          <table:table-cell table:formula="of:=[.I50]" office:value-type="float" office:value="459.835602923295" calcext:value-type="float">
            <text:p>459.83560292329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1]&gt;=[.C51];[.E51];[.F51])" office:value-type="float" office:value="0.000015426623266146" calcext:value-type="float">
            <text:p>1.5426623266146E-05</text:p>
          </table:table-cell>
          <table:table-cell table:formula="of:=[.C51]+[.H51]*([.B51]-[.C51])" office:value-type="float" office:value="459.831594537338" calcext:value-type="float">
            <text:p>459.831594537338</text:p>
          </table:table-cell>
        </table:table-row>
        <table:table-row table:style-name="ro1">
          <table:table-cell/>
          <table:table-cell table:formula="of:=[.B51]" office:value-type="float" office:value="200" calcext:value-type="float">
            <text:p>200</text:p>
          </table:table-cell>
          <table:table-cell table:formula="of:=[.I51]" office:value-type="float" office:value="459.831594537338" calcext:value-type="float">
            <text:p>459.83159453733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2]&gt;=[.C52];[.E52];[.F52])" office:value-type="float" office:value="0.000015426623266146" calcext:value-type="float">
            <text:p>1.5426623266146E-05</text:p>
          </table:table-cell>
          <table:table-cell table:formula="of:=[.C52]+[.H52]*([.B52]-[.C52])" office:value-type="float" office:value="459.827586213216" calcext:value-type="float">
            <text:p>459.827586213216</text:p>
          </table:table-cell>
        </table:table-row>
        <table:table-row table:style-name="ro1">
          <table:table-cell/>
          <table:table-cell table:formula="of:=[.B52]" office:value-type="float" office:value="200" calcext:value-type="float">
            <text:p>200</text:p>
          </table:table-cell>
          <table:table-cell table:formula="of:=[.I52]" office:value-type="float" office:value="459.827586213216" calcext:value-type="float">
            <text:p>459.82758621321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3]&gt;=[.C53];[.E53];[.F53])" office:value-type="float" office:value="0.000015426623266146" calcext:value-type="float">
            <text:p>1.5426623266146E-05</text:p>
          </table:table-cell>
          <table:table-cell table:formula="of:=[.C53]+[.H53]*([.B53]-[.C53])" office:value-type="float" office:value="459.82357795093" calcext:value-type="float">
            <text:p>459.82357795093</text:p>
          </table:table-cell>
        </table:table-row>
        <table:table-row table:style-name="ro1">
          <table:table-cell/>
          <table:table-cell table:formula="of:=[.B53]" office:value-type="float" office:value="200" calcext:value-type="float">
            <text:p>200</text:p>
          </table:table-cell>
          <table:table-cell table:formula="of:=[.I53]" office:value-type="float" office:value="459.82357795093" calcext:value-type="float">
            <text:p>459.8235779509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4]&gt;=[.C54];[.E54];[.F54])" office:value-type="float" office:value="0.000015426623266146" calcext:value-type="float">
            <text:p>1.5426623266146E-05</text:p>
          </table:table-cell>
          <table:table-cell table:formula="of:=[.C54]+[.H54]*([.B54]-[.C54])" office:value-type="float" office:value="459.819569750477" calcext:value-type="float">
            <text:p>459.819569750477</text:p>
          </table:table-cell>
        </table:table-row>
        <table:table-row table:style-name="ro1">
          <table:table-cell/>
          <table:table-cell table:formula="of:=[.B54]" office:value-type="float" office:value="200" calcext:value-type="float">
            <text:p>200</text:p>
          </table:table-cell>
          <table:table-cell table:formula="of:=[.I54]" office:value-type="float" office:value="459.819569750477" calcext:value-type="float">
            <text:p>459.81956975047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5]&gt;=[.C55];[.E55];[.F55])" office:value-type="float" office:value="0.000015426623266146" calcext:value-type="float">
            <text:p>1.5426623266146E-05</text:p>
          </table:table-cell>
          <table:table-cell table:formula="of:=[.C55]+[.H55]*([.B55]-[.C55])" office:value-type="float" office:value="459.815561611857" calcext:value-type="float">
            <text:p>459.815561611857</text:p>
          </table:table-cell>
        </table:table-row>
        <table:table-row table:style-name="ro1">
          <table:table-cell/>
          <table:table-cell table:formula="of:=[.B55]" office:value-type="float" office:value="200" calcext:value-type="float">
            <text:p>200</text:p>
          </table:table-cell>
          <table:table-cell table:formula="of:=[.I55]" office:value-type="float" office:value="459.815561611857" calcext:value-type="float">
            <text:p>459.81556161185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6]&gt;=[.C56];[.E56];[.F56])" office:value-type="float" office:value="0.000015426623266146" calcext:value-type="float">
            <text:p>1.5426623266146E-05</text:p>
          </table:table-cell>
          <table:table-cell table:formula="of:=[.C56]+[.H56]*([.B56]-[.C56])" office:value-type="float" office:value="459.81155353507" calcext:value-type="float">
            <text:p>459.81155353507</text:p>
          </table:table-cell>
        </table:table-row>
        <table:table-row table:style-name="ro1">
          <table:table-cell/>
          <table:table-cell table:formula="of:=[.B56]" office:value-type="float" office:value="200" calcext:value-type="float">
            <text:p>200</text:p>
          </table:table-cell>
          <table:table-cell table:formula="of:=[.I56]" office:value-type="float" office:value="459.81155353507" calcext:value-type="float">
            <text:p>459.8115535350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7]&gt;=[.C57];[.E57];[.F57])" office:value-type="float" office:value="0.000015426623266146" calcext:value-type="float">
            <text:p>1.5426623266146E-05</text:p>
          </table:table-cell>
          <table:table-cell table:formula="of:=[.C57]+[.H57]*([.B57]-[.C57])" office:value-type="float" office:value="459.807545520113" calcext:value-type="float">
            <text:p>459.807545520113</text:p>
          </table:table-cell>
        </table:table-row>
        <table:table-row table:style-name="ro1">
          <table:table-cell/>
          <table:table-cell table:formula="of:=[.B57]" office:value-type="float" office:value="200" calcext:value-type="float">
            <text:p>200</text:p>
          </table:table-cell>
          <table:table-cell table:formula="of:=[.I57]" office:value-type="float" office:value="459.807545520113" calcext:value-type="float">
            <text:p>459.8075455201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8]&gt;=[.C58];[.E58];[.F58])" office:value-type="float" office:value="0.000015426623266146" calcext:value-type="float">
            <text:p>1.5426623266146E-05</text:p>
          </table:table-cell>
          <table:table-cell table:formula="of:=[.C58]+[.H58]*([.B58]-[.C58])" office:value-type="float" office:value="459.803537566987" calcext:value-type="float">
            <text:p>459.803537566987</text:p>
          </table:table-cell>
        </table:table-row>
        <table:table-row table:style-name="ro1">
          <table:table-cell/>
          <table:table-cell table:formula="of:=[.B58]" office:value-type="float" office:value="200" calcext:value-type="float">
            <text:p>200</text:p>
          </table:table-cell>
          <table:table-cell table:formula="of:=[.I58]" office:value-type="float" office:value="459.803537566987" calcext:value-type="float">
            <text:p>459.80353756698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9]&gt;=[.C59];[.E59];[.F59])" office:value-type="float" office:value="0.000015426623266146" calcext:value-type="float">
            <text:p>1.5426623266146E-05</text:p>
          </table:table-cell>
          <table:table-cell table:formula="of:=[.C59]+[.H59]*([.B59]-[.C59])" office:value-type="float" office:value="459.799529675689" calcext:value-type="float">
            <text:p>459.799529675689</text:p>
          </table:table-cell>
        </table:table-row>
        <table:table-row table:style-name="ro1">
          <table:table-cell/>
          <table:table-cell table:formula="of:=[.B59]" office:value-type="float" office:value="200" calcext:value-type="float">
            <text:p>200</text:p>
          </table:table-cell>
          <table:table-cell table:formula="of:=[.I59]" office:value-type="float" office:value="459.799529675689" calcext:value-type="float">
            <text:p>459.79952967568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0]&gt;=[.C60];[.E60];[.F60])" office:value-type="float" office:value="0.000015426623266146" calcext:value-type="float">
            <text:p>1.5426623266146E-05</text:p>
          </table:table-cell>
          <table:table-cell table:formula="of:=[.C60]+[.H60]*([.B60]-[.C60])" office:value-type="float" office:value="459.79552184622" calcext:value-type="float">
            <text:p>459.79552184622</text:p>
          </table:table-cell>
        </table:table-row>
        <table:table-row table:style-name="ro1">
          <table:table-cell/>
          <table:table-cell table:formula="of:=[.B60]" office:value-type="float" office:value="200" calcext:value-type="float">
            <text:p>200</text:p>
          </table:table-cell>
          <table:table-cell table:formula="of:=[.I60]" office:value-type="float" office:value="459.79552184622" calcext:value-type="float">
            <text:p>459.7955218462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1]&gt;=[.C61];[.E61];[.F61])" office:value-type="float" office:value="0.000015426623266146" calcext:value-type="float">
            <text:p>1.5426623266146E-05</text:p>
          </table:table-cell>
          <table:table-cell table:formula="of:=[.C61]+[.H61]*([.B61]-[.C61])" office:value-type="float" office:value="459.791514078579" calcext:value-type="float">
            <text:p>459.791514078579</text:p>
          </table:table-cell>
        </table:table-row>
        <table:table-row table:style-name="ro1">
          <table:table-cell/>
          <table:table-cell table:formula="of:=[.B61]" office:value-type="float" office:value="200" calcext:value-type="float">
            <text:p>200</text:p>
          </table:table-cell>
          <table:table-cell table:formula="of:=[.I61]" office:value-type="float" office:value="459.791514078579" calcext:value-type="float">
            <text:p>459.79151407857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2]&gt;=[.C62];[.E62];[.F62])" office:value-type="float" office:value="0.000015426623266146" calcext:value-type="float">
            <text:p>1.5426623266146E-05</text:p>
          </table:table-cell>
          <table:table-cell table:formula="of:=[.C62]+[.H62]*([.B62]-[.C62])" office:value-type="float" office:value="459.787506372763" calcext:value-type="float">
            <text:p>459.787506372763</text:p>
          </table:table-cell>
        </table:table-row>
        <table:table-row table:style-name="ro1">
          <table:table-cell/>
          <table:table-cell table:formula="of:=[.B62]" office:value-type="float" office:value="200" calcext:value-type="float">
            <text:p>200</text:p>
          </table:table-cell>
          <table:table-cell table:formula="of:=[.I62]" office:value-type="float" office:value="459.787506372763" calcext:value-type="float">
            <text:p>459.78750637276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3]&gt;=[.C63];[.E63];[.F63])" office:value-type="float" office:value="0.000015426623266146" calcext:value-type="float">
            <text:p>1.5426623266146E-05</text:p>
          </table:table-cell>
          <table:table-cell table:formula="of:=[.C63]+[.H63]*([.B63]-[.C63])" office:value-type="float" office:value="459.783498728773" calcext:value-type="float">
            <text:p>459.783498728773</text:p>
          </table:table-cell>
        </table:table-row>
        <table:table-row table:style-name="ro1">
          <table:table-cell/>
          <table:table-cell table:formula="of:=[.B63]" office:value-type="float" office:value="200" calcext:value-type="float">
            <text:p>200</text:p>
          </table:table-cell>
          <table:table-cell table:formula="of:=[.I63]" office:value-type="float" office:value="459.783498728773" calcext:value-type="float">
            <text:p>459.78349872877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4]&gt;=[.C64];[.E64];[.F64])" office:value-type="float" office:value="0.000015426623266146" calcext:value-type="float">
            <text:p>1.5426623266146E-05</text:p>
          </table:table-cell>
          <table:table-cell table:formula="of:=[.C64]+[.H64]*([.B64]-[.C64])" office:value-type="float" office:value="459.779491146608" calcext:value-type="float">
            <text:p>459.779491146608</text:p>
          </table:table-cell>
        </table:table-row>
        <table:table-row table:style-name="ro1">
          <table:table-cell/>
          <table:table-cell table:formula="of:=[.B64]" office:value-type="float" office:value="200" calcext:value-type="float">
            <text:p>200</text:p>
          </table:table-cell>
          <table:table-cell table:formula="of:=[.I64]" office:value-type="float" office:value="459.779491146608" calcext:value-type="float">
            <text:p>459.77949114660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5]&gt;=[.C65];[.E65];[.F65])" office:value-type="float" office:value="0.000015426623266146" calcext:value-type="float">
            <text:p>1.5426623266146E-05</text:p>
          </table:table-cell>
          <table:table-cell table:formula="of:=[.C65]+[.H65]*([.B65]-[.C65])" office:value-type="float" office:value="459.775483626265" calcext:value-type="float">
            <text:p>459.775483626265</text:p>
          </table:table-cell>
        </table:table-row>
        <table:table-row table:style-name="ro1">
          <table:table-cell/>
          <table:table-cell table:formula="of:=[.B65]" office:value-type="float" office:value="200" calcext:value-type="float">
            <text:p>200</text:p>
          </table:table-cell>
          <table:table-cell table:formula="of:=[.I65]" office:value-type="float" office:value="459.775483626265" calcext:value-type="float">
            <text:p>459.77548362626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6]&gt;=[.C66];[.E66];[.F66])" office:value-type="float" office:value="0.000015426623266146" calcext:value-type="float">
            <text:p>1.5426623266146E-05</text:p>
          </table:table-cell>
          <table:table-cell table:formula="of:=[.C66]+[.H66]*([.B66]-[.C66])" office:value-type="float" office:value="459.771476167746" calcext:value-type="float">
            <text:p>459.771476167746</text:p>
          </table:table-cell>
        </table:table-row>
        <table:table-row table:style-name="ro1">
          <table:table-cell/>
          <table:table-cell table:formula="of:=[.B66]" office:value-type="float" office:value="200" calcext:value-type="float">
            <text:p>200</text:p>
          </table:table-cell>
          <table:table-cell table:formula="of:=[.I66]" office:value-type="float" office:value="459.771476167746" calcext:value-type="float">
            <text:p>459.77147616774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7]&gt;=[.C67];[.E67];[.F67])" office:value-type="float" office:value="0.000015426623266146" calcext:value-type="float">
            <text:p>1.5426623266146E-05</text:p>
          </table:table-cell>
          <table:table-cell table:formula="of:=[.C67]+[.H67]*([.B67]-[.C67])" office:value-type="float" office:value="459.767468771047" calcext:value-type="float">
            <text:p>459.767468771047</text:p>
          </table:table-cell>
        </table:table-row>
        <table:table-row table:style-name="ro1">
          <table:table-cell/>
          <table:table-cell table:formula="of:=[.B67]" office:value-type="float" office:value="200" calcext:value-type="float">
            <text:p>200</text:p>
          </table:table-cell>
          <table:table-cell table:formula="of:=[.I67]" office:value-type="float" office:value="459.767468771047" calcext:value-type="float">
            <text:p>459.76746877104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8]&gt;=[.C68];[.E68];[.F68])" office:value-type="float" office:value="0.000015426623266146" calcext:value-type="float">
            <text:p>1.5426623266146E-05</text:p>
          </table:table-cell>
          <table:table-cell table:formula="of:=[.C68]+[.H68]*([.B68]-[.C68])" office:value-type="float" office:value="459.76346143617" calcext:value-type="float">
            <text:p>459.76346143617</text:p>
          </table:table-cell>
        </table:table-row>
        <table:table-row table:style-name="ro1">
          <table:table-cell/>
          <table:table-cell table:formula="of:=[.B68]" office:value-type="float" office:value="200" calcext:value-type="float">
            <text:p>200</text:p>
          </table:table-cell>
          <table:table-cell table:formula="of:=[.I68]" office:value-type="float" office:value="459.76346143617" calcext:value-type="float">
            <text:p>459.7634614361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9]&gt;=[.C69];[.E69];[.F69])" office:value-type="float" office:value="0.000015426623266146" calcext:value-type="float">
            <text:p>1.5426623266146E-05</text:p>
          </table:table-cell>
          <table:table-cell table:formula="of:=[.C69]+[.H69]*([.B69]-[.C69])" office:value-type="float" office:value="459.759454163112" calcext:value-type="float">
            <text:p>459.759454163112</text:p>
          </table:table-cell>
        </table:table-row>
        <table:table-row table:style-name="ro1">
          <table:table-cell/>
          <table:table-cell table:formula="of:=[.B69]" office:value-type="float" office:value="200" calcext:value-type="float">
            <text:p>200</text:p>
          </table:table-cell>
          <table:table-cell table:formula="of:=[.I69]" office:value-type="float" office:value="459.759454163112" calcext:value-type="float">
            <text:p>459.75945416311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0]&gt;=[.C70];[.E70];[.F70])" office:value-type="float" office:value="0.000015426623266146" calcext:value-type="float">
            <text:p>1.5426623266146E-05</text:p>
          </table:table-cell>
          <table:table-cell table:formula="of:=[.C70]+[.H70]*([.B70]-[.C70])" office:value-type="float" office:value="459.755446951873" calcext:value-type="float">
            <text:p>459.755446951873</text:p>
          </table:table-cell>
        </table:table-row>
        <table:table-row table:style-name="ro1">
          <table:table-cell/>
          <table:table-cell table:formula="of:=[.B70]" office:value-type="float" office:value="200" calcext:value-type="float">
            <text:p>200</text:p>
          </table:table-cell>
          <table:table-cell table:formula="of:=[.I70]" office:value-type="float" office:value="459.755446951873" calcext:value-type="float">
            <text:p>459.75544695187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1]&gt;=[.C71];[.E71];[.F71])" office:value-type="float" office:value="0.000015426623266146" calcext:value-type="float">
            <text:p>1.5426623266146E-05</text:p>
          </table:table-cell>
          <table:table-cell table:formula="of:=[.C71]+[.H71]*([.B71]-[.C71])" office:value-type="float" office:value="459.751439802451" calcext:value-type="float">
            <text:p>459.751439802451</text:p>
          </table:table-cell>
        </table:table-row>
        <table:table-row table:style-name="ro1">
          <table:table-cell/>
          <table:table-cell table:formula="of:=[.B71]" office:value-type="float" office:value="200" calcext:value-type="float">
            <text:p>200</text:p>
          </table:table-cell>
          <table:table-cell table:formula="of:=[.I71]" office:value-type="float" office:value="459.751439802451" calcext:value-type="float">
            <text:p>459.75143980245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2]&gt;=[.C72];[.E72];[.F72])" office:value-type="float" office:value="0.000015426623266146" calcext:value-type="float">
            <text:p>1.5426623266146E-05</text:p>
          </table:table-cell>
          <table:table-cell table:formula="of:=[.C72]+[.H72]*([.B72]-[.C72])" office:value-type="float" office:value="459.747432714847" calcext:value-type="float">
            <text:p>459.747432714847</text:p>
          </table:table-cell>
        </table:table-row>
        <table:table-row table:style-name="ro1">
          <table:table-cell/>
          <table:table-cell table:formula="of:=[.B72]" office:value-type="float" office:value="200" calcext:value-type="float">
            <text:p>200</text:p>
          </table:table-cell>
          <table:table-cell table:formula="of:=[.I72]" office:value-type="float" office:value="459.747432714847" calcext:value-type="float">
            <text:p>459.74743271484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3]&gt;=[.C73];[.E73];[.F73])" office:value-type="float" office:value="0.000015426623266146" calcext:value-type="float">
            <text:p>1.5426623266146E-05</text:p>
          </table:table-cell>
          <table:table-cell table:formula="of:=[.C73]+[.H73]*([.B73]-[.C73])" office:value-type="float" office:value="459.743425689058" calcext:value-type="float">
            <text:p>459.743425689058</text:p>
          </table:table-cell>
        </table:table-row>
        <table:table-row table:style-name="ro1">
          <table:table-cell/>
          <table:table-cell table:formula="of:=[.B73]" office:value-type="float" office:value="200" calcext:value-type="float">
            <text:p>200</text:p>
          </table:table-cell>
          <table:table-cell table:formula="of:=[.I73]" office:value-type="float" office:value="459.743425689058" calcext:value-type="float">
            <text:p>459.74342568905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4]&gt;=[.C74];[.E74];[.F74])" office:value-type="float" office:value="0.000015426623266146" calcext:value-type="float">
            <text:p>1.5426623266146E-05</text:p>
          </table:table-cell>
          <table:table-cell table:formula="of:=[.C74]+[.H74]*([.B74]-[.C74])" office:value-type="float" office:value="459.739418725084" calcext:value-type="float">
            <text:p>459.739418725084</text:p>
          </table:table-cell>
        </table:table-row>
        <table:table-row table:style-name="ro1">
          <table:table-cell/>
          <table:table-cell table:formula="of:=[.B74]" office:value-type="float" office:value="200" calcext:value-type="float">
            <text:p>200</text:p>
          </table:table-cell>
          <table:table-cell table:formula="of:=[.I74]" office:value-type="float" office:value="459.739418725084" calcext:value-type="float">
            <text:p>459.73941872508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5]&gt;=[.C75];[.E75];[.F75])" office:value-type="float" office:value="0.000015426623266146" calcext:value-type="float">
            <text:p>1.5426623266146E-05</text:p>
          </table:table-cell>
          <table:table-cell table:formula="of:=[.C75]+[.H75]*([.B75]-[.C75])" office:value-type="float" office:value="459.735411822924" calcext:value-type="float">
            <text:p>459.735411822924</text:p>
          </table:table-cell>
        </table:table-row>
        <table:table-row table:style-name="ro1">
          <table:table-cell/>
          <table:table-cell table:formula="of:=[.B75]" office:value-type="float" office:value="200" calcext:value-type="float">
            <text:p>200</text:p>
          </table:table-cell>
          <table:table-cell table:formula="of:=[.I75]" office:value-type="float" office:value="459.735411822924" calcext:value-type="float">
            <text:p>459.73541182292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6]&gt;=[.C76];[.E76];[.F76])" office:value-type="float" office:value="0.000015426623266146" calcext:value-type="float">
            <text:p>1.5426623266146E-05</text:p>
          </table:table-cell>
          <table:table-cell table:formula="of:=[.C76]+[.H76]*([.B76]-[.C76])" office:value-type="float" office:value="459.731404982577" calcext:value-type="float">
            <text:p>459.731404982577</text:p>
          </table:table-cell>
        </table:table-row>
        <table:table-row table:style-name="ro1">
          <table:table-cell/>
          <table:table-cell table:formula="of:=[.B76]" office:value-type="float" office:value="200" calcext:value-type="float">
            <text:p>200</text:p>
          </table:table-cell>
          <table:table-cell table:formula="of:=[.I76]" office:value-type="float" office:value="459.731404982577" calcext:value-type="float">
            <text:p>459.73140498257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7]&gt;=[.C77];[.E77];[.F77])" office:value-type="float" office:value="0.000015426623266146" calcext:value-type="float">
            <text:p>1.5426623266146E-05</text:p>
          </table:table-cell>
          <table:table-cell table:formula="of:=[.C77]+[.H77]*([.B77]-[.C77])" office:value-type="float" office:value="459.727398204042" calcext:value-type="float">
            <text:p>459.727398204042</text:p>
          </table:table-cell>
        </table:table-row>
        <table:table-row table:style-name="ro1">
          <table:table-cell/>
          <table:table-cell table:formula="of:=[.B77]" office:value-type="float" office:value="200" calcext:value-type="float">
            <text:p>200</text:p>
          </table:table-cell>
          <table:table-cell table:formula="of:=[.I77]" office:value-type="float" office:value="459.727398204042" calcext:value-type="float">
            <text:p>459.72739820404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8]&gt;=[.C78];[.E78];[.F78])" office:value-type="float" office:value="0.000015426623266146" calcext:value-type="float">
            <text:p>1.5426623266146E-05</text:p>
          </table:table-cell>
          <table:table-cell table:formula="of:=[.C78]+[.H78]*([.B78]-[.C78])" office:value-type="float" office:value="459.723391487318" calcext:value-type="float">
            <text:p>459.723391487318</text:p>
          </table:table-cell>
        </table:table-row>
        <table:table-row table:style-name="ro1">
          <table:table-cell/>
          <table:table-cell table:formula="of:=[.B78]" office:value-type="float" office:value="200" calcext:value-type="float">
            <text:p>200</text:p>
          </table:table-cell>
          <table:table-cell table:formula="of:=[.I78]" office:value-type="float" office:value="459.723391487318" calcext:value-type="float">
            <text:p>459.72339148731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9]&gt;=[.C79];[.E79];[.F79])" office:value-type="float" office:value="0.000015426623266146" calcext:value-type="float">
            <text:p>1.5426623266146E-05</text:p>
          </table:table-cell>
          <table:table-cell table:formula="of:=[.C79]+[.H79]*([.B79]-[.C79])" office:value-type="float" office:value="459.719384832404" calcext:value-type="float">
            <text:p>459.719384832404</text:p>
          </table:table-cell>
        </table:table-row>
        <table:table-row table:style-name="ro1">
          <table:table-cell/>
          <table:table-cell table:formula="of:=[.B79]" office:value-type="float" office:value="200" calcext:value-type="float">
            <text:p>200</text:p>
          </table:table-cell>
          <table:table-cell table:formula="of:=[.I79]" office:value-type="float" office:value="459.719384832404" calcext:value-type="float">
            <text:p>459.71938483240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0]&gt;=[.C80];[.E80];[.F80])" office:value-type="float" office:value="0.000015426623266146" calcext:value-type="float">
            <text:p>1.5426623266146E-05</text:p>
          </table:table-cell>
          <table:table-cell table:formula="of:=[.C80]+[.H80]*([.B80]-[.C80])" office:value-type="float" office:value="459.715378239299" calcext:value-type="float">
            <text:p>459.715378239299</text:p>
          </table:table-cell>
        </table:table-row>
        <table:table-row table:style-name="ro1">
          <table:table-cell/>
          <table:table-cell table:formula="of:=[.B80]" office:value-type="float" office:value="200" calcext:value-type="float">
            <text:p>200</text:p>
          </table:table-cell>
          <table:table-cell table:formula="of:=[.I80]" office:value-type="float" office:value="459.715378239299" calcext:value-type="float">
            <text:p>459.7153782392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1]&gt;=[.C81];[.E81];[.F81])" office:value-type="float" office:value="0.000015426623266146" calcext:value-type="float">
            <text:p>1.5426623266146E-05</text:p>
          </table:table-cell>
          <table:table-cell table:formula="of:=[.C81]+[.H81]*([.B81]-[.C81])" office:value-type="float" office:value="459.711371708003" calcext:value-type="float">
            <text:p>459.711371708003</text:p>
          </table:table-cell>
        </table:table-row>
        <table:table-row table:style-name="ro1">
          <table:table-cell/>
          <table:table-cell table:formula="of:=[.B81]" office:value-type="float" office:value="200" calcext:value-type="float">
            <text:p>200</text:p>
          </table:table-cell>
          <table:table-cell table:formula="of:=[.I81]" office:value-type="float" office:value="459.711371708003" calcext:value-type="float">
            <text:p>459.71137170800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2]&gt;=[.C82];[.E82];[.F82])" office:value-type="float" office:value="0.000015426623266146" calcext:value-type="float">
            <text:p>1.5426623266146E-05</text:p>
          </table:table-cell>
          <table:table-cell table:formula="of:=[.C82]+[.H82]*([.B82]-[.C82])" office:value-type="float" office:value="459.707365238513" calcext:value-type="float">
            <text:p>459.707365238513</text:p>
          </table:table-cell>
        </table:table-row>
        <table:table-row table:style-name="ro1">
          <table:table-cell/>
          <table:table-cell table:formula="of:=[.B82]" office:value-type="float" office:value="200" calcext:value-type="float">
            <text:p>200</text:p>
          </table:table-cell>
          <table:table-cell table:formula="of:=[.I82]" office:value-type="float" office:value="459.707365238513" calcext:value-type="float">
            <text:p>459.7073652385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3]&gt;=[.C83];[.E83];[.F83])" office:value-type="float" office:value="0.000015426623266146" calcext:value-type="float">
            <text:p>1.5426623266146E-05</text:p>
          </table:table-cell>
          <table:table-cell table:formula="of:=[.C83]+[.H83]*([.B83]-[.C83])" office:value-type="float" office:value="459.70335883083" calcext:value-type="float">
            <text:p>459.70335883083</text:p>
          </table:table-cell>
        </table:table-row>
        <table:table-row table:style-name="ro1">
          <table:table-cell/>
          <table:table-cell table:formula="of:=[.B83]" office:value-type="float" office:value="200" calcext:value-type="float">
            <text:p>200</text:p>
          </table:table-cell>
          <table:table-cell table:formula="of:=[.I83]" office:value-type="float" office:value="459.70335883083" calcext:value-type="float">
            <text:p>459.7033588308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4]&gt;=[.C84];[.E84];[.F84])" office:value-type="float" office:value="0.000015426623266146" calcext:value-type="float">
            <text:p>1.5426623266146E-05</text:p>
          </table:table-cell>
          <table:table-cell table:formula="of:=[.C84]+[.H84]*([.B84]-[.C84])" office:value-type="float" office:value="459.699352484953" calcext:value-type="float">
            <text:p>459.699352484953</text:p>
          </table:table-cell>
        </table:table-row>
        <table:table-row table:style-name="ro1">
          <table:table-cell/>
          <table:table-cell table:formula="of:=[.B84]" office:value-type="float" office:value="200" calcext:value-type="float">
            <text:p>200</text:p>
          </table:table-cell>
          <table:table-cell table:formula="of:=[.I84]" office:value-type="float" office:value="459.699352484953" calcext:value-type="float">
            <text:p>459.69935248495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5]&gt;=[.C85];[.E85];[.F85])" office:value-type="float" office:value="0.000015426623266146" calcext:value-type="float">
            <text:p>1.5426623266146E-05</text:p>
          </table:table-cell>
          <table:table-cell table:formula="of:=[.C85]+[.H85]*([.B85]-[.C85])" office:value-type="float" office:value="459.695346200879" calcext:value-type="float">
            <text:p>459.695346200879</text:p>
          </table:table-cell>
        </table:table-row>
        <table:table-row table:style-name="ro1">
          <table:table-cell/>
          <table:table-cell table:formula="of:=[.B85]" office:value-type="float" office:value="200" calcext:value-type="float">
            <text:p>200</text:p>
          </table:table-cell>
          <table:table-cell table:formula="of:=[.I85]" office:value-type="float" office:value="459.695346200879" calcext:value-type="float">
            <text:p>459.69534620087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6]&gt;=[.C86];[.E86];[.F86])" office:value-type="float" office:value="0.000015426623266146" calcext:value-type="float">
            <text:p>1.5426623266146E-05</text:p>
          </table:table-cell>
          <table:table-cell table:formula="of:=[.C86]+[.H86]*([.B86]-[.C86])" office:value-type="float" office:value="459.69133997861" calcext:value-type="float">
            <text:p>459.69133997861</text:p>
          </table:table-cell>
        </table:table-row>
        <table:table-row table:style-name="ro1">
          <table:table-cell/>
          <table:table-cell table:formula="of:=[.B86]" office:value-type="float" office:value="200" calcext:value-type="float">
            <text:p>200</text:p>
          </table:table-cell>
          <table:table-cell table:formula="of:=[.I86]" office:value-type="float" office:value="459.69133997861" calcext:value-type="float">
            <text:p>459.6913399786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7]&gt;=[.C87];[.E87];[.F87])" office:value-type="float" office:value="0.000015426623266146" calcext:value-type="float">
            <text:p>1.5426623266146E-05</text:p>
          </table:table-cell>
          <table:table-cell table:formula="of:=[.C87]+[.H87]*([.B87]-[.C87])" office:value-type="float" office:value="459.687333818142" calcext:value-type="float">
            <text:p>459.687333818142</text:p>
          </table:table-cell>
        </table:table-row>
        <table:table-row table:style-name="ro1">
          <table:table-cell/>
          <table:table-cell table:formula="of:=[.B87]" office:value-type="float" office:value="200" calcext:value-type="float">
            <text:p>200</text:p>
          </table:table-cell>
          <table:table-cell table:formula="of:=[.I87]" office:value-type="float" office:value="459.687333818142" calcext:value-type="float">
            <text:p>459.68733381814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8]&gt;=[.C88];[.E88];[.F88])" office:value-type="float" office:value="0.000015426623266146" calcext:value-type="float">
            <text:p>1.5426623266146E-05</text:p>
          </table:table-cell>
          <table:table-cell table:formula="of:=[.C88]+[.H88]*([.B88]-[.C88])" office:value-type="float" office:value="459.683327719477" calcext:value-type="float">
            <text:p>459.683327719477</text:p>
          </table:table-cell>
        </table:table-row>
        <table:table-row table:style-name="ro1">
          <table:table-cell/>
          <table:table-cell table:formula="of:=[.B88]" office:value-type="float" office:value="200" calcext:value-type="float">
            <text:p>200</text:p>
          </table:table-cell>
          <table:table-cell table:formula="of:=[.I88]" office:value-type="float" office:value="459.683327719477" calcext:value-type="float">
            <text:p>459.68332771947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9]&gt;=[.C89];[.E89];[.F89])" office:value-type="float" office:value="0.000015426623266146" calcext:value-type="float">
            <text:p>1.5426623266146E-05</text:p>
          </table:table-cell>
          <table:table-cell table:formula="of:=[.C89]+[.H89]*([.B89]-[.C89])" office:value-type="float" office:value="459.679321682611" calcext:value-type="float">
            <text:p>459.679321682611</text:p>
          </table:table-cell>
        </table:table-row>
        <table:table-row table:style-name="ro1">
          <table:table-cell/>
          <table:table-cell table:formula="of:=[.B89]" office:value-type="float" office:value="200" calcext:value-type="float">
            <text:p>200</text:p>
          </table:table-cell>
          <table:table-cell table:formula="of:=[.I89]" office:value-type="float" office:value="459.679321682611" calcext:value-type="float">
            <text:p>459.67932168261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0]&gt;=[.C90];[.E90];[.F90])" office:value-type="float" office:value="0.000015426623266146" calcext:value-type="float">
            <text:p>1.5426623266146E-05</text:p>
          </table:table-cell>
          <table:table-cell table:formula="of:=[.C90]+[.H90]*([.B90]-[.C90])" office:value-type="float" office:value="459.675315707546" calcext:value-type="float">
            <text:p>459.675315707546</text:p>
          </table:table-cell>
        </table:table-row>
        <table:table-row table:style-name="ro1">
          <table:table-cell/>
          <table:table-cell table:formula="of:=[.B90]" office:value-type="float" office:value="200" calcext:value-type="float">
            <text:p>200</text:p>
          </table:table-cell>
          <table:table-cell table:formula="of:=[.I90]" office:value-type="float" office:value="459.675315707546" calcext:value-type="float">
            <text:p>459.67531570754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1]&gt;=[.C91];[.E91];[.F91])" office:value-type="float" office:value="0.000015426623266146" calcext:value-type="float">
            <text:p>1.5426623266146E-05</text:p>
          </table:table-cell>
          <table:table-cell table:formula="of:=[.C91]+[.H91]*([.B91]-[.C91])" office:value-type="float" office:value="459.671309794279" calcext:value-type="float">
            <text:p>459.671309794279</text:p>
          </table:table-cell>
        </table:table-row>
        <table:table-row table:style-name="ro1">
          <table:table-cell/>
          <table:table-cell table:formula="of:=[.B91]" office:value-type="float" office:value="200" calcext:value-type="float">
            <text:p>200</text:p>
          </table:table-cell>
          <table:table-cell table:formula="of:=[.I91]" office:value-type="float" office:value="459.671309794279" calcext:value-type="float">
            <text:p>459.67130979427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2]&gt;=[.C92];[.E92];[.F92])" office:value-type="float" office:value="0.000015426623266146" calcext:value-type="float">
            <text:p>1.5426623266146E-05</text:p>
          </table:table-cell>
          <table:table-cell table:formula="of:=[.C92]+[.H92]*([.B92]-[.C92])" office:value-type="float" office:value="459.66730394281" calcext:value-type="float">
            <text:p>459.66730394281</text:p>
          </table:table-cell>
        </table:table-row>
        <table:table-row table:style-name="ro1">
          <table:table-cell/>
          <table:table-cell table:formula="of:=[.B92]" office:value-type="float" office:value="200" calcext:value-type="float">
            <text:p>200</text:p>
          </table:table-cell>
          <table:table-cell table:formula="of:=[.I92]" office:value-type="float" office:value="459.66730394281" calcext:value-type="float">
            <text:p>459.6673039428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3]&gt;=[.C93];[.E93];[.F93])" office:value-type="float" office:value="0.000015426623266146" calcext:value-type="float">
            <text:p>1.5426623266146E-05</text:p>
          </table:table-cell>
          <table:table-cell table:formula="of:=[.C93]+[.H93]*([.B93]-[.C93])" office:value-type="float" office:value="459.663298153137" calcext:value-type="float">
            <text:p>459.663298153137</text:p>
          </table:table-cell>
        </table:table-row>
        <table:table-row table:style-name="ro1">
          <table:table-cell/>
          <table:table-cell table:formula="of:=[.B93]" office:value-type="float" office:value="200" calcext:value-type="float">
            <text:p>200</text:p>
          </table:table-cell>
          <table:table-cell table:formula="of:=[.I93]" office:value-type="float" office:value="459.663298153137" calcext:value-type="float">
            <text:p>459.66329815313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4]&gt;=[.C94];[.E94];[.F94])" office:value-type="float" office:value="0.000015426623266146" calcext:value-type="float">
            <text:p>1.5426623266146E-05</text:p>
          </table:table-cell>
          <table:table-cell table:formula="of:=[.C94]+[.H94]*([.B94]-[.C94])" office:value-type="float" office:value="459.65929242526" calcext:value-type="float">
            <text:p>459.65929242526</text:p>
          </table:table-cell>
        </table:table-row>
        <table:table-row table:style-name="ro1">
          <table:table-cell/>
          <table:table-cell table:formula="of:=[.B94]" office:value-type="float" office:value="200" calcext:value-type="float">
            <text:p>200</text:p>
          </table:table-cell>
          <table:table-cell table:formula="of:=[.I94]" office:value-type="float" office:value="459.65929242526" calcext:value-type="float">
            <text:p>459.6592924252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5]&gt;=[.C95];[.E95];[.F95])" office:value-type="float" office:value="0.000015426623266146" calcext:value-type="float">
            <text:p>1.5426623266146E-05</text:p>
          </table:table-cell>
          <table:table-cell table:formula="of:=[.C95]+[.H95]*([.B95]-[.C95])" office:value-type="float" office:value="459.655286759179" calcext:value-type="float">
            <text:p>459.655286759179</text:p>
          </table:table-cell>
        </table:table-row>
        <table:table-row table:style-name="ro1">
          <table:table-cell/>
          <table:table-cell table:formula="of:=[.B95]" office:value-type="float" office:value="200" calcext:value-type="float">
            <text:p>200</text:p>
          </table:table-cell>
          <table:table-cell table:formula="of:=[.I95]" office:value-type="float" office:value="459.655286759179" calcext:value-type="float">
            <text:p>459.65528675917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6]&gt;=[.C96];[.E96];[.F96])" office:value-type="float" office:value="0.000015426623266146" calcext:value-type="float">
            <text:p>1.5426623266146E-05</text:p>
          </table:table-cell>
          <table:table-cell table:formula="of:=[.C96]+[.H96]*([.B96]-[.C96])" office:value-type="float" office:value="459.651281154891" calcext:value-type="float">
            <text:p>459.651281154891</text:p>
          </table:table-cell>
        </table:table-row>
        <table:table-row table:style-name="ro1">
          <table:table-cell/>
          <table:table-cell table:formula="of:=[.B96]" office:value-type="float" office:value="200" calcext:value-type="float">
            <text:p>200</text:p>
          </table:table-cell>
          <table:table-cell table:formula="of:=[.I96]" office:value-type="float" office:value="459.651281154891" calcext:value-type="float">
            <text:p>459.65128115489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7]&gt;=[.C97];[.E97];[.F97])" office:value-type="float" office:value="0.000015426623266146" calcext:value-type="float">
            <text:p>1.5426623266146E-05</text:p>
          </table:table-cell>
          <table:table-cell table:formula="of:=[.C97]+[.H97]*([.B97]-[.C97])" office:value-type="float" office:value="459.647275612396" calcext:value-type="float">
            <text:p>459.647275612396</text:p>
          </table:table-cell>
        </table:table-row>
        <table:table-row table:style-name="ro1">
          <table:table-cell/>
          <table:table-cell table:formula="of:=[.B97]" office:value-type="float" office:value="200" calcext:value-type="float">
            <text:p>200</text:p>
          </table:table-cell>
          <table:table-cell table:formula="of:=[.I97]" office:value-type="float" office:value="459.647275612396" calcext:value-type="float">
            <text:p>459.64727561239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8]&gt;=[.C98];[.E98];[.F98])" office:value-type="float" office:value="0.000015426623266146" calcext:value-type="float">
            <text:p>1.5426623266146E-05</text:p>
          </table:table-cell>
          <table:table-cell table:formula="of:=[.C98]+[.H98]*([.B98]-[.C98])" office:value-type="float" office:value="459.643270131693" calcext:value-type="float">
            <text:p>459.643270131693</text:p>
          </table:table-cell>
        </table:table-row>
        <table:table-row table:style-name="ro1">
          <table:table-cell/>
          <table:table-cell table:formula="of:=[.B98]" office:value-type="float" office:value="200" calcext:value-type="float">
            <text:p>200</text:p>
          </table:table-cell>
          <table:table-cell table:formula="of:=[.I98]" office:value-type="float" office:value="459.643270131693" calcext:value-type="float">
            <text:p>459.64327013169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9]&gt;=[.C99];[.E99];[.F99])" office:value-type="float" office:value="0.000015426623266146" calcext:value-type="float">
            <text:p>1.5426623266146E-05</text:p>
          </table:table-cell>
          <table:table-cell table:formula="of:=[.C99]+[.H99]*([.B99]-[.C99])" office:value-type="float" office:value="459.639264712781" calcext:value-type="float">
            <text:p>459.639264712781</text:p>
          </table:table-cell>
        </table:table-row>
        <table:table-row table:style-name="ro1">
          <table:table-cell/>
          <table:table-cell table:formula="of:=[.B99]" office:value-type="float" office:value="200" calcext:value-type="float">
            <text:p>200</text:p>
          </table:table-cell>
          <table:table-cell table:formula="of:=[.I99]" office:value-type="float" office:value="459.639264712781" calcext:value-type="float">
            <text:p>459.63926471278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0]&gt;=[.C100];[.E100];[.F100])" office:value-type="float" office:value="0.000015426623266146" calcext:value-type="float">
            <text:p>1.5426623266146E-05</text:p>
          </table:table-cell>
          <table:table-cell table:formula="of:=[.C100]+[.H100]*([.B100]-[.C100])" office:value-type="float" office:value="459.635259355659" calcext:value-type="float">
            <text:p>459.635259355659</text:p>
          </table:table-cell>
        </table:table-row>
        <table:table-row table:style-name="ro1">
          <table:table-cell/>
          <table:table-cell table:formula="of:=[.B100]" office:value-type="float" office:value="200" calcext:value-type="float">
            <text:p>200</text:p>
          </table:table-cell>
          <table:table-cell table:formula="of:=[.I100]" office:value-type="float" office:value="459.635259355659" calcext:value-type="float">
            <text:p>459.63525935565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1]&gt;=[.C101];[.E101];[.F101])" office:value-type="float" office:value="0.000015426623266146" calcext:value-type="float">
            <text:p>1.5426623266146E-05</text:p>
          </table:table-cell>
          <table:table-cell table:formula="of:=[.C101]+[.H101]*([.B101]-[.C101])" office:value-type="float" office:value="459.631254060326" calcext:value-type="float">
            <text:p>459.631254060326</text:p>
          </table:table-cell>
        </table:table-row>
        <table:table-row table:style-name="ro1">
          <table:table-cell/>
          <table:table-cell table:formula="of:=[.B101]" office:value-type="float" office:value="200" calcext:value-type="float">
            <text:p>200</text:p>
          </table:table-cell>
          <table:table-cell table:formula="of:=[.I101]" office:value-type="float" office:value="459.631254060326" calcext:value-type="float">
            <text:p>459.63125406032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2]&gt;=[.C102];[.E102];[.F102])" office:value-type="float" office:value="0.000015426623266146" calcext:value-type="float">
            <text:p>1.5426623266146E-05</text:p>
          </table:table-cell>
          <table:table-cell table:formula="of:=[.C102]+[.H102]*([.B102]-[.C102])" office:value-type="float" office:value="459.627248826782" calcext:value-type="float">
            <text:p>459.627248826782</text:p>
          </table:table-cell>
        </table:table-row>
        <table:table-row table:style-name="ro1">
          <table:table-cell/>
          <table:table-cell table:formula="of:=[.B102]" office:value-type="float" office:value="200" calcext:value-type="float">
            <text:p>200</text:p>
          </table:table-cell>
          <table:table-cell table:formula="of:=[.I102]" office:value-type="float" office:value="459.627248826782" calcext:value-type="float">
            <text:p>459.62724882678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3]&gt;=[.C103];[.E103];[.F103])" office:value-type="float" office:value="0.000015426623266146" calcext:value-type="float">
            <text:p>1.5426623266146E-05</text:p>
          </table:table-cell>
          <table:table-cell table:formula="of:=[.C103]+[.H103]*([.B103]-[.C103])" office:value-type="float" office:value="459.623243655025" calcext:value-type="float">
            <text:p>459.623243655025</text:p>
          </table:table-cell>
        </table:table-row>
        <table:table-row table:style-name="ro1">
          <table:table-cell/>
          <table:table-cell table:formula="of:=[.B103]" office:value-type="float" office:value="200" calcext:value-type="float">
            <text:p>200</text:p>
          </table:table-cell>
          <table:table-cell table:formula="of:=[.I103]" office:value-type="float" office:value="459.623243655025" calcext:value-type="float">
            <text:p>459.62324365502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4]&gt;=[.C104];[.E104];[.F104])" office:value-type="float" office:value="0.000015426623266146" calcext:value-type="float">
            <text:p>1.5426623266146E-05</text:p>
          </table:table-cell>
          <table:table-cell table:formula="of:=[.C104]+[.H104]*([.B104]-[.C104])" office:value-type="float" office:value="459.619238545054" calcext:value-type="float">
            <text:p>459.619238545054</text:p>
          </table:table-cell>
        </table:table-row>
        <table:table-row table:style-name="ro1">
          <table:table-cell/>
          <table:table-cell table:formula="of:=[.B104]" office:value-type="float" office:value="200" calcext:value-type="float">
            <text:p>200</text:p>
          </table:table-cell>
          <table:table-cell table:formula="of:=[.I104]" office:value-type="float" office:value="459.619238545054" calcext:value-type="float">
            <text:p>459.61923854505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5]&gt;=[.C105];[.E105];[.F105])" office:value-type="float" office:value="0.000015426623266146" calcext:value-type="float">
            <text:p>1.5426623266146E-05</text:p>
          </table:table-cell>
          <table:table-cell table:formula="of:=[.C105]+[.H105]*([.B105]-[.C105])" office:value-type="float" office:value="459.615233496868" calcext:value-type="float">
            <text:p>459.615233496868</text:p>
          </table:table-cell>
        </table:table-row>
        <table:table-row table:style-name="ro1">
          <table:table-cell/>
          <table:table-cell table:formula="of:=[.B105]" office:value-type="float" office:value="200" calcext:value-type="float">
            <text:p>200</text:p>
          </table:table-cell>
          <table:table-cell table:formula="of:=[.I105]" office:value-type="float" office:value="459.615233496868" calcext:value-type="float">
            <text:p>459.61523349686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6]&gt;=[.C106];[.E106];[.F106])" office:value-type="float" office:value="0.000015426623266146" calcext:value-type="float">
            <text:p>1.5426623266146E-05</text:p>
          </table:table-cell>
          <table:table-cell table:formula="of:=[.C106]+[.H106]*([.B106]-[.C106])" office:value-type="float" office:value="459.611228510467" calcext:value-type="float">
            <text:p>459.611228510467</text:p>
          </table:table-cell>
        </table:table-row>
        <table:table-row table:style-name="ro1">
          <table:table-cell/>
          <table:table-cell table:formula="of:=[.B106]" office:value-type="float" office:value="200" calcext:value-type="float">
            <text:p>200</text:p>
          </table:table-cell>
          <table:table-cell table:formula="of:=[.I106]" office:value-type="float" office:value="459.611228510467" calcext:value-type="float">
            <text:p>459.61122851046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7]&gt;=[.C107];[.E107];[.F107])" office:value-type="float" office:value="0.000015426623266146" calcext:value-type="float">
            <text:p>1.5426623266146E-05</text:p>
          </table:table-cell>
          <table:table-cell table:formula="of:=[.C107]+[.H107]*([.B107]-[.C107])" office:value-type="float" office:value="459.607223585849" calcext:value-type="float">
            <text:p>459.607223585849</text:p>
          </table:table-cell>
        </table:table-row>
        <table:table-row table:style-name="ro1">
          <table:table-cell/>
          <table:table-cell table:formula="of:=[.B107]" office:value-type="float" office:value="200" calcext:value-type="float">
            <text:p>200</text:p>
          </table:table-cell>
          <table:table-cell table:formula="of:=[.I107]" office:value-type="float" office:value="459.607223585849" calcext:value-type="float">
            <text:p>459.60722358584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8]&gt;=[.C108];[.E108];[.F108])" office:value-type="float" office:value="0.000015426623266146" calcext:value-type="float">
            <text:p>1.5426623266146E-05</text:p>
          </table:table-cell>
          <table:table-cell table:formula="of:=[.C108]+[.H108]*([.B108]-[.C108])" office:value-type="float" office:value="459.603218723013" calcext:value-type="float">
            <text:p>459.603218723013</text:p>
          </table:table-cell>
        </table:table-row>
        <table:table-row table:style-name="ro1">
          <table:table-cell/>
          <table:table-cell table:formula="of:=[.B108]" office:value-type="float" office:value="200" calcext:value-type="float">
            <text:p>200</text:p>
          </table:table-cell>
          <table:table-cell table:formula="of:=[.I108]" office:value-type="float" office:value="459.603218723013" calcext:value-type="float">
            <text:p>459.6032187230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9]&gt;=[.C109];[.E109];[.F109])" office:value-type="float" office:value="0.000015426623266146" calcext:value-type="float">
            <text:p>1.5426623266146E-05</text:p>
          </table:table-cell>
          <table:table-cell table:formula="of:=[.C109]+[.H109]*([.B109]-[.C109])" office:value-type="float" office:value="459.599213921959" calcext:value-type="float">
            <text:p>459.599213921959</text:p>
          </table:table-cell>
        </table:table-row>
        <table:table-row table:style-name="ro1">
          <table:table-cell/>
          <table:table-cell table:formula="of:=[.B109]" office:value-type="float" office:value="200" calcext:value-type="float">
            <text:p>200</text:p>
          </table:table-cell>
          <table:table-cell table:formula="of:=[.I109]" office:value-type="float" office:value="459.599213921959" calcext:value-type="float">
            <text:p>459.59921392195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10]&gt;=[.C110];[.E110];[.F110])" office:value-type="float" office:value="0.000015426623266146" calcext:value-type="float">
            <text:p>1.5426623266146E-05</text:p>
          </table:table-cell>
          <table:table-cell table:formula="of:=[.C110]+[.H110]*([.B110]-[.C110])" office:value-type="float" office:value="459.595209182686" calcext:value-type="float">
            <text:p>459.595209182686</text:p>
          </table:table-cell>
        </table:table-row>
        <table:table-row table:style-name="ro1">
          <table:table-cell/>
          <table:table-cell table:formula="of:=[.B110]" office:value-type="float" office:value="200" calcext:value-type="float">
            <text:p>200</text:p>
          </table:table-cell>
          <table:table-cell table:formula="of:=[.I110]" office:value-type="float" office:value="459.595209182686" calcext:value-type="float">
            <text:p>459.59520918268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11]&gt;=[.C111];[.E111];[.F111])" office:value-type="float" office:value="0.000015426623266146" calcext:value-type="float">
            <text:p>1.5426623266146E-05</text:p>
          </table:table-cell>
          <table:table-cell table:formula="of:=[.C111]+[.H111]*([.B111]-[.C111])" office:value-type="float" office:value="459.591204505192" calcext:value-type="float">
            <text:p>459.591204505192</text:p>
          </table:table-cell>
        </table:table-row>
        <table:table-row table:style-name="ro1">
          <table:table-cell/>
          <table:table-cell table:formula="of:=[.B111]" office:value-type="float" office:value="200" calcext:value-type="float">
            <text:p>200</text:p>
          </table:table-cell>
          <table:table-cell table:formula="of:=[.I111]" office:value-type="float" office:value="459.591204505192" calcext:value-type="float">
            <text:p>459.59120450519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12]&gt;=[.C112];[.E112];[.F112])" office:value-type="float" office:value="0.000015426623266146" calcext:value-type="float">
            <text:p>1.5426623266146E-05</text:p>
          </table:table-cell>
          <table:table-cell table:formula="of:=[.C112]+[.H112]*([.B112]-[.C112])" office:value-type="float" office:value="459.587199889477" calcext:value-type="float">
            <text:p>459.587199889477</text:p>
          </table:table-cell>
        </table:table-row>
        <table:table-row table:style-name="ro1">
          <table:table-cell/>
          <table:table-cell table:formula="of:=[.B112]" office:value-type="float" office:value="200" calcext:value-type="float">
            <text:p>200</text:p>
          </table:table-cell>
          <table:table-cell table:formula="of:=[.I112]" office:value-type="float" office:value="459.587199889477" calcext:value-type="float">
            <text:p>459.58719988947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13]&gt;=[.C113];[.E113];[.F113])" office:value-type="float" office:value="0.000015426623266146" calcext:value-type="float">
            <text:p>1.5426623266146E-05</text:p>
          </table:table-cell>
          <table:table-cell table:formula="of:=[.C113]+[.H113]*([.B113]-[.C113])" office:value-type="float" office:value="459.58319533554" calcext:value-type="float">
            <text:p>459.58319533554</text:p>
          </table:table-cell>
        </table:table-row>
        <table:table-row table:style-name="ro1">
          <table:table-cell/>
          <table:table-cell table:formula="of:=[.B113]" office:value-type="float" office:value="200" calcext:value-type="float">
            <text:p>200</text:p>
          </table:table-cell>
          <table:table-cell table:formula="of:=[.I113]" office:value-type="float" office:value="459.58319533554" calcext:value-type="float">
            <text:p>459.5831953355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14]&gt;=[.C114];[.E114];[.F114])" office:value-type="float" office:value="0.000015426623266146" calcext:value-type="float">
            <text:p>1.5426623266146E-05</text:p>
          </table:table-cell>
          <table:table-cell table:formula="of:=[.C114]+[.H114]*([.B114]-[.C114])" office:value-type="float" office:value="459.579190843379" calcext:value-type="float">
            <text:p>459.579190843379</text:p>
          </table:table-cell>
        </table:table-row>
        <table:table-row table:style-name="ro1">
          <table:table-cell/>
          <table:table-cell table:formula="of:=[.B114]" office:value-type="float" office:value="200" calcext:value-type="float">
            <text:p>200</text:p>
          </table:table-cell>
          <table:table-cell table:formula="of:=[.I114]" office:value-type="float" office:value="459.579190843379" calcext:value-type="float">
            <text:p>459.57919084337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15]&gt;=[.C115];[.E115];[.F115])" office:value-type="float" office:value="0.000015426623266146" calcext:value-type="float">
            <text:p>1.5426623266146E-05</text:p>
          </table:table-cell>
          <table:table-cell table:formula="of:=[.C115]+[.H115]*([.B115]-[.C115])" office:value-type="float" office:value="459.575186412994" calcext:value-type="float">
            <text:p>459.575186412994</text:p>
          </table:table-cell>
        </table:table-row>
        <table:table-row table:style-name="ro1">
          <table:table-cell/>
          <table:table-cell table:formula="of:=[.B115]" office:value-type="float" office:value="200" calcext:value-type="float">
            <text:p>200</text:p>
          </table:table-cell>
          <table:table-cell table:formula="of:=[.I115]" office:value-type="float" office:value="459.575186412994" calcext:value-type="float">
            <text:p>459.57518641299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16]&gt;=[.C116];[.E116];[.F116])" office:value-type="float" office:value="0.000015426623266146" calcext:value-type="float">
            <text:p>1.5426623266146E-05</text:p>
          </table:table-cell>
          <table:table-cell table:formula="of:=[.C116]+[.H116]*([.B116]-[.C116])" office:value-type="float" office:value="459.571182044384" calcext:value-type="float">
            <text:p>459.571182044384</text:p>
          </table:table-cell>
        </table:table-row>
        <table:table-row table:style-name="ro1">
          <table:table-cell/>
          <table:table-cell table:formula="of:=[.B116]" office:value-type="float" office:value="200" calcext:value-type="float">
            <text:p>200</text:p>
          </table:table-cell>
          <table:table-cell table:formula="of:=[.I116]" office:value-type="float" office:value="459.571182044384" calcext:value-type="float">
            <text:p>459.57118204438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17]&gt;=[.C117];[.E117];[.F117])" office:value-type="float" office:value="0.000015426623266146" calcext:value-type="float">
            <text:p>1.5426623266146E-05</text:p>
          </table:table-cell>
          <table:table-cell table:formula="of:=[.C117]+[.H117]*([.B117]-[.C117])" office:value-type="float" office:value="459.567177737548" calcext:value-type="float">
            <text:p>459.567177737548</text:p>
          </table:table-cell>
        </table:table-row>
        <table:table-row table:style-name="ro1">
          <table:table-cell/>
          <table:table-cell table:formula="of:=[.B117]" office:value-type="float" office:value="200" calcext:value-type="float">
            <text:p>200</text:p>
          </table:table-cell>
          <table:table-cell table:formula="of:=[.I117]" office:value-type="float" office:value="459.567177737548" calcext:value-type="float">
            <text:p>459.56717773754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18]&gt;=[.C118];[.E118];[.F118])" office:value-type="float" office:value="0.000015426623266146" calcext:value-type="float">
            <text:p>1.5426623266146E-05</text:p>
          </table:table-cell>
          <table:table-cell table:formula="of:=[.C118]+[.H118]*([.B118]-[.C118])" office:value-type="float" office:value="459.563173492485" calcext:value-type="float">
            <text:p>459.563173492485</text:p>
          </table:table-cell>
        </table:table-row>
        <table:table-row table:style-name="ro1">
          <table:table-cell/>
          <table:table-cell table:formula="of:=[.B118]" office:value-type="float" office:value="200" calcext:value-type="float">
            <text:p>200</text:p>
          </table:table-cell>
          <table:table-cell table:formula="of:=[.I118]" office:value-type="float" office:value="459.563173492485" calcext:value-type="float">
            <text:p>459.56317349248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19]&gt;=[.C119];[.E119];[.F119])" office:value-type="float" office:value="0.000015426623266146" calcext:value-type="float">
            <text:p>1.5426623266146E-05</text:p>
          </table:table-cell>
          <table:table-cell table:formula="of:=[.C119]+[.H119]*([.B119]-[.C119])" office:value-type="float" office:value="459.559169309194" calcext:value-type="float">
            <text:p>459.559169309194</text:p>
          </table:table-cell>
        </table:table-row>
        <table:table-row table:style-name="ro1">
          <table:table-cell/>
          <table:table-cell table:formula="of:=[.B119]" office:value-type="float" office:value="200" calcext:value-type="float">
            <text:p>200</text:p>
          </table:table-cell>
          <table:table-cell table:formula="of:=[.I119]" office:value-type="float" office:value="459.559169309194" calcext:value-type="float">
            <text:p>459.55916930919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20]&gt;=[.C120];[.E120];[.F120])" office:value-type="float" office:value="0.000015426623266146" calcext:value-type="float">
            <text:p>1.5426623266146E-05</text:p>
          </table:table-cell>
          <table:table-cell table:formula="of:=[.C120]+[.H120]*([.B120]-[.C120])" office:value-type="float" office:value="459.555165187674" calcext:value-type="float">
            <text:p>459.555165187674</text:p>
          </table:table-cell>
        </table:table-row>
        <table:table-row table:style-name="ro1">
          <table:table-cell/>
          <table:table-cell table:formula="of:=[.B120]" office:value-type="float" office:value="200" calcext:value-type="float">
            <text:p>200</text:p>
          </table:table-cell>
          <table:table-cell table:formula="of:=[.I120]" office:value-type="float" office:value="459.555165187674" calcext:value-type="float">
            <text:p>459.55516518767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21]&gt;=[.C121];[.E121];[.F121])" office:value-type="float" office:value="0.000015426623266146" calcext:value-type="float">
            <text:p>1.5426623266146E-05</text:p>
          </table:table-cell>
          <table:table-cell table:formula="of:=[.C121]+[.H121]*([.B121]-[.C121])" office:value-type="float" office:value="459.551161127923" calcext:value-type="float">
            <text:p>459.551161127923</text:p>
          </table:table-cell>
        </table:table-row>
        <table:table-row table:style-name="ro1">
          <table:table-cell/>
          <table:table-cell table:formula="of:=[.B121]" office:value-type="float" office:value="200" calcext:value-type="float">
            <text:p>200</text:p>
          </table:table-cell>
          <table:table-cell table:formula="of:=[.I121]" office:value-type="float" office:value="459.551161127923" calcext:value-type="float">
            <text:p>459.55116112792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22]&gt;=[.C122];[.E122];[.F122])" office:value-type="float" office:value="0.000015426623266146" calcext:value-type="float">
            <text:p>1.5426623266146E-05</text:p>
          </table:table-cell>
          <table:table-cell table:formula="of:=[.C122]+[.H122]*([.B122]-[.C122])" office:value-type="float" office:value="459.547157129942" calcext:value-type="float">
            <text:p>459.547157129942</text:p>
          </table:table-cell>
        </table:table-row>
        <table:table-row table:style-name="ro1">
          <table:table-cell/>
          <table:table-cell table:formula="of:=[.B122]" office:value-type="float" office:value="200" calcext:value-type="float">
            <text:p>200</text:p>
          </table:table-cell>
          <table:table-cell table:formula="of:=[.I122]" office:value-type="float" office:value="459.547157129942" calcext:value-type="float">
            <text:p>459.54715712994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23]&gt;=[.C123];[.E123];[.F123])" office:value-type="float" office:value="0.000015426623266146" calcext:value-type="float">
            <text:p>1.5426623266146E-05</text:p>
          </table:table-cell>
          <table:table-cell table:formula="of:=[.C123]+[.H123]*([.B123]-[.C123])" office:value-type="float" office:value="459.54315319373" calcext:value-type="float">
            <text:p>459.54315319373</text:p>
          </table:table-cell>
        </table:table-row>
        <table:table-row table:style-name="ro1">
          <table:table-cell/>
          <table:table-cell table:formula="of:=[.B123]" office:value-type="float" office:value="200" calcext:value-type="float">
            <text:p>200</text:p>
          </table:table-cell>
          <table:table-cell table:formula="of:=[.I123]" office:value-type="float" office:value="459.54315319373" calcext:value-type="float">
            <text:p>459.5431531937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24]&gt;=[.C124];[.E124];[.F124])" office:value-type="float" office:value="0.000015426623266146" calcext:value-type="float">
            <text:p>1.5426623266146E-05</text:p>
          </table:table-cell>
          <table:table-cell table:formula="of:=[.C124]+[.H124]*([.B124]-[.C124])" office:value-type="float" office:value="459.539149319284" calcext:value-type="float">
            <text:p>459.539149319284</text:p>
          </table:table-cell>
        </table:table-row>
        <table:table-row table:style-name="ro1">
          <table:table-cell/>
          <table:table-cell table:formula="of:=[.B124]" office:value-type="float" office:value="200" calcext:value-type="float">
            <text:p>200</text:p>
          </table:table-cell>
          <table:table-cell table:formula="of:=[.I124]" office:value-type="float" office:value="459.539149319284" calcext:value-type="float">
            <text:p>459.53914931928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25]&gt;=[.C125];[.E125];[.F125])" office:value-type="float" office:value="0.000015426623266146" calcext:value-type="float">
            <text:p>1.5426623266146E-05</text:p>
          </table:table-cell>
          <table:table-cell table:formula="of:=[.C125]+[.H125]*([.B125]-[.C125])" office:value-type="float" office:value="459.535145506605" calcext:value-type="float">
            <text:p>459.535145506605</text:p>
          </table:table-cell>
        </table:table-row>
        <table:table-row table:style-name="ro1">
          <table:table-cell/>
          <table:table-cell table:formula="of:=[.B125]" office:value-type="float" office:value="200" calcext:value-type="float">
            <text:p>200</text:p>
          </table:table-cell>
          <table:table-cell table:formula="of:=[.I125]" office:value-type="float" office:value="459.535145506605" calcext:value-type="float">
            <text:p>459.53514550660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26]&gt;=[.C126];[.E126];[.F126])" office:value-type="float" office:value="0.000015426623266146" calcext:value-type="float">
            <text:p>1.5426623266146E-05</text:p>
          </table:table-cell>
          <table:table-cell table:formula="of:=[.C126]+[.H126]*([.B126]-[.C126])" office:value-type="float" office:value="459.531141755691" calcext:value-type="float">
            <text:p>459.531141755691</text:p>
          </table:table-cell>
        </table:table-row>
        <table:table-row table:style-name="ro1">
          <table:table-cell/>
          <table:table-cell table:formula="of:=[.B126]" office:value-type="float" office:value="200" calcext:value-type="float">
            <text:p>200</text:p>
          </table:table-cell>
          <table:table-cell table:formula="of:=[.I126]" office:value-type="float" office:value="459.531141755691" calcext:value-type="float">
            <text:p>459.53114175569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27]&gt;=[.C127];[.E127];[.F127])" office:value-type="float" office:value="0.000015426623266146" calcext:value-type="float">
            <text:p>1.5426623266146E-05</text:p>
          </table:table-cell>
          <table:table-cell table:formula="of:=[.C127]+[.H127]*([.B127]-[.C127])" office:value-type="float" office:value="459.527138066541" calcext:value-type="float">
            <text:p>459.527138066541</text:p>
          </table:table-cell>
        </table:table-row>
        <table:table-row table:style-name="ro1">
          <table:table-cell/>
          <table:table-cell table:formula="of:=[.B127]" office:value-type="float" office:value="200" calcext:value-type="float">
            <text:p>200</text:p>
          </table:table-cell>
          <table:table-cell table:formula="of:=[.I127]" office:value-type="float" office:value="459.527138066541" calcext:value-type="float">
            <text:p>459.52713806654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28]&gt;=[.C128];[.E128];[.F128])" office:value-type="float" office:value="0.000015426623266146" calcext:value-type="float">
            <text:p>1.5426623266146E-05</text:p>
          </table:table-cell>
          <table:table-cell table:formula="of:=[.C128]+[.H128]*([.B128]-[.C128])" office:value-type="float" office:value="459.523134439155" calcext:value-type="float">
            <text:p>459.523134439155</text:p>
          </table:table-cell>
        </table:table-row>
        <table:table-row table:style-name="ro1">
          <table:table-cell/>
          <table:table-cell table:formula="of:=[.B128]" office:value-type="float" office:value="200" calcext:value-type="float">
            <text:p>200</text:p>
          </table:table-cell>
          <table:table-cell table:formula="of:=[.I128]" office:value-type="float" office:value="459.523134439155" calcext:value-type="float">
            <text:p>459.52313443915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29]&gt;=[.C129];[.E129];[.F129])" office:value-type="float" office:value="0.000015426623266146" calcext:value-type="float">
            <text:p>1.5426623266146E-05</text:p>
          </table:table-cell>
          <table:table-cell table:formula="of:=[.C129]+[.H129]*([.B129]-[.C129])" office:value-type="float" office:value="459.519130873531" calcext:value-type="float">
            <text:p>459.519130873531</text:p>
          </table:table-cell>
        </table:table-row>
        <table:table-row table:style-name="ro1">
          <table:table-cell/>
          <table:table-cell table:formula="of:=[.B129]" office:value-type="float" office:value="200" calcext:value-type="float">
            <text:p>200</text:p>
          </table:table-cell>
          <table:table-cell table:formula="of:=[.I129]" office:value-type="float" office:value="459.519130873531" calcext:value-type="float">
            <text:p>459.51913087353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30]&gt;=[.C130];[.E130];[.F130])" office:value-type="float" office:value="0.000015426623266146" calcext:value-type="float">
            <text:p>1.5426623266146E-05</text:p>
          </table:table-cell>
          <table:table-cell table:formula="of:=[.C130]+[.H130]*([.B130]-[.C130])" office:value-type="float" office:value="459.515127369668" calcext:value-type="float">
            <text:p>459.515127369668</text:p>
          </table:table-cell>
        </table:table-row>
        <table:table-row table:style-name="ro1">
          <table:table-cell/>
          <table:table-cell table:formula="of:=[.B130]" office:value-type="float" office:value="200" calcext:value-type="float">
            <text:p>200</text:p>
          </table:table-cell>
          <table:table-cell table:formula="of:=[.I130]" office:value-type="float" office:value="459.515127369668" calcext:value-type="float">
            <text:p>459.51512736966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31]&gt;=[.C131];[.E131];[.F131])" office:value-type="float" office:value="0.000015426623266146" calcext:value-type="float">
            <text:p>1.5426623266146E-05</text:p>
          </table:table-cell>
          <table:table-cell table:formula="of:=[.C131]+[.H131]*([.B131]-[.C131])" office:value-type="float" office:value="459.511123927567" calcext:value-type="float">
            <text:p>459.511123927567</text:p>
          </table:table-cell>
        </table:table-row>
        <table:table-row table:style-name="ro1">
          <table:table-cell/>
          <table:table-cell table:formula="of:=[.B131]" office:value-type="float" office:value="200" calcext:value-type="float">
            <text:p>200</text:p>
          </table:table-cell>
          <table:table-cell table:formula="of:=[.I131]" office:value-type="float" office:value="459.511123927567" calcext:value-type="float">
            <text:p>459.51112392756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32]&gt;=[.C132];[.E132];[.F132])" office:value-type="float" office:value="0.000015426623266146" calcext:value-type="float">
            <text:p>1.5426623266146E-05</text:p>
          </table:table-cell>
          <table:table-cell table:formula="of:=[.C132]+[.H132]*([.B132]-[.C132])" office:value-type="float" office:value="459.507120547224" calcext:value-type="float">
            <text:p>459.507120547224</text:p>
          </table:table-cell>
        </table:table-row>
        <table:table-row table:style-name="ro1">
          <table:table-cell/>
          <table:table-cell table:formula="of:=[.B132]" office:value-type="float" office:value="200" calcext:value-type="float">
            <text:p>200</text:p>
          </table:table-cell>
          <table:table-cell table:formula="of:=[.I132]" office:value-type="float" office:value="459.507120547224" calcext:value-type="float">
            <text:p>459.50712054722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33]&gt;=[.C133];[.E133];[.F133])" office:value-type="float" office:value="0.000015426623266146" calcext:value-type="float">
            <text:p>1.5426623266146E-05</text:p>
          </table:table-cell>
          <table:table-cell table:formula="of:=[.C133]+[.H133]*([.B133]-[.C133])" office:value-type="float" office:value="459.503117228641" calcext:value-type="float">
            <text:p>459.503117228641</text:p>
          </table:table-cell>
        </table:table-row>
        <table:table-row table:style-name="ro1">
          <table:table-cell/>
          <table:table-cell table:formula="of:=[.B133]" office:value-type="float" office:value="200" calcext:value-type="float">
            <text:p>200</text:p>
          </table:table-cell>
          <table:table-cell table:formula="of:=[.I133]" office:value-type="float" office:value="459.503117228641" calcext:value-type="float">
            <text:p>459.50311722864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34]&gt;=[.C134];[.E134];[.F134])" office:value-type="float" office:value="0.000015426623266146" calcext:value-type="float">
            <text:p>1.5426623266146E-05</text:p>
          </table:table-cell>
          <table:table-cell table:formula="of:=[.C134]+[.H134]*([.B134]-[.C134])" office:value-type="float" office:value="459.499113971815" calcext:value-type="float">
            <text:p>459.499113971815</text:p>
          </table:table-cell>
        </table:table-row>
        <table:table-row table:style-name="ro1">
          <table:table-cell/>
          <table:table-cell table:formula="of:=[.B134]" office:value-type="float" office:value="200" calcext:value-type="float">
            <text:p>200</text:p>
          </table:table-cell>
          <table:table-cell table:formula="of:=[.I134]" office:value-type="float" office:value="459.499113971815" calcext:value-type="float">
            <text:p>459.49911397181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35]&gt;=[.C135];[.E135];[.F135])" office:value-type="float" office:value="0.000015426623266146" calcext:value-type="float">
            <text:p>1.5426623266146E-05</text:p>
          </table:table-cell>
          <table:table-cell table:formula="of:=[.C135]+[.H135]*([.B135]-[.C135])" office:value-type="float" office:value="459.495110776746" calcext:value-type="float">
            <text:p>459.495110776746</text:p>
          </table:table-cell>
        </table:table-row>
        <table:table-row table:style-name="ro1">
          <table:table-cell/>
          <table:table-cell table:formula="of:=[.B135]" office:value-type="float" office:value="200" calcext:value-type="float">
            <text:p>200</text:p>
          </table:table-cell>
          <table:table-cell table:formula="of:=[.I135]" office:value-type="float" office:value="459.495110776746" calcext:value-type="float">
            <text:p>459.49511077674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36]&gt;=[.C136];[.E136];[.F136])" office:value-type="float" office:value="0.000015426623266146" calcext:value-type="float">
            <text:p>1.5426623266146E-05</text:p>
          </table:table-cell>
          <table:table-cell table:formula="of:=[.C136]+[.H136]*([.B136]-[.C136])" office:value-type="float" office:value="459.491107643432" calcext:value-type="float">
            <text:p>459.491107643432</text:p>
          </table:table-cell>
        </table:table-row>
        <table:table-row table:style-name="ro1">
          <table:table-cell/>
          <table:table-cell table:formula="of:=[.B136]" office:value-type="float" office:value="200" calcext:value-type="float">
            <text:p>200</text:p>
          </table:table-cell>
          <table:table-cell table:formula="of:=[.I136]" office:value-type="float" office:value="459.491107643432" calcext:value-type="float">
            <text:p>459.49110764343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37]&gt;=[.C137];[.E137];[.F137])" office:value-type="float" office:value="0.000015426623266146" calcext:value-type="float">
            <text:p>1.5426623266146E-05</text:p>
          </table:table-cell>
          <table:table-cell table:formula="of:=[.C137]+[.H137]*([.B137]-[.C137])" office:value-type="float" office:value="459.487104571874" calcext:value-type="float">
            <text:p>459.487104571874</text:p>
          </table:table-cell>
        </table:table-row>
        <table:table-row table:style-name="ro1">
          <table:table-cell/>
          <table:table-cell table:formula="of:=[.B137]" office:value-type="float" office:value="200" calcext:value-type="float">
            <text:p>200</text:p>
          </table:table-cell>
          <table:table-cell table:formula="of:=[.I137]" office:value-type="float" office:value="459.487104571874" calcext:value-type="float">
            <text:p>459.48710457187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38]&gt;=[.C138];[.E138];[.F138])" office:value-type="float" office:value="0.000015426623266146" calcext:value-type="float">
            <text:p>1.5426623266146E-05</text:p>
          </table:table-cell>
          <table:table-cell table:formula="of:=[.C138]+[.H138]*([.B138]-[.C138])" office:value-type="float" office:value="459.483101562069" calcext:value-type="float">
            <text:p>459.483101562069</text:p>
          </table:table-cell>
        </table:table-row>
        <table:table-row table:style-name="ro1">
          <table:table-cell/>
          <table:table-cell table:formula="of:=[.B138]" office:value-type="float" office:value="200" calcext:value-type="float">
            <text:p>200</text:p>
          </table:table-cell>
          <table:table-cell table:formula="of:=[.I138]" office:value-type="float" office:value="459.483101562069" calcext:value-type="float">
            <text:p>459.48310156206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39]&gt;=[.C139];[.E139];[.F139])" office:value-type="float" office:value="0.000015426623266146" calcext:value-type="float">
            <text:p>1.5426623266146E-05</text:p>
          </table:table-cell>
          <table:table-cell table:formula="of:=[.C139]+[.H139]*([.B139]-[.C139])" office:value-type="float" office:value="459.479098614018" calcext:value-type="float">
            <text:p>459.479098614018</text:p>
          </table:table-cell>
        </table:table-row>
        <table:table-row table:style-name="ro1">
          <table:table-cell/>
          <table:table-cell table:formula="of:=[.B139]" office:value-type="float" office:value="200" calcext:value-type="float">
            <text:p>200</text:p>
          </table:table-cell>
          <table:table-cell table:formula="of:=[.I139]" office:value-type="float" office:value="459.479098614018" calcext:value-type="float">
            <text:p>459.47909861401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40]&gt;=[.C140];[.E140];[.F140])" office:value-type="float" office:value="0.000015426623266146" calcext:value-type="float">
            <text:p>1.5426623266146E-05</text:p>
          </table:table-cell>
          <table:table-cell table:formula="of:=[.C140]+[.H140]*([.B140]-[.C140])" office:value-type="float" office:value="459.475095727718" calcext:value-type="float">
            <text:p>459.475095727718</text:p>
          </table:table-cell>
        </table:table-row>
        <table:table-row table:style-name="ro1">
          <table:table-cell/>
          <table:table-cell table:formula="of:=[.B140]" office:value-type="float" office:value="200" calcext:value-type="float">
            <text:p>200</text:p>
          </table:table-cell>
          <table:table-cell table:formula="of:=[.I140]" office:value-type="float" office:value="459.475095727718" calcext:value-type="float">
            <text:p>459.47509572771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41]&gt;=[.C141];[.E141];[.F141])" office:value-type="float" office:value="0.000015426623266146" calcext:value-type="float">
            <text:p>1.5426623266146E-05</text:p>
          </table:table-cell>
          <table:table-cell table:formula="of:=[.C141]+[.H141]*([.B141]-[.C141])" office:value-type="float" office:value="459.471092903169" calcext:value-type="float">
            <text:p>459.471092903169</text:p>
          </table:table-cell>
        </table:table-row>
        <table:table-row table:style-name="ro1">
          <table:table-cell/>
          <table:table-cell table:formula="of:=[.B141]" office:value-type="float" office:value="200" calcext:value-type="float">
            <text:p>200</text:p>
          </table:table-cell>
          <table:table-cell table:formula="of:=[.I141]" office:value-type="float" office:value="459.471092903169" calcext:value-type="float">
            <text:p>459.47109290316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42]&gt;=[.C142];[.E142];[.F142])" office:value-type="float" office:value="0.000015426623266146" calcext:value-type="float">
            <text:p>1.5426623266146E-05</text:p>
          </table:table-cell>
          <table:table-cell table:formula="of:=[.C142]+[.H142]*([.B142]-[.C142])" office:value-type="float" office:value="459.46709014037" calcext:value-type="float">
            <text:p>459.46709014037</text:p>
          </table:table-cell>
        </table:table-row>
        <table:table-row table:style-name="ro1">
          <table:table-cell/>
          <table:table-cell table:formula="of:=[.B142]" office:value-type="float" office:value="200" calcext:value-type="float">
            <text:p>200</text:p>
          </table:table-cell>
          <table:table-cell table:formula="of:=[.I142]" office:value-type="float" office:value="459.46709014037" calcext:value-type="float">
            <text:p>459.4670901403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43]&gt;=[.C143];[.E143];[.F143])" office:value-type="float" office:value="0.000015426623266146" calcext:value-type="float">
            <text:p>1.5426623266146E-05</text:p>
          </table:table-cell>
          <table:table-cell table:formula="of:=[.C143]+[.H143]*([.B143]-[.C143])" office:value-type="float" office:value="459.463087439321" calcext:value-type="float">
            <text:p>459.463087439321</text:p>
          </table:table-cell>
        </table:table-row>
        <table:table-row table:style-name="ro1">
          <table:table-cell/>
          <table:table-cell table:formula="of:=[.B143]" office:value-type="float" office:value="200" calcext:value-type="float">
            <text:p>200</text:p>
          </table:table-cell>
          <table:table-cell table:formula="of:=[.I143]" office:value-type="float" office:value="459.463087439321" calcext:value-type="float">
            <text:p>459.46308743932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44]&gt;=[.C144];[.E144];[.F144])" office:value-type="float" office:value="0.000015426623266146" calcext:value-type="float">
            <text:p>1.5426623266146E-05</text:p>
          </table:table-cell>
          <table:table-cell table:formula="of:=[.C144]+[.H144]*([.B144]-[.C144])" office:value-type="float" office:value="459.459084800019" calcext:value-type="float">
            <text:p>459.459084800019</text:p>
          </table:table-cell>
        </table:table-row>
        <table:table-row table:style-name="ro1">
          <table:table-cell/>
          <table:table-cell table:formula="of:=[.B144]" office:value-type="float" office:value="200" calcext:value-type="float">
            <text:p>200</text:p>
          </table:table-cell>
          <table:table-cell table:formula="of:=[.I144]" office:value-type="float" office:value="459.459084800019" calcext:value-type="float">
            <text:p>459.45908480001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45]&gt;=[.C145];[.E145];[.F145])" office:value-type="float" office:value="0.000015426623266146" calcext:value-type="float">
            <text:p>1.5426623266146E-05</text:p>
          </table:table-cell>
          <table:table-cell table:formula="of:=[.C145]+[.H145]*([.B145]-[.C145])" office:value-type="float" office:value="459.455082222465" calcext:value-type="float">
            <text:p>459.455082222465</text:p>
          </table:table-cell>
        </table:table-row>
        <table:table-row table:style-name="ro1">
          <table:table-cell/>
          <table:table-cell table:formula="of:=[.B145]" office:value-type="float" office:value="200" calcext:value-type="float">
            <text:p>200</text:p>
          </table:table-cell>
          <table:table-cell table:formula="of:=[.I145]" office:value-type="float" office:value="459.455082222465" calcext:value-type="float">
            <text:p>459.45508222246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46]&gt;=[.C146];[.E146];[.F146])" office:value-type="float" office:value="0.000015426623266146" calcext:value-type="float">
            <text:p>1.5426623266146E-05</text:p>
          </table:table-cell>
          <table:table-cell table:formula="of:=[.C146]+[.H146]*([.B146]-[.C146])" office:value-type="float" office:value="459.451079706657" calcext:value-type="float">
            <text:p>459.451079706657</text:p>
          </table:table-cell>
        </table:table-row>
        <table:table-row table:style-name="ro1">
          <table:table-cell/>
          <table:table-cell table:formula="of:=[.B146]" office:value-type="float" office:value="200" calcext:value-type="float">
            <text:p>200</text:p>
          </table:table-cell>
          <table:table-cell table:formula="of:=[.I146]" office:value-type="float" office:value="459.451079706657" calcext:value-type="float">
            <text:p>459.45107970665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47]&gt;=[.C147];[.E147];[.F147])" office:value-type="float" office:value="0.000015426623266146" calcext:value-type="float">
            <text:p>1.5426623266146E-05</text:p>
          </table:table-cell>
          <table:table-cell table:formula="of:=[.C147]+[.H147]*([.B147]-[.C147])" office:value-type="float" office:value="459.447077252595" calcext:value-type="float">
            <text:p>459.447077252595</text:p>
          </table:table-cell>
        </table:table-row>
        <table:table-row table:style-name="ro1">
          <table:table-cell/>
          <table:table-cell table:formula="of:=[.B147]" office:value-type="float" office:value="200" calcext:value-type="float">
            <text:p>200</text:p>
          </table:table-cell>
          <table:table-cell table:formula="of:=[.I147]" office:value-type="float" office:value="459.447077252595" calcext:value-type="float">
            <text:p>459.44707725259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48]&gt;=[.C148];[.E148];[.F148])" office:value-type="float" office:value="0.000015426623266146" calcext:value-type="float">
            <text:p>1.5426623266146E-05</text:p>
          </table:table-cell>
          <table:table-cell table:formula="of:=[.C148]+[.H148]*([.B148]-[.C148])" office:value-type="float" office:value="459.443074860276" calcext:value-type="float">
            <text:p>459.443074860276</text:p>
          </table:table-cell>
        </table:table-row>
        <table:table-row table:style-name="ro1">
          <table:table-cell/>
          <table:table-cell table:formula="of:=[.B148]" office:value-type="float" office:value="200" calcext:value-type="float">
            <text:p>200</text:p>
          </table:table-cell>
          <table:table-cell table:formula="of:=[.I148]" office:value-type="float" office:value="459.443074860276" calcext:value-type="float">
            <text:p>459.44307486027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49]&gt;=[.C149];[.E149];[.F149])" office:value-type="float" office:value="0.000015426623266146" calcext:value-type="float">
            <text:p>1.5426623266146E-05</text:p>
          </table:table-cell>
          <table:table-cell table:formula="of:=[.C149]+[.H149]*([.B149]-[.C149])" office:value-type="float" office:value="459.439072529701" calcext:value-type="float">
            <text:p>459.439072529701</text:p>
          </table:table-cell>
        </table:table-row>
        <table:table-row table:style-name="ro1">
          <table:table-cell/>
          <table:table-cell table:formula="of:=[.B149]" office:value-type="float" office:value="200" calcext:value-type="float">
            <text:p>200</text:p>
          </table:table-cell>
          <table:table-cell table:formula="of:=[.I149]" office:value-type="float" office:value="459.439072529701" calcext:value-type="float">
            <text:p>459.43907252970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50]&gt;=[.C150];[.E150];[.F150])" office:value-type="float" office:value="0.000015426623266146" calcext:value-type="float">
            <text:p>1.5426623266146E-05</text:p>
          </table:table-cell>
          <table:table-cell table:formula="of:=[.C150]+[.H150]*([.B150]-[.C150])" office:value-type="float" office:value="459.435070260869" calcext:value-type="float">
            <text:p>459.435070260869</text:p>
          </table:table-cell>
        </table:table-row>
        <table:table-row table:style-name="ro1">
          <table:table-cell/>
          <table:table-cell table:formula="of:=[.B150]" office:value-type="float" office:value="200" calcext:value-type="float">
            <text:p>200</text:p>
          </table:table-cell>
          <table:table-cell table:formula="of:=[.I150]" office:value-type="float" office:value="459.435070260869" calcext:value-type="float">
            <text:p>459.43507026086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51]&gt;=[.C151];[.E151];[.F151])" office:value-type="float" office:value="0.000015426623266146" calcext:value-type="float">
            <text:p>1.5426623266146E-05</text:p>
          </table:table-cell>
          <table:table-cell table:formula="of:=[.C151]+[.H151]*([.B151]-[.C151])" office:value-type="float" office:value="459.431068053778" calcext:value-type="float">
            <text:p>459.431068053778</text:p>
          </table:table-cell>
        </table:table-row>
        <table:table-row table:style-name="ro1">
          <table:table-cell/>
          <table:table-cell table:formula="of:=[.B151]" office:value-type="float" office:value="200" calcext:value-type="float">
            <text:p>200</text:p>
          </table:table-cell>
          <table:table-cell table:formula="of:=[.I151]" office:value-type="float" office:value="459.431068053778" calcext:value-type="float">
            <text:p>459.43106805377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52]&gt;=[.C152];[.E152];[.F152])" office:value-type="float" office:value="0.000015426623266146" calcext:value-type="float">
            <text:p>1.5426623266146E-05</text:p>
          </table:table-cell>
          <table:table-cell table:formula="of:=[.C152]+[.H152]*([.B152]-[.C152])" office:value-type="float" office:value="459.427065908428" calcext:value-type="float">
            <text:p>459.427065908428</text:p>
          </table:table-cell>
        </table:table-row>
        <table:table-row table:style-name="ro1">
          <table:table-cell/>
          <table:table-cell table:formula="of:=[.B152]" office:value-type="float" office:value="200" calcext:value-type="float">
            <text:p>200</text:p>
          </table:table-cell>
          <table:table-cell table:formula="of:=[.I152]" office:value-type="float" office:value="459.427065908428" calcext:value-type="float">
            <text:p>459.42706590842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53]&gt;=[.C153];[.E153];[.F153])" office:value-type="float" office:value="0.000015426623266146" calcext:value-type="float">
            <text:p>1.5426623266146E-05</text:p>
          </table:table-cell>
          <table:table-cell table:formula="of:=[.C153]+[.H153]*([.B153]-[.C153])" office:value-type="float" office:value="459.423063824817" calcext:value-type="float">
            <text:p>459.423063824817</text:p>
          </table:table-cell>
        </table:table-row>
        <table:table-row table:style-name="ro1">
          <table:table-cell/>
          <table:table-cell table:formula="of:=[.B153]" office:value-type="float" office:value="200" calcext:value-type="float">
            <text:p>200</text:p>
          </table:table-cell>
          <table:table-cell table:formula="of:=[.I153]" office:value-type="float" office:value="459.423063824817" calcext:value-type="float">
            <text:p>459.42306382481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54]&gt;=[.C154];[.E154];[.F154])" office:value-type="float" office:value="0.000015426623266146" calcext:value-type="float">
            <text:p>1.5426623266146E-05</text:p>
          </table:table-cell>
          <table:table-cell table:formula="of:=[.C154]+[.H154]*([.B154]-[.C154])" office:value-type="float" office:value="459.419061802945" calcext:value-type="float">
            <text:p>459.419061802945</text:p>
          </table:table-cell>
        </table:table-row>
        <table:table-row table:style-name="ro1">
          <table:table-cell/>
          <table:table-cell table:formula="of:=[.B154]" office:value-type="float" office:value="200" calcext:value-type="float">
            <text:p>200</text:p>
          </table:table-cell>
          <table:table-cell table:formula="of:=[.I154]" office:value-type="float" office:value="459.419061802945" calcext:value-type="float">
            <text:p>459.41906180294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55]&gt;=[.C155];[.E155];[.F155])" office:value-type="float" office:value="0.000015426623266146" calcext:value-type="float">
            <text:p>1.5426623266146E-05</text:p>
          </table:table-cell>
          <table:table-cell table:formula="of:=[.C155]+[.H155]*([.B155]-[.C155])" office:value-type="float" office:value="459.41505984281" calcext:value-type="float">
            <text:p>459.41505984281</text:p>
          </table:table-cell>
        </table:table-row>
        <table:table-row table:style-name="ro1">
          <table:table-cell/>
          <table:table-cell table:formula="of:=[.B155]" office:value-type="float" office:value="200" calcext:value-type="float">
            <text:p>200</text:p>
          </table:table-cell>
          <table:table-cell table:formula="of:=[.I155]" office:value-type="float" office:value="459.41505984281" calcext:value-type="float">
            <text:p>459.4150598428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56]&gt;=[.C156];[.E156];[.F156])" office:value-type="float" office:value="0.000015426623266146" calcext:value-type="float">
            <text:p>1.5426623266146E-05</text:p>
          </table:table-cell>
          <table:table-cell table:formula="of:=[.C156]+[.H156]*([.B156]-[.C156])" office:value-type="float" office:value="459.411057944412" calcext:value-type="float">
            <text:p>459.411057944412</text:p>
          </table:table-cell>
        </table:table-row>
        <table:table-row table:style-name="ro1">
          <table:table-cell/>
          <table:table-cell table:formula="of:=[.B156]" office:value-type="float" office:value="200" calcext:value-type="float">
            <text:p>200</text:p>
          </table:table-cell>
          <table:table-cell table:formula="of:=[.I156]" office:value-type="float" office:value="459.411057944412" calcext:value-type="float">
            <text:p>459.41105794441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57]&gt;=[.C157];[.E157];[.F157])" office:value-type="float" office:value="0.000015426623266146" calcext:value-type="float">
            <text:p>1.5426623266146E-05</text:p>
          </table:table-cell>
          <table:table-cell table:formula="of:=[.C157]+[.H157]*([.B157]-[.C157])" office:value-type="float" office:value="459.40705610775" calcext:value-type="float">
            <text:p>459.40705610775</text:p>
          </table:table-cell>
        </table:table-row>
        <table:table-row table:style-name="ro1">
          <table:table-cell/>
          <table:table-cell table:formula="of:=[.B157]" office:value-type="float" office:value="200" calcext:value-type="float">
            <text:p>200</text:p>
          </table:table-cell>
          <table:table-cell table:formula="of:=[.I157]" office:value-type="float" office:value="459.40705610775" calcext:value-type="float">
            <text:p>459.4070561077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58]&gt;=[.C158];[.E158];[.F158])" office:value-type="float" office:value="0.000015426623266146" calcext:value-type="float">
            <text:p>1.5426623266146E-05</text:p>
          </table:table-cell>
          <table:table-cell table:formula="of:=[.C158]+[.H158]*([.B158]-[.C158])" office:value-type="float" office:value="459.403054332823" calcext:value-type="float">
            <text:p>459.403054332823</text:p>
          </table:table-cell>
        </table:table-row>
        <table:table-row table:style-name="ro1">
          <table:table-cell/>
          <table:table-cell table:formula="of:=[.B158]" office:value-type="float" office:value="200" calcext:value-type="float">
            <text:p>200</text:p>
          </table:table-cell>
          <table:table-cell table:formula="of:=[.I158]" office:value-type="float" office:value="459.403054332823" calcext:value-type="float">
            <text:p>459.40305433282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59]&gt;=[.C159];[.E159];[.F159])" office:value-type="float" office:value="0.000015426623266146" calcext:value-type="float">
            <text:p>1.5426623266146E-05</text:p>
          </table:table-cell>
          <table:table-cell table:formula="of:=[.C159]+[.H159]*([.B159]-[.C159])" office:value-type="float" office:value="459.39905261963" calcext:value-type="float">
            <text:p>459.39905261963</text:p>
          </table:table-cell>
        </table:table-row>
        <table:table-row table:style-name="ro1">
          <table:table-cell/>
          <table:table-cell table:formula="of:=[.B159]" office:value-type="float" office:value="200" calcext:value-type="float">
            <text:p>200</text:p>
          </table:table-cell>
          <table:table-cell table:formula="of:=[.I159]" office:value-type="float" office:value="459.39905261963" calcext:value-type="float">
            <text:p>459.3990526196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60]&gt;=[.C160];[.E160];[.F160])" office:value-type="float" office:value="0.000015426623266146" calcext:value-type="float">
            <text:p>1.5426623266146E-05</text:p>
          </table:table-cell>
          <table:table-cell table:formula="of:=[.C160]+[.H160]*([.B160]-[.C160])" office:value-type="float" office:value="459.39505096817" calcext:value-type="float">
            <text:p>459.39505096817</text:p>
          </table:table-cell>
        </table:table-row>
        <table:table-row table:style-name="ro1">
          <table:table-cell/>
          <table:table-cell table:formula="of:=[.B160]" office:value-type="float" office:value="200" calcext:value-type="float">
            <text:p>200</text:p>
          </table:table-cell>
          <table:table-cell table:formula="of:=[.I160]" office:value-type="float" office:value="459.39505096817" calcext:value-type="float">
            <text:p>459.3950509681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61]&gt;=[.C161];[.E161];[.F161])" office:value-type="float" office:value="0.000015426623266146" calcext:value-type="float">
            <text:p>1.5426623266146E-05</text:p>
          </table:table-cell>
          <table:table-cell table:formula="of:=[.C161]+[.H161]*([.B161]-[.C161])" office:value-type="float" office:value="459.391049378441" calcext:value-type="float">
            <text:p>459.391049378441</text:p>
          </table:table-cell>
        </table:table-row>
        <table:table-row table:style-name="ro1">
          <table:table-cell/>
          <table:table-cell table:formula="of:=[.B161]" office:value-type="float" office:value="200" calcext:value-type="float">
            <text:p>200</text:p>
          </table:table-cell>
          <table:table-cell table:formula="of:=[.I161]" office:value-type="float" office:value="459.391049378441" calcext:value-type="float">
            <text:p>459.39104937844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62]&gt;=[.C162];[.E162];[.F162])" office:value-type="float" office:value="0.000015426623266146" calcext:value-type="float">
            <text:p>1.5426623266146E-05</text:p>
          </table:table-cell>
          <table:table-cell table:formula="of:=[.C162]+[.H162]*([.B162]-[.C162])" office:value-type="float" office:value="459.387047850444" calcext:value-type="float">
            <text:p>459.387047850444</text:p>
          </table:table-cell>
        </table:table-row>
        <table:table-row table:style-name="ro1">
          <table:table-cell/>
          <table:table-cell table:formula="of:=[.B162]" office:value-type="float" office:value="200" calcext:value-type="float">
            <text:p>200</text:p>
          </table:table-cell>
          <table:table-cell table:formula="of:=[.I162]" office:value-type="float" office:value="459.387047850444" calcext:value-type="float">
            <text:p>459.38704785044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63]&gt;=[.C163];[.E163];[.F163])" office:value-type="float" office:value="0.000015426623266146" calcext:value-type="float">
            <text:p>1.5426623266146E-05</text:p>
          </table:table-cell>
          <table:table-cell table:formula="of:=[.C163]+[.H163]*([.B163]-[.C163])" office:value-type="float" office:value="459.383046384177" calcext:value-type="float">
            <text:p>459.383046384177</text:p>
          </table:table-cell>
        </table:table-row>
        <table:table-row table:style-name="ro1">
          <table:table-cell/>
          <table:table-cell table:formula="of:=[.B163]" office:value-type="float" office:value="200" calcext:value-type="float">
            <text:p>200</text:p>
          </table:table-cell>
          <table:table-cell table:formula="of:=[.I163]" office:value-type="float" office:value="459.383046384177" calcext:value-type="float">
            <text:p>459.38304638417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64]&gt;=[.C164];[.E164];[.F164])" office:value-type="float" office:value="0.000015426623266146" calcext:value-type="float">
            <text:p>1.5426623266146E-05</text:p>
          </table:table-cell>
          <table:table-cell table:formula="of:=[.C164]+[.H164]*([.B164]-[.C164])" office:value-type="float" office:value="459.379044979638" calcext:value-type="float">
            <text:p>459.379044979638</text:p>
          </table:table-cell>
        </table:table-row>
        <table:table-row table:style-name="ro1">
          <table:table-cell/>
          <table:table-cell table:formula="of:=[.B164]" office:value-type="float" office:value="200" calcext:value-type="float">
            <text:p>200</text:p>
          </table:table-cell>
          <table:table-cell table:formula="of:=[.I164]" office:value-type="float" office:value="459.379044979638" calcext:value-type="float">
            <text:p>459.37904497963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65]&gt;=[.C165];[.E165];[.F165])" office:value-type="float" office:value="0.000015426623266146" calcext:value-type="float">
            <text:p>1.5426623266146E-05</text:p>
          </table:table-cell>
          <table:table-cell table:formula="of:=[.C165]+[.H165]*([.B165]-[.C165])" office:value-type="float" office:value="459.375043636828" calcext:value-type="float">
            <text:p>459.375043636828</text:p>
          </table:table-cell>
        </table:table-row>
        <table:table-row table:style-name="ro1">
          <table:table-cell/>
          <table:table-cell table:formula="of:=[.B165]" office:value-type="float" office:value="200" calcext:value-type="float">
            <text:p>200</text:p>
          </table:table-cell>
          <table:table-cell table:formula="of:=[.I165]" office:value-type="float" office:value="459.375043636828" calcext:value-type="float">
            <text:p>459.37504363682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66]&gt;=[.C166];[.E166];[.F166])" office:value-type="float" office:value="0.000015426623266146" calcext:value-type="float">
            <text:p>1.5426623266146E-05</text:p>
          </table:table-cell>
          <table:table-cell table:formula="of:=[.C166]+[.H166]*([.B166]-[.C166])" office:value-type="float" office:value="459.371042355746" calcext:value-type="float">
            <text:p>459.371042355746</text:p>
          </table:table-cell>
        </table:table-row>
        <table:table-row table:style-name="ro1">
          <table:table-cell/>
          <table:table-cell table:formula="of:=[.B166]" office:value-type="float" office:value="200" calcext:value-type="float">
            <text:p>200</text:p>
          </table:table-cell>
          <table:table-cell table:formula="of:=[.I166]" office:value-type="float" office:value="459.371042355746" calcext:value-type="float">
            <text:p>459.37104235574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67]&gt;=[.C167];[.E167];[.F167])" office:value-type="float" office:value="0.000015426623266146" calcext:value-type="float">
            <text:p>1.5426623266146E-05</text:p>
          </table:table-cell>
          <table:table-cell table:formula="of:=[.C167]+[.H167]*([.B167]-[.C167])" office:value-type="float" office:value="459.367041136389" calcext:value-type="float">
            <text:p>459.367041136389</text:p>
          </table:table-cell>
        </table:table-row>
        <table:table-row table:style-name="ro1">
          <table:table-cell/>
          <table:table-cell table:formula="of:=[.B167]" office:value-type="float" office:value="200" calcext:value-type="float">
            <text:p>200</text:p>
          </table:table-cell>
          <table:table-cell table:formula="of:=[.I167]" office:value-type="float" office:value="459.367041136389" calcext:value-type="float">
            <text:p>459.36704113638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68]&gt;=[.C168];[.E168];[.F168])" office:value-type="float" office:value="0.000015426623266146" calcext:value-type="float">
            <text:p>1.5426623266146E-05</text:p>
          </table:table-cell>
          <table:table-cell table:formula="of:=[.C168]+[.H168]*([.B168]-[.C168])" office:value-type="float" office:value="459.363039978758" calcext:value-type="float">
            <text:p>459.363039978758</text:p>
          </table:table-cell>
        </table:table-row>
        <table:table-row table:style-name="ro1">
          <table:table-cell/>
          <table:table-cell table:formula="of:=[.B168]" office:value-type="float" office:value="200" calcext:value-type="float">
            <text:p>200</text:p>
          </table:table-cell>
          <table:table-cell table:formula="of:=[.I168]" office:value-type="float" office:value="459.363039978758" calcext:value-type="float">
            <text:p>459.36303997875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69]&gt;=[.C169];[.E169];[.F169])" office:value-type="float" office:value="0.000015426623266146" calcext:value-type="float">
            <text:p>1.5426623266146E-05</text:p>
          </table:table-cell>
          <table:table-cell table:formula="of:=[.C169]+[.H169]*([.B169]-[.C169])" office:value-type="float" office:value="459.359038882851" calcext:value-type="float">
            <text:p>459.359038882851</text:p>
          </table:table-cell>
        </table:table-row>
        <table:table-row table:style-name="ro1">
          <table:table-cell/>
          <table:table-cell table:formula="of:=[.B169]" office:value-type="float" office:value="200" calcext:value-type="float">
            <text:p>200</text:p>
          </table:table-cell>
          <table:table-cell table:formula="of:=[.I169]" office:value-type="float" office:value="459.359038882851" calcext:value-type="float">
            <text:p>459.35903888285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70]&gt;=[.C170];[.E170];[.F170])" office:value-type="float" office:value="0.000015426623266146" calcext:value-type="float">
            <text:p>1.5426623266146E-05</text:p>
          </table:table-cell>
          <table:table-cell table:formula="of:=[.C170]+[.H170]*([.B170]-[.C170])" office:value-type="float" office:value="459.355037848667" calcext:value-type="float">
            <text:p>459.355037848667</text:p>
          </table:table-cell>
        </table:table-row>
        <table:table-row table:style-name="ro1">
          <table:table-cell/>
          <table:table-cell table:formula="of:=[.B170]" office:value-type="float" office:value="200" calcext:value-type="float">
            <text:p>200</text:p>
          </table:table-cell>
          <table:table-cell table:formula="of:=[.I170]" office:value-type="float" office:value="459.355037848667" calcext:value-type="float">
            <text:p>459.35503784866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71]&gt;=[.C171];[.E171];[.F171])" office:value-type="float" office:value="0.000015426623266146" calcext:value-type="float">
            <text:p>1.5426623266146E-05</text:p>
          </table:table-cell>
          <table:table-cell table:formula="of:=[.C171]+[.H171]*([.B171]-[.C171])" office:value-type="float" office:value="459.351036876206" calcext:value-type="float">
            <text:p>459.351036876206</text:p>
          </table:table-cell>
        </table:table-row>
        <table:table-row table:style-name="ro1">
          <table:table-cell/>
          <table:table-cell table:formula="of:=[.B171]" office:value-type="float" office:value="200" calcext:value-type="float">
            <text:p>200</text:p>
          </table:table-cell>
          <table:table-cell table:formula="of:=[.I171]" office:value-type="float" office:value="459.351036876206" calcext:value-type="float">
            <text:p>459.35103687620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72]&gt;=[.C172];[.E172];[.F172])" office:value-type="float" office:value="0.000015426623266146" calcext:value-type="float">
            <text:p>1.5426623266146E-05</text:p>
          </table:table-cell>
          <table:table-cell table:formula="of:=[.C172]+[.H172]*([.B172]-[.C172])" office:value-type="float" office:value="459.347035965467" calcext:value-type="float">
            <text:p>459.347035965467</text:p>
          </table:table-cell>
        </table:table-row>
        <table:table-row table:style-name="ro1">
          <table:table-cell/>
          <table:table-cell table:formula="of:=[.B172]" office:value-type="float" office:value="200" calcext:value-type="float">
            <text:p>200</text:p>
          </table:table-cell>
          <table:table-cell table:formula="of:=[.I172]" office:value-type="float" office:value="459.347035965467" calcext:value-type="float">
            <text:p>459.34703596546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73]&gt;=[.C173];[.E173];[.F173])" office:value-type="float" office:value="0.000015426623266146" calcext:value-type="float">
            <text:p>1.5426623266146E-05</text:p>
          </table:table-cell>
          <table:table-cell table:formula="of:=[.C173]+[.H173]*([.B173]-[.C173])" office:value-type="float" office:value="459.343035116448" calcext:value-type="float">
            <text:p>459.343035116448</text:p>
          </table:table-cell>
        </table:table-row>
        <table:table-row table:style-name="ro1">
          <table:table-cell/>
          <table:table-cell table:formula="of:=[.B173]" office:value-type="float" office:value="200" calcext:value-type="float">
            <text:p>200</text:p>
          </table:table-cell>
          <table:table-cell table:formula="of:=[.I173]" office:value-type="float" office:value="459.343035116448" calcext:value-type="float">
            <text:p>459.34303511644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74]&gt;=[.C174];[.E174];[.F174])" office:value-type="float" office:value="0.000015426623266146" calcext:value-type="float">
            <text:p>1.5426623266146E-05</text:p>
          </table:table-cell>
          <table:table-cell table:formula="of:=[.C174]+[.H174]*([.B174]-[.C174])" office:value-type="float" office:value="459.339034329148" calcext:value-type="float">
            <text:p>459.339034329148</text:p>
          </table:table-cell>
        </table:table-row>
        <table:table-row table:style-name="ro1">
          <table:table-cell/>
          <table:table-cell table:formula="of:=[.B174]" office:value-type="float" office:value="200" calcext:value-type="float">
            <text:p>200</text:p>
          </table:table-cell>
          <table:table-cell table:formula="of:=[.I174]" office:value-type="float" office:value="459.339034329148" calcext:value-type="float">
            <text:p>459.33903432914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75]&gt;=[.C175];[.E175];[.F175])" office:value-type="float" office:value="0.000015426623266146" calcext:value-type="float">
            <text:p>1.5426623266146E-05</text:p>
          </table:table-cell>
          <table:table-cell table:formula="of:=[.C175]+[.H175]*([.B175]-[.C175])" office:value-type="float" office:value="459.335033603567" calcext:value-type="float">
            <text:p>459.335033603567</text:p>
          </table:table-cell>
        </table:table-row>
        <table:table-row table:style-name="ro1">
          <table:table-cell/>
          <table:table-cell table:formula="of:=[.B175]" office:value-type="float" office:value="200" calcext:value-type="float">
            <text:p>200</text:p>
          </table:table-cell>
          <table:table-cell table:formula="of:=[.I175]" office:value-type="float" office:value="459.335033603567" calcext:value-type="float">
            <text:p>459.33503360356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76]&gt;=[.C176];[.E176];[.F176])" office:value-type="float" office:value="0.000015426623266146" calcext:value-type="float">
            <text:p>1.5426623266146E-05</text:p>
          </table:table-cell>
          <table:table-cell table:formula="of:=[.C176]+[.H176]*([.B176]-[.C176])" office:value-type="float" office:value="459.331032939704" calcext:value-type="float">
            <text:p>459.331032939704</text:p>
          </table:table-cell>
        </table:table-row>
        <table:table-row table:style-name="ro1">
          <table:table-cell/>
          <table:table-cell table:formula="of:=[.B176]" office:value-type="float" office:value="200" calcext:value-type="float">
            <text:p>200</text:p>
          </table:table-cell>
          <table:table-cell table:formula="of:=[.I176]" office:value-type="float" office:value="459.331032939704" calcext:value-type="float">
            <text:p>459.33103293970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77]&gt;=[.C177];[.E177];[.F177])" office:value-type="float" office:value="0.000015426623266146" calcext:value-type="float">
            <text:p>1.5426623266146E-05</text:p>
          </table:table-cell>
          <table:table-cell table:formula="of:=[.C177]+[.H177]*([.B177]-[.C177])" office:value-type="float" office:value="459.327032337558" calcext:value-type="float">
            <text:p>459.327032337558</text:p>
          </table:table-cell>
        </table:table-row>
        <table:table-row table:style-name="ro1">
          <table:table-cell/>
          <table:table-cell table:formula="of:=[.B177]" office:value-type="float" office:value="200" calcext:value-type="float">
            <text:p>200</text:p>
          </table:table-cell>
          <table:table-cell table:formula="of:=[.I177]" office:value-type="float" office:value="459.327032337558" calcext:value-type="float">
            <text:p>459.32703233755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78]&gt;=[.C178];[.E178];[.F178])" office:value-type="float" office:value="0.000015426623266146" calcext:value-type="float">
            <text:p>1.5426623266146E-05</text:p>
          </table:table-cell>
          <table:table-cell table:formula="of:=[.C178]+[.H178]*([.B178]-[.C178])" office:value-type="float" office:value="459.323031797127" calcext:value-type="float">
            <text:p>459.323031797127</text:p>
          </table:table-cell>
        </table:table-row>
        <table:table-row table:style-name="ro1">
          <table:table-cell/>
          <table:table-cell table:formula="of:=[.B178]" office:value-type="float" office:value="200" calcext:value-type="float">
            <text:p>200</text:p>
          </table:table-cell>
          <table:table-cell table:formula="of:=[.I178]" office:value-type="float" office:value="459.323031797127" calcext:value-type="float">
            <text:p>459.32303179712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79]&gt;=[.C179];[.E179];[.F179])" office:value-type="float" office:value="0.000015426623266146" calcext:value-type="float">
            <text:p>1.5426623266146E-05</text:p>
          </table:table-cell>
          <table:table-cell table:formula="of:=[.C179]+[.H179]*([.B179]-[.C179])" office:value-type="float" office:value="459.319031318412" calcext:value-type="float">
            <text:p>459.319031318412</text:p>
          </table:table-cell>
        </table:table-row>
        <table:table-row table:style-name="ro1">
          <table:table-cell/>
          <table:table-cell table:formula="of:=[.B179]" office:value-type="float" office:value="200" calcext:value-type="float">
            <text:p>200</text:p>
          </table:table-cell>
          <table:table-cell table:formula="of:=[.I179]" office:value-type="float" office:value="459.319031318412" calcext:value-type="float">
            <text:p>459.31903131841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80]&gt;=[.C180];[.E180];[.F180])" office:value-type="float" office:value="0.000015426623266146" calcext:value-type="float">
            <text:p>1.5426623266146E-05</text:p>
          </table:table-cell>
          <table:table-cell table:formula="of:=[.C180]+[.H180]*([.B180]-[.C180])" office:value-type="float" office:value="459.31503090141" calcext:value-type="float">
            <text:p>459.31503090141</text:p>
          </table:table-cell>
        </table:table-row>
        <table:table-row table:style-name="ro1">
          <table:table-cell/>
          <table:table-cell table:formula="of:=[.B180]" office:value-type="float" office:value="200" calcext:value-type="float">
            <text:p>200</text:p>
          </table:table-cell>
          <table:table-cell table:formula="of:=[.I180]" office:value-type="float" office:value="459.31503090141" calcext:value-type="float">
            <text:p>459.3150309014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81]&gt;=[.C181];[.E181];[.F181])" office:value-type="float" office:value="0.000015426623266146" calcext:value-type="float">
            <text:p>1.5426623266146E-05</text:p>
          </table:table-cell>
          <table:table-cell table:formula="of:=[.C181]+[.H181]*([.B181]-[.C181])" office:value-type="float" office:value="459.311030546121" calcext:value-type="float">
            <text:p>459.311030546121</text:p>
          </table:table-cell>
        </table:table-row>
        <table:table-row table:style-name="ro1">
          <table:table-cell/>
          <table:table-cell table:formula="of:=[.B181]" office:value-type="float" office:value="200" calcext:value-type="float">
            <text:p>200</text:p>
          </table:table-cell>
          <table:table-cell table:formula="of:=[.I181]" office:value-type="float" office:value="459.311030546121" calcext:value-type="float">
            <text:p>459.31103054612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82]&gt;=[.C182];[.E182];[.F182])" office:value-type="float" office:value="0.000015426623266146" calcext:value-type="float">
            <text:p>1.5426623266146E-05</text:p>
          </table:table-cell>
          <table:table-cell table:formula="of:=[.C182]+[.H182]*([.B182]-[.C182])" office:value-type="float" office:value="459.307030252544" calcext:value-type="float">
            <text:p>459.307030252544</text:p>
          </table:table-cell>
        </table:table-row>
        <table:table-row table:style-name="ro1">
          <table:table-cell/>
          <table:table-cell table:formula="of:=[.B182]" office:value-type="float" office:value="200" calcext:value-type="float">
            <text:p>200</text:p>
          </table:table-cell>
          <table:table-cell table:formula="of:=[.I182]" office:value-type="float" office:value="459.307030252544" calcext:value-type="float">
            <text:p>459.30703025254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83]&gt;=[.C183];[.E183];[.F183])" office:value-type="float" office:value="0.000015426623266146" calcext:value-type="float">
            <text:p>1.5426623266146E-05</text:p>
          </table:table-cell>
          <table:table-cell table:formula="of:=[.C183]+[.H183]*([.B183]-[.C183])" office:value-type="float" office:value="459.303030020678" calcext:value-type="float">
            <text:p>459.303030020678</text:p>
          </table:table-cell>
        </table:table-row>
        <table:table-row table:style-name="ro1">
          <table:table-cell/>
          <table:table-cell table:formula="of:=[.B183]" office:value-type="float" office:value="200" calcext:value-type="float">
            <text:p>200</text:p>
          </table:table-cell>
          <table:table-cell table:formula="of:=[.I183]" office:value-type="float" office:value="459.303030020678" calcext:value-type="float">
            <text:p>459.30303002067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84]&gt;=[.C184];[.E184];[.F184])" office:value-type="float" office:value="0.000015426623266146" calcext:value-type="float">
            <text:p>1.5426623266146E-05</text:p>
          </table:table-cell>
          <table:table-cell table:formula="of:=[.C184]+[.H184]*([.B184]-[.C184])" office:value-type="float" office:value="459.299029850522" calcext:value-type="float">
            <text:p>459.299029850522</text:p>
          </table:table-cell>
        </table:table-row>
        <table:table-row table:style-name="ro1">
          <table:table-cell/>
          <table:table-cell table:formula="of:=[.B184]" office:value-type="float" office:value="200" calcext:value-type="float">
            <text:p>200</text:p>
          </table:table-cell>
          <table:table-cell table:formula="of:=[.I184]" office:value-type="float" office:value="459.299029850522" calcext:value-type="float">
            <text:p>459.29902985052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85]&gt;=[.C185];[.E185];[.F185])" office:value-type="float" office:value="0.000015426623266146" calcext:value-type="float">
            <text:p>1.5426623266146E-05</text:p>
          </table:table-cell>
          <table:table-cell table:formula="of:=[.C185]+[.H185]*([.B185]-[.C185])" office:value-type="float" office:value="459.295029742075" calcext:value-type="float">
            <text:p>459.295029742075</text:p>
          </table:table-cell>
        </table:table-row>
        <table:table-row table:style-name="ro1">
          <table:table-cell/>
          <table:table-cell table:formula="of:=[.B185]" office:value-type="float" office:value="200" calcext:value-type="float">
            <text:p>200</text:p>
          </table:table-cell>
          <table:table-cell table:formula="of:=[.I185]" office:value-type="float" office:value="459.295029742075" calcext:value-type="float">
            <text:p>459.29502974207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86]&gt;=[.C186];[.E186];[.F186])" office:value-type="float" office:value="0.000015426623266146" calcext:value-type="float">
            <text:p>1.5426623266146E-05</text:p>
          </table:table-cell>
          <table:table-cell table:formula="of:=[.C186]+[.H186]*([.B186]-[.C186])" office:value-type="float" office:value="459.291029695336" calcext:value-type="float">
            <text:p>459.291029695336</text:p>
          </table:table-cell>
        </table:table-row>
        <table:table-row table:style-name="ro1">
          <table:table-cell/>
          <table:table-cell table:formula="of:=[.B186]" office:value-type="float" office:value="200" calcext:value-type="float">
            <text:p>200</text:p>
          </table:table-cell>
          <table:table-cell table:formula="of:=[.I186]" office:value-type="float" office:value="459.291029695336" calcext:value-type="float">
            <text:p>459.29102969533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87]&gt;=[.C187];[.E187];[.F187])" office:value-type="float" office:value="0.000015426623266146" calcext:value-type="float">
            <text:p>1.5426623266146E-05</text:p>
          </table:table-cell>
          <table:table-cell table:formula="of:=[.C187]+[.H187]*([.B187]-[.C187])" office:value-type="float" office:value="459.287029710305" calcext:value-type="float">
            <text:p>459.287029710305</text:p>
          </table:table-cell>
        </table:table-row>
        <table:table-row table:style-name="ro1">
          <table:table-cell/>
          <table:table-cell table:formula="of:=[.B187]" office:value-type="float" office:value="200" calcext:value-type="float">
            <text:p>200</text:p>
          </table:table-cell>
          <table:table-cell table:formula="of:=[.I187]" office:value-type="float" office:value="459.287029710305" calcext:value-type="float">
            <text:p>459.28702971030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88]&gt;=[.C188];[.E188];[.F188])" office:value-type="float" office:value="0.000015426623266146" calcext:value-type="float">
            <text:p>1.5426623266146E-05</text:p>
          </table:table-cell>
          <table:table-cell table:formula="of:=[.C188]+[.H188]*([.B188]-[.C188])" office:value-type="float" office:value="459.28302978698" calcext:value-type="float">
            <text:p>459.28302978698</text:p>
          </table:table-cell>
        </table:table-row>
        <table:table-row table:style-name="ro1">
          <table:table-cell/>
          <table:table-cell table:formula="of:=[.B188]" office:value-type="float" office:value="200" calcext:value-type="float">
            <text:p>200</text:p>
          </table:table-cell>
          <table:table-cell table:formula="of:=[.I188]" office:value-type="float" office:value="459.28302978698" calcext:value-type="float">
            <text:p>459.2830297869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89]&gt;=[.C189];[.E189];[.F189])" office:value-type="float" office:value="0.000015426623266146" calcext:value-type="float">
            <text:p>1.5426623266146E-05</text:p>
          </table:table-cell>
          <table:table-cell table:formula="of:=[.C189]+[.H189]*([.B189]-[.C189])" office:value-type="float" office:value="459.27902992536" calcext:value-type="float">
            <text:p>459.27902992536</text:p>
          </table:table-cell>
        </table:table-row>
        <table:table-row table:style-name="ro1">
          <table:table-cell/>
          <table:table-cell table:formula="of:=[.B189]" office:value-type="float" office:value="200" calcext:value-type="float">
            <text:p>200</text:p>
          </table:table-cell>
          <table:table-cell table:formula="of:=[.I189]" office:value-type="float" office:value="459.27902992536" calcext:value-type="float">
            <text:p>459.2790299253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90]&gt;=[.C190];[.E190];[.F190])" office:value-type="float" office:value="0.000015426623266146" calcext:value-type="float">
            <text:p>1.5426623266146E-05</text:p>
          </table:table-cell>
          <table:table-cell table:formula="of:=[.C190]+[.H190]*([.B190]-[.C190])" office:value-type="float" office:value="459.275030125445" calcext:value-type="float">
            <text:p>459.275030125445</text:p>
          </table:table-cell>
        </table:table-row>
        <table:table-row table:style-name="ro1">
          <table:table-cell/>
          <table:table-cell table:formula="of:=[.B190]" office:value-type="float" office:value="200" calcext:value-type="float">
            <text:p>200</text:p>
          </table:table-cell>
          <table:table-cell table:formula="of:=[.I190]" office:value-type="float" office:value="459.275030125445" calcext:value-type="float">
            <text:p>459.27503012544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91]&gt;=[.C191];[.E191];[.F191])" office:value-type="float" office:value="0.000015426623266146" calcext:value-type="float">
            <text:p>1.5426623266146E-05</text:p>
          </table:table-cell>
          <table:table-cell table:formula="of:=[.C191]+[.H191]*([.B191]-[.C191])" office:value-type="float" office:value="459.271030387232" calcext:value-type="float">
            <text:p>459.271030387232</text:p>
          </table:table-cell>
        </table:table-row>
        <table:table-row table:style-name="ro1">
          <table:table-cell/>
          <table:table-cell table:formula="of:=[.B191]" office:value-type="float" office:value="200" calcext:value-type="float">
            <text:p>200</text:p>
          </table:table-cell>
          <table:table-cell table:formula="of:=[.I191]" office:value-type="float" office:value="459.271030387232" calcext:value-type="float">
            <text:p>459.27103038723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92]&gt;=[.C192];[.E192];[.F192])" office:value-type="float" office:value="0.000015426623266146" calcext:value-type="float">
            <text:p>1.5426623266146E-05</text:p>
          </table:table-cell>
          <table:table-cell table:formula="of:=[.C192]+[.H192]*([.B192]-[.C192])" office:value-type="float" office:value="459.267030710723" calcext:value-type="float">
            <text:p>459.267030710723</text:p>
          </table:table-cell>
        </table:table-row>
        <table:table-row table:style-name="ro1">
          <table:table-cell/>
          <table:table-cell table:formula="of:=[.B192]" office:value-type="float" office:value="200" calcext:value-type="float">
            <text:p>200</text:p>
          </table:table-cell>
          <table:table-cell table:formula="of:=[.I192]" office:value-type="float" office:value="459.267030710723" calcext:value-type="float">
            <text:p>459.26703071072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93]&gt;=[.C193];[.E193];[.F193])" office:value-type="float" office:value="0.000015426623266146" calcext:value-type="float">
            <text:p>1.5426623266146E-05</text:p>
          </table:table-cell>
          <table:table-cell table:formula="of:=[.C193]+[.H193]*([.B193]-[.C193])" office:value-type="float" office:value="459.263031095915" calcext:value-type="float">
            <text:p>459.263031095915</text:p>
          </table:table-cell>
        </table:table-row>
        <table:table-row table:style-name="ro1">
          <table:table-cell/>
          <table:table-cell table:formula="of:=[.B193]" office:value-type="float" office:value="200" calcext:value-type="float">
            <text:p>200</text:p>
          </table:table-cell>
          <table:table-cell table:formula="of:=[.I193]" office:value-type="float" office:value="459.263031095915" calcext:value-type="float">
            <text:p>459.26303109591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94]&gt;=[.C194];[.E194];[.F194])" office:value-type="float" office:value="0.000015426623266146" calcext:value-type="float">
            <text:p>1.5426623266146E-05</text:p>
          </table:table-cell>
          <table:table-cell table:formula="of:=[.C194]+[.H194]*([.B194]-[.C194])" office:value-type="float" office:value="459.259031542807" calcext:value-type="float">
            <text:p>459.259031542807</text:p>
          </table:table-cell>
        </table:table-row>
        <table:table-row table:style-name="ro1">
          <table:table-cell/>
          <table:table-cell table:formula="of:=[.B194]" office:value-type="float" office:value="200" calcext:value-type="float">
            <text:p>200</text:p>
          </table:table-cell>
          <table:table-cell table:formula="of:=[.I194]" office:value-type="float" office:value="459.259031542807" calcext:value-type="float">
            <text:p>459.25903154280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95]&gt;=[.C195];[.E195];[.F195])" office:value-type="float" office:value="0.000015426623266146" calcext:value-type="float">
            <text:p>1.5426623266146E-05</text:p>
          </table:table-cell>
          <table:table-cell table:formula="of:=[.C195]+[.H195]*([.B195]-[.C195])" office:value-type="float" office:value="459.255032051399" calcext:value-type="float">
            <text:p>459.255032051399</text:p>
          </table:table-cell>
        </table:table-row>
        <table:table-row table:style-name="ro1">
          <table:table-cell/>
          <table:table-cell table:formula="of:=[.B195]" office:value-type="float" office:value="200" calcext:value-type="float">
            <text:p>200</text:p>
          </table:table-cell>
          <table:table-cell table:formula="of:=[.I195]" office:value-type="float" office:value="459.255032051399" calcext:value-type="float">
            <text:p>459.2550320513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96]&gt;=[.C196];[.E196];[.F196])" office:value-type="float" office:value="0.000015426623266146" calcext:value-type="float">
            <text:p>1.5426623266146E-05</text:p>
          </table:table-cell>
          <table:table-cell table:formula="of:=[.C196]+[.H196]*([.B196]-[.C196])" office:value-type="float" office:value="459.25103262169" calcext:value-type="float">
            <text:p>459.25103262169</text:p>
          </table:table-cell>
        </table:table-row>
        <table:table-row table:style-name="ro1">
          <table:table-cell/>
          <table:table-cell table:formula="of:=[.B196]" office:value-type="float" office:value="200" calcext:value-type="float">
            <text:p>200</text:p>
          </table:table-cell>
          <table:table-cell table:formula="of:=[.I196]" office:value-type="float" office:value="459.25103262169" calcext:value-type="float">
            <text:p>459.2510326216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97]&gt;=[.C197];[.E197];[.F197])" office:value-type="float" office:value="0.000015426623266146" calcext:value-type="float">
            <text:p>1.5426623266146E-05</text:p>
          </table:table-cell>
          <table:table-cell table:formula="of:=[.C197]+[.H197]*([.B197]-[.C197])" office:value-type="float" office:value="459.247033253678" calcext:value-type="float">
            <text:p>459.247033253678</text:p>
          </table:table-cell>
        </table:table-row>
        <table:table-row table:style-name="ro1">
          <table:table-cell/>
          <table:table-cell table:formula="of:=[.B197]" office:value-type="float" office:value="200" calcext:value-type="float">
            <text:p>200</text:p>
          </table:table-cell>
          <table:table-cell table:formula="of:=[.I197]" office:value-type="float" office:value="459.247033253678" calcext:value-type="float">
            <text:p>459.24703325367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98]&gt;=[.C198];[.E198];[.F198])" office:value-type="float" office:value="0.000015426623266146" calcext:value-type="float">
            <text:p>1.5426623266146E-05</text:p>
          </table:table-cell>
          <table:table-cell table:formula="of:=[.C198]+[.H198]*([.B198]-[.C198])" office:value-type="float" office:value="459.243033947363" calcext:value-type="float">
            <text:p>459.243033947363</text:p>
          </table:table-cell>
        </table:table-row>
        <table:table-row table:style-name="ro1">
          <table:table-cell/>
          <table:table-cell table:formula="of:=[.B198]" office:value-type="float" office:value="200" calcext:value-type="float">
            <text:p>200</text:p>
          </table:table-cell>
          <table:table-cell table:formula="of:=[.I198]" office:value-type="float" office:value="459.243033947363" calcext:value-type="float">
            <text:p>459.24303394736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99]&gt;=[.C199];[.E199];[.F199])" office:value-type="float" office:value="0.000015426623266146" calcext:value-type="float">
            <text:p>1.5426623266146E-05</text:p>
          </table:table-cell>
          <table:table-cell table:formula="of:=[.C199]+[.H199]*([.B199]-[.C199])" office:value-type="float" office:value="459.239034702744" calcext:value-type="float">
            <text:p>459.239034702744</text:p>
          </table:table-cell>
        </table:table-row>
        <table:table-row table:style-name="ro1">
          <table:table-cell/>
          <table:table-cell table:formula="of:=[.B199]" office:value-type="float" office:value="200" calcext:value-type="float">
            <text:p>200</text:p>
          </table:table-cell>
          <table:table-cell table:formula="of:=[.I199]" office:value-type="float" office:value="459.239034702744" calcext:value-type="float">
            <text:p>459.23903470274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00]&gt;=[.C200];[.E200];[.F200])" office:value-type="float" office:value="0.000015426623266146" calcext:value-type="float">
            <text:p>1.5426623266146E-05</text:p>
          </table:table-cell>
          <table:table-cell table:formula="of:=[.C200]+[.H200]*([.B200]-[.C200])" office:value-type="float" office:value="459.23503551982" calcext:value-type="float">
            <text:p>459.23503551982</text:p>
          </table:table-cell>
        </table:table-row>
        <table:table-row table:style-name="ro1">
          <table:table-cell/>
          <table:table-cell table:formula="of:=[.B200]" office:value-type="float" office:value="200" calcext:value-type="float">
            <text:p>200</text:p>
          </table:table-cell>
          <table:table-cell table:formula="of:=[.I200]" office:value-type="float" office:value="459.23503551982" calcext:value-type="float">
            <text:p>459.2350355198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01]&gt;=[.C201];[.E201];[.F201])" office:value-type="float" office:value="0.000015426623266146" calcext:value-type="float">
            <text:p>1.5426623266146E-05</text:p>
          </table:table-cell>
          <table:table-cell table:formula="of:=[.C201]+[.H201]*([.B201]-[.C201])" office:value-type="float" office:value="459.23103639859" calcext:value-type="float">
            <text:p>459.23103639859</text:p>
          </table:table-cell>
        </table:table-row>
        <table:table-row table:style-name="ro1">
          <table:table-cell/>
          <table:table-cell table:formula="of:=[.B201]" office:value-type="float" office:value="200" calcext:value-type="float">
            <text:p>200</text:p>
          </table:table-cell>
          <table:table-cell table:formula="of:=[.I201]" office:value-type="float" office:value="459.23103639859" calcext:value-type="float">
            <text:p>459.2310363985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02]&gt;=[.C202];[.E202];[.F202])" office:value-type="float" office:value="0.000015426623266146" calcext:value-type="float">
            <text:p>1.5426623266146E-05</text:p>
          </table:table-cell>
          <table:table-cell table:formula="of:=[.C202]+[.H202]*([.B202]-[.C202])" office:value-type="float" office:value="459.227037339052" calcext:value-type="float">
            <text:p>459.227037339052</text:p>
          </table:table-cell>
        </table:table-row>
        <table:table-row table:style-name="ro1">
          <table:table-cell/>
          <table:table-cell table:formula="of:=[.B202]" office:value-type="float" office:value="200" calcext:value-type="float">
            <text:p>200</text:p>
          </table:table-cell>
          <table:table-cell table:formula="of:=[.I202]" office:value-type="float" office:value="459.227037339052" calcext:value-type="float">
            <text:p>459.22703733905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03]&gt;=[.C203];[.E203];[.F203])" office:value-type="float" office:value="0.000015426623266146" calcext:value-type="float">
            <text:p>1.5426623266146E-05</text:p>
          </table:table-cell>
          <table:table-cell table:formula="of:=[.C203]+[.H203]*([.B203]-[.C203])" office:value-type="float" office:value="459.223038341207" calcext:value-type="float">
            <text:p>459.223038341207</text:p>
          </table:table-cell>
        </table:table-row>
        <table:table-row table:style-name="ro1">
          <table:table-cell/>
          <table:table-cell table:formula="of:=[.B203]" office:value-type="float" office:value="200" calcext:value-type="float">
            <text:p>200</text:p>
          </table:table-cell>
          <table:table-cell table:formula="of:=[.I203]" office:value-type="float" office:value="459.223038341207" calcext:value-type="float">
            <text:p>459.22303834120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04]&gt;=[.C204];[.E204];[.F204])" office:value-type="float" office:value="0.000015426623266146" calcext:value-type="float">
            <text:p>1.5426623266146E-05</text:p>
          </table:table-cell>
          <table:table-cell table:formula="of:=[.C204]+[.H204]*([.B204]-[.C204])" office:value-type="float" office:value="459.219039405052" calcext:value-type="float">
            <text:p>459.219039405052</text:p>
          </table:table-cell>
        </table:table-row>
        <table:table-row table:style-name="ro1">
          <table:table-cell/>
          <table:table-cell table:formula="of:=[.B204]" office:value-type="float" office:value="200" calcext:value-type="float">
            <text:p>200</text:p>
          </table:table-cell>
          <table:table-cell table:formula="of:=[.I204]" office:value-type="float" office:value="459.219039405052" calcext:value-type="float">
            <text:p>459.21903940505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05]&gt;=[.C205];[.E205];[.F205])" office:value-type="float" office:value="0.000015426623266146" calcext:value-type="float">
            <text:p>1.5426623266146E-05</text:p>
          </table:table-cell>
          <table:table-cell table:formula="of:=[.C205]+[.H205]*([.B205]-[.C205])" office:value-type="float" office:value="459.215040530588" calcext:value-type="float">
            <text:p>459.215040530588</text:p>
          </table:table-cell>
        </table:table-row>
        <table:table-row table:style-name="ro1">
          <table:table-cell/>
          <table:table-cell table:formula="of:=[.B205]" office:value-type="float" office:value="200" calcext:value-type="float">
            <text:p>200</text:p>
          </table:table-cell>
          <table:table-cell table:formula="of:=[.I205]" office:value-type="float" office:value="459.215040530588" calcext:value-type="float">
            <text:p>459.21504053058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06]&gt;=[.C206];[.E206];[.F206])" office:value-type="float" office:value="0.000015426623266146" calcext:value-type="float">
            <text:p>1.5426623266146E-05</text:p>
          </table:table-cell>
          <table:table-cell table:formula="of:=[.C206]+[.H206]*([.B206]-[.C206])" office:value-type="float" office:value="459.211041717813" calcext:value-type="float">
            <text:p>459.211041717813</text:p>
          </table:table-cell>
        </table:table-row>
        <table:table-row table:style-name="ro1">
          <table:table-cell/>
          <table:table-cell table:formula="of:=[.B206]" office:value-type="float" office:value="200" calcext:value-type="float">
            <text:p>200</text:p>
          </table:table-cell>
          <table:table-cell table:formula="of:=[.I206]" office:value-type="float" office:value="459.211041717813" calcext:value-type="float">
            <text:p>459.2110417178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07]&gt;=[.C207];[.E207];[.F207])" office:value-type="float" office:value="0.000015426623266146" calcext:value-type="float">
            <text:p>1.5426623266146E-05</text:p>
          </table:table-cell>
          <table:table-cell table:formula="of:=[.C207]+[.H207]*([.B207]-[.C207])" office:value-type="float" office:value="459.207042966726" calcext:value-type="float">
            <text:p>459.207042966726</text:p>
          </table:table-cell>
        </table:table-row>
        <table:table-row table:style-name="ro1">
          <table:table-cell/>
          <table:table-cell table:formula="of:=[.B207]" office:value-type="float" office:value="200" calcext:value-type="float">
            <text:p>200</text:p>
          </table:table-cell>
          <table:table-cell table:formula="of:=[.I207]" office:value-type="float" office:value="459.207042966726" calcext:value-type="float">
            <text:p>459.20704296672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08]&gt;=[.C208];[.E208];[.F208])" office:value-type="float" office:value="0.000015426623266146" calcext:value-type="float">
            <text:p>1.5426623266146E-05</text:p>
          </table:table-cell>
          <table:table-cell table:formula="of:=[.C208]+[.H208]*([.B208]-[.C208])" office:value-type="float" office:value="459.203044277326" calcext:value-type="float">
            <text:p>459.203044277326</text:p>
          </table:table-cell>
        </table:table-row>
        <table:table-row table:style-name="ro1">
          <table:table-cell/>
          <table:table-cell table:formula="of:=[.B208]" office:value-type="float" office:value="200" calcext:value-type="float">
            <text:p>200</text:p>
          </table:table-cell>
          <table:table-cell table:formula="of:=[.I208]" office:value-type="float" office:value="459.203044277326" calcext:value-type="float">
            <text:p>459.20304427732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09]&gt;=[.C209];[.E209];[.F209])" office:value-type="float" office:value="0.000015426623266146" calcext:value-type="float">
            <text:p>1.5426623266146E-05</text:p>
          </table:table-cell>
          <table:table-cell table:formula="of:=[.C209]+[.H209]*([.B209]-[.C209])" office:value-type="float" office:value="459.199045649613" calcext:value-type="float">
            <text:p>459.199045649613</text:p>
          </table:table-cell>
        </table:table-row>
        <table:table-row table:style-name="ro1">
          <table:table-cell/>
          <table:table-cell table:formula="of:=[.B209]" office:value-type="float" office:value="200" calcext:value-type="float">
            <text:p>200</text:p>
          </table:table-cell>
          <table:table-cell table:formula="of:=[.I209]" office:value-type="float" office:value="459.199045649613" calcext:value-type="float">
            <text:p>459.1990456496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10]&gt;=[.C210];[.E210];[.F210])" office:value-type="float" office:value="0.000015426623266146" calcext:value-type="float">
            <text:p>1.5426623266146E-05</text:p>
          </table:table-cell>
          <table:table-cell table:formula="of:=[.C210]+[.H210]*([.B210]-[.C210])" office:value-type="float" office:value="459.195047083585" calcext:value-type="float">
            <text:p>459.195047083585</text:p>
          </table:table-cell>
        </table:table-row>
        <table:table-row table:style-name="ro1">
          <table:table-cell/>
          <table:table-cell table:formula="of:=[.B210]" office:value-type="float" office:value="200" calcext:value-type="float">
            <text:p>200</text:p>
          </table:table-cell>
          <table:table-cell table:formula="of:=[.I210]" office:value-type="float" office:value="459.195047083585" calcext:value-type="float">
            <text:p>459.19504708358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11]&gt;=[.C211];[.E211];[.F211])" office:value-type="float" office:value="0.000015426623266146" calcext:value-type="float">
            <text:p>1.5426623266146E-05</text:p>
          </table:table-cell>
          <table:table-cell table:formula="of:=[.C211]+[.H211]*([.B211]-[.C211])" office:value-type="float" office:value="459.191048579241" calcext:value-type="float">
            <text:p>459.191048579241</text:p>
          </table:table-cell>
        </table:table-row>
        <table:table-row table:style-name="ro1">
          <table:table-cell/>
          <table:table-cell table:formula="of:=[.B211]" office:value-type="float" office:value="200" calcext:value-type="float">
            <text:p>200</text:p>
          </table:table-cell>
          <table:table-cell table:formula="of:=[.I211]" office:value-type="float" office:value="459.191048579241" calcext:value-type="float">
            <text:p>459.19104857924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12]&gt;=[.C212];[.E212];[.F212])" office:value-type="float" office:value="0.000015426623266146" calcext:value-type="float">
            <text:p>1.5426623266146E-05</text:p>
          </table:table-cell>
          <table:table-cell table:formula="of:=[.C212]+[.H212]*([.B212]-[.C212])" office:value-type="float" office:value="459.18705013658" calcext:value-type="float">
            <text:p>459.18705013658</text:p>
          </table:table-cell>
        </table:table-row>
        <table:table-row table:style-name="ro1">
          <table:table-cell/>
          <table:table-cell table:formula="of:=[.B212]" office:value-type="float" office:value="200" calcext:value-type="float">
            <text:p>200</text:p>
          </table:table-cell>
          <table:table-cell table:formula="of:=[.I212]" office:value-type="float" office:value="459.18705013658" calcext:value-type="float">
            <text:p>459.1870501365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13]&gt;=[.C213];[.E213];[.F213])" office:value-type="float" office:value="0.000015426623266146" calcext:value-type="float">
            <text:p>1.5426623266146E-05</text:p>
          </table:table-cell>
          <table:table-cell table:formula="of:=[.C213]+[.H213]*([.B213]-[.C213])" office:value-type="float" office:value="459.183051755602" calcext:value-type="float">
            <text:p>459.183051755602</text:p>
          </table:table-cell>
        </table:table-row>
        <table:table-row table:style-name="ro1">
          <table:table-cell/>
          <table:table-cell table:formula="of:=[.B213]" office:value-type="float" office:value="200" calcext:value-type="float">
            <text:p>200</text:p>
          </table:table-cell>
          <table:table-cell table:formula="of:=[.I213]" office:value-type="float" office:value="459.183051755602" calcext:value-type="float">
            <text:p>459.18305175560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14]&gt;=[.C214];[.E214];[.F214])" office:value-type="float" office:value="0.000015426623266146" calcext:value-type="float">
            <text:p>1.5426623266146E-05</text:p>
          </table:table-cell>
          <table:table-cell table:formula="of:=[.C214]+[.H214]*([.B214]-[.C214])" office:value-type="float" office:value="459.179053436306" calcext:value-type="float">
            <text:p>459.179053436306</text:p>
          </table:table-cell>
        </table:table-row>
        <table:table-row table:style-name="ro1">
          <table:table-cell/>
          <table:table-cell table:formula="of:=[.B214]" office:value-type="float" office:value="200" calcext:value-type="float">
            <text:p>200</text:p>
          </table:table-cell>
          <table:table-cell table:formula="of:=[.I214]" office:value-type="float" office:value="459.179053436306" calcext:value-type="float">
            <text:p>459.17905343630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15]&gt;=[.C215];[.E215];[.F215])" office:value-type="float" office:value="0.000015426623266146" calcext:value-type="float">
            <text:p>1.5426623266146E-05</text:p>
          </table:table-cell>
          <table:table-cell table:formula="of:=[.C215]+[.H215]*([.B215]-[.C215])" office:value-type="float" office:value="459.17505517869" calcext:value-type="float">
            <text:p>459.17505517869</text:p>
          </table:table-cell>
        </table:table-row>
        <table:table-row table:style-name="ro1">
          <table:table-cell/>
          <table:table-cell table:formula="of:=[.B215]" office:value-type="float" office:value="200" calcext:value-type="float">
            <text:p>200</text:p>
          </table:table-cell>
          <table:table-cell table:formula="of:=[.I215]" office:value-type="float" office:value="459.17505517869" calcext:value-type="float">
            <text:p>459.1750551786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16]&gt;=[.C216];[.E216];[.F216])" office:value-type="float" office:value="0.000015426623266146" calcext:value-type="float">
            <text:p>1.5426623266146E-05</text:p>
          </table:table-cell>
          <table:table-cell table:formula="of:=[.C216]+[.H216]*([.B216]-[.C216])" office:value-type="float" office:value="459.171056982754" calcext:value-type="float">
            <text:p>459.171056982754</text:p>
          </table:table-cell>
        </table:table-row>
        <table:table-row table:style-name="ro1">
          <table:table-cell/>
          <table:table-cell table:formula="of:=[.B216]" office:value-type="float" office:value="200" calcext:value-type="float">
            <text:p>200</text:p>
          </table:table-cell>
          <table:table-cell table:formula="of:=[.I216]" office:value-type="float" office:value="459.171056982754" calcext:value-type="float">
            <text:p>459.17105698275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17]&gt;=[.C217];[.E217];[.F217])" office:value-type="float" office:value="0.000015426623266146" calcext:value-type="float">
            <text:p>1.5426623266146E-05</text:p>
          </table:table-cell>
          <table:table-cell table:formula="of:=[.C217]+[.H217]*([.B217]-[.C217])" office:value-type="float" office:value="459.167058848496" calcext:value-type="float">
            <text:p>459.167058848496</text:p>
          </table:table-cell>
        </table:table-row>
        <table:table-row table:style-name="ro1">
          <table:table-cell/>
          <table:table-cell table:formula="of:=[.B217]" office:value-type="float" office:value="200" calcext:value-type="float">
            <text:p>200</text:p>
          </table:table-cell>
          <table:table-cell table:formula="of:=[.I217]" office:value-type="float" office:value="459.167058848496" calcext:value-type="float">
            <text:p>459.16705884849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18]&gt;=[.C218];[.E218];[.F218])" office:value-type="float" office:value="0.000015426623266146" calcext:value-type="float">
            <text:p>1.5426623266146E-05</text:p>
          </table:table-cell>
          <table:table-cell table:formula="of:=[.C218]+[.H218]*([.B218]-[.C218])" office:value-type="float" office:value="459.163060775917" calcext:value-type="float">
            <text:p>459.163060775917</text:p>
          </table:table-cell>
        </table:table-row>
        <table:table-row table:style-name="ro1">
          <table:table-cell/>
          <table:table-cell table:formula="of:=[.B218]" office:value-type="float" office:value="200" calcext:value-type="float">
            <text:p>200</text:p>
          </table:table-cell>
          <table:table-cell table:formula="of:=[.I218]" office:value-type="float" office:value="459.163060775917" calcext:value-type="float">
            <text:p>459.16306077591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19]&gt;=[.C219];[.E219];[.F219])" office:value-type="float" office:value="0.000015426623266146" calcext:value-type="float">
            <text:p>1.5426623266146E-05</text:p>
          </table:table-cell>
          <table:table-cell table:formula="of:=[.C219]+[.H219]*([.B219]-[.C219])" office:value-type="float" office:value="459.159062765013" calcext:value-type="float">
            <text:p>459.159062765013</text:p>
          </table:table-cell>
        </table:table-row>
        <table:table-row table:style-name="ro1">
          <table:table-cell/>
          <table:table-cell table:formula="of:=[.B219]" office:value-type="float" office:value="200" calcext:value-type="float">
            <text:p>200</text:p>
          </table:table-cell>
          <table:table-cell table:formula="of:=[.I219]" office:value-type="float" office:value="459.159062765013" calcext:value-type="float">
            <text:p>459.1590627650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20]&gt;=[.C220];[.E220];[.F220])" office:value-type="float" office:value="0.000015426623266146" calcext:value-type="float">
            <text:p>1.5426623266146E-05</text:p>
          </table:table-cell>
          <table:table-cell table:formula="of:=[.C220]+[.H220]*([.B220]-[.C220])" office:value-type="float" office:value="459.155064815786" calcext:value-type="float">
            <text:p>459.155064815786</text:p>
          </table:table-cell>
        </table:table-row>
        <table:table-row table:style-name="ro1">
          <table:table-cell/>
          <table:table-cell table:formula="of:=[.B220]" office:value-type="float" office:value="200" calcext:value-type="float">
            <text:p>200</text:p>
          </table:table-cell>
          <table:table-cell table:formula="of:=[.I220]" office:value-type="float" office:value="459.155064815786" calcext:value-type="float">
            <text:p>459.15506481578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21]&gt;=[.C221];[.E221];[.F221])" office:value-type="float" office:value="0.000015426623266146" calcext:value-type="float">
            <text:p>1.5426623266146E-05</text:p>
          </table:table-cell>
          <table:table-cell table:formula="of:=[.C221]+[.H221]*([.B221]-[.C221])" office:value-type="float" office:value="459.151066928234" calcext:value-type="float">
            <text:p>459.151066928234</text:p>
          </table:table-cell>
        </table:table-row>
        <table:table-row table:style-name="ro1">
          <table:table-cell/>
          <table:table-cell table:formula="of:=[.B221]" office:value-type="float" office:value="200" calcext:value-type="float">
            <text:p>200</text:p>
          </table:table-cell>
          <table:table-cell table:formula="of:=[.I221]" office:value-type="float" office:value="459.151066928234" calcext:value-type="float">
            <text:p>459.15106692823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22]&gt;=[.C222];[.E222];[.F222])" office:value-type="float" office:value="0.000015426623266146" calcext:value-type="float">
            <text:p>1.5426623266146E-05</text:p>
          </table:table-cell>
          <table:table-cell table:formula="of:=[.C222]+[.H222]*([.B222]-[.C222])" office:value-type="float" office:value="459.147069102355" calcext:value-type="float">
            <text:p>459.147069102355</text:p>
          </table:table-cell>
        </table:table-row>
        <table:table-row table:style-name="ro1">
          <table:table-cell/>
          <table:table-cell table:formula="of:=[.B222]" office:value-type="float" office:value="200" calcext:value-type="float">
            <text:p>200</text:p>
          </table:table-cell>
          <table:table-cell table:formula="of:=[.I222]" office:value-type="float" office:value="459.147069102355" calcext:value-type="float">
            <text:p>459.14706910235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23]&gt;=[.C223];[.E223];[.F223])" office:value-type="float" office:value="0.000015426623266146" calcext:value-type="float">
            <text:p>1.5426623266146E-05</text:p>
          </table:table-cell>
          <table:table-cell table:formula="of:=[.C223]+[.H223]*([.B223]-[.C223])" office:value-type="float" office:value="459.14307133815" calcext:value-type="float">
            <text:p>459.14307133815</text:p>
          </table:table-cell>
        </table:table-row>
        <table:table-row table:style-name="ro1">
          <table:table-cell/>
          <table:table-cell table:formula="of:=[.B223]" office:value-type="float" office:value="200" calcext:value-type="float">
            <text:p>200</text:p>
          </table:table-cell>
          <table:table-cell table:formula="of:=[.I223]" office:value-type="float" office:value="459.14307133815" calcext:value-type="float">
            <text:p>459.1430713381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24]&gt;=[.C224];[.E224];[.F224])" office:value-type="float" office:value="0.000015426623266146" calcext:value-type="float">
            <text:p>1.5426623266146E-05</text:p>
          </table:table-cell>
          <table:table-cell table:formula="of:=[.C224]+[.H224]*([.B224]-[.C224])" office:value-type="float" office:value="459.139073635616" calcext:value-type="float">
            <text:p>459.139073635616</text:p>
          </table:table-cell>
        </table:table-row>
        <table:table-row table:style-name="ro1">
          <table:table-cell/>
          <table:table-cell table:formula="of:=[.B224]" office:value-type="float" office:value="200" calcext:value-type="float">
            <text:p>200</text:p>
          </table:table-cell>
          <table:table-cell table:formula="of:=[.I224]" office:value-type="float" office:value="459.139073635616" calcext:value-type="float">
            <text:p>459.13907363561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25]&gt;=[.C225];[.E225];[.F225])" office:value-type="float" office:value="0.000015426623266146" calcext:value-type="float">
            <text:p>1.5426623266146E-05</text:p>
          </table:table-cell>
          <table:table-cell table:formula="of:=[.C225]+[.H225]*([.B225]-[.C225])" office:value-type="float" office:value="459.135075994754" calcext:value-type="float">
            <text:p>459.135075994754</text:p>
          </table:table-cell>
        </table:table-row>
        <table:table-row table:style-name="ro1">
          <table:table-cell/>
          <table:table-cell table:formula="of:=[.B225]" office:value-type="float" office:value="200" calcext:value-type="float">
            <text:p>200</text:p>
          </table:table-cell>
          <table:table-cell table:formula="of:=[.I225]" office:value-type="float" office:value="459.135075994754" calcext:value-type="float">
            <text:p>459.13507599475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26]&gt;=[.C226];[.E226];[.F226])" office:value-type="float" office:value="0.000015426623266146" calcext:value-type="float">
            <text:p>1.5426623266146E-05</text:p>
          </table:table-cell>
          <table:table-cell table:formula="of:=[.C226]+[.H226]*([.B226]-[.C226])" office:value-type="float" office:value="459.131078415561" calcext:value-type="float">
            <text:p>459.131078415561</text:p>
          </table:table-cell>
        </table:table-row>
        <table:table-row table:style-name="ro1">
          <table:table-cell/>
          <table:table-cell table:formula="of:=[.B226]" office:value-type="float" office:value="200" calcext:value-type="float">
            <text:p>200</text:p>
          </table:table-cell>
          <table:table-cell table:formula="of:=[.I226]" office:value-type="float" office:value="459.131078415561" calcext:value-type="float">
            <text:p>459.13107841556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27]&gt;=[.C227];[.E227];[.F227])" office:value-type="float" office:value="0.000015426623266146" calcext:value-type="float">
            <text:p>1.5426623266146E-05</text:p>
          </table:table-cell>
          <table:table-cell table:formula="of:=[.C227]+[.H227]*([.B227]-[.C227])" office:value-type="float" office:value="459.127080898038" calcext:value-type="float">
            <text:p>459.127080898038</text:p>
          </table:table-cell>
        </table:table-row>
        <table:table-row table:style-name="ro1">
          <table:table-cell/>
          <table:table-cell table:formula="of:=[.B227]" office:value-type="float" office:value="200" calcext:value-type="float">
            <text:p>200</text:p>
          </table:table-cell>
          <table:table-cell table:formula="of:=[.I227]" office:value-type="float" office:value="459.127080898038" calcext:value-type="float">
            <text:p>459.12708089803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28]&gt;=[.C228];[.E228];[.F228])" office:value-type="float" office:value="0.000015426623266146" calcext:value-type="float">
            <text:p>1.5426623266146E-05</text:p>
          </table:table-cell>
          <table:table-cell table:formula="of:=[.C228]+[.H228]*([.B228]-[.C228])" office:value-type="float" office:value="459.123083442183" calcext:value-type="float">
            <text:p>459.123083442183</text:p>
          </table:table-cell>
        </table:table-row>
        <table:table-row table:style-name="ro1">
          <table:table-cell/>
          <table:table-cell table:formula="of:=[.B228]" office:value-type="float" office:value="200" calcext:value-type="float">
            <text:p>200</text:p>
          </table:table-cell>
          <table:table-cell table:formula="of:=[.I228]" office:value-type="float" office:value="459.123083442183" calcext:value-type="float">
            <text:p>459.12308344218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29]&gt;=[.C229];[.E229];[.F229])" office:value-type="float" office:value="0.000015426623266146" calcext:value-type="float">
            <text:p>1.5426623266146E-05</text:p>
          </table:table-cell>
          <table:table-cell table:formula="of:=[.C229]+[.H229]*([.B229]-[.C229])" office:value-type="float" office:value="459.119086047995" calcext:value-type="float">
            <text:p>459.119086047995</text:p>
          </table:table-cell>
        </table:table-row>
        <table:table-row table:style-name="ro1">
          <table:table-cell/>
          <table:table-cell table:formula="of:=[.B229]" office:value-type="float" office:value="200" calcext:value-type="float">
            <text:p>200</text:p>
          </table:table-cell>
          <table:table-cell table:formula="of:=[.I229]" office:value-type="float" office:value="459.119086047995" calcext:value-type="float">
            <text:p>459.11908604799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30]&gt;=[.C230];[.E230];[.F230])" office:value-type="float" office:value="0.000015426623266146" calcext:value-type="float">
            <text:p>1.5426623266146E-05</text:p>
          </table:table-cell>
          <table:table-cell table:formula="of:=[.C230]+[.H230]*([.B230]-[.C230])" office:value-type="float" office:value="459.115088715473" calcext:value-type="float">
            <text:p>459.115088715473</text:p>
          </table:table-cell>
        </table:table-row>
        <table:table-row table:style-name="ro1">
          <table:table-cell/>
          <table:table-cell table:formula="of:=[.B230]" office:value-type="float" office:value="200" calcext:value-type="float">
            <text:p>200</text:p>
          </table:table-cell>
          <table:table-cell table:formula="of:=[.I230]" office:value-type="float" office:value="459.115088715473" calcext:value-type="float">
            <text:p>459.11508871547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31]&gt;=[.C231];[.E231];[.F231])" office:value-type="float" office:value="0.000015426623266146" calcext:value-type="float">
            <text:p>1.5426623266146E-05</text:p>
          </table:table-cell>
          <table:table-cell table:formula="of:=[.C231]+[.H231]*([.B231]-[.C231])" office:value-type="float" office:value="459.111091444617" calcext:value-type="float">
            <text:p>459.111091444617</text:p>
          </table:table-cell>
        </table:table-row>
        <table:table-row table:style-name="ro1">
          <table:table-cell/>
          <table:table-cell table:formula="of:=[.B231]" office:value-type="float" office:value="200" calcext:value-type="float">
            <text:p>200</text:p>
          </table:table-cell>
          <table:table-cell table:formula="of:=[.I231]" office:value-type="float" office:value="459.111091444617" calcext:value-type="float">
            <text:p>459.11109144461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32]&gt;=[.C232];[.E232];[.F232])" office:value-type="float" office:value="0.000015426623266146" calcext:value-type="float">
            <text:p>1.5426623266146E-05</text:p>
          </table:table-cell>
          <table:table-cell table:formula="of:=[.C232]+[.H232]*([.B232]-[.C232])" office:value-type="float" office:value="459.107094235425" calcext:value-type="float">
            <text:p>459.107094235425</text:p>
          </table:table-cell>
        </table:table-row>
        <table:table-row table:style-name="ro1">
          <table:table-cell/>
          <table:table-cell table:formula="of:=[.B232]" office:value-type="float" office:value="200" calcext:value-type="float">
            <text:p>200</text:p>
          </table:table-cell>
          <table:table-cell table:formula="of:=[.I232]" office:value-type="float" office:value="459.107094235425" calcext:value-type="float">
            <text:p>459.10709423542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33]&gt;=[.C233];[.E233];[.F233])" office:value-type="float" office:value="0.000015426623266146" calcext:value-type="float">
            <text:p>1.5426623266146E-05</text:p>
          </table:table-cell>
          <table:table-cell table:formula="of:=[.C233]+[.H233]*([.B233]-[.C233])" office:value-type="float" office:value="459.103097087897" calcext:value-type="float">
            <text:p>459.103097087897</text:p>
          </table:table-cell>
        </table:table-row>
        <table:table-row table:style-name="ro1">
          <table:table-cell/>
          <table:table-cell table:formula="of:=[.B233]" office:value-type="float" office:value="200" calcext:value-type="float">
            <text:p>200</text:p>
          </table:table-cell>
          <table:table-cell table:formula="of:=[.I233]" office:value-type="float" office:value="459.103097087897" calcext:value-type="float">
            <text:p>459.10309708789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34]&gt;=[.C234];[.E234];[.F234])" office:value-type="float" office:value="0.000015426623266146" calcext:value-type="float">
            <text:p>1.5426623266146E-05</text:p>
          </table:table-cell>
          <table:table-cell table:formula="of:=[.C234]+[.H234]*([.B234]-[.C234])" office:value-type="float" office:value="459.099100002031" calcext:value-type="float">
            <text:p>459.099100002031</text:p>
          </table:table-cell>
        </table:table-row>
        <table:table-row table:style-name="ro1">
          <table:table-cell/>
          <table:table-cell table:formula="of:=[.B234]" office:value-type="float" office:value="200" calcext:value-type="float">
            <text:p>200</text:p>
          </table:table-cell>
          <table:table-cell table:formula="of:=[.I234]" office:value-type="float" office:value="459.099100002031" calcext:value-type="float">
            <text:p>459.09910000203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35]&gt;=[.C235];[.E235];[.F235])" office:value-type="float" office:value="0.000015426623266146" calcext:value-type="float">
            <text:p>1.5426623266146E-05</text:p>
          </table:table-cell>
          <table:table-cell table:formula="of:=[.C235]+[.H235]*([.B235]-[.C235])" office:value-type="float" office:value="459.095102977827" calcext:value-type="float">
            <text:p>459.095102977827</text:p>
          </table:table-cell>
        </table:table-row>
        <table:table-row table:style-name="ro1">
          <table:table-cell/>
          <table:table-cell table:formula="of:=[.B235]" office:value-type="float" office:value="200" calcext:value-type="float">
            <text:p>200</text:p>
          </table:table-cell>
          <table:table-cell table:formula="of:=[.I235]" office:value-type="float" office:value="459.095102977827" calcext:value-type="float">
            <text:p>459.09510297782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36]&gt;=[.C236];[.E236];[.F236])" office:value-type="float" office:value="0.000015426623266146" calcext:value-type="float">
            <text:p>1.5426623266146E-05</text:p>
          </table:table-cell>
          <table:table-cell table:formula="of:=[.C236]+[.H236]*([.B236]-[.C236])" office:value-type="float" office:value="459.091106015283" calcext:value-type="float">
            <text:p>459.091106015283</text:p>
          </table:table-cell>
        </table:table-row>
        <table:table-row table:style-name="ro1">
          <table:table-cell/>
          <table:table-cell table:formula="of:=[.B236]" office:value-type="float" office:value="200" calcext:value-type="float">
            <text:p>200</text:p>
          </table:table-cell>
          <table:table-cell table:formula="of:=[.I236]" office:value-type="float" office:value="459.091106015283" calcext:value-type="float">
            <text:p>459.09110601528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37]&gt;=[.C237];[.E237];[.F237])" office:value-type="float" office:value="0.000015426623266146" calcext:value-type="float">
            <text:p>1.5426623266146E-05</text:p>
          </table:table-cell>
          <table:table-cell table:formula="of:=[.C237]+[.H237]*([.B237]-[.C237])" office:value-type="float" office:value="459.087109114399" calcext:value-type="float">
            <text:p>459.087109114399</text:p>
          </table:table-cell>
        </table:table-row>
        <table:table-row table:style-name="ro1">
          <table:table-cell/>
          <table:table-cell table:formula="of:=[.B237]" office:value-type="float" office:value="200" calcext:value-type="float">
            <text:p>200</text:p>
          </table:table-cell>
          <table:table-cell table:formula="of:=[.I237]" office:value-type="float" office:value="459.087109114399" calcext:value-type="float">
            <text:p>459.0871091143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38]&gt;=[.C238];[.E238];[.F238])" office:value-type="float" office:value="0.000015426623266146" calcext:value-type="float">
            <text:p>1.5426623266146E-05</text:p>
          </table:table-cell>
          <table:table-cell table:formula="of:=[.C238]+[.H238]*([.B238]-[.C238])" office:value-type="float" office:value="459.083112275174" calcext:value-type="float">
            <text:p>459.083112275174</text:p>
          </table:table-cell>
        </table:table-row>
        <table:table-row table:style-name="ro1">
          <table:table-cell/>
          <table:table-cell table:formula="of:=[.B238]" office:value-type="float" office:value="200" calcext:value-type="float">
            <text:p>200</text:p>
          </table:table-cell>
          <table:table-cell table:formula="of:=[.I238]" office:value-type="float" office:value="459.083112275174" calcext:value-type="float">
            <text:p>459.08311227517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39]&gt;=[.C239];[.E239];[.F239])" office:value-type="float" office:value="0.000015426623266146" calcext:value-type="float">
            <text:p>1.5426623266146E-05</text:p>
          </table:table-cell>
          <table:table-cell table:formula="of:=[.C239]+[.H239]*([.B239]-[.C239])" office:value-type="float" office:value="459.079115497606" calcext:value-type="float">
            <text:p>459.079115497606</text:p>
          </table:table-cell>
        </table:table-row>
        <table:table-row table:style-name="ro1">
          <table:table-cell/>
          <table:table-cell table:formula="of:=[.B239]" office:value-type="float" office:value="200" calcext:value-type="float">
            <text:p>200</text:p>
          </table:table-cell>
          <table:table-cell table:formula="of:=[.I239]" office:value-type="float" office:value="459.079115497606" calcext:value-type="float">
            <text:p>459.07911549760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40]&gt;=[.C240];[.E240];[.F240])" office:value-type="float" office:value="0.000015426623266146" calcext:value-type="float">
            <text:p>1.5426623266146E-05</text:p>
          </table:table-cell>
          <table:table-cell table:formula="of:=[.C240]+[.H240]*([.B240]-[.C240])" office:value-type="float" office:value="459.075118781695" calcext:value-type="float">
            <text:p>459.075118781695</text:p>
          </table:table-cell>
        </table:table-row>
        <table:table-row table:style-name="ro1">
          <table:table-cell/>
          <table:table-cell table:formula="of:=[.B240]" office:value-type="float" office:value="200" calcext:value-type="float">
            <text:p>200</text:p>
          </table:table-cell>
          <table:table-cell table:formula="of:=[.I240]" office:value-type="float" office:value="459.075118781695" calcext:value-type="float">
            <text:p>459.07511878169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41]&gt;=[.C241];[.E241];[.F241])" office:value-type="float" office:value="0.000015426623266146" calcext:value-type="float">
            <text:p>1.5426623266146E-05</text:p>
          </table:table-cell>
          <table:table-cell table:formula="of:=[.C241]+[.H241]*([.B241]-[.C241])" office:value-type="float" office:value="459.07112212744" calcext:value-type="float">
            <text:p>459.07112212744</text:p>
          </table:table-cell>
        </table:table-row>
        <table:table-row table:style-name="ro1">
          <table:table-cell/>
          <table:table-cell table:formula="of:=[.B241]" office:value-type="float" office:value="200" calcext:value-type="float">
            <text:p>200</text:p>
          </table:table-cell>
          <table:table-cell table:formula="of:=[.I241]" office:value-type="float" office:value="459.07112212744" calcext:value-type="float">
            <text:p>459.0711221274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42]&gt;=[.C242];[.E242];[.F242])" office:value-type="float" office:value="0.000015426623266146" calcext:value-type="float">
            <text:p>1.5426623266146E-05</text:p>
          </table:table-cell>
          <table:table-cell table:formula="of:=[.C242]+[.H242]*([.B242]-[.C242])" office:value-type="float" office:value="459.06712553484" calcext:value-type="float">
            <text:p>459.06712553484</text:p>
          </table:table-cell>
        </table:table-row>
        <table:table-row table:style-name="ro1">
          <table:table-cell/>
          <table:table-cell table:formula="of:=[.B242]" office:value-type="float" office:value="200" calcext:value-type="float">
            <text:p>200</text:p>
          </table:table-cell>
          <table:table-cell table:formula="of:=[.I242]" office:value-type="float" office:value="459.06712553484" calcext:value-type="float">
            <text:p>459.0671255348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43]&gt;=[.C243];[.E243];[.F243])" office:value-type="float" office:value="0.000015426623266146" calcext:value-type="float">
            <text:p>1.5426623266146E-05</text:p>
          </table:table-cell>
          <table:table-cell table:formula="of:=[.C243]+[.H243]*([.B243]-[.C243])" office:value-type="float" office:value="459.063129003894" calcext:value-type="float">
            <text:p>459.063129003894</text:p>
          </table:table-cell>
        </table:table-row>
        <table:table-row table:style-name="ro1">
          <table:table-cell/>
          <table:table-cell table:formula="of:=[.B243]" office:value-type="float" office:value="200" calcext:value-type="float">
            <text:p>200</text:p>
          </table:table-cell>
          <table:table-cell table:formula="of:=[.I243]" office:value-type="float" office:value="459.063129003894" calcext:value-type="float">
            <text:p>459.06312900389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44]&gt;=[.C244];[.E244];[.F244])" office:value-type="float" office:value="0.000015426623266146" calcext:value-type="float">
            <text:p>1.5426623266146E-05</text:p>
          </table:table-cell>
          <table:table-cell table:formula="of:=[.C244]+[.H244]*([.B244]-[.C244])" office:value-type="float" office:value="459.0591325346" calcext:value-type="float">
            <text:p>459.0591325346</text:p>
          </table:table-cell>
        </table:table-row>
        <table:table-row table:style-name="ro1">
          <table:table-cell/>
          <table:table-cell table:formula="of:=[.B244]" office:value-type="float" office:value="200" calcext:value-type="float">
            <text:p>200</text:p>
          </table:table-cell>
          <table:table-cell table:formula="of:=[.I244]" office:value-type="float" office:value="459.0591325346" calcext:value-type="float">
            <text:p>459.059132534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45]&gt;=[.C245];[.E245];[.F245])" office:value-type="float" office:value="0.000015426623266146" calcext:value-type="float">
            <text:p>1.5426623266146E-05</text:p>
          </table:table-cell>
          <table:table-cell table:formula="of:=[.C245]+[.H245]*([.B245]-[.C245])" office:value-type="float" office:value="459.055136126959" calcext:value-type="float">
            <text:p>459.055136126959</text:p>
          </table:table-cell>
        </table:table-row>
        <table:table-row table:style-name="ro1">
          <table:table-cell/>
          <table:table-cell table:formula="of:=[.B245]" office:value-type="float" office:value="200" calcext:value-type="float">
            <text:p>200</text:p>
          </table:table-cell>
          <table:table-cell table:formula="of:=[.I245]" office:value-type="float" office:value="459.055136126959" calcext:value-type="float">
            <text:p>459.05513612695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46]&gt;=[.C246];[.E246];[.F246])" office:value-type="float" office:value="0.000015426623266146" calcext:value-type="float">
            <text:p>1.5426623266146E-05</text:p>
          </table:table-cell>
          <table:table-cell table:formula="of:=[.C246]+[.H246]*([.B246]-[.C246])" office:value-type="float" office:value="459.051139780969" calcext:value-type="float">
            <text:p>459.051139780969</text:p>
          </table:table-cell>
        </table:table-row>
        <table:table-row table:style-name="ro1">
          <table:table-cell/>
          <table:table-cell table:formula="of:=[.B246]" office:value-type="float" office:value="200" calcext:value-type="float">
            <text:p>200</text:p>
          </table:table-cell>
          <table:table-cell table:formula="of:=[.I246]" office:value-type="float" office:value="459.051139780969" calcext:value-type="float">
            <text:p>459.05113978096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47]&gt;=[.C247];[.E247];[.F247])" office:value-type="float" office:value="0.000015426623266146" calcext:value-type="float">
            <text:p>1.5426623266146E-05</text:p>
          </table:table-cell>
          <table:table-cell table:formula="of:=[.C247]+[.H247]*([.B247]-[.C247])" office:value-type="float" office:value="459.047143496629" calcext:value-type="float">
            <text:p>459.047143496629</text:p>
          </table:table-cell>
        </table:table-row>
        <table:table-row table:style-name="ro1">
          <table:table-cell/>
          <table:table-cell table:formula="of:=[.B247]" office:value-type="float" office:value="200" calcext:value-type="float">
            <text:p>200</text:p>
          </table:table-cell>
          <table:table-cell table:formula="of:=[.I247]" office:value-type="float" office:value="459.047143496629" calcext:value-type="float">
            <text:p>459.04714349662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48]&gt;=[.C248];[.E248];[.F248])" office:value-type="float" office:value="0.000015426623266146" calcext:value-type="float">
            <text:p>1.5426623266146E-05</text:p>
          </table:table-cell>
          <table:table-cell table:formula="of:=[.C248]+[.H248]*([.B248]-[.C248])" office:value-type="float" office:value="459.043147273938" calcext:value-type="float">
            <text:p>459.043147273938</text:p>
          </table:table-cell>
        </table:table-row>
        <table:table-row table:style-name="ro1">
          <table:table-cell/>
          <table:table-cell table:formula="of:=[.B248]" office:value-type="float" office:value="200" calcext:value-type="float">
            <text:p>200</text:p>
          </table:table-cell>
          <table:table-cell table:formula="of:=[.I248]" office:value-type="float" office:value="459.043147273938" calcext:value-type="float">
            <text:p>459.04314727393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49]&gt;=[.C249];[.E249];[.F249])" office:value-type="float" office:value="0.000015426623266146" calcext:value-type="float">
            <text:p>1.5426623266146E-05</text:p>
          </table:table-cell>
          <table:table-cell table:formula="of:=[.C249]+[.H249]*([.B249]-[.C249])" office:value-type="float" office:value="459.039151112895" calcext:value-type="float">
            <text:p>459.039151112895</text:p>
          </table:table-cell>
        </table:table-row>
        <table:table-row table:style-name="ro1">
          <table:table-cell/>
          <table:table-cell table:formula="of:=[.B249]" office:value-type="float" office:value="200" calcext:value-type="float">
            <text:p>200</text:p>
          </table:table-cell>
          <table:table-cell table:formula="of:=[.I249]" office:value-type="float" office:value="459.039151112895" calcext:value-type="float">
            <text:p>459.03915111289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50]&gt;=[.C250];[.E250];[.F250])" office:value-type="float" office:value="0.000015426623266146" calcext:value-type="float">
            <text:p>1.5426623266146E-05</text:p>
          </table:table-cell>
          <table:table-cell table:formula="of:=[.C250]+[.H250]*([.B250]-[.C250])" office:value-type="float" office:value="459.0351550135" calcext:value-type="float">
            <text:p>459.0351550135</text:p>
          </table:table-cell>
        </table:table-row>
        <table:table-row table:style-name="ro1">
          <table:table-cell/>
          <table:table-cell table:formula="of:=[.B250]" office:value-type="float" office:value="200" calcext:value-type="float">
            <text:p>200</text:p>
          </table:table-cell>
          <table:table-cell table:formula="of:=[.I250]" office:value-type="float" office:value="459.0351550135" calcext:value-type="float">
            <text:p>459.035155013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51]&gt;=[.C251];[.E251];[.F251])" office:value-type="float" office:value="0.000015426623266146" calcext:value-type="float">
            <text:p>1.5426623266146E-05</text:p>
          </table:table-cell>
          <table:table-cell table:formula="of:=[.C251]+[.H251]*([.B251]-[.C251])" office:value-type="float" office:value="459.031158975751" calcext:value-type="float">
            <text:p>459.031158975751</text:p>
          </table:table-cell>
        </table:table-row>
        <table:table-row table:style-name="ro1">
          <table:table-cell/>
          <table:table-cell table:formula="of:=[.B251]" office:value-type="float" office:value="200" calcext:value-type="float">
            <text:p>200</text:p>
          </table:table-cell>
          <table:table-cell table:formula="of:=[.I251]" office:value-type="float" office:value="459.031158975751" calcext:value-type="float">
            <text:p>459.03115897575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52]&gt;=[.C252];[.E252];[.F252])" office:value-type="float" office:value="0.000015426623266146" calcext:value-type="float">
            <text:p>1.5426623266146E-05</text:p>
          </table:table-cell>
          <table:table-cell table:formula="of:=[.C252]+[.H252]*([.B252]-[.C252])" office:value-type="float" office:value="459.027162999647" calcext:value-type="float">
            <text:p>459.027162999647</text:p>
          </table:table-cell>
        </table:table-row>
        <table:table-row table:style-name="ro1">
          <table:table-cell/>
          <table:table-cell table:formula="of:=[.B252]" office:value-type="float" office:value="200" calcext:value-type="float">
            <text:p>200</text:p>
          </table:table-cell>
          <table:table-cell table:formula="of:=[.I252]" office:value-type="float" office:value="459.027162999647" calcext:value-type="float">
            <text:p>459.02716299964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53]&gt;=[.C253];[.E253];[.F253])" office:value-type="float" office:value="0.000015426623266146" calcext:value-type="float">
            <text:p>1.5426623266146E-05</text:p>
          </table:table-cell>
          <table:table-cell table:formula="of:=[.C253]+[.H253]*([.B253]-[.C253])" office:value-type="float" office:value="459.023167085188" calcext:value-type="float">
            <text:p>459.023167085188</text:p>
          </table:table-cell>
        </table:table-row>
        <table:table-row table:style-name="ro1">
          <table:table-cell/>
          <table:table-cell table:formula="of:=[.B253]" office:value-type="float" office:value="200" calcext:value-type="float">
            <text:p>200</text:p>
          </table:table-cell>
          <table:table-cell table:formula="of:=[.I253]" office:value-type="float" office:value="459.023167085188" calcext:value-type="float">
            <text:p>459.02316708518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54]&gt;=[.C254];[.E254];[.F254])" office:value-type="float" office:value="0.000015426623266146" calcext:value-type="float">
            <text:p>1.5426623266146E-05</text:p>
          </table:table-cell>
          <table:table-cell table:formula="of:=[.C254]+[.H254]*([.B254]-[.C254])" office:value-type="float" office:value="459.019171232372" calcext:value-type="float">
            <text:p>459.019171232372</text:p>
          </table:table-cell>
        </table:table-row>
        <table:table-row table:style-name="ro1">
          <table:table-cell/>
          <table:table-cell table:formula="of:=[.B254]" office:value-type="float" office:value="200" calcext:value-type="float">
            <text:p>200</text:p>
          </table:table-cell>
          <table:table-cell table:formula="of:=[.I254]" office:value-type="float" office:value="459.019171232372" calcext:value-type="float">
            <text:p>459.01917123237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55]&gt;=[.C255];[.E255];[.F255])" office:value-type="float" office:value="0.000015426623266146" calcext:value-type="float">
            <text:p>1.5426623266146E-05</text:p>
          </table:table-cell>
          <table:table-cell table:formula="of:=[.C255]+[.H255]*([.B255]-[.C255])" office:value-type="float" office:value="459.015175441199" calcext:value-type="float">
            <text:p>459.015175441199</text:p>
          </table:table-cell>
        </table:table-row>
        <table:table-row table:style-name="ro1">
          <table:table-cell/>
          <table:table-cell table:formula="of:=[.B255]" office:value-type="float" office:value="200" calcext:value-type="float">
            <text:p>200</text:p>
          </table:table-cell>
          <table:table-cell table:formula="of:=[.I255]" office:value-type="float" office:value="459.015175441199" calcext:value-type="float">
            <text:p>459.0151754411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56]&gt;=[.C256];[.E256];[.F256])" office:value-type="float" office:value="0.000015426623266146" calcext:value-type="float">
            <text:p>1.5426623266146E-05</text:p>
          </table:table-cell>
          <table:table-cell table:formula="of:=[.C256]+[.H256]*([.B256]-[.C256])" office:value-type="float" office:value="459.011179711667" calcext:value-type="float">
            <text:p>459.011179711667</text:p>
          </table:table-cell>
        </table:table-row>
        <table:table-row table:style-name="ro1">
          <table:table-cell/>
          <table:table-cell table:formula="of:=[.B256]" office:value-type="float" office:value="200" calcext:value-type="float">
            <text:p>200</text:p>
          </table:table-cell>
          <table:table-cell table:formula="of:=[.I256]" office:value-type="float" office:value="459.011179711667" calcext:value-type="float">
            <text:p>459.01117971166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57]&gt;=[.C257];[.E257];[.F257])" office:value-type="float" office:value="0.000015426623266146" calcext:value-type="float">
            <text:p>1.5426623266146E-05</text:p>
          </table:table-cell>
          <table:table-cell table:formula="of:=[.C257]+[.H257]*([.B257]-[.C257])" office:value-type="float" office:value="459.007184043776" calcext:value-type="float">
            <text:p>459.007184043776</text:p>
          </table:table-cell>
        </table:table-row>
        <table:table-row table:style-name="ro1">
          <table:table-cell/>
          <table:table-cell table:formula="of:=[.B257]" office:value-type="float" office:value="200" calcext:value-type="float">
            <text:p>200</text:p>
          </table:table-cell>
          <table:table-cell table:formula="of:=[.I257]" office:value-type="float" office:value="459.007184043776" calcext:value-type="float">
            <text:p>459.00718404377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58]&gt;=[.C258];[.E258];[.F258])" office:value-type="float" office:value="0.000015426623266146" calcext:value-type="float">
            <text:p>1.5426623266146E-05</text:p>
          </table:table-cell>
          <table:table-cell table:formula="of:=[.C258]+[.H258]*([.B258]-[.C258])" office:value-type="float" office:value="459.003188437524" calcext:value-type="float">
            <text:p>459.003188437524</text:p>
          </table:table-cell>
        </table:table-row>
        <table:table-row table:style-name="ro1">
          <table:table-cell/>
          <table:table-cell table:formula="of:=[.B258]" office:value-type="float" office:value="200" calcext:value-type="float">
            <text:p>200</text:p>
          </table:table-cell>
          <table:table-cell table:formula="of:=[.I258]" office:value-type="float" office:value="459.003188437524" calcext:value-type="float">
            <text:p>459.00318843752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59]&gt;=[.C259];[.E259];[.F259])" office:value-type="float" office:value="0.000015426623266146" calcext:value-type="float">
            <text:p>1.5426623266146E-05</text:p>
          </table:table-cell>
          <table:table-cell table:formula="of:=[.C259]+[.H259]*([.B259]-[.C259])" office:value-type="float" office:value="458.999192892912" calcext:value-type="float">
            <text:p>458.999192892912</text:p>
          </table:table-cell>
        </table:table-row>
        <table:table-row table:style-name="ro1">
          <table:table-cell/>
          <table:table-cell table:formula="of:=[.B259]" office:value-type="float" office:value="200" calcext:value-type="float">
            <text:p>200</text:p>
          </table:table-cell>
          <table:table-cell table:formula="of:=[.I259]" office:value-type="float" office:value="458.999192892912" calcext:value-type="float">
            <text:p>458.99919289291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60]&gt;=[.C260];[.E260];[.F260])" office:value-type="float" office:value="0.000015426623266146" calcext:value-type="float">
            <text:p>1.5426623266146E-05</text:p>
          </table:table-cell>
          <table:table-cell table:formula="of:=[.C260]+[.H260]*([.B260]-[.C260])" office:value-type="float" office:value="458.995197409937" calcext:value-type="float">
            <text:p>458.995197409937</text:p>
          </table:table-cell>
        </table:table-row>
        <table:table-row table:style-name="ro1">
          <table:table-cell/>
          <table:table-cell table:formula="of:=[.B260]" office:value-type="float" office:value="200" calcext:value-type="float">
            <text:p>200</text:p>
          </table:table-cell>
          <table:table-cell table:formula="of:=[.I260]" office:value-type="float" office:value="458.995197409937" calcext:value-type="float">
            <text:p>458.99519740993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61]&gt;=[.C261];[.E261];[.F261])" office:value-type="float" office:value="0.000015426623266146" calcext:value-type="float">
            <text:p>1.5426623266146E-05</text:p>
          </table:table-cell>
          <table:table-cell table:formula="of:=[.C261]+[.H261]*([.B261]-[.C261])" office:value-type="float" office:value="458.991201988598" calcext:value-type="float">
            <text:p>458.991201988598</text:p>
          </table:table-cell>
        </table:table-row>
        <table:table-row table:style-name="ro1">
          <table:table-cell/>
          <table:table-cell table:formula="of:=[.B261]" office:value-type="float" office:value="200" calcext:value-type="float">
            <text:p>200</text:p>
          </table:table-cell>
          <table:table-cell table:formula="of:=[.I261]" office:value-type="float" office:value="458.991201988598" calcext:value-type="float">
            <text:p>458.99120198859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62]&gt;=[.C262];[.E262];[.F262])" office:value-type="float" office:value="0.000015426623266146" calcext:value-type="float">
            <text:p>1.5426623266146E-05</text:p>
          </table:table-cell>
          <table:table-cell table:formula="of:=[.C262]+[.H262]*([.B262]-[.C262])" office:value-type="float" office:value="458.987206628896" calcext:value-type="float">
            <text:p>458.987206628896</text:p>
          </table:table-cell>
        </table:table-row>
        <table:table-row table:style-name="ro1">
          <table:table-cell/>
          <table:table-cell table:formula="of:=[.B262]" office:value-type="float" office:value="200" calcext:value-type="float">
            <text:p>200</text:p>
          </table:table-cell>
          <table:table-cell table:formula="of:=[.I262]" office:value-type="float" office:value="458.987206628896" calcext:value-type="float">
            <text:p>458.98720662889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63]&gt;=[.C263];[.E263];[.F263])" office:value-type="float" office:value="0.000015426623266146" calcext:value-type="float">
            <text:p>1.5426623266146E-05</text:p>
          </table:table-cell>
          <table:table-cell table:formula="of:=[.C263]+[.H263]*([.B263]-[.C263])" office:value-type="float" office:value="458.983211330829" calcext:value-type="float">
            <text:p>458.983211330829</text:p>
          </table:table-cell>
        </table:table-row>
        <table:table-row table:style-name="ro1">
          <table:table-cell/>
          <table:table-cell table:formula="of:=[.B263]" office:value-type="float" office:value="200" calcext:value-type="float">
            <text:p>200</text:p>
          </table:table-cell>
          <table:table-cell table:formula="of:=[.I263]" office:value-type="float" office:value="458.983211330829" calcext:value-type="float">
            <text:p>458.98321133082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64]&gt;=[.C264];[.E264];[.F264])" office:value-type="float" office:value="0.000015426623266146" calcext:value-type="float">
            <text:p>1.5426623266146E-05</text:p>
          </table:table-cell>
          <table:table-cell table:formula="of:=[.C264]+[.H264]*([.B264]-[.C264])" office:value-type="float" office:value="458.979216094395" calcext:value-type="float">
            <text:p>458.979216094395</text:p>
          </table:table-cell>
        </table:table-row>
        <table:table-row table:style-name="ro1">
          <table:table-cell/>
          <table:table-cell table:formula="of:=[.B264]" office:value-type="float" office:value="200" calcext:value-type="float">
            <text:p>200</text:p>
          </table:table-cell>
          <table:table-cell table:formula="of:=[.I264]" office:value-type="float" office:value="458.979216094395" calcext:value-type="float">
            <text:p>458.97921609439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65]&gt;=[.C265];[.E265];[.F265])" office:value-type="float" office:value="0.000015426623266146" calcext:value-type="float">
            <text:p>1.5426623266146E-05</text:p>
          </table:table-cell>
          <table:table-cell table:formula="of:=[.C265]+[.H265]*([.B265]-[.C265])" office:value-type="float" office:value="458.975220919595" calcext:value-type="float">
            <text:p>458.975220919595</text:p>
          </table:table-cell>
        </table:table-row>
        <table:table-row table:style-name="ro1">
          <table:table-cell/>
          <table:table-cell table:formula="of:=[.B265]" office:value-type="float" office:value="200" calcext:value-type="float">
            <text:p>200</text:p>
          </table:table-cell>
          <table:table-cell table:formula="of:=[.I265]" office:value-type="float" office:value="458.975220919595" calcext:value-type="float">
            <text:p>458.97522091959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66]&gt;=[.C266];[.E266];[.F266])" office:value-type="float" office:value="0.000015426623266146" calcext:value-type="float">
            <text:p>1.5426623266146E-05</text:p>
          </table:table-cell>
          <table:table-cell table:formula="of:=[.C266]+[.H266]*([.B266]-[.C266])" office:value-type="float" office:value="458.971225806426" calcext:value-type="float">
            <text:p>458.971225806426</text:p>
          </table:table-cell>
        </table:table-row>
        <table:table-row table:style-name="ro1">
          <table:table-cell/>
          <table:table-cell table:formula="of:=[.B266]" office:value-type="float" office:value="200" calcext:value-type="float">
            <text:p>200</text:p>
          </table:table-cell>
          <table:table-cell table:formula="of:=[.I266]" office:value-type="float" office:value="458.971225806426" calcext:value-type="float">
            <text:p>458.97122580642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67]&gt;=[.C267];[.E267];[.F267])" office:value-type="float" office:value="0.000015426623266146" calcext:value-type="float">
            <text:p>1.5426623266146E-05</text:p>
          </table:table-cell>
          <table:table-cell table:formula="of:=[.C267]+[.H267]*([.B267]-[.C267])" office:value-type="float" office:value="458.967230754889" calcext:value-type="float">
            <text:p>458.967230754889</text:p>
          </table:table-cell>
        </table:table-row>
        <table:table-row table:style-name="ro1">
          <table:table-cell/>
          <table:table-cell table:formula="of:=[.B267]" office:value-type="float" office:value="200" calcext:value-type="float">
            <text:p>200</text:p>
          </table:table-cell>
          <table:table-cell table:formula="of:=[.I267]" office:value-type="float" office:value="458.967230754889" calcext:value-type="float">
            <text:p>458.96723075488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68]&gt;=[.C268];[.E268];[.F268])" office:value-type="float" office:value="0.000015426623266146" calcext:value-type="float">
            <text:p>1.5426623266146E-05</text:p>
          </table:table-cell>
          <table:table-cell table:formula="of:=[.C268]+[.H268]*([.B268]-[.C268])" office:value-type="float" office:value="458.963235764982" calcext:value-type="float">
            <text:p>458.963235764982</text:p>
          </table:table-cell>
        </table:table-row>
        <table:table-row table:style-name="ro1">
          <table:table-cell/>
          <table:table-cell table:formula="of:=[.B268]" office:value-type="float" office:value="200" calcext:value-type="float">
            <text:p>200</text:p>
          </table:table-cell>
          <table:table-cell table:formula="of:=[.I268]" office:value-type="float" office:value="458.963235764982" calcext:value-type="float">
            <text:p>458.96323576498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69]&gt;=[.C269];[.E269];[.F269])" office:value-type="float" office:value="0.000015426623266146" calcext:value-type="float">
            <text:p>1.5426623266146E-05</text:p>
          </table:table-cell>
          <table:table-cell table:formula="of:=[.C269]+[.H269]*([.B269]-[.C269])" office:value-type="float" office:value="458.959240836704" calcext:value-type="float">
            <text:p>458.959240836704</text:p>
          </table:table-cell>
        </table:table-row>
        <table:table-row table:style-name="ro1">
          <table:table-cell/>
          <table:table-cell table:formula="of:=[.B269]" office:value-type="float" office:value="200" calcext:value-type="float">
            <text:p>200</text:p>
          </table:table-cell>
          <table:table-cell table:formula="of:=[.I269]" office:value-type="float" office:value="458.959240836704" calcext:value-type="float">
            <text:p>458.95924083670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70]&gt;=[.C270];[.E270];[.F270])" office:value-type="float" office:value="0.000015426623266146" calcext:value-type="float">
            <text:p>1.5426623266146E-05</text:p>
          </table:table-cell>
          <table:table-cell table:formula="of:=[.C270]+[.H270]*([.B270]-[.C270])" office:value-type="float" office:value="458.955245970054" calcext:value-type="float">
            <text:p>458.955245970054</text:p>
          </table:table-cell>
        </table:table-row>
        <table:table-row table:style-name="ro1">
          <table:table-cell/>
          <table:table-cell table:formula="of:=[.B270]" office:value-type="float" office:value="200" calcext:value-type="float">
            <text:p>200</text:p>
          </table:table-cell>
          <table:table-cell table:formula="of:=[.I270]" office:value-type="float" office:value="458.955245970054" calcext:value-type="float">
            <text:p>458.95524597005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71]&gt;=[.C271];[.E271];[.F271])" office:value-type="float" office:value="0.000015426623266146" calcext:value-type="float">
            <text:p>1.5426623266146E-05</text:p>
          </table:table-cell>
          <table:table-cell table:formula="of:=[.C271]+[.H271]*([.B271]-[.C271])" office:value-type="float" office:value="458.951251165032" calcext:value-type="float">
            <text:p>458.951251165032</text:p>
          </table:table-cell>
        </table:table-row>
        <table:table-row table:style-name="ro1">
          <table:table-cell/>
          <table:table-cell table:formula="of:=[.B271]" office:value-type="float" office:value="200" calcext:value-type="float">
            <text:p>200</text:p>
          </table:table-cell>
          <table:table-cell table:formula="of:=[.I271]" office:value-type="float" office:value="458.951251165032" calcext:value-type="float">
            <text:p>458.95125116503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72]&gt;=[.C272];[.E272];[.F272])" office:value-type="float" office:value="0.000015426623266146" calcext:value-type="float">
            <text:p>1.5426623266146E-05</text:p>
          </table:table-cell>
          <table:table-cell table:formula="of:=[.C272]+[.H272]*([.B272]-[.C272])" office:value-type="float" office:value="458.947256421636" calcext:value-type="float">
            <text:p>458.947256421636</text:p>
          </table:table-cell>
        </table:table-row>
        <table:table-row table:style-name="ro1">
          <table:table-cell/>
          <table:table-cell table:formula="of:=[.B272]" office:value-type="float" office:value="200" calcext:value-type="float">
            <text:p>200</text:p>
          </table:table-cell>
          <table:table-cell table:formula="of:=[.I272]" office:value-type="float" office:value="458.947256421636" calcext:value-type="float">
            <text:p>458.94725642163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73]&gt;=[.C273];[.E273];[.F273])" office:value-type="float" office:value="0.000015426623266146" calcext:value-type="float">
            <text:p>1.5426623266146E-05</text:p>
          </table:table-cell>
          <table:table-cell table:formula="of:=[.C273]+[.H273]*([.B273]-[.C273])" office:value-type="float" office:value="458.943261739865" calcext:value-type="float">
            <text:p>458.943261739865</text:p>
          </table:table-cell>
        </table:table-row>
        <table:table-row table:style-name="ro1">
          <table:table-cell/>
          <table:table-cell table:formula="of:=[.B273]" office:value-type="float" office:value="200" calcext:value-type="float">
            <text:p>200</text:p>
          </table:table-cell>
          <table:table-cell table:formula="of:=[.I273]" office:value-type="float" office:value="458.943261739865" calcext:value-type="float">
            <text:p>458.94326173986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74]&gt;=[.C274];[.E274];[.F274])" office:value-type="float" office:value="0.000015426623266146" calcext:value-type="float">
            <text:p>1.5426623266146E-05</text:p>
          </table:table-cell>
          <table:table-cell table:formula="of:=[.C274]+[.H274]*([.B274]-[.C274])" office:value-type="float" office:value="458.939267119719" calcext:value-type="float">
            <text:p>458.939267119719</text:p>
          </table:table-cell>
        </table:table-row>
        <table:table-row table:style-name="ro1">
          <table:table-cell/>
          <table:table-cell table:formula="of:=[.B274]" office:value-type="float" office:value="200" calcext:value-type="float">
            <text:p>200</text:p>
          </table:table-cell>
          <table:table-cell table:formula="of:=[.I274]" office:value-type="float" office:value="458.939267119719" calcext:value-type="float">
            <text:p>458.93926711971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75]&gt;=[.C275];[.E275];[.F275])" office:value-type="float" office:value="0.000015426623266146" calcext:value-type="float">
            <text:p>1.5426623266146E-05</text:p>
          </table:table-cell>
          <table:table-cell table:formula="of:=[.C275]+[.H275]*([.B275]-[.C275])" office:value-type="float" office:value="458.935272561196" calcext:value-type="float">
            <text:p>458.935272561196</text:p>
          </table:table-cell>
        </table:table-row>
        <table:table-row table:style-name="ro1">
          <table:table-cell/>
          <table:table-cell table:formula="of:=[.B275]" office:value-type="float" office:value="200" calcext:value-type="float">
            <text:p>200</text:p>
          </table:table-cell>
          <table:table-cell table:formula="of:=[.I275]" office:value-type="float" office:value="458.935272561196" calcext:value-type="float">
            <text:p>458.93527256119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76]&gt;=[.C276];[.E276];[.F276])" office:value-type="float" office:value="0.000015426623266146" calcext:value-type="float">
            <text:p>1.5426623266146E-05</text:p>
          </table:table-cell>
          <table:table-cell table:formula="of:=[.C276]+[.H276]*([.B276]-[.C276])" office:value-type="float" office:value="458.931278064296" calcext:value-type="float">
            <text:p>458.931278064296</text:p>
          </table:table-cell>
        </table:table-row>
        <table:table-row table:style-name="ro1">
          <table:table-cell/>
          <table:table-cell table:formula="of:=[.B276]" office:value-type="float" office:value="200" calcext:value-type="float">
            <text:p>200</text:p>
          </table:table-cell>
          <table:table-cell table:formula="of:=[.I276]" office:value-type="float" office:value="458.931278064296" calcext:value-type="float">
            <text:p>458.93127806429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77]&gt;=[.C277];[.E277];[.F277])" office:value-type="float" office:value="0.000015426623266146" calcext:value-type="float">
            <text:p>1.5426623266146E-05</text:p>
          </table:table-cell>
          <table:table-cell table:formula="of:=[.C277]+[.H277]*([.B277]-[.C277])" office:value-type="float" office:value="458.927283629018" calcext:value-type="float">
            <text:p>458.927283629018</text:p>
          </table:table-cell>
        </table:table-row>
        <table:table-row table:style-name="ro1">
          <table:table-cell/>
          <table:table-cell table:formula="of:=[.B277]" office:value-type="float" office:value="200" calcext:value-type="float">
            <text:p>200</text:p>
          </table:table-cell>
          <table:table-cell table:formula="of:=[.I277]" office:value-type="float" office:value="458.927283629018" calcext:value-type="float">
            <text:p>458.92728362901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78]&gt;=[.C278];[.E278];[.F278])" office:value-type="float" office:value="0.000015426623266146" calcext:value-type="float">
            <text:p>1.5426623266146E-05</text:p>
          </table:table-cell>
          <table:table-cell table:formula="of:=[.C278]+[.H278]*([.B278]-[.C278])" office:value-type="float" office:value="458.92328925536" calcext:value-type="float">
            <text:p>458.92328925536</text:p>
          </table:table-cell>
        </table:table-row>
        <table:table-row table:style-name="ro1">
          <table:table-cell/>
          <table:table-cell table:formula="of:=[.B278]" office:value-type="float" office:value="200" calcext:value-type="float">
            <text:p>200</text:p>
          </table:table-cell>
          <table:table-cell table:formula="of:=[.I278]" office:value-type="float" office:value="458.92328925536" calcext:value-type="float">
            <text:p>458.9232892553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79]&gt;=[.C279];[.E279];[.F279])" office:value-type="float" office:value="0.000015426623266146" calcext:value-type="float">
            <text:p>1.5426623266146E-05</text:p>
          </table:table-cell>
          <table:table-cell table:formula="of:=[.C279]+[.H279]*([.B279]-[.C279])" office:value-type="float" office:value="458.919294943322" calcext:value-type="float">
            <text:p>458.919294943322</text:p>
          </table:table-cell>
        </table:table-row>
        <table:table-row table:style-name="ro1">
          <table:table-cell/>
          <table:table-cell table:formula="of:=[.B279]" office:value-type="float" office:value="200" calcext:value-type="float">
            <text:p>200</text:p>
          </table:table-cell>
          <table:table-cell table:formula="of:=[.I279]" office:value-type="float" office:value="458.919294943322" calcext:value-type="float">
            <text:p>458.91929494332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80]&gt;=[.C280];[.E280];[.F280])" office:value-type="float" office:value="0.000015426623266146" calcext:value-type="float">
            <text:p>1.5426623266146E-05</text:p>
          </table:table-cell>
          <table:table-cell table:formula="of:=[.C280]+[.H280]*([.B280]-[.C280])" office:value-type="float" office:value="458.915300692902" calcext:value-type="float">
            <text:p>458.915300692902</text:p>
          </table:table-cell>
        </table:table-row>
        <table:table-row table:style-name="ro1">
          <table:table-cell/>
          <table:table-cell table:formula="of:=[.B280]" office:value-type="float" office:value="200" calcext:value-type="float">
            <text:p>200</text:p>
          </table:table-cell>
          <table:table-cell table:formula="of:=[.I280]" office:value-type="float" office:value="458.915300692902" calcext:value-type="float">
            <text:p>458.91530069290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81]&gt;=[.C281];[.E281];[.F281])" office:value-type="float" office:value="0.000015426623266146" calcext:value-type="float">
            <text:p>1.5426623266146E-05</text:p>
          </table:table-cell>
          <table:table-cell table:formula="of:=[.C281]+[.H281]*([.B281]-[.C281])" office:value-type="float" office:value="458.911306504101" calcext:value-type="float">
            <text:p>458.911306504101</text:p>
          </table:table-cell>
        </table:table-row>
        <table:table-row table:style-name="ro1">
          <table:table-cell/>
          <table:table-cell table:formula="of:=[.B281]" office:value-type="float" office:value="200" calcext:value-type="float">
            <text:p>200</text:p>
          </table:table-cell>
          <table:table-cell table:formula="of:=[.I281]" office:value-type="float" office:value="458.911306504101" calcext:value-type="float">
            <text:p>458.91130650410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82]&gt;=[.C282];[.E282];[.F282])" office:value-type="float" office:value="0.000015426623266146" calcext:value-type="float">
            <text:p>1.5426623266146E-05</text:p>
          </table:table-cell>
          <table:table-cell table:formula="of:=[.C282]+[.H282]*([.B282]-[.C282])" office:value-type="float" office:value="458.907312376916" calcext:value-type="float">
            <text:p>458.907312376916</text:p>
          </table:table-cell>
        </table:table-row>
        <table:table-row table:style-name="ro1">
          <table:table-cell/>
          <table:table-cell table:formula="of:=[.B282]" office:value-type="float" office:value="200" calcext:value-type="float">
            <text:p>200</text:p>
          </table:table-cell>
          <table:table-cell table:formula="of:=[.I282]" office:value-type="float" office:value="458.907312376916" calcext:value-type="float">
            <text:p>458.90731237691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83]&gt;=[.C283];[.E283];[.F283])" office:value-type="float" office:value="0.000015426623266146" calcext:value-type="float">
            <text:p>1.5426623266146E-05</text:p>
          </table:table-cell>
          <table:table-cell table:formula="of:=[.C283]+[.H283]*([.B283]-[.C283])" office:value-type="float" office:value="458.903318311347" calcext:value-type="float">
            <text:p>458.903318311347</text:p>
          </table:table-cell>
        </table:table-row>
        <table:table-row table:style-name="ro1">
          <table:table-cell/>
          <table:table-cell table:formula="of:=[.B283]" office:value-type="float" office:value="200" calcext:value-type="float">
            <text:p>200</text:p>
          </table:table-cell>
          <table:table-cell table:formula="of:=[.I283]" office:value-type="float" office:value="458.903318311347" calcext:value-type="float">
            <text:p>458.90331831134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84]&gt;=[.C284];[.E284];[.F284])" office:value-type="float" office:value="0.000015426623266146" calcext:value-type="float">
            <text:p>1.5426623266146E-05</text:p>
          </table:table-cell>
          <table:table-cell table:formula="of:=[.C284]+[.H284]*([.B284]-[.C284])" office:value-type="float" office:value="458.899324307393" calcext:value-type="float">
            <text:p>458.899324307393</text:p>
          </table:table-cell>
        </table:table-row>
        <table:table-row table:style-name="ro1">
          <table:table-cell/>
          <table:table-cell table:formula="of:=[.B284]" office:value-type="float" office:value="200" calcext:value-type="float">
            <text:p>200</text:p>
          </table:table-cell>
          <table:table-cell table:formula="of:=[.I284]" office:value-type="float" office:value="458.899324307393" calcext:value-type="float">
            <text:p>458.89932430739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85]&gt;=[.C285];[.E285];[.F285])" office:value-type="float" office:value="0.000015426623266146" calcext:value-type="float">
            <text:p>1.5426623266146E-05</text:p>
          </table:table-cell>
          <table:table-cell table:formula="of:=[.C285]+[.H285]*([.B285]-[.C285])" office:value-type="float" office:value="458.895330365053" calcext:value-type="float">
            <text:p>458.895330365053</text:p>
          </table:table-cell>
        </table:table-row>
        <table:table-row table:style-name="ro1">
          <table:table-cell/>
          <table:table-cell table:formula="of:=[.B285]" office:value-type="float" office:value="200" calcext:value-type="float">
            <text:p>200</text:p>
          </table:table-cell>
          <table:table-cell table:formula="of:=[.I285]" office:value-type="float" office:value="458.895330365053" calcext:value-type="float">
            <text:p>458.89533036505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86]&gt;=[.C286];[.E286];[.F286])" office:value-type="float" office:value="0.000015426623266146" calcext:value-type="float">
            <text:p>1.5426623266146E-05</text:p>
          </table:table-cell>
          <table:table-cell table:formula="of:=[.C286]+[.H286]*([.B286]-[.C286])" office:value-type="float" office:value="458.891336484326" calcext:value-type="float">
            <text:p>458.891336484326</text:p>
          </table:table-cell>
        </table:table-row>
        <table:table-row table:style-name="ro1">
          <table:table-cell/>
          <table:table-cell table:formula="of:=[.B286]" office:value-type="float" office:value="200" calcext:value-type="float">
            <text:p>200</text:p>
          </table:table-cell>
          <table:table-cell table:formula="of:=[.I286]" office:value-type="float" office:value="458.891336484326" calcext:value-type="float">
            <text:p>458.89133648432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87]&gt;=[.C287];[.E287];[.F287])" office:value-type="float" office:value="0.000015426623266146" calcext:value-type="float">
            <text:p>1.5426623266146E-05</text:p>
          </table:table-cell>
          <table:table-cell table:formula="of:=[.C287]+[.H287]*([.B287]-[.C287])" office:value-type="float" office:value="458.887342665211" calcext:value-type="float">
            <text:p>458.887342665211</text:p>
          </table:table-cell>
        </table:table-row>
        <table:table-row table:style-name="ro1">
          <table:table-cell/>
          <table:table-cell table:formula="of:=[.B287]" office:value-type="float" office:value="200" calcext:value-type="float">
            <text:p>200</text:p>
          </table:table-cell>
          <table:table-cell table:formula="of:=[.I287]" office:value-type="float" office:value="458.887342665211" calcext:value-type="float">
            <text:p>458.88734266521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88]&gt;=[.C288];[.E288];[.F288])" office:value-type="float" office:value="0.000015426623266146" calcext:value-type="float">
            <text:p>1.5426623266146E-05</text:p>
          </table:table-cell>
          <table:table-cell table:formula="of:=[.C288]+[.H288]*([.B288]-[.C288])" office:value-type="float" office:value="458.883348907708" calcext:value-type="float">
            <text:p>458.883348907708</text:p>
          </table:table-cell>
        </table:table-row>
        <table:table-row table:style-name="ro1">
          <table:table-cell/>
          <table:table-cell table:formula="of:=[.B288]" office:value-type="float" office:value="200" calcext:value-type="float">
            <text:p>200</text:p>
          </table:table-cell>
          <table:table-cell table:formula="of:=[.I288]" office:value-type="float" office:value="458.883348907708" calcext:value-type="float">
            <text:p>458.88334890770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89]&gt;=[.C289];[.E289];[.F289])" office:value-type="float" office:value="0.000015426623266146" calcext:value-type="float">
            <text:p>1.5426623266146E-05</text:p>
          </table:table-cell>
          <table:table-cell table:formula="of:=[.C289]+[.H289]*([.B289]-[.C289])" office:value-type="float" office:value="458.879355211814" calcext:value-type="float">
            <text:p>458.879355211814</text:p>
          </table:table-cell>
        </table:table-row>
        <table:table-row table:style-name="ro1">
          <table:table-cell/>
          <table:table-cell table:formula="of:=[.B289]" office:value-type="float" office:value="200" calcext:value-type="float">
            <text:p>200</text:p>
          </table:table-cell>
          <table:table-cell table:formula="of:=[.I289]" office:value-type="float" office:value="458.879355211814" calcext:value-type="float">
            <text:p>458.87935521181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90]&gt;=[.C290];[.E290];[.F290])" office:value-type="float" office:value="0.000015426623266146" calcext:value-type="float">
            <text:p>1.5426623266146E-05</text:p>
          </table:table-cell>
          <table:table-cell table:formula="of:=[.C290]+[.H290]*([.B290]-[.C290])" office:value-type="float" office:value="458.87536157753" calcext:value-type="float">
            <text:p>458.87536157753</text:p>
          </table:table-cell>
        </table:table-row>
        <table:table-row table:style-name="ro1">
          <table:table-cell/>
          <table:table-cell table:formula="of:=[.B290]" office:value-type="float" office:value="200" calcext:value-type="float">
            <text:p>200</text:p>
          </table:table-cell>
          <table:table-cell table:formula="of:=[.I290]" office:value-type="float" office:value="458.87536157753" calcext:value-type="float">
            <text:p>458.8753615775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91]&gt;=[.C291];[.E291];[.F291])" office:value-type="float" office:value="0.000015426623266146" calcext:value-type="float">
            <text:p>1.5426623266146E-05</text:p>
          </table:table-cell>
          <table:table-cell table:formula="of:=[.C291]+[.H291]*([.B291]-[.C291])" office:value-type="float" office:value="458.871368004854" calcext:value-type="float">
            <text:p>458.871368004854</text:p>
          </table:table-cell>
        </table:table-row>
        <table:table-row table:style-name="ro1">
          <table:table-cell/>
          <table:table-cell table:formula="of:=[.B291]" office:value-type="float" office:value="200" calcext:value-type="float">
            <text:p>200</text:p>
          </table:table-cell>
          <table:table-cell table:formula="of:=[.I291]" office:value-type="float" office:value="458.871368004854" calcext:value-type="float">
            <text:p>458.87136800485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92]&gt;=[.C292];[.E292];[.F292])" office:value-type="float" office:value="0.000015426623266146" calcext:value-type="float">
            <text:p>1.5426623266146E-05</text:p>
          </table:table-cell>
          <table:table-cell table:formula="of:=[.C292]+[.H292]*([.B292]-[.C292])" office:value-type="float" office:value="458.867374493785" calcext:value-type="float">
            <text:p>458.867374493785</text:p>
          </table:table-cell>
        </table:table-row>
        <table:table-row table:style-name="ro1">
          <table:table-cell/>
          <table:table-cell table:formula="of:=[.B292]" office:value-type="float" office:value="200" calcext:value-type="float">
            <text:p>200</text:p>
          </table:table-cell>
          <table:table-cell table:formula="of:=[.I292]" office:value-type="float" office:value="458.867374493785" calcext:value-type="float">
            <text:p>458.86737449378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93]&gt;=[.C293];[.E293];[.F293])" office:value-type="float" office:value="0.000015426623266146" calcext:value-type="float">
            <text:p>1.5426623266146E-05</text:p>
          </table:table-cell>
          <table:table-cell table:formula="of:=[.C293]+[.H293]*([.B293]-[.C293])" office:value-type="float" office:value="458.863381044323" calcext:value-type="float">
            <text:p>458.863381044323</text:p>
          </table:table-cell>
        </table:table-row>
        <table:table-row table:style-name="ro1">
          <table:table-cell/>
          <table:table-cell table:formula="of:=[.B293]" office:value-type="float" office:value="200" calcext:value-type="float">
            <text:p>200</text:p>
          </table:table-cell>
          <table:table-cell table:formula="of:=[.I293]" office:value-type="float" office:value="458.863381044323" calcext:value-type="float">
            <text:p>458.86338104432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94]&gt;=[.C294];[.E294];[.F294])" office:value-type="float" office:value="0.000015426623266146" calcext:value-type="float">
            <text:p>1.5426623266146E-05</text:p>
          </table:table-cell>
          <table:table-cell table:formula="of:=[.C294]+[.H294]*([.B294]-[.C294])" office:value-type="float" office:value="458.859387656466" calcext:value-type="float">
            <text:p>458.859387656466</text:p>
          </table:table-cell>
        </table:table-row>
        <table:table-row table:style-name="ro1">
          <table:table-cell/>
          <table:table-cell table:formula="of:=[.B294]" office:value-type="float" office:value="200" calcext:value-type="float">
            <text:p>200</text:p>
          </table:table-cell>
          <table:table-cell table:formula="of:=[.I294]" office:value-type="float" office:value="458.859387656466" calcext:value-type="float">
            <text:p>458.85938765646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95]&gt;=[.C295];[.E295];[.F295])" office:value-type="float" office:value="0.000015426623266146" calcext:value-type="float">
            <text:p>1.5426623266146E-05</text:p>
          </table:table-cell>
          <table:table-cell table:formula="of:=[.C295]+[.H295]*([.B295]-[.C295])" office:value-type="float" office:value="458.855394330214" calcext:value-type="float">
            <text:p>458.855394330214</text:p>
          </table:table-cell>
        </table:table-row>
        <table:table-row table:style-name="ro1">
          <table:table-cell/>
          <table:table-cell table:formula="of:=[.B295]" office:value-type="float" office:value="200" calcext:value-type="float">
            <text:p>200</text:p>
          </table:table-cell>
          <table:table-cell table:formula="of:=[.I295]" office:value-type="float" office:value="458.855394330214" calcext:value-type="float">
            <text:p>458.85539433021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96]&gt;=[.C296];[.E296];[.F296])" office:value-type="float" office:value="0.000015426623266146" calcext:value-type="float">
            <text:p>1.5426623266146E-05</text:p>
          </table:table-cell>
          <table:table-cell table:formula="of:=[.C296]+[.H296]*([.B296]-[.C296])" office:value-type="float" office:value="458.851401065565" calcext:value-type="float">
            <text:p>458.851401065565</text:p>
          </table:table-cell>
        </table:table-row>
        <table:table-row table:style-name="ro1">
          <table:table-cell/>
          <table:table-cell table:formula="of:=[.B296]" office:value-type="float" office:value="200" calcext:value-type="float">
            <text:p>200</text:p>
          </table:table-cell>
          <table:table-cell table:formula="of:=[.I296]" office:value-type="float" office:value="458.851401065565" calcext:value-type="float">
            <text:p>458.85140106556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97]&gt;=[.C297];[.E297];[.F297])" office:value-type="float" office:value="0.000015426623266146" calcext:value-type="float">
            <text:p>1.5426623266146E-05</text:p>
          </table:table-cell>
          <table:table-cell table:formula="of:=[.C297]+[.H297]*([.B297]-[.C297])" office:value-type="float" office:value="458.847407862519" calcext:value-type="float">
            <text:p>458.847407862519</text:p>
          </table:table-cell>
        </table:table-row>
        <table:table-row table:style-name="ro1">
          <table:table-cell/>
          <table:table-cell table:formula="of:=[.B297]" office:value-type="float" office:value="200" calcext:value-type="float">
            <text:p>200</text:p>
          </table:table-cell>
          <table:table-cell table:formula="of:=[.I297]" office:value-type="float" office:value="458.847407862519" calcext:value-type="float">
            <text:p>458.84740786251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98]&gt;=[.C298];[.E298];[.F298])" office:value-type="float" office:value="0.000015426623266146" calcext:value-type="float">
            <text:p>1.5426623266146E-05</text:p>
          </table:table-cell>
          <table:table-cell table:formula="of:=[.C298]+[.H298]*([.B298]-[.C298])" office:value-type="float" office:value="458.843414721075" calcext:value-type="float">
            <text:p>458.843414721075</text:p>
          </table:table-cell>
        </table:table-row>
        <table:table-row table:style-name="ro1">
          <table:table-cell/>
          <table:table-cell table:formula="of:=[.B298]" office:value-type="float" office:value="200" calcext:value-type="float">
            <text:p>200</text:p>
          </table:table-cell>
          <table:table-cell table:formula="of:=[.I298]" office:value-type="float" office:value="458.843414721075" calcext:value-type="float">
            <text:p>458.84341472107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299]&gt;=[.C299];[.E299];[.F299])" office:value-type="float" office:value="0.000015426623266146" calcext:value-type="float">
            <text:p>1.5426623266146E-05</text:p>
          </table:table-cell>
          <table:table-cell table:formula="of:=[.C299]+[.H299]*([.B299]-[.C299])" office:value-type="float" office:value="458.839421641231" calcext:value-type="float">
            <text:p>458.839421641231</text:p>
          </table:table-cell>
        </table:table-row>
        <table:table-row table:style-name="ro1">
          <table:table-cell/>
          <table:table-cell table:formula="of:=[.B299]" office:value-type="float" office:value="200" calcext:value-type="float">
            <text:p>200</text:p>
          </table:table-cell>
          <table:table-cell table:formula="of:=[.I299]" office:value-type="float" office:value="458.839421641231" calcext:value-type="float">
            <text:p>458.83942164123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00]&gt;=[.C300];[.E300];[.F300])" office:value-type="float" office:value="0.000015426623266146" calcext:value-type="float">
            <text:p>1.5426623266146E-05</text:p>
          </table:table-cell>
          <table:table-cell table:formula="of:=[.C300]+[.H300]*([.B300]-[.C300])" office:value-type="float" office:value="458.835428622987" calcext:value-type="float">
            <text:p>458.835428622987</text:p>
          </table:table-cell>
        </table:table-row>
        <table:table-row table:style-name="ro1">
          <table:table-cell/>
          <table:table-cell table:formula="of:=[.B300]" office:value-type="float" office:value="200" calcext:value-type="float">
            <text:p>200</text:p>
          </table:table-cell>
          <table:table-cell table:formula="of:=[.I300]" office:value-type="float" office:value="458.835428622987" calcext:value-type="float">
            <text:p>458.83542862298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01]&gt;=[.C301];[.E301];[.F301])" office:value-type="float" office:value="0.000015426623266146" calcext:value-type="float">
            <text:p>1.5426623266146E-05</text:p>
          </table:table-cell>
          <table:table-cell table:formula="of:=[.C301]+[.H301]*([.B301]-[.C301])" office:value-type="float" office:value="458.831435666342" calcext:value-type="float">
            <text:p>458.831435666342</text:p>
          </table:table-cell>
        </table:table-row>
        <table:table-row table:style-name="ro1">
          <table:table-cell/>
          <table:table-cell table:formula="of:=[.B301]" office:value-type="float" office:value="200" calcext:value-type="float">
            <text:p>200</text:p>
          </table:table-cell>
          <table:table-cell table:formula="of:=[.I301]" office:value-type="float" office:value="458.831435666342" calcext:value-type="float">
            <text:p>458.83143566634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02]&gt;=[.C302];[.E302];[.F302])" office:value-type="float" office:value="0.000015426623266146" calcext:value-type="float">
            <text:p>1.5426623266146E-05</text:p>
          </table:table-cell>
          <table:table-cell table:formula="of:=[.C302]+[.H302]*([.B302]-[.C302])" office:value-type="float" office:value="458.827442771294" calcext:value-type="float">
            <text:p>458.827442771294</text:p>
          </table:table-cell>
        </table:table-row>
        <table:table-row table:style-name="ro1">
          <table:table-cell/>
          <table:table-cell table:formula="of:=[.B302]" office:value-type="float" office:value="200" calcext:value-type="float">
            <text:p>200</text:p>
          </table:table-cell>
          <table:table-cell table:formula="of:=[.I302]" office:value-type="float" office:value="458.827442771294" calcext:value-type="float">
            <text:p>458.82744277129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03]&gt;=[.C303];[.E303];[.F303])" office:value-type="float" office:value="0.000015426623266146" calcext:value-type="float">
            <text:p>1.5426623266146E-05</text:p>
          </table:table-cell>
          <table:table-cell table:formula="of:=[.C303]+[.H303]*([.B303]-[.C303])" office:value-type="float" office:value="458.823449937843" calcext:value-type="float">
            <text:p>458.823449937843</text:p>
          </table:table-cell>
        </table:table-row>
        <table:table-row table:style-name="ro1">
          <table:table-cell/>
          <table:table-cell table:formula="of:=[.B303]" office:value-type="float" office:value="200" calcext:value-type="float">
            <text:p>200</text:p>
          </table:table-cell>
          <table:table-cell table:formula="of:=[.I303]" office:value-type="float" office:value="458.823449937843" calcext:value-type="float">
            <text:p>458.82344993784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04]&gt;=[.C304];[.E304];[.F304])" office:value-type="float" office:value="0.000015426623266146" calcext:value-type="float">
            <text:p>1.5426623266146E-05</text:p>
          </table:table-cell>
          <table:table-cell table:formula="of:=[.C304]+[.H304]*([.B304]-[.C304])" office:value-type="float" office:value="458.819457165989" calcext:value-type="float">
            <text:p>458.819457165989</text:p>
          </table:table-cell>
        </table:table-row>
        <table:table-row table:style-name="ro1">
          <table:table-cell/>
          <table:table-cell table:formula="of:=[.B304]" office:value-type="float" office:value="200" calcext:value-type="float">
            <text:p>200</text:p>
          </table:table-cell>
          <table:table-cell table:formula="of:=[.I304]" office:value-type="float" office:value="458.819457165989" calcext:value-type="float">
            <text:p>458.81945716598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05]&gt;=[.C305];[.E305];[.F305])" office:value-type="float" office:value="0.000015426623266146" calcext:value-type="float">
            <text:p>1.5426623266146E-05</text:p>
          </table:table-cell>
          <table:table-cell table:formula="of:=[.C305]+[.H305]*([.B305]-[.C305])" office:value-type="float" office:value="458.815464455729" calcext:value-type="float">
            <text:p>458.815464455729</text:p>
          </table:table-cell>
        </table:table-row>
        <table:table-row table:style-name="ro1">
          <table:table-cell/>
          <table:table-cell table:formula="of:=[.B305]" office:value-type="float" office:value="200" calcext:value-type="float">
            <text:p>200</text:p>
          </table:table-cell>
          <table:table-cell table:formula="of:=[.I305]" office:value-type="float" office:value="458.815464455729" calcext:value-type="float">
            <text:p>458.81546445572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06]&gt;=[.C306];[.E306];[.F306])" office:value-type="float" office:value="0.000015426623266146" calcext:value-type="float">
            <text:p>1.5426623266146E-05</text:p>
          </table:table-cell>
          <table:table-cell table:formula="of:=[.C306]+[.H306]*([.B306]-[.C306])" office:value-type="float" office:value="458.811471807064" calcext:value-type="float">
            <text:p>458.811471807064</text:p>
          </table:table-cell>
        </table:table-row>
        <table:table-row table:style-name="ro1">
          <table:table-cell/>
          <table:table-cell table:formula="of:=[.B306]" office:value-type="float" office:value="200" calcext:value-type="float">
            <text:p>200</text:p>
          </table:table-cell>
          <table:table-cell table:formula="of:=[.I306]" office:value-type="float" office:value="458.811471807064" calcext:value-type="float">
            <text:p>458.81147180706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07]&gt;=[.C307];[.E307];[.F307])" office:value-type="float" office:value="0.000015426623266146" calcext:value-type="float">
            <text:p>1.5426623266146E-05</text:p>
          </table:table-cell>
          <table:table-cell table:formula="of:=[.C307]+[.H307]*([.B307]-[.C307])" office:value-type="float" office:value="458.807479219991" calcext:value-type="float">
            <text:p>458.807479219991</text:p>
          </table:table-cell>
        </table:table-row>
        <table:table-row table:style-name="ro1">
          <table:table-cell/>
          <table:table-cell table:formula="of:=[.B307]" office:value-type="float" office:value="200" calcext:value-type="float">
            <text:p>200</text:p>
          </table:table-cell>
          <table:table-cell table:formula="of:=[.I307]" office:value-type="float" office:value="458.807479219991" calcext:value-type="float">
            <text:p>458.80747921999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08]&gt;=[.C308];[.E308];[.F308])" office:value-type="float" office:value="0.000015426623266146" calcext:value-type="float">
            <text:p>1.5426623266146E-05</text:p>
          </table:table-cell>
          <table:table-cell table:formula="of:=[.C308]+[.H308]*([.B308]-[.C308])" office:value-type="float" office:value="458.803486694511" calcext:value-type="float">
            <text:p>458.803486694511</text:p>
          </table:table-cell>
        </table:table-row>
        <table:table-row table:style-name="ro1">
          <table:table-cell/>
          <table:table-cell table:formula="of:=[.B308]" office:value-type="float" office:value="200" calcext:value-type="float">
            <text:p>200</text:p>
          </table:table-cell>
          <table:table-cell table:formula="of:=[.I308]" office:value-type="float" office:value="458.803486694511" calcext:value-type="float">
            <text:p>458.80348669451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09]&gt;=[.C309];[.E309];[.F309])" office:value-type="float" office:value="0.000015426623266146" calcext:value-type="float">
            <text:p>1.5426623266146E-05</text:p>
          </table:table-cell>
          <table:table-cell table:formula="of:=[.C309]+[.H309]*([.B309]-[.C309])" office:value-type="float" office:value="458.799494230622" calcext:value-type="float">
            <text:p>458.799494230622</text:p>
          </table:table-cell>
        </table:table-row>
        <table:table-row table:style-name="ro1">
          <table:table-cell/>
          <table:table-cell table:formula="of:=[.B309]" office:value-type="float" office:value="200" calcext:value-type="float">
            <text:p>200</text:p>
          </table:table-cell>
          <table:table-cell table:formula="of:=[.I309]" office:value-type="float" office:value="458.799494230622" calcext:value-type="float">
            <text:p>458.79949423062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10]&gt;=[.C310];[.E310];[.F310])" office:value-type="float" office:value="0.000015426623266146" calcext:value-type="float">
            <text:p>1.5426623266146E-05</text:p>
          </table:table-cell>
          <table:table-cell table:formula="of:=[.C310]+[.H310]*([.B310]-[.C310])" office:value-type="float" office:value="458.795501828323" calcext:value-type="float">
            <text:p>458.795501828323</text:p>
          </table:table-cell>
        </table:table-row>
        <table:table-row table:style-name="ro1">
          <table:table-cell/>
          <table:table-cell table:formula="of:=[.B310]" office:value-type="float" office:value="200" calcext:value-type="float">
            <text:p>200</text:p>
          </table:table-cell>
          <table:table-cell table:formula="of:=[.I310]" office:value-type="float" office:value="458.795501828323" calcext:value-type="float">
            <text:p>458.79550182832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11]&gt;=[.C311];[.E311];[.F311])" office:value-type="float" office:value="0.000015426623266146" calcext:value-type="float">
            <text:p>1.5426623266146E-05</text:p>
          </table:table-cell>
          <table:table-cell table:formula="of:=[.C311]+[.H311]*([.B311]-[.C311])" office:value-type="float" office:value="458.791509487613" calcext:value-type="float">
            <text:p>458.791509487613</text:p>
          </table:table-cell>
        </table:table-row>
        <table:table-row table:style-name="ro1">
          <table:table-cell/>
          <table:table-cell table:formula="of:=[.B311]" office:value-type="float" office:value="200" calcext:value-type="float">
            <text:p>200</text:p>
          </table:table-cell>
          <table:table-cell table:formula="of:=[.I311]" office:value-type="float" office:value="458.791509487613" calcext:value-type="float">
            <text:p>458.7915094876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12]&gt;=[.C312];[.E312];[.F312])" office:value-type="float" office:value="0.000015426623266146" calcext:value-type="float">
            <text:p>1.5426623266146E-05</text:p>
          </table:table-cell>
          <table:table-cell table:formula="of:=[.C312]+[.H312]*([.B312]-[.C312])" office:value-type="float" office:value="458.787517208492" calcext:value-type="float">
            <text:p>458.787517208492</text:p>
          </table:table-cell>
        </table:table-row>
        <table:table-row table:style-name="ro1">
          <table:table-cell/>
          <table:table-cell table:formula="of:=[.B312]" office:value-type="float" office:value="200" calcext:value-type="float">
            <text:p>200</text:p>
          </table:table-cell>
          <table:table-cell table:formula="of:=[.I312]" office:value-type="float" office:value="458.787517208492" calcext:value-type="float">
            <text:p>458.78751720849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13]&gt;=[.C313];[.E313];[.F313])" office:value-type="float" office:value="0.000015426623266146" calcext:value-type="float">
            <text:p>1.5426623266146E-05</text:p>
          </table:table-cell>
          <table:table-cell table:formula="of:=[.C313]+[.H313]*([.B313]-[.C313])" office:value-type="float" office:value="458.783524990958" calcext:value-type="float">
            <text:p>458.783524990958</text:p>
          </table:table-cell>
        </table:table-row>
        <table:table-row table:style-name="ro1">
          <table:table-cell/>
          <table:table-cell table:formula="of:=[.B313]" office:value-type="float" office:value="200" calcext:value-type="float">
            <text:p>200</text:p>
          </table:table-cell>
          <table:table-cell table:formula="of:=[.I313]" office:value-type="float" office:value="458.783524990958" calcext:value-type="float">
            <text:p>458.78352499095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14]&gt;=[.C314];[.E314];[.F314])" office:value-type="float" office:value="0.000015426623266146" calcext:value-type="float">
            <text:p>1.5426623266146E-05</text:p>
          </table:table-cell>
          <table:table-cell table:formula="of:=[.C314]+[.H314]*([.B314]-[.C314])" office:value-type="float" office:value="458.77953283501" calcext:value-type="float">
            <text:p>458.77953283501</text:p>
          </table:table-cell>
        </table:table-row>
        <table:table-row table:style-name="ro1">
          <table:table-cell/>
          <table:table-cell table:formula="of:=[.B314]" office:value-type="float" office:value="200" calcext:value-type="float">
            <text:p>200</text:p>
          </table:table-cell>
          <table:table-cell table:formula="of:=[.I314]" office:value-type="float" office:value="458.77953283501" calcext:value-type="float">
            <text:p>458.7795328350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15]&gt;=[.C315];[.E315];[.F315])" office:value-type="float" office:value="0.000015426623266146" calcext:value-type="float">
            <text:p>1.5426623266146E-05</text:p>
          </table:table-cell>
          <table:table-cell table:formula="of:=[.C315]+[.H315]*([.B315]-[.C315])" office:value-type="float" office:value="458.775540740648" calcext:value-type="float">
            <text:p>458.775540740648</text:p>
          </table:table-cell>
        </table:table-row>
        <table:table-row table:style-name="ro1">
          <table:table-cell/>
          <table:table-cell table:formula="of:=[.B315]" office:value-type="float" office:value="200" calcext:value-type="float">
            <text:p>200</text:p>
          </table:table-cell>
          <table:table-cell table:formula="of:=[.I315]" office:value-type="float" office:value="458.775540740648" calcext:value-type="float">
            <text:p>458.77554074064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16]&gt;=[.C316];[.E316];[.F316])" office:value-type="float" office:value="0.000015426623266146" calcext:value-type="float">
            <text:p>1.5426623266146E-05</text:p>
          </table:table-cell>
          <table:table-cell table:formula="of:=[.C316]+[.H316]*([.B316]-[.C316])" office:value-type="float" office:value="458.771548707871" calcext:value-type="float">
            <text:p>458.771548707871</text:p>
          </table:table-cell>
        </table:table-row>
        <table:table-row table:style-name="ro1">
          <table:table-cell/>
          <table:table-cell table:formula="of:=[.B316]" office:value-type="float" office:value="200" calcext:value-type="float">
            <text:p>200</text:p>
          </table:table-cell>
          <table:table-cell table:formula="of:=[.I316]" office:value-type="float" office:value="458.771548707871" calcext:value-type="float">
            <text:p>458.77154870787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17]&gt;=[.C317];[.E317];[.F317])" office:value-type="float" office:value="0.000015426623266146" calcext:value-type="float">
            <text:p>1.5426623266146E-05</text:p>
          </table:table-cell>
          <table:table-cell table:formula="of:=[.C317]+[.H317]*([.B317]-[.C317])" office:value-type="float" office:value="458.767556736677" calcext:value-type="float">
            <text:p>458.767556736677</text:p>
          </table:table-cell>
        </table:table-row>
        <table:table-row table:style-name="ro1">
          <table:table-cell/>
          <table:table-cell table:formula="of:=[.B317]" office:value-type="float" office:value="200" calcext:value-type="float">
            <text:p>200</text:p>
          </table:table-cell>
          <table:table-cell table:formula="of:=[.I317]" office:value-type="float" office:value="458.767556736677" calcext:value-type="float">
            <text:p>458.76755673667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18]&gt;=[.C318];[.E318];[.F318])" office:value-type="float" office:value="0.000015426623266146" calcext:value-type="float">
            <text:p>1.5426623266146E-05</text:p>
          </table:table-cell>
          <table:table-cell table:formula="of:=[.C318]+[.H318]*([.B318]-[.C318])" office:value-type="float" office:value="458.763564827065" calcext:value-type="float">
            <text:p>458.763564827065</text:p>
          </table:table-cell>
        </table:table-row>
        <table:table-row table:style-name="ro1">
          <table:table-cell/>
          <table:table-cell table:formula="of:=[.B318]" office:value-type="float" office:value="200" calcext:value-type="float">
            <text:p>200</text:p>
          </table:table-cell>
          <table:table-cell table:formula="of:=[.I318]" office:value-type="float" office:value="458.763564827065" calcext:value-type="float">
            <text:p>458.76356482706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19]&gt;=[.C319];[.E319];[.F319])" office:value-type="float" office:value="0.000015426623266146" calcext:value-type="float">
            <text:p>1.5426623266146E-05</text:p>
          </table:table-cell>
          <table:table-cell table:formula="of:=[.C319]+[.H319]*([.B319]-[.C319])" office:value-type="float" office:value="458.759572979036" calcext:value-type="float">
            <text:p>458.759572979036</text:p>
          </table:table-cell>
        </table:table-row>
        <table:table-row table:style-name="ro1">
          <table:table-cell/>
          <table:table-cell table:formula="of:=[.B319]" office:value-type="float" office:value="200" calcext:value-type="float">
            <text:p>200</text:p>
          </table:table-cell>
          <table:table-cell table:formula="of:=[.I319]" office:value-type="float" office:value="458.759572979036" calcext:value-type="float">
            <text:p>458.75957297903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20]&gt;=[.C320];[.E320];[.F320])" office:value-type="float" office:value="0.000015426623266146" calcext:value-type="float">
            <text:p>1.5426623266146E-05</text:p>
          </table:table-cell>
          <table:table-cell table:formula="of:=[.C320]+[.H320]*([.B320]-[.C320])" office:value-type="float" office:value="458.755581192587" calcext:value-type="float">
            <text:p>458.755581192587</text:p>
          </table:table-cell>
        </table:table-row>
        <table:table-row table:style-name="ro1">
          <table:table-cell/>
          <table:table-cell table:formula="of:=[.B320]" office:value-type="float" office:value="200" calcext:value-type="float">
            <text:p>200</text:p>
          </table:table-cell>
          <table:table-cell table:formula="of:=[.I320]" office:value-type="float" office:value="458.755581192587" calcext:value-type="float">
            <text:p>458.75558119258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21]&gt;=[.C321];[.E321];[.F321])" office:value-type="float" office:value="0.000015426623266146" calcext:value-type="float">
            <text:p>1.5426623266146E-05</text:p>
          </table:table-cell>
          <table:table-cell table:formula="of:=[.C321]+[.H321]*([.B321]-[.C321])" office:value-type="float" office:value="458.751589467718" calcext:value-type="float">
            <text:p>458.751589467718</text:p>
          </table:table-cell>
        </table:table-row>
        <table:table-row table:style-name="ro1">
          <table:table-cell/>
          <table:table-cell table:formula="of:=[.B321]" office:value-type="float" office:value="200" calcext:value-type="float">
            <text:p>200</text:p>
          </table:table-cell>
          <table:table-cell table:formula="of:=[.I321]" office:value-type="float" office:value="458.751589467718" calcext:value-type="float">
            <text:p>458.75158946771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22]&gt;=[.C322];[.E322];[.F322])" office:value-type="float" office:value="0.000015426623266146" calcext:value-type="float">
            <text:p>1.5426623266146E-05</text:p>
          </table:table-cell>
          <table:table-cell table:formula="of:=[.C322]+[.H322]*([.B322]-[.C322])" office:value-type="float" office:value="458.747597804428" calcext:value-type="float">
            <text:p>458.747597804428</text:p>
          </table:table-cell>
        </table:table-row>
        <table:table-row table:style-name="ro1">
          <table:table-cell/>
          <table:table-cell table:formula="of:=[.B322]" office:value-type="float" office:value="200" calcext:value-type="float">
            <text:p>200</text:p>
          </table:table-cell>
          <table:table-cell table:formula="of:=[.I322]" office:value-type="float" office:value="458.747597804428" calcext:value-type="float">
            <text:p>458.74759780442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23]&gt;=[.C323];[.E323];[.F323])" office:value-type="float" office:value="0.000015426623266146" calcext:value-type="float">
            <text:p>1.5426623266146E-05</text:p>
          </table:table-cell>
          <table:table-cell table:formula="of:=[.C323]+[.H323]*([.B323]-[.C323])" office:value-type="float" office:value="458.743606202715" calcext:value-type="float">
            <text:p>458.743606202715</text:p>
          </table:table-cell>
        </table:table-row>
        <table:table-row table:style-name="ro1">
          <table:table-cell/>
          <table:table-cell table:formula="of:=[.B323]" office:value-type="float" office:value="200" calcext:value-type="float">
            <text:p>200</text:p>
          </table:table-cell>
          <table:table-cell table:formula="of:=[.I323]" office:value-type="float" office:value="458.743606202715" calcext:value-type="float">
            <text:p>458.74360620271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24]&gt;=[.C324];[.E324];[.F324])" office:value-type="float" office:value="0.000015426623266146" calcext:value-type="float">
            <text:p>1.5426623266146E-05</text:p>
          </table:table-cell>
          <table:table-cell table:formula="of:=[.C324]+[.H324]*([.B324]-[.C324])" office:value-type="float" office:value="458.73961466258" calcext:value-type="float">
            <text:p>458.73961466258</text:p>
          </table:table-cell>
        </table:table-row>
        <table:table-row table:style-name="ro1">
          <table:table-cell/>
          <table:table-cell table:formula="of:=[.B324]" office:value-type="float" office:value="200" calcext:value-type="float">
            <text:p>200</text:p>
          </table:table-cell>
          <table:table-cell table:formula="of:=[.I324]" office:value-type="float" office:value="458.73961466258" calcext:value-type="float">
            <text:p>458.7396146625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25]&gt;=[.C325];[.E325];[.F325])" office:value-type="float" office:value="0.000015426623266146" calcext:value-type="float">
            <text:p>1.5426623266146E-05</text:p>
          </table:table-cell>
          <table:table-cell table:formula="of:=[.C325]+[.H325]*([.B325]-[.C325])" office:value-type="float" office:value="458.73562318402" calcext:value-type="float">
            <text:p>458.73562318402</text:p>
          </table:table-cell>
        </table:table-row>
        <table:table-row table:style-name="ro1">
          <table:table-cell/>
          <table:table-cell table:formula="of:=[.B325]" office:value-type="float" office:value="200" calcext:value-type="float">
            <text:p>200</text:p>
          </table:table-cell>
          <table:table-cell table:formula="of:=[.I325]" office:value-type="float" office:value="458.73562318402" calcext:value-type="float">
            <text:p>458.7356231840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26]&gt;=[.C326];[.E326];[.F326])" office:value-type="float" office:value="0.000015426623266146" calcext:value-type="float">
            <text:p>1.5426623266146E-05</text:p>
          </table:table-cell>
          <table:table-cell table:formula="of:=[.C326]+[.H326]*([.B326]-[.C326])" office:value-type="float" office:value="458.731631767036" calcext:value-type="float">
            <text:p>458.731631767036</text:p>
          </table:table-cell>
        </table:table-row>
        <table:table-row table:style-name="ro1">
          <table:table-cell/>
          <table:table-cell table:formula="of:=[.B326]" office:value-type="float" office:value="200" calcext:value-type="float">
            <text:p>200</text:p>
          </table:table-cell>
          <table:table-cell table:formula="of:=[.I326]" office:value-type="float" office:value="458.731631767036" calcext:value-type="float">
            <text:p>458.73163176703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27]&gt;=[.C327];[.E327];[.F327])" office:value-type="float" office:value="0.000015426623266146" calcext:value-type="float">
            <text:p>1.5426623266146E-05</text:p>
          </table:table-cell>
          <table:table-cell table:formula="of:=[.C327]+[.H327]*([.B327]-[.C327])" office:value-type="float" office:value="458.727640411626" calcext:value-type="float">
            <text:p>458.727640411626</text:p>
          </table:table-cell>
        </table:table-row>
        <table:table-row table:style-name="ro1">
          <table:table-cell/>
          <table:table-cell table:formula="of:=[.B327]" office:value-type="float" office:value="200" calcext:value-type="float">
            <text:p>200</text:p>
          </table:table-cell>
          <table:table-cell table:formula="of:=[.I327]" office:value-type="float" office:value="458.727640411626" calcext:value-type="float">
            <text:p>458.72764041162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28]&gt;=[.C328];[.E328];[.F328])" office:value-type="float" office:value="0.000015426623266146" calcext:value-type="float">
            <text:p>1.5426623266146E-05</text:p>
          </table:table-cell>
          <table:table-cell table:formula="of:=[.C328]+[.H328]*([.B328]-[.C328])" office:value-type="float" office:value="458.723649117789" calcext:value-type="float">
            <text:p>458.723649117789</text:p>
          </table:table-cell>
        </table:table-row>
        <table:table-row table:style-name="ro1">
          <table:table-cell/>
          <table:table-cell table:formula="of:=[.B328]" office:value-type="float" office:value="200" calcext:value-type="float">
            <text:p>200</text:p>
          </table:table-cell>
          <table:table-cell table:formula="of:=[.I328]" office:value-type="float" office:value="458.723649117789" calcext:value-type="float">
            <text:p>458.72364911778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29]&gt;=[.C329];[.E329];[.F329])" office:value-type="float" office:value="0.000015426623266146" calcext:value-type="float">
            <text:p>1.5426623266146E-05</text:p>
          </table:table-cell>
          <table:table-cell table:formula="of:=[.C329]+[.H329]*([.B329]-[.C329])" office:value-type="float" office:value="458.719657885524" calcext:value-type="float">
            <text:p>458.719657885524</text:p>
          </table:table-cell>
        </table:table-row>
        <table:table-row table:style-name="ro1">
          <table:table-cell/>
          <table:table-cell table:formula="of:=[.B329]" office:value-type="float" office:value="200" calcext:value-type="float">
            <text:p>200</text:p>
          </table:table-cell>
          <table:table-cell table:formula="of:=[.I329]" office:value-type="float" office:value="458.719657885524" calcext:value-type="float">
            <text:p>458.71965788552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30]&gt;=[.C330];[.E330];[.F330])" office:value-type="float" office:value="0.000015426623266146" calcext:value-type="float">
            <text:p>1.5426623266146E-05</text:p>
          </table:table-cell>
          <table:table-cell table:formula="of:=[.C330]+[.H330]*([.B330]-[.C330])" office:value-type="float" office:value="458.71566671483" calcext:value-type="float">
            <text:p>458.71566671483</text:p>
          </table:table-cell>
        </table:table-row>
        <table:table-row table:style-name="ro1">
          <table:table-cell/>
          <table:table-cell table:formula="of:=[.B330]" office:value-type="float" office:value="200" calcext:value-type="float">
            <text:p>200</text:p>
          </table:table-cell>
          <table:table-cell table:formula="of:=[.I330]" office:value-type="float" office:value="458.71566671483" calcext:value-type="float">
            <text:p>458.7156667148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31]&gt;=[.C331];[.E331];[.F331])" office:value-type="float" office:value="0.000015426623266146" calcext:value-type="float">
            <text:p>1.5426623266146E-05</text:p>
          </table:table-cell>
          <table:table-cell table:formula="of:=[.C331]+[.H331]*([.B331]-[.C331])" office:value-type="float" office:value="458.711675605706" calcext:value-type="float">
            <text:p>458.711675605706</text:p>
          </table:table-cell>
        </table:table-row>
        <table:table-row table:style-name="ro1">
          <table:table-cell/>
          <table:table-cell table:formula="of:=[.B331]" office:value-type="float" office:value="200" calcext:value-type="float">
            <text:p>200</text:p>
          </table:table-cell>
          <table:table-cell table:formula="of:=[.I331]" office:value-type="float" office:value="458.711675605706" calcext:value-type="float">
            <text:p>458.71167560570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32]&gt;=[.C332];[.E332];[.F332])" office:value-type="float" office:value="0.000015426623266146" calcext:value-type="float">
            <text:p>1.5426623266146E-05</text:p>
          </table:table-cell>
          <table:table-cell table:formula="of:=[.C332]+[.H332]*([.B332]-[.C332])" office:value-type="float" office:value="458.707684558152" calcext:value-type="float">
            <text:p>458.707684558152</text:p>
          </table:table-cell>
        </table:table-row>
        <table:table-row table:style-name="ro1">
          <table:table-cell/>
          <table:table-cell table:formula="of:=[.B332]" office:value-type="float" office:value="200" calcext:value-type="float">
            <text:p>200</text:p>
          </table:table-cell>
          <table:table-cell table:formula="of:=[.I332]" office:value-type="float" office:value="458.707684558152" calcext:value-type="float">
            <text:p>458.70768455815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33]&gt;=[.C333];[.E333];[.F333])" office:value-type="float" office:value="0.000015426623266146" calcext:value-type="float">
            <text:p>1.5426623266146E-05</text:p>
          </table:table-cell>
          <table:table-cell table:formula="of:=[.C333]+[.H333]*([.B333]-[.C333])" office:value-type="float" office:value="458.703693572167" calcext:value-type="float">
            <text:p>458.703693572167</text:p>
          </table:table-cell>
        </table:table-row>
        <table:table-row table:style-name="ro1">
          <table:table-cell/>
          <table:table-cell table:formula="of:=[.B333]" office:value-type="float" office:value="200" calcext:value-type="float">
            <text:p>200</text:p>
          </table:table-cell>
          <table:table-cell table:formula="of:=[.I333]" office:value-type="float" office:value="458.703693572167" calcext:value-type="float">
            <text:p>458.70369357216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34]&gt;=[.C334];[.E334];[.F334])" office:value-type="float" office:value="0.000015426623266146" calcext:value-type="float">
            <text:p>1.5426623266146E-05</text:p>
          </table:table-cell>
          <table:table-cell table:formula="of:=[.C334]+[.H334]*([.B334]-[.C334])" office:value-type="float" office:value="458.699702647748" calcext:value-type="float">
            <text:p>458.699702647748</text:p>
          </table:table-cell>
        </table:table-row>
        <table:table-row table:style-name="ro1">
          <table:table-cell/>
          <table:table-cell table:formula="of:=[.B334]" office:value-type="float" office:value="200" calcext:value-type="float">
            <text:p>200</text:p>
          </table:table-cell>
          <table:table-cell table:formula="of:=[.I334]" office:value-type="float" office:value="458.699702647748" calcext:value-type="float">
            <text:p>458.69970264774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35]&gt;=[.C335];[.E335];[.F335])" office:value-type="float" office:value="0.000015426623266146" calcext:value-type="float">
            <text:p>1.5426623266146E-05</text:p>
          </table:table-cell>
          <table:table-cell table:formula="of:=[.C335]+[.H335]*([.B335]-[.C335])" office:value-type="float" office:value="458.695711784896" calcext:value-type="float">
            <text:p>458.695711784896</text:p>
          </table:table-cell>
        </table:table-row>
        <table:table-row table:style-name="ro1">
          <table:table-cell/>
          <table:table-cell table:formula="of:=[.B335]" office:value-type="float" office:value="200" calcext:value-type="float">
            <text:p>200</text:p>
          </table:table-cell>
          <table:table-cell table:formula="of:=[.I335]" office:value-type="float" office:value="458.695711784896" calcext:value-type="float">
            <text:p>458.69571178489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36]&gt;=[.C336];[.E336];[.F336])" office:value-type="float" office:value="0.000015426623266146" calcext:value-type="float">
            <text:p>1.5426623266146E-05</text:p>
          </table:table-cell>
          <table:table-cell table:formula="of:=[.C336]+[.H336]*([.B336]-[.C336])" office:value-type="float" office:value="458.69172098361" calcext:value-type="float">
            <text:p>458.69172098361</text:p>
          </table:table-cell>
        </table:table-row>
        <table:table-row table:style-name="ro1">
          <table:table-cell/>
          <table:table-cell table:formula="of:=[.B336]" office:value-type="float" office:value="200" calcext:value-type="float">
            <text:p>200</text:p>
          </table:table-cell>
          <table:table-cell table:formula="of:=[.I336]" office:value-type="float" office:value="458.69172098361" calcext:value-type="float">
            <text:p>458.6917209836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37]&gt;=[.C337];[.E337];[.F337])" office:value-type="float" office:value="0.000015426623266146" calcext:value-type="float">
            <text:p>1.5426623266146E-05</text:p>
          </table:table-cell>
          <table:table-cell table:formula="of:=[.C337]+[.H337]*([.B337]-[.C337])" office:value-type="float" office:value="458.687730243889" calcext:value-type="float">
            <text:p>458.687730243889</text:p>
          </table:table-cell>
        </table:table-row>
        <table:table-row table:style-name="ro1">
          <table:table-cell/>
          <table:table-cell table:formula="of:=[.B337]" office:value-type="float" office:value="200" calcext:value-type="float">
            <text:p>200</text:p>
          </table:table-cell>
          <table:table-cell table:formula="of:=[.I337]" office:value-type="float" office:value="458.687730243889" calcext:value-type="float">
            <text:p>458.68773024388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38]&gt;=[.C338];[.E338];[.F338])" office:value-type="float" office:value="0.000015426623266146" calcext:value-type="float">
            <text:p>1.5426623266146E-05</text:p>
          </table:table-cell>
          <table:table-cell table:formula="of:=[.C338]+[.H338]*([.B338]-[.C338])" office:value-type="float" office:value="458.68373956573" calcext:value-type="float">
            <text:p>458.68373956573</text:p>
          </table:table-cell>
        </table:table-row>
        <table:table-row table:style-name="ro1">
          <table:table-cell/>
          <table:table-cell table:formula="of:=[.B338]" office:value-type="float" office:value="200" calcext:value-type="float">
            <text:p>200</text:p>
          </table:table-cell>
          <table:table-cell table:formula="of:=[.I338]" office:value-type="float" office:value="458.68373956573" calcext:value-type="float">
            <text:p>458.6837395657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39]&gt;=[.C339];[.E339];[.F339])" office:value-type="float" office:value="0.000015426623266146" calcext:value-type="float">
            <text:p>1.5426623266146E-05</text:p>
          </table:table-cell>
          <table:table-cell table:formula="of:=[.C339]+[.H339]*([.B339]-[.C339])" office:value-type="float" office:value="458.679748949135" calcext:value-type="float">
            <text:p>458.679748949135</text:p>
          </table:table-cell>
        </table:table-row>
        <table:table-row table:style-name="ro1">
          <table:table-cell/>
          <table:table-cell table:formula="of:=[.B339]" office:value-type="float" office:value="200" calcext:value-type="float">
            <text:p>200</text:p>
          </table:table-cell>
          <table:table-cell table:formula="of:=[.I339]" office:value-type="float" office:value="458.679748949135" calcext:value-type="float">
            <text:p>458.67974894913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40]&gt;=[.C340];[.E340];[.F340])" office:value-type="float" office:value="0.000015426623266146" calcext:value-type="float">
            <text:p>1.5426623266146E-05</text:p>
          </table:table-cell>
          <table:table-cell table:formula="of:=[.C340]+[.H340]*([.B340]-[.C340])" office:value-type="float" office:value="458.675758394102" calcext:value-type="float">
            <text:p>458.675758394102</text:p>
          </table:table-cell>
        </table:table-row>
        <table:table-row table:style-name="ro1">
          <table:table-cell/>
          <table:table-cell table:formula="of:=[.B340]" office:value-type="float" office:value="200" calcext:value-type="float">
            <text:p>200</text:p>
          </table:table-cell>
          <table:table-cell table:formula="of:=[.I340]" office:value-type="float" office:value="458.675758394102" calcext:value-type="float">
            <text:p>458.67575839410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41]&gt;=[.C341];[.E341];[.F341])" office:value-type="float" office:value="0.000015426623266146" calcext:value-type="float">
            <text:p>1.5426623266146E-05</text:p>
          </table:table-cell>
          <table:table-cell table:formula="of:=[.C341]+[.H341]*([.B341]-[.C341])" office:value-type="float" office:value="458.671767900629" calcext:value-type="float">
            <text:p>458.671767900629</text:p>
          </table:table-cell>
        </table:table-row>
        <table:table-row table:style-name="ro1">
          <table:table-cell/>
          <table:table-cell table:formula="of:=[.B341]" office:value-type="float" office:value="200" calcext:value-type="float">
            <text:p>200</text:p>
          </table:table-cell>
          <table:table-cell table:formula="of:=[.I341]" office:value-type="float" office:value="458.671767900629" calcext:value-type="float">
            <text:p>458.67176790062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42]&gt;=[.C342];[.E342];[.F342])" office:value-type="float" office:value="0.000015426623266146" calcext:value-type="float">
            <text:p>1.5426623266146E-05</text:p>
          </table:table-cell>
          <table:table-cell table:formula="of:=[.C342]+[.H342]*([.B342]-[.C342])" office:value-type="float" office:value="458.667777468716" calcext:value-type="float">
            <text:p>458.667777468716</text:p>
          </table:table-cell>
        </table:table-row>
        <table:table-row table:style-name="ro1">
          <table:table-cell/>
          <table:table-cell table:formula="of:=[.B342]" office:value-type="float" office:value="200" calcext:value-type="float">
            <text:p>200</text:p>
          </table:table-cell>
          <table:table-cell table:formula="of:=[.I342]" office:value-type="float" office:value="458.667777468716" calcext:value-type="float">
            <text:p>458.66777746871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43]&gt;=[.C343];[.E343];[.F343])" office:value-type="float" office:value="0.000015426623266146" calcext:value-type="float">
            <text:p>1.5426623266146E-05</text:p>
          </table:table-cell>
          <table:table-cell table:formula="of:=[.C343]+[.H343]*([.B343]-[.C343])" office:value-type="float" office:value="458.663787098362" calcext:value-type="float">
            <text:p>458.663787098362</text:p>
          </table:table-cell>
        </table:table-row>
        <table:table-row table:style-name="ro1">
          <table:table-cell/>
          <table:table-cell table:formula="of:=[.B343]" office:value-type="float" office:value="200" calcext:value-type="float">
            <text:p>200</text:p>
          </table:table-cell>
          <table:table-cell table:formula="of:=[.I343]" office:value-type="float" office:value="458.663787098362" calcext:value-type="float">
            <text:p>458.66378709836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44]&gt;=[.C344];[.E344];[.F344])" office:value-type="float" office:value="0.000015426623266146" calcext:value-type="float">
            <text:p>1.5426623266146E-05</text:p>
          </table:table-cell>
          <table:table-cell table:formula="of:=[.C344]+[.H344]*([.B344]-[.C344])" office:value-type="float" office:value="458.659796789565" calcext:value-type="float">
            <text:p>458.659796789565</text:p>
          </table:table-cell>
        </table:table-row>
        <table:table-row table:style-name="ro1">
          <table:table-cell/>
          <table:table-cell table:formula="of:=[.B344]" office:value-type="float" office:value="200" calcext:value-type="float">
            <text:p>200</text:p>
          </table:table-cell>
          <table:table-cell table:formula="of:=[.I344]" office:value-type="float" office:value="458.659796789565" calcext:value-type="float">
            <text:p>458.65979678956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45]&gt;=[.C345];[.E345];[.F345])" office:value-type="float" office:value="0.000015426623266146" calcext:value-type="float">
            <text:p>1.5426623266146E-05</text:p>
          </table:table-cell>
          <table:table-cell table:formula="of:=[.C345]+[.H345]*([.B345]-[.C345])" office:value-type="float" office:value="458.655806542326" calcext:value-type="float">
            <text:p>458.655806542326</text:p>
          </table:table-cell>
        </table:table-row>
        <table:table-row table:style-name="ro1">
          <table:table-cell/>
          <table:table-cell table:formula="of:=[.B345]" office:value-type="float" office:value="200" calcext:value-type="float">
            <text:p>200</text:p>
          </table:table-cell>
          <table:table-cell table:formula="of:=[.I345]" office:value-type="float" office:value="458.655806542326" calcext:value-type="float">
            <text:p>458.65580654232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46]&gt;=[.C346];[.E346];[.F346])" office:value-type="float" office:value="0.000015426623266146" calcext:value-type="float">
            <text:p>1.5426623266146E-05</text:p>
          </table:table-cell>
          <table:table-cell table:formula="of:=[.C346]+[.H346]*([.B346]-[.C346])" office:value-type="float" office:value="458.651816356643" calcext:value-type="float">
            <text:p>458.651816356643</text:p>
          </table:table-cell>
        </table:table-row>
        <table:table-row table:style-name="ro1">
          <table:table-cell/>
          <table:table-cell table:formula="of:=[.B346]" office:value-type="float" office:value="200" calcext:value-type="float">
            <text:p>200</text:p>
          </table:table-cell>
          <table:table-cell table:formula="of:=[.I346]" office:value-type="float" office:value="458.651816356643" calcext:value-type="float">
            <text:p>458.65181635664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47]&gt;=[.C347];[.E347];[.F347])" office:value-type="float" office:value="0.000015426623266146" calcext:value-type="float">
            <text:p>1.5426623266146E-05</text:p>
          </table:table-cell>
          <table:table-cell table:formula="of:=[.C347]+[.H347]*([.B347]-[.C347])" office:value-type="float" office:value="458.647826232515" calcext:value-type="float">
            <text:p>458.647826232515</text:p>
          </table:table-cell>
        </table:table-row>
        <table:table-row table:style-name="ro1">
          <table:table-cell/>
          <table:table-cell table:formula="of:=[.B347]" office:value-type="float" office:value="200" calcext:value-type="float">
            <text:p>200</text:p>
          </table:table-cell>
          <table:table-cell table:formula="of:=[.I347]" office:value-type="float" office:value="458.647826232515" calcext:value-type="float">
            <text:p>458.64782623251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48]&gt;=[.C348];[.E348];[.F348])" office:value-type="float" office:value="0.000015426623266146" calcext:value-type="float">
            <text:p>1.5426623266146E-05</text:p>
          </table:table-cell>
          <table:table-cell table:formula="of:=[.C348]+[.H348]*([.B348]-[.C348])" office:value-type="float" office:value="458.643836169941" calcext:value-type="float">
            <text:p>458.643836169941</text:p>
          </table:table-cell>
        </table:table-row>
        <table:table-row table:style-name="ro1">
          <table:table-cell/>
          <table:table-cell table:formula="of:=[.B348]" office:value-type="float" office:value="200" calcext:value-type="float">
            <text:p>200</text:p>
          </table:table-cell>
          <table:table-cell table:formula="of:=[.I348]" office:value-type="float" office:value="458.643836169941" calcext:value-type="float">
            <text:p>458.64383616994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49]&gt;=[.C349];[.E349];[.F349])" office:value-type="float" office:value="0.000015426623266146" calcext:value-type="float">
            <text:p>1.5426623266146E-05</text:p>
          </table:table-cell>
          <table:table-cell table:formula="of:=[.C349]+[.H349]*([.B349]-[.C349])" office:value-type="float" office:value="458.63984616892" calcext:value-type="float">
            <text:p>458.63984616892</text:p>
          </table:table-cell>
        </table:table-row>
        <table:table-row table:style-name="ro1">
          <table:table-cell/>
          <table:table-cell table:formula="of:=[.B349]" office:value-type="float" office:value="200" calcext:value-type="float">
            <text:p>200</text:p>
          </table:table-cell>
          <table:table-cell table:formula="of:=[.I349]" office:value-type="float" office:value="458.63984616892" calcext:value-type="float">
            <text:p>458.6398461689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50]&gt;=[.C350];[.E350];[.F350])" office:value-type="float" office:value="0.000015426623266146" calcext:value-type="float">
            <text:p>1.5426623266146E-05</text:p>
          </table:table-cell>
          <table:table-cell table:formula="of:=[.C350]+[.H350]*([.B350]-[.C350])" office:value-type="float" office:value="458.635856229452" calcext:value-type="float">
            <text:p>458.635856229452</text:p>
          </table:table-cell>
        </table:table-row>
        <table:table-row table:style-name="ro1">
          <table:table-cell/>
          <table:table-cell table:formula="of:=[.B350]" office:value-type="float" office:value="200" calcext:value-type="float">
            <text:p>200</text:p>
          </table:table-cell>
          <table:table-cell table:formula="of:=[.I350]" office:value-type="float" office:value="458.635856229452" calcext:value-type="float">
            <text:p>458.63585622945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51]&gt;=[.C351];[.E351];[.F351])" office:value-type="float" office:value="0.000015426623266146" calcext:value-type="float">
            <text:p>1.5426623266146E-05</text:p>
          </table:table-cell>
          <table:table-cell table:formula="of:=[.C351]+[.H351]*([.B351]-[.C351])" office:value-type="float" office:value="458.631866351535" calcext:value-type="float">
            <text:p>458.631866351535</text:p>
          </table:table-cell>
        </table:table-row>
        <table:table-row table:style-name="ro1">
          <table:table-cell/>
          <table:table-cell table:formula="of:=[.B351]" office:value-type="float" office:value="200" calcext:value-type="float">
            <text:p>200</text:p>
          </table:table-cell>
          <table:table-cell table:formula="of:=[.I351]" office:value-type="float" office:value="458.631866351535" calcext:value-type="float">
            <text:p>458.63186635153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52]&gt;=[.C352];[.E352];[.F352])" office:value-type="float" office:value="0.000015426623266146" calcext:value-type="float">
            <text:p>1.5426623266146E-05</text:p>
          </table:table-cell>
          <table:table-cell table:formula="of:=[.C352]+[.H352]*([.B352]-[.C352])" office:value-type="float" office:value="458.627876535168" calcext:value-type="float">
            <text:p>458.627876535168</text:p>
          </table:table-cell>
        </table:table-row>
        <table:table-row table:style-name="ro1">
          <table:table-cell/>
          <table:table-cell table:formula="of:=[.B352]" office:value-type="float" office:value="200" calcext:value-type="float">
            <text:p>200</text:p>
          </table:table-cell>
          <table:table-cell table:formula="of:=[.I352]" office:value-type="float" office:value="458.627876535168" calcext:value-type="float">
            <text:p>458.62787653516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53]&gt;=[.C353];[.E353];[.F353])" office:value-type="float" office:value="0.000015426623266146" calcext:value-type="float">
            <text:p>1.5426623266146E-05</text:p>
          </table:table-cell>
          <table:table-cell table:formula="of:=[.C353]+[.H353]*([.B353]-[.C353])" office:value-type="float" office:value="458.623886780351" calcext:value-type="float">
            <text:p>458.623886780351</text:p>
          </table:table-cell>
        </table:table-row>
        <table:table-row table:style-name="ro1">
          <table:table-cell/>
          <table:table-cell table:formula="of:=[.B353]" office:value-type="float" office:value="200" calcext:value-type="float">
            <text:p>200</text:p>
          </table:table-cell>
          <table:table-cell table:formula="of:=[.I353]" office:value-type="float" office:value="458.623886780351" calcext:value-type="float">
            <text:p>458.62388678035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54]&gt;=[.C354];[.E354];[.F354])" office:value-type="float" office:value="0.000015426623266146" calcext:value-type="float">
            <text:p>1.5426623266146E-05</text:p>
          </table:table-cell>
          <table:table-cell table:formula="of:=[.C354]+[.H354]*([.B354]-[.C354])" office:value-type="float" office:value="458.619897087082" calcext:value-type="float">
            <text:p>458.619897087082</text:p>
          </table:table-cell>
        </table:table-row>
        <table:table-row table:style-name="ro1">
          <table:table-cell/>
          <table:table-cell table:formula="of:=[.B354]" office:value-type="float" office:value="200" calcext:value-type="float">
            <text:p>200</text:p>
          </table:table-cell>
          <table:table-cell table:formula="of:=[.I354]" office:value-type="float" office:value="458.619897087082" calcext:value-type="float">
            <text:p>458.61989708708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55]&gt;=[.C355];[.E355];[.F355])" office:value-type="float" office:value="0.000015426623266146" calcext:value-type="float">
            <text:p>1.5426623266146E-05</text:p>
          </table:table-cell>
          <table:table-cell table:formula="of:=[.C355]+[.H355]*([.B355]-[.C355])" office:value-type="float" office:value="458.61590745536" calcext:value-type="float">
            <text:p>458.61590745536</text:p>
          </table:table-cell>
        </table:table-row>
        <table:table-row table:style-name="ro1">
          <table:table-cell/>
          <table:table-cell table:formula="of:=[.B355]" office:value-type="float" office:value="200" calcext:value-type="float">
            <text:p>200</text:p>
          </table:table-cell>
          <table:table-cell table:formula="of:=[.I355]" office:value-type="float" office:value="458.61590745536" calcext:value-type="float">
            <text:p>458.6159074553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56]&gt;=[.C356];[.E356];[.F356])" office:value-type="float" office:value="0.000015426623266146" calcext:value-type="float">
            <text:p>1.5426623266146E-05</text:p>
          </table:table-cell>
          <table:table-cell table:formula="of:=[.C356]+[.H356]*([.B356]-[.C356])" office:value-type="float" office:value="458.611917885185" calcext:value-type="float">
            <text:p>458.611917885185</text:p>
          </table:table-cell>
        </table:table-row>
        <table:table-row table:style-name="ro1">
          <table:table-cell/>
          <table:table-cell table:formula="of:=[.B356]" office:value-type="float" office:value="200" calcext:value-type="float">
            <text:p>200</text:p>
          </table:table-cell>
          <table:table-cell table:formula="of:=[.I356]" office:value-type="float" office:value="458.611917885185" calcext:value-type="float">
            <text:p>458.61191788518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57]&gt;=[.C357];[.E357];[.F357])" office:value-type="float" office:value="0.000015426623266146" calcext:value-type="float">
            <text:p>1.5426623266146E-05</text:p>
          </table:table-cell>
          <table:table-cell table:formula="of:=[.C357]+[.H357]*([.B357]-[.C357])" office:value-type="float" office:value="458.607928376556" calcext:value-type="float">
            <text:p>458.607928376556</text:p>
          </table:table-cell>
        </table:table-row>
        <table:table-row table:style-name="ro1">
          <table:table-cell/>
          <table:table-cell table:formula="of:=[.B357]" office:value-type="float" office:value="200" calcext:value-type="float">
            <text:p>200</text:p>
          </table:table-cell>
          <table:table-cell table:formula="of:=[.I357]" office:value-type="float" office:value="458.607928376556" calcext:value-type="float">
            <text:p>458.60792837655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58]&gt;=[.C358];[.E358];[.F358])" office:value-type="float" office:value="0.000015426623266146" calcext:value-type="float">
            <text:p>1.5426623266146E-05</text:p>
          </table:table-cell>
          <table:table-cell table:formula="of:=[.C358]+[.H358]*([.B358]-[.C358])" office:value-type="float" office:value="458.603938929471" calcext:value-type="float">
            <text:p>458.603938929471</text:p>
          </table:table-cell>
        </table:table-row>
        <table:table-row table:style-name="ro1">
          <table:table-cell/>
          <table:table-cell table:formula="of:=[.B358]" office:value-type="float" office:value="200" calcext:value-type="float">
            <text:p>200</text:p>
          </table:table-cell>
          <table:table-cell table:formula="of:=[.I358]" office:value-type="float" office:value="458.603938929471" calcext:value-type="float">
            <text:p>458.60393892947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59]&gt;=[.C359];[.E359];[.F359])" office:value-type="float" office:value="0.000015426623266146" calcext:value-type="float">
            <text:p>1.5426623266146E-05</text:p>
          </table:table-cell>
          <table:table-cell table:formula="of:=[.C359]+[.H359]*([.B359]-[.C359])" office:value-type="float" office:value="458.59994954393" calcext:value-type="float">
            <text:p>458.59994954393</text:p>
          </table:table-cell>
        </table:table-row>
        <table:table-row table:style-name="ro1">
          <table:table-cell/>
          <table:table-cell table:formula="of:=[.B359]" office:value-type="float" office:value="200" calcext:value-type="float">
            <text:p>200</text:p>
          </table:table-cell>
          <table:table-cell table:formula="of:=[.I359]" office:value-type="float" office:value="458.59994954393" calcext:value-type="float">
            <text:p>458.5999495439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60]&gt;=[.C360];[.E360];[.F360])" office:value-type="float" office:value="0.000015426623266146" calcext:value-type="float">
            <text:p>1.5426623266146E-05</text:p>
          </table:table-cell>
          <table:table-cell table:formula="of:=[.C360]+[.H360]*([.B360]-[.C360])" office:value-type="float" office:value="458.595960219932" calcext:value-type="float">
            <text:p>458.595960219932</text:p>
          </table:table-cell>
        </table:table-row>
        <table:table-row table:style-name="ro1">
          <table:table-cell/>
          <table:table-cell table:formula="of:=[.B360]" office:value-type="float" office:value="200" calcext:value-type="float">
            <text:p>200</text:p>
          </table:table-cell>
          <table:table-cell table:formula="of:=[.I360]" office:value-type="float" office:value="458.595960219932" calcext:value-type="float">
            <text:p>458.59596021993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61]&gt;=[.C361];[.E361];[.F361])" office:value-type="float" office:value="0.000015426623266146" calcext:value-type="float">
            <text:p>1.5426623266146E-05</text:p>
          </table:table-cell>
          <table:table-cell table:formula="of:=[.C361]+[.H361]*([.B361]-[.C361])" office:value-type="float" office:value="458.591970957475" calcext:value-type="float">
            <text:p>458.591970957475</text:p>
          </table:table-cell>
        </table:table-row>
        <table:table-row table:style-name="ro1">
          <table:table-cell/>
          <table:table-cell table:formula="of:=[.B361]" office:value-type="float" office:value="200" calcext:value-type="float">
            <text:p>200</text:p>
          </table:table-cell>
          <table:table-cell table:formula="of:=[.I361]" office:value-type="float" office:value="458.591970957475" calcext:value-type="float">
            <text:p>458.59197095747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62]&gt;=[.C362];[.E362];[.F362])" office:value-type="float" office:value="0.000015426623266146" calcext:value-type="float">
            <text:p>1.5426623266146E-05</text:p>
          </table:table-cell>
          <table:table-cell table:formula="of:=[.C362]+[.H362]*([.B362]-[.C362])" office:value-type="float" office:value="458.58798175656" calcext:value-type="float">
            <text:p>458.58798175656</text:p>
          </table:table-cell>
        </table:table-row>
        <table:table-row table:style-name="ro1">
          <table:table-cell/>
          <table:table-cell table:formula="of:=[.B362]" office:value-type="float" office:value="200" calcext:value-type="float">
            <text:p>200</text:p>
          </table:table-cell>
          <table:table-cell table:formula="of:=[.I362]" office:value-type="float" office:value="458.58798175656" calcext:value-type="float">
            <text:p>458.5879817565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63]&gt;=[.C363];[.E363];[.F363])" office:value-type="float" office:value="0.000015426623266146" calcext:value-type="float">
            <text:p>1.5426623266146E-05</text:p>
          </table:table-cell>
          <table:table-cell table:formula="of:=[.C363]+[.H363]*([.B363]-[.C363])" office:value-type="float" office:value="458.583992617184" calcext:value-type="float">
            <text:p>458.583992617184</text:p>
          </table:table-cell>
        </table:table-row>
        <table:table-row table:style-name="ro1">
          <table:table-cell/>
          <table:table-cell table:formula="of:=[.B363]" office:value-type="float" office:value="200" calcext:value-type="float">
            <text:p>200</text:p>
          </table:table-cell>
          <table:table-cell table:formula="of:=[.I363]" office:value-type="float" office:value="458.583992617184" calcext:value-type="float">
            <text:p>458.58399261718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64]&gt;=[.C364];[.E364];[.F364])" office:value-type="float" office:value="0.000015426623266146" calcext:value-type="float">
            <text:p>1.5426623266146E-05</text:p>
          </table:table-cell>
          <table:table-cell table:formula="of:=[.C364]+[.H364]*([.B364]-[.C364])" office:value-type="float" office:value="458.580003539347" calcext:value-type="float">
            <text:p>458.580003539347</text:p>
          </table:table-cell>
        </table:table-row>
        <table:table-row table:style-name="ro1">
          <table:table-cell/>
          <table:table-cell table:formula="of:=[.B364]" office:value-type="float" office:value="200" calcext:value-type="float">
            <text:p>200</text:p>
          </table:table-cell>
          <table:table-cell table:formula="of:=[.I364]" office:value-type="float" office:value="458.580003539347" calcext:value-type="float">
            <text:p>458.58000353934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65]&gt;=[.C365];[.E365];[.F365])" office:value-type="float" office:value="0.000015426623266146" calcext:value-type="float">
            <text:p>1.5426623266146E-05</text:p>
          </table:table-cell>
          <table:table-cell table:formula="of:=[.C365]+[.H365]*([.B365]-[.C365])" office:value-type="float" office:value="458.576014523049" calcext:value-type="float">
            <text:p>458.576014523049</text:p>
          </table:table-cell>
        </table:table-row>
        <table:table-row table:style-name="ro1">
          <table:table-cell/>
          <table:table-cell table:formula="of:=[.B365]" office:value-type="float" office:value="200" calcext:value-type="float">
            <text:p>200</text:p>
          </table:table-cell>
          <table:table-cell table:formula="of:=[.I365]" office:value-type="float" office:value="458.576014523049" calcext:value-type="float">
            <text:p>458.57601452304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66]&gt;=[.C366];[.E366];[.F366])" office:value-type="float" office:value="0.000015426623266146" calcext:value-type="float">
            <text:p>1.5426623266146E-05</text:p>
          </table:table-cell>
          <table:table-cell table:formula="of:=[.C366]+[.H366]*([.B366]-[.C366])" office:value-type="float" office:value="458.572025568287" calcext:value-type="float">
            <text:p>458.572025568287</text:p>
          </table:table-cell>
        </table:table-row>
        <table:table-row table:style-name="ro1">
          <table:table-cell/>
          <table:table-cell table:formula="of:=[.B366]" office:value-type="float" office:value="200" calcext:value-type="float">
            <text:p>200</text:p>
          </table:table-cell>
          <table:table-cell table:formula="of:=[.I366]" office:value-type="float" office:value="458.572025568287" calcext:value-type="float">
            <text:p>458.57202556828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67]&gt;=[.C367];[.E367];[.F367])" office:value-type="float" office:value="0.000015426623266146" calcext:value-type="float">
            <text:p>1.5426623266146E-05</text:p>
          </table:table-cell>
          <table:table-cell table:formula="of:=[.C367]+[.H367]*([.B367]-[.C367])" office:value-type="float" office:value="458.568036675061" calcext:value-type="float">
            <text:p>458.568036675061</text:p>
          </table:table-cell>
        </table:table-row>
        <table:table-row table:style-name="ro1">
          <table:table-cell/>
          <table:table-cell table:formula="of:=[.B367]" office:value-type="float" office:value="200" calcext:value-type="float">
            <text:p>200</text:p>
          </table:table-cell>
          <table:table-cell table:formula="of:=[.I367]" office:value-type="float" office:value="458.568036675061" calcext:value-type="float">
            <text:p>458.56803667506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68]&gt;=[.C368];[.E368];[.F368])" office:value-type="float" office:value="0.000015426623266146" calcext:value-type="float">
            <text:p>1.5426623266146E-05</text:p>
          </table:table-cell>
          <table:table-cell table:formula="of:=[.C368]+[.H368]*([.B368]-[.C368])" office:value-type="float" office:value="458.564047843371" calcext:value-type="float">
            <text:p>458.564047843371</text:p>
          </table:table-cell>
        </table:table-row>
        <table:table-row table:style-name="ro1">
          <table:table-cell/>
          <table:table-cell table:formula="of:=[.B368]" office:value-type="float" office:value="200" calcext:value-type="float">
            <text:p>200</text:p>
          </table:table-cell>
          <table:table-cell table:formula="of:=[.I368]" office:value-type="float" office:value="458.564047843371" calcext:value-type="float">
            <text:p>458.56404784337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69]&gt;=[.C369];[.E369];[.F369])" office:value-type="float" office:value="0.000015426623266146" calcext:value-type="float">
            <text:p>1.5426623266146E-05</text:p>
          </table:table-cell>
          <table:table-cell table:formula="of:=[.C369]+[.H369]*([.B369]-[.C369])" office:value-type="float" office:value="458.560059073215" calcext:value-type="float">
            <text:p>458.560059073215</text:p>
          </table:table-cell>
        </table:table-row>
        <table:table-row table:style-name="ro1">
          <table:table-cell/>
          <table:table-cell table:formula="of:=[.B369]" office:value-type="float" office:value="200" calcext:value-type="float">
            <text:p>200</text:p>
          </table:table-cell>
          <table:table-cell table:formula="of:=[.I369]" office:value-type="float" office:value="458.560059073215" calcext:value-type="float">
            <text:p>458.56005907321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70]&gt;=[.C370];[.E370];[.F370])" office:value-type="float" office:value="0.000015426623266146" calcext:value-type="float">
            <text:p>1.5426623266146E-05</text:p>
          </table:table-cell>
          <table:table-cell table:formula="of:=[.C370]+[.H370]*([.B370]-[.C370])" office:value-type="float" office:value="458.556070364592" calcext:value-type="float">
            <text:p>458.556070364592</text:p>
          </table:table-cell>
        </table:table-row>
        <table:table-row table:style-name="ro1">
          <table:table-cell/>
          <table:table-cell table:formula="of:=[.B370]" office:value-type="float" office:value="200" calcext:value-type="float">
            <text:p>200</text:p>
          </table:table-cell>
          <table:table-cell table:formula="of:=[.I370]" office:value-type="float" office:value="458.556070364592" calcext:value-type="float">
            <text:p>458.55607036459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71]&gt;=[.C371];[.E371];[.F371])" office:value-type="float" office:value="0.000015426623266146" calcext:value-type="float">
            <text:p>1.5426623266146E-05</text:p>
          </table:table-cell>
          <table:table-cell table:formula="of:=[.C371]+[.H371]*([.B371]-[.C371])" office:value-type="float" office:value="458.552081717501" calcext:value-type="float">
            <text:p>458.552081717501</text:p>
          </table:table-cell>
        </table:table-row>
        <table:table-row table:style-name="ro1">
          <table:table-cell/>
          <table:table-cell table:formula="of:=[.B371]" office:value-type="float" office:value="200" calcext:value-type="float">
            <text:p>200</text:p>
          </table:table-cell>
          <table:table-cell table:formula="of:=[.I371]" office:value-type="float" office:value="458.552081717501" calcext:value-type="float">
            <text:p>458.55208171750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72]&gt;=[.C372];[.E372];[.F372])" office:value-type="float" office:value="0.000015426623266146" calcext:value-type="float">
            <text:p>1.5426623266146E-05</text:p>
          </table:table-cell>
          <table:table-cell table:formula="of:=[.C372]+[.H372]*([.B372]-[.C372])" office:value-type="float" office:value="458.548093131942" calcext:value-type="float">
            <text:p>458.548093131942</text:p>
          </table:table-cell>
        </table:table-row>
        <table:table-row table:style-name="ro1">
          <table:table-cell/>
          <table:table-cell table:formula="of:=[.B372]" office:value-type="float" office:value="200" calcext:value-type="float">
            <text:p>200</text:p>
          </table:table-cell>
          <table:table-cell table:formula="of:=[.I372]" office:value-type="float" office:value="458.548093131942" calcext:value-type="float">
            <text:p>458.54809313194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73]&gt;=[.C373];[.E373];[.F373])" office:value-type="float" office:value="0.000015426623266146" calcext:value-type="float">
            <text:p>1.5426623266146E-05</text:p>
          </table:table-cell>
          <table:table-cell table:formula="of:=[.C373]+[.H373]*([.B373]-[.C373])" office:value-type="float" office:value="458.544104607913" calcext:value-type="float">
            <text:p>458.544104607913</text:p>
          </table:table-cell>
        </table:table-row>
        <table:table-row table:style-name="ro1">
          <table:table-cell/>
          <table:table-cell table:formula="of:=[.B373]" office:value-type="float" office:value="200" calcext:value-type="float">
            <text:p>200</text:p>
          </table:table-cell>
          <table:table-cell table:formula="of:=[.I373]" office:value-type="float" office:value="458.544104607913" calcext:value-type="float">
            <text:p>458.5441046079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74]&gt;=[.C374];[.E374];[.F374])" office:value-type="float" office:value="0.000015426623266146" calcext:value-type="float">
            <text:p>1.5426623266146E-05</text:p>
          </table:table-cell>
          <table:table-cell table:formula="of:=[.C374]+[.H374]*([.B374]-[.C374])" office:value-type="float" office:value="458.540116145413" calcext:value-type="float">
            <text:p>458.540116145413</text:p>
          </table:table-cell>
        </table:table-row>
        <table:table-row table:style-name="ro1">
          <table:table-cell/>
          <table:table-cell table:formula="of:=[.B374]" office:value-type="float" office:value="200" calcext:value-type="float">
            <text:p>200</text:p>
          </table:table-cell>
          <table:table-cell table:formula="of:=[.I374]" office:value-type="float" office:value="458.540116145413" calcext:value-type="float">
            <text:p>458.5401161454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75]&gt;=[.C375];[.E375];[.F375])" office:value-type="float" office:value="0.000015426623266146" calcext:value-type="float">
            <text:p>1.5426623266146E-05</text:p>
          </table:table-cell>
          <table:table-cell table:formula="of:=[.C375]+[.H375]*([.B375]-[.C375])" office:value-type="float" office:value="458.536127744442" calcext:value-type="float">
            <text:p>458.536127744442</text:p>
          </table:table-cell>
        </table:table-row>
        <table:table-row table:style-name="ro1">
          <table:table-cell/>
          <table:table-cell table:formula="of:=[.B375]" office:value-type="float" office:value="200" calcext:value-type="float">
            <text:p>200</text:p>
          </table:table-cell>
          <table:table-cell table:formula="of:=[.I375]" office:value-type="float" office:value="458.536127744442" calcext:value-type="float">
            <text:p>458.53612774444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76]&gt;=[.C376];[.E376];[.F376])" office:value-type="float" office:value="0.000015426623266146" calcext:value-type="float">
            <text:p>1.5426623266146E-05</text:p>
          </table:table-cell>
          <table:table-cell table:formula="of:=[.C376]+[.H376]*([.B376]-[.C376])" office:value-type="float" office:value="458.532139404999" calcext:value-type="float">
            <text:p>458.532139404999</text:p>
          </table:table-cell>
        </table:table-row>
        <table:table-row table:style-name="ro1">
          <table:table-cell/>
          <table:table-cell table:formula="of:=[.B376]" office:value-type="float" office:value="200" calcext:value-type="float">
            <text:p>200</text:p>
          </table:table-cell>
          <table:table-cell table:formula="of:=[.I376]" office:value-type="float" office:value="458.532139404999" calcext:value-type="float">
            <text:p>458.5321394049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77]&gt;=[.C377];[.E377];[.F377])" office:value-type="float" office:value="0.000015426623266146" calcext:value-type="float">
            <text:p>1.5426623266146E-05</text:p>
          </table:table-cell>
          <table:table-cell table:formula="of:=[.C377]+[.H377]*([.B377]-[.C377])" office:value-type="float" office:value="458.528151127082" calcext:value-type="float">
            <text:p>458.528151127082</text:p>
          </table:table-cell>
        </table:table-row>
        <table:table-row table:style-name="ro1">
          <table:table-cell/>
          <table:table-cell table:formula="of:=[.B377]" office:value-type="float" office:value="200" calcext:value-type="float">
            <text:p>200</text:p>
          </table:table-cell>
          <table:table-cell table:formula="of:=[.I377]" office:value-type="float" office:value="458.528151127082" calcext:value-type="float">
            <text:p>458.52815112708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78]&gt;=[.C378];[.E378];[.F378])" office:value-type="float" office:value="0.000015426623266146" calcext:value-type="float">
            <text:p>1.5426623266146E-05</text:p>
          </table:table-cell>
          <table:table-cell table:formula="of:=[.C378]+[.H378]*([.B378]-[.C378])" office:value-type="float" office:value="458.524162910691" calcext:value-type="float">
            <text:p>458.524162910691</text:p>
          </table:table-cell>
        </table:table-row>
        <table:table-row table:style-name="ro1">
          <table:table-cell/>
          <table:table-cell table:formula="of:=[.B378]" office:value-type="float" office:value="200" calcext:value-type="float">
            <text:p>200</text:p>
          </table:table-cell>
          <table:table-cell table:formula="of:=[.I378]" office:value-type="float" office:value="458.524162910691" calcext:value-type="float">
            <text:p>458.52416291069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79]&gt;=[.C379];[.E379];[.F379])" office:value-type="float" office:value="0.000015426623266146" calcext:value-type="float">
            <text:p>1.5426623266146E-05</text:p>
          </table:table-cell>
          <table:table-cell table:formula="of:=[.C379]+[.H379]*([.B379]-[.C379])" office:value-type="float" office:value="458.520174755824" calcext:value-type="float">
            <text:p>458.520174755824</text:p>
          </table:table-cell>
        </table:table-row>
        <table:table-row table:style-name="ro1">
          <table:table-cell/>
          <table:table-cell table:formula="of:=[.B379]" office:value-type="float" office:value="200" calcext:value-type="float">
            <text:p>200</text:p>
          </table:table-cell>
          <table:table-cell table:formula="of:=[.I379]" office:value-type="float" office:value="458.520174755824" calcext:value-type="float">
            <text:p>458.52017475582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80]&gt;=[.C380];[.E380];[.F380])" office:value-type="float" office:value="0.000015426623266146" calcext:value-type="float">
            <text:p>1.5426623266146E-05</text:p>
          </table:table-cell>
          <table:table-cell table:formula="of:=[.C380]+[.H380]*([.B380]-[.C380])" office:value-type="float" office:value="458.516186662482" calcext:value-type="float">
            <text:p>458.516186662482</text:p>
          </table:table-cell>
        </table:table-row>
        <table:table-row table:style-name="ro1">
          <table:table-cell/>
          <table:table-cell table:formula="of:=[.B380]" office:value-type="float" office:value="200" calcext:value-type="float">
            <text:p>200</text:p>
          </table:table-cell>
          <table:table-cell table:formula="of:=[.I380]" office:value-type="float" office:value="458.516186662482" calcext:value-type="float">
            <text:p>458.51618666248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81]&gt;=[.C381];[.E381];[.F381])" office:value-type="float" office:value="0.000015426623266146" calcext:value-type="float">
            <text:p>1.5426623266146E-05</text:p>
          </table:table-cell>
          <table:table-cell table:formula="of:=[.C381]+[.H381]*([.B381]-[.C381])" office:value-type="float" office:value="458.512198630662" calcext:value-type="float">
            <text:p>458.512198630662</text:p>
          </table:table-cell>
        </table:table-row>
        <table:table-row table:style-name="ro1">
          <table:table-cell/>
          <table:table-cell table:formula="of:=[.B381]" office:value-type="float" office:value="200" calcext:value-type="float">
            <text:p>200</text:p>
          </table:table-cell>
          <table:table-cell table:formula="of:=[.I381]" office:value-type="float" office:value="458.512198630662" calcext:value-type="float">
            <text:p>458.51219863066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82]&gt;=[.C382];[.E382];[.F382])" office:value-type="float" office:value="0.000015426623266146" calcext:value-type="float">
            <text:p>1.5426623266146E-05</text:p>
          </table:table-cell>
          <table:table-cell table:formula="of:=[.C382]+[.H382]*([.B382]-[.C382])" office:value-type="float" office:value="458.508210660364" calcext:value-type="float">
            <text:p>458.508210660364</text:p>
          </table:table-cell>
        </table:table-row>
        <table:table-row table:style-name="ro1">
          <table:table-cell/>
          <table:table-cell table:formula="of:=[.B382]" office:value-type="float" office:value="200" calcext:value-type="float">
            <text:p>200</text:p>
          </table:table-cell>
          <table:table-cell table:formula="of:=[.I382]" office:value-type="float" office:value="458.508210660364" calcext:value-type="float">
            <text:p>458.50821066036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83]&gt;=[.C383];[.E383];[.F383])" office:value-type="float" office:value="0.000015426623266146" calcext:value-type="float">
            <text:p>1.5426623266146E-05</text:p>
          </table:table-cell>
          <table:table-cell table:formula="of:=[.C383]+[.H383]*([.B383]-[.C383])" office:value-type="float" office:value="458.504222751587" calcext:value-type="float">
            <text:p>458.504222751587</text:p>
          </table:table-cell>
        </table:table-row>
        <table:table-row table:style-name="ro1">
          <table:table-cell/>
          <table:table-cell table:formula="of:=[.B383]" office:value-type="float" office:value="200" calcext:value-type="float">
            <text:p>200</text:p>
          </table:table-cell>
          <table:table-cell table:formula="of:=[.I383]" office:value-type="float" office:value="458.504222751587" calcext:value-type="float">
            <text:p>458.50422275158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84]&gt;=[.C384];[.E384];[.F384])" office:value-type="float" office:value="0.000015426623266146" calcext:value-type="float">
            <text:p>1.5426623266146E-05</text:p>
          </table:table-cell>
          <table:table-cell table:formula="of:=[.C384]+[.H384]*([.B384]-[.C384])" office:value-type="float" office:value="458.50023490433" calcext:value-type="float">
            <text:p>458.50023490433</text:p>
          </table:table-cell>
        </table:table-row>
        <table:table-row table:style-name="ro1">
          <table:table-cell/>
          <table:table-cell table:formula="of:=[.B384]" office:value-type="float" office:value="200" calcext:value-type="float">
            <text:p>200</text:p>
          </table:table-cell>
          <table:table-cell table:formula="of:=[.I384]" office:value-type="float" office:value="458.50023490433" calcext:value-type="float">
            <text:p>458.5002349043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85]&gt;=[.C385];[.E385];[.F385])" office:value-type="float" office:value="0.000015426623266146" calcext:value-type="float">
            <text:p>1.5426623266146E-05</text:p>
          </table:table-cell>
          <table:table-cell table:formula="of:=[.C385]+[.H385]*([.B385]-[.C385])" office:value-type="float" office:value="458.496247118592" calcext:value-type="float">
            <text:p>458.496247118592</text:p>
          </table:table-cell>
        </table:table-row>
        <table:table-row table:style-name="ro1">
          <table:table-cell/>
          <table:table-cell table:formula="of:=[.B385]" office:value-type="float" office:value="200" calcext:value-type="float">
            <text:p>200</text:p>
          </table:table-cell>
          <table:table-cell table:formula="of:=[.I385]" office:value-type="float" office:value="458.496247118592" calcext:value-type="float">
            <text:p>458.49624711859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86]&gt;=[.C386];[.E386];[.F386])" office:value-type="float" office:value="0.000015426623266146" calcext:value-type="float">
            <text:p>1.5426623266146E-05</text:p>
          </table:table-cell>
          <table:table-cell table:formula="of:=[.C386]+[.H386]*([.B386]-[.C386])" office:value-type="float" office:value="458.492259394372" calcext:value-type="float">
            <text:p>458.492259394372</text:p>
          </table:table-cell>
        </table:table-row>
        <table:table-row table:style-name="ro1">
          <table:table-cell/>
          <table:table-cell table:formula="of:=[.B386]" office:value-type="float" office:value="200" calcext:value-type="float">
            <text:p>200</text:p>
          </table:table-cell>
          <table:table-cell table:formula="of:=[.I386]" office:value-type="float" office:value="458.492259394372" calcext:value-type="float">
            <text:p>458.49225939437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87]&gt;=[.C387];[.E387];[.F387])" office:value-type="float" office:value="0.000015426623266146" calcext:value-type="float">
            <text:p>1.5426623266146E-05</text:p>
          </table:table-cell>
          <table:table-cell table:formula="of:=[.C387]+[.H387]*([.B387]-[.C387])" office:value-type="float" office:value="458.488271731669" calcext:value-type="float">
            <text:p>458.488271731669</text:p>
          </table:table-cell>
        </table:table-row>
        <table:table-row table:style-name="ro1">
          <table:table-cell/>
          <table:table-cell table:formula="of:=[.B387]" office:value-type="float" office:value="200" calcext:value-type="float">
            <text:p>200</text:p>
          </table:table-cell>
          <table:table-cell table:formula="of:=[.I387]" office:value-type="float" office:value="458.488271731669" calcext:value-type="float">
            <text:p>458.48827173166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88]&gt;=[.C388];[.E388];[.F388])" office:value-type="float" office:value="0.000015426623266146" calcext:value-type="float">
            <text:p>1.5426623266146E-05</text:p>
          </table:table-cell>
          <table:table-cell table:formula="of:=[.C388]+[.H388]*([.B388]-[.C388])" office:value-type="float" office:value="458.484284130482" calcext:value-type="float">
            <text:p>458.484284130482</text:p>
          </table:table-cell>
        </table:table-row>
        <table:table-row table:style-name="ro1">
          <table:table-cell/>
          <table:table-cell table:formula="of:=[.B388]" office:value-type="float" office:value="200" calcext:value-type="float">
            <text:p>200</text:p>
          </table:table-cell>
          <table:table-cell table:formula="of:=[.I388]" office:value-type="float" office:value="458.484284130482" calcext:value-type="float">
            <text:p>458.48428413048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89]&gt;=[.C389];[.E389];[.F389])" office:value-type="float" office:value="0.000015426623266146" calcext:value-type="float">
            <text:p>1.5426623266146E-05</text:p>
          </table:table-cell>
          <table:table-cell table:formula="of:=[.C389]+[.H389]*([.B389]-[.C389])" office:value-type="float" office:value="458.48029659081" calcext:value-type="float">
            <text:p>458.48029659081</text:p>
          </table:table-cell>
        </table:table-row>
        <table:table-row table:style-name="ro1">
          <table:table-cell/>
          <table:table-cell table:formula="of:=[.B389]" office:value-type="float" office:value="200" calcext:value-type="float">
            <text:p>200</text:p>
          </table:table-cell>
          <table:table-cell table:formula="of:=[.I389]" office:value-type="float" office:value="458.48029659081" calcext:value-type="float">
            <text:p>458.4802965908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90]&gt;=[.C390];[.E390];[.F390])" office:value-type="float" office:value="0.000015426623266146" calcext:value-type="float">
            <text:p>1.5426623266146E-05</text:p>
          </table:table-cell>
          <table:table-cell table:formula="of:=[.C390]+[.H390]*([.B390]-[.C390])" office:value-type="float" office:value="458.476309112653" calcext:value-type="float">
            <text:p>458.476309112653</text:p>
          </table:table-cell>
        </table:table-row>
        <table:table-row table:style-name="ro1">
          <table:table-cell/>
          <table:table-cell table:formula="of:=[.B390]" office:value-type="float" office:value="200" calcext:value-type="float">
            <text:p>200</text:p>
          </table:table-cell>
          <table:table-cell table:formula="of:=[.I390]" office:value-type="float" office:value="458.476309112653" calcext:value-type="float">
            <text:p>458.47630911265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91]&gt;=[.C391];[.E391];[.F391])" office:value-type="float" office:value="0.000015426623266146" calcext:value-type="float">
            <text:p>1.5426623266146E-05</text:p>
          </table:table-cell>
          <table:table-cell table:formula="of:=[.C391]+[.H391]*([.B391]-[.C391])" office:value-type="float" office:value="458.472321696009" calcext:value-type="float">
            <text:p>458.472321696009</text:p>
          </table:table-cell>
        </table:table-row>
        <table:table-row table:style-name="ro1">
          <table:table-cell/>
          <table:table-cell table:formula="of:=[.B391]" office:value-type="float" office:value="200" calcext:value-type="float">
            <text:p>200</text:p>
          </table:table-cell>
          <table:table-cell table:formula="of:=[.I391]" office:value-type="float" office:value="458.472321696009" calcext:value-type="float">
            <text:p>458.47232169600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92]&gt;=[.C392];[.E392];[.F392])" office:value-type="float" office:value="0.000015426623266146" calcext:value-type="float">
            <text:p>1.5426623266146E-05</text:p>
          </table:table-cell>
          <table:table-cell table:formula="of:=[.C392]+[.H392]*([.B392]-[.C392])" office:value-type="float" office:value="458.468334340878" calcext:value-type="float">
            <text:p>458.468334340878</text:p>
          </table:table-cell>
        </table:table-row>
        <table:table-row table:style-name="ro1">
          <table:table-cell/>
          <table:table-cell table:formula="of:=[.B392]" office:value-type="float" office:value="200" calcext:value-type="float">
            <text:p>200</text:p>
          </table:table-cell>
          <table:table-cell table:formula="of:=[.I392]" office:value-type="float" office:value="458.468334340878" calcext:value-type="float">
            <text:p>458.46833434087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93]&gt;=[.C393];[.E393];[.F393])" office:value-type="float" office:value="0.000015426623266146" calcext:value-type="float">
            <text:p>1.5426623266146E-05</text:p>
          </table:table-cell>
          <table:table-cell table:formula="of:=[.C393]+[.H393]*([.B393]-[.C393])" office:value-type="float" office:value="458.464347047258" calcext:value-type="float">
            <text:p>458.464347047258</text:p>
          </table:table-cell>
        </table:table-row>
        <table:table-row table:style-name="ro1">
          <table:table-cell/>
          <table:table-cell table:formula="of:=[.B393]" office:value-type="float" office:value="200" calcext:value-type="float">
            <text:p>200</text:p>
          </table:table-cell>
          <table:table-cell table:formula="of:=[.I393]" office:value-type="float" office:value="458.464347047258" calcext:value-type="float">
            <text:p>458.46434704725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94]&gt;=[.C394];[.E394];[.F394])" office:value-type="float" office:value="0.000015426623266146" calcext:value-type="float">
            <text:p>1.5426623266146E-05</text:p>
          </table:table-cell>
          <table:table-cell table:formula="of:=[.C394]+[.H394]*([.B394]-[.C394])" office:value-type="float" office:value="458.460359815148" calcext:value-type="float">
            <text:p>458.460359815148</text:p>
          </table:table-cell>
        </table:table-row>
        <table:table-row table:style-name="ro1">
          <table:table-cell/>
          <table:table-cell table:formula="of:=[.B394]" office:value-type="float" office:value="200" calcext:value-type="float">
            <text:p>200</text:p>
          </table:table-cell>
          <table:table-cell table:formula="of:=[.I394]" office:value-type="float" office:value="458.460359815148" calcext:value-type="float">
            <text:p>458.46035981514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95]&gt;=[.C395];[.E395];[.F395])" office:value-type="float" office:value="0.000015426623266146" calcext:value-type="float">
            <text:p>1.5426623266146E-05</text:p>
          </table:table-cell>
          <table:table-cell table:formula="of:=[.C395]+[.H395]*([.B395]-[.C395])" office:value-type="float" office:value="458.456372644548" calcext:value-type="float">
            <text:p>458.456372644548</text:p>
          </table:table-cell>
        </table:table-row>
        <table:table-row table:style-name="ro1">
          <table:table-cell/>
          <table:table-cell table:formula="of:=[.B395]" office:value-type="float" office:value="200" calcext:value-type="float">
            <text:p>200</text:p>
          </table:table-cell>
          <table:table-cell table:formula="of:=[.I395]" office:value-type="float" office:value="458.456372644548" calcext:value-type="float">
            <text:p>458.45637264454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96]&gt;=[.C396];[.E396];[.F396])" office:value-type="float" office:value="0.000015426623266146" calcext:value-type="float">
            <text:p>1.5426623266146E-05</text:p>
          </table:table-cell>
          <table:table-cell table:formula="of:=[.C396]+[.H396]*([.B396]-[.C396])" office:value-type="float" office:value="458.452385535456" calcext:value-type="float">
            <text:p>458.452385535456</text:p>
          </table:table-cell>
        </table:table-row>
        <table:table-row table:style-name="ro1">
          <table:table-cell/>
          <table:table-cell table:formula="of:=[.B396]" office:value-type="float" office:value="200" calcext:value-type="float">
            <text:p>200</text:p>
          </table:table-cell>
          <table:table-cell table:formula="of:=[.I396]" office:value-type="float" office:value="458.452385535456" calcext:value-type="float">
            <text:p>458.45238553545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97]&gt;=[.C397];[.E397];[.F397])" office:value-type="float" office:value="0.000015426623266146" calcext:value-type="float">
            <text:p>1.5426623266146E-05</text:p>
          </table:table-cell>
          <table:table-cell table:formula="of:=[.C397]+[.H397]*([.B397]-[.C397])" office:value-type="float" office:value="458.448398487872" calcext:value-type="float">
            <text:p>458.448398487872</text:p>
          </table:table-cell>
        </table:table-row>
        <table:table-row table:style-name="ro1">
          <table:table-cell/>
          <table:table-cell table:formula="of:=[.B397]" office:value-type="float" office:value="200" calcext:value-type="float">
            <text:p>200</text:p>
          </table:table-cell>
          <table:table-cell table:formula="of:=[.I397]" office:value-type="float" office:value="458.448398487872" calcext:value-type="float">
            <text:p>458.44839848787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98]&gt;=[.C398];[.E398];[.F398])" office:value-type="float" office:value="0.000015426623266146" calcext:value-type="float">
            <text:p>1.5426623266146E-05</text:p>
          </table:table-cell>
          <table:table-cell table:formula="of:=[.C398]+[.H398]*([.B398]-[.C398])" office:value-type="float" office:value="458.444411501795" calcext:value-type="float">
            <text:p>458.444411501795</text:p>
          </table:table-cell>
        </table:table-row>
        <table:table-row table:style-name="ro1">
          <table:table-cell/>
          <table:table-cell table:formula="of:=[.B398]" office:value-type="float" office:value="200" calcext:value-type="float">
            <text:p>200</text:p>
          </table:table-cell>
          <table:table-cell table:formula="of:=[.I398]" office:value-type="float" office:value="458.444411501795" calcext:value-type="float">
            <text:p>458.44441150179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399]&gt;=[.C399];[.E399];[.F399])" office:value-type="float" office:value="0.000015426623266146" calcext:value-type="float">
            <text:p>1.5426623266146E-05</text:p>
          </table:table-cell>
          <table:table-cell table:formula="of:=[.C399]+[.H399]*([.B399]-[.C399])" office:value-type="float" office:value="458.440424577224" calcext:value-type="float">
            <text:p>458.440424577224</text:p>
          </table:table-cell>
        </table:table-row>
        <table:table-row table:style-name="ro1">
          <table:table-cell/>
          <table:table-cell table:formula="of:=[.B399]" office:value-type="float" office:value="200" calcext:value-type="float">
            <text:p>200</text:p>
          </table:table-cell>
          <table:table-cell table:formula="of:=[.I399]" office:value-type="float" office:value="458.440424577224" calcext:value-type="float">
            <text:p>458.44042457722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00]&gt;=[.C400];[.E400];[.F400])" office:value-type="float" office:value="0.000015426623266146" calcext:value-type="float">
            <text:p>1.5426623266146E-05</text:p>
          </table:table-cell>
          <table:table-cell table:formula="of:=[.C400]+[.H400]*([.B400]-[.C400])" office:value-type="float" office:value="458.436437714157" calcext:value-type="float">
            <text:p>458.436437714157</text:p>
          </table:table-cell>
        </table:table-row>
        <table:table-row table:style-name="ro1">
          <table:table-cell/>
          <table:table-cell table:formula="of:=[.B400]" office:value-type="float" office:value="200" calcext:value-type="float">
            <text:p>200</text:p>
          </table:table-cell>
          <table:table-cell table:formula="of:=[.I400]" office:value-type="float" office:value="458.436437714157" calcext:value-type="float">
            <text:p>458.43643771415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01]&gt;=[.C401];[.E401];[.F401])" office:value-type="float" office:value="0.000015426623266146" calcext:value-type="float">
            <text:p>1.5426623266146E-05</text:p>
          </table:table-cell>
          <table:table-cell table:formula="of:=[.C401]+[.H401]*([.B401]-[.C401])" office:value-type="float" office:value="458.432450912594" calcext:value-type="float">
            <text:p>458.432450912594</text:p>
          </table:table-cell>
        </table:table-row>
        <table:table-row table:style-name="ro1">
          <table:table-cell/>
          <table:table-cell table:formula="of:=[.B401]" office:value-type="float" office:value="200" calcext:value-type="float">
            <text:p>200</text:p>
          </table:table-cell>
          <table:table-cell table:formula="of:=[.I401]" office:value-type="float" office:value="458.432450912594" calcext:value-type="float">
            <text:p>458.43245091259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02]&gt;=[.C402];[.E402];[.F402])" office:value-type="float" office:value="0.000015426623266146" calcext:value-type="float">
            <text:p>1.5426623266146E-05</text:p>
          </table:table-cell>
          <table:table-cell table:formula="of:=[.C402]+[.H402]*([.B402]-[.C402])" office:value-type="float" office:value="458.428464172534" calcext:value-type="float">
            <text:p>458.428464172534</text:p>
          </table:table-cell>
        </table:table-row>
        <table:table-row table:style-name="ro1">
          <table:table-cell/>
          <table:table-cell table:formula="of:=[.B402]" office:value-type="float" office:value="200" calcext:value-type="float">
            <text:p>200</text:p>
          </table:table-cell>
          <table:table-cell table:formula="of:=[.I402]" office:value-type="float" office:value="458.428464172534" calcext:value-type="float">
            <text:p>458.42846417253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03]&gt;=[.C403];[.E403];[.F403])" office:value-type="float" office:value="0.000015426623266146" calcext:value-type="float">
            <text:p>1.5426623266146E-05</text:p>
          </table:table-cell>
          <table:table-cell table:formula="of:=[.C403]+[.H403]*([.B403]-[.C403])" office:value-type="float" office:value="458.424477493976" calcext:value-type="float">
            <text:p>458.424477493976</text:p>
          </table:table-cell>
        </table:table-row>
        <table:table-row table:style-name="ro1">
          <table:table-cell/>
          <table:table-cell table:formula="of:=[.B403]" office:value-type="float" office:value="200" calcext:value-type="float">
            <text:p>200</text:p>
          </table:table-cell>
          <table:table-cell table:formula="of:=[.I403]" office:value-type="float" office:value="458.424477493976" calcext:value-type="float">
            <text:p>458.42447749397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04]&gt;=[.C404];[.E404];[.F404])" office:value-type="float" office:value="0.000015426623266146" calcext:value-type="float">
            <text:p>1.5426623266146E-05</text:p>
          </table:table-cell>
          <table:table-cell table:formula="of:=[.C404]+[.H404]*([.B404]-[.C404])" office:value-type="float" office:value="458.420490876919" calcext:value-type="float">
            <text:p>458.420490876919</text:p>
          </table:table-cell>
        </table:table-row>
        <table:table-row table:style-name="ro1">
          <table:table-cell/>
          <table:table-cell table:formula="of:=[.B404]" office:value-type="float" office:value="200" calcext:value-type="float">
            <text:p>200</text:p>
          </table:table-cell>
          <table:table-cell table:formula="of:=[.I404]" office:value-type="float" office:value="458.420490876919" calcext:value-type="float">
            <text:p>458.42049087691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05]&gt;=[.C405];[.E405];[.F405])" office:value-type="float" office:value="0.000015426623266146" calcext:value-type="float">
            <text:p>1.5426623266146E-05</text:p>
          </table:table-cell>
          <table:table-cell table:formula="of:=[.C405]+[.H405]*([.B405]-[.C405])" office:value-type="float" office:value="458.416504321362" calcext:value-type="float">
            <text:p>458.416504321362</text:p>
          </table:table-cell>
        </table:table-row>
        <table:table-row table:style-name="ro1">
          <table:table-cell/>
          <table:table-cell table:formula="of:=[.B405]" office:value-type="float" office:value="200" calcext:value-type="float">
            <text:p>200</text:p>
          </table:table-cell>
          <table:table-cell table:formula="of:=[.I405]" office:value-type="float" office:value="458.416504321362" calcext:value-type="float">
            <text:p>458.41650432136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06]&gt;=[.C406];[.E406];[.F406])" office:value-type="float" office:value="0.000015426623266146" calcext:value-type="float">
            <text:p>1.5426623266146E-05</text:p>
          </table:table-cell>
          <table:table-cell table:formula="of:=[.C406]+[.H406]*([.B406]-[.C406])" office:value-type="float" office:value="458.412517827304" calcext:value-type="float">
            <text:p>458.412517827304</text:p>
          </table:table-cell>
        </table:table-row>
        <table:table-row table:style-name="ro1">
          <table:table-cell/>
          <table:table-cell table:formula="of:=[.B406]" office:value-type="float" office:value="200" calcext:value-type="float">
            <text:p>200</text:p>
          </table:table-cell>
          <table:table-cell table:formula="of:=[.I406]" office:value-type="float" office:value="458.412517827304" calcext:value-type="float">
            <text:p>458.41251782730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07]&gt;=[.C407];[.E407];[.F407])" office:value-type="float" office:value="0.000015426623266146" calcext:value-type="float">
            <text:p>1.5426623266146E-05</text:p>
          </table:table-cell>
          <table:table-cell table:formula="of:=[.C407]+[.H407]*([.B407]-[.C407])" office:value-type="float" office:value="458.408531394744" calcext:value-type="float">
            <text:p>458.408531394744</text:p>
          </table:table-cell>
        </table:table-row>
        <table:table-row table:style-name="ro1">
          <table:table-cell/>
          <table:table-cell table:formula="of:=[.B407]" office:value-type="float" office:value="200" calcext:value-type="float">
            <text:p>200</text:p>
          </table:table-cell>
          <table:table-cell table:formula="of:=[.I407]" office:value-type="float" office:value="458.408531394744" calcext:value-type="float">
            <text:p>458.40853139474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08]&gt;=[.C408];[.E408];[.F408])" office:value-type="float" office:value="0.000015426623266146" calcext:value-type="float">
            <text:p>1.5426623266146E-05</text:p>
          </table:table-cell>
          <table:table-cell table:formula="of:=[.C408]+[.H408]*([.B408]-[.C408])" office:value-type="float" office:value="458.404545023682" calcext:value-type="float">
            <text:p>458.404545023682</text:p>
          </table:table-cell>
        </table:table-row>
        <table:table-row table:style-name="ro1">
          <table:table-cell/>
          <table:table-cell table:formula="of:=[.B408]" office:value-type="float" office:value="200" calcext:value-type="float">
            <text:p>200</text:p>
          </table:table-cell>
          <table:table-cell table:formula="of:=[.I408]" office:value-type="float" office:value="458.404545023682" calcext:value-type="float">
            <text:p>458.40454502368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09]&gt;=[.C409];[.E409];[.F409])" office:value-type="float" office:value="0.000015426623266146" calcext:value-type="float">
            <text:p>1.5426623266146E-05</text:p>
          </table:table-cell>
          <table:table-cell table:formula="of:=[.C409]+[.H409]*([.B409]-[.C409])" office:value-type="float" office:value="458.400558714116" calcext:value-type="float">
            <text:p>458.400558714116</text:p>
          </table:table-cell>
        </table:table-row>
        <table:table-row table:style-name="ro1">
          <table:table-cell/>
          <table:table-cell table:formula="of:=[.B409]" office:value-type="float" office:value="200" calcext:value-type="float">
            <text:p>200</text:p>
          </table:table-cell>
          <table:table-cell table:formula="of:=[.I409]" office:value-type="float" office:value="458.400558714116" calcext:value-type="float">
            <text:p>458.40055871411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10]&gt;=[.C410];[.E410];[.F410])" office:value-type="float" office:value="0.000015426623266146" calcext:value-type="float">
            <text:p>1.5426623266146E-05</text:p>
          </table:table-cell>
          <table:table-cell table:formula="of:=[.C410]+[.H410]*([.B410]-[.C410])" office:value-type="float" office:value="458.396572466044" calcext:value-type="float">
            <text:p>458.396572466044</text:p>
          </table:table-cell>
        </table:table-row>
        <table:table-row table:style-name="ro1">
          <table:table-cell/>
          <table:table-cell table:formula="of:=[.B410]" office:value-type="float" office:value="200" calcext:value-type="float">
            <text:p>200</text:p>
          </table:table-cell>
          <table:table-cell table:formula="of:=[.I410]" office:value-type="float" office:value="458.396572466044" calcext:value-type="float">
            <text:p>458.39657246604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11]&gt;=[.C411];[.E411];[.F411])" office:value-type="float" office:value="0.000015426623266146" calcext:value-type="float">
            <text:p>1.5426623266146E-05</text:p>
          </table:table-cell>
          <table:table-cell table:formula="of:=[.C411]+[.H411]*([.B411]-[.C411])" office:value-type="float" office:value="458.392586279468" calcext:value-type="float">
            <text:p>458.392586279468</text:p>
          </table:table-cell>
        </table:table-row>
        <table:table-row table:style-name="ro1">
          <table:table-cell/>
          <table:table-cell table:formula="of:=[.B411]" office:value-type="float" office:value="200" calcext:value-type="float">
            <text:p>200</text:p>
          </table:table-cell>
          <table:table-cell table:formula="of:=[.I411]" office:value-type="float" office:value="458.392586279468" calcext:value-type="float">
            <text:p>458.39258627946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12]&gt;=[.C412];[.E412];[.F412])" office:value-type="float" office:value="0.000015426623266146" calcext:value-type="float">
            <text:p>1.5426623266146E-05</text:p>
          </table:table-cell>
          <table:table-cell table:formula="of:=[.C412]+[.H412]*([.B412]-[.C412])" office:value-type="float" office:value="458.388600154384" calcext:value-type="float">
            <text:p>458.388600154384</text:p>
          </table:table-cell>
        </table:table-row>
        <table:table-row table:style-name="ro1">
          <table:table-cell/>
          <table:table-cell table:formula="of:=[.B412]" office:value-type="float" office:value="200" calcext:value-type="float">
            <text:p>200</text:p>
          </table:table-cell>
          <table:table-cell table:formula="of:=[.I412]" office:value-type="float" office:value="458.388600154384" calcext:value-type="float">
            <text:p>458.38860015438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13]&gt;=[.C413];[.E413];[.F413])" office:value-type="float" office:value="0.000015426623266146" calcext:value-type="float">
            <text:p>1.5426623266146E-05</text:p>
          </table:table-cell>
          <table:table-cell table:formula="of:=[.C413]+[.H413]*([.B413]-[.C413])" office:value-type="float" office:value="458.384614090794" calcext:value-type="float">
            <text:p>458.384614090794</text:p>
          </table:table-cell>
        </table:table-row>
        <table:table-row table:style-name="ro1">
          <table:table-cell/>
          <table:table-cell table:formula="of:=[.B413]" office:value-type="float" office:value="200" calcext:value-type="float">
            <text:p>200</text:p>
          </table:table-cell>
          <table:table-cell table:formula="of:=[.I413]" office:value-type="float" office:value="458.384614090794" calcext:value-type="float">
            <text:p>458.38461409079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14]&gt;=[.C414];[.E414];[.F414])" office:value-type="float" office:value="0.000015426623266146" calcext:value-type="float">
            <text:p>1.5426623266146E-05</text:p>
          </table:table-cell>
          <table:table-cell table:formula="of:=[.C414]+[.H414]*([.B414]-[.C414])" office:value-type="float" office:value="458.380628088694" calcext:value-type="float">
            <text:p>458.380628088694</text:p>
          </table:table-cell>
        </table:table-row>
        <table:table-row table:style-name="ro1">
          <table:table-cell/>
          <table:table-cell table:formula="of:=[.B414]" office:value-type="float" office:value="200" calcext:value-type="float">
            <text:p>200</text:p>
          </table:table-cell>
          <table:table-cell table:formula="of:=[.I414]" office:value-type="float" office:value="458.380628088694" calcext:value-type="float">
            <text:p>458.38062808869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15]&gt;=[.C415];[.E415];[.F415])" office:value-type="float" office:value="0.000015426623266146" calcext:value-type="float">
            <text:p>1.5426623266146E-05</text:p>
          </table:table-cell>
          <table:table-cell table:formula="of:=[.C415]+[.H415]*([.B415]-[.C415])" office:value-type="float" office:value="458.376642148085" calcext:value-type="float">
            <text:p>458.376642148085</text:p>
          </table:table-cell>
        </table:table-row>
        <table:table-row table:style-name="ro1">
          <table:table-cell/>
          <table:table-cell table:formula="of:=[.B415]" office:value-type="float" office:value="200" calcext:value-type="float">
            <text:p>200</text:p>
          </table:table-cell>
          <table:table-cell table:formula="of:=[.I415]" office:value-type="float" office:value="458.376642148085" calcext:value-type="float">
            <text:p>458.37664214808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16]&gt;=[.C416];[.E416];[.F416])" office:value-type="float" office:value="0.000015426623266146" calcext:value-type="float">
            <text:p>1.5426623266146E-05</text:p>
          </table:table-cell>
          <table:table-cell table:formula="of:=[.C416]+[.H416]*([.B416]-[.C416])" office:value-type="float" office:value="458.372656268966" calcext:value-type="float">
            <text:p>458.372656268966</text:p>
          </table:table-cell>
        </table:table-row>
        <table:table-row table:style-name="ro1">
          <table:table-cell/>
          <table:table-cell table:formula="of:=[.B416]" office:value-type="float" office:value="200" calcext:value-type="float">
            <text:p>200</text:p>
          </table:table-cell>
          <table:table-cell table:formula="of:=[.I416]" office:value-type="float" office:value="458.372656268966" calcext:value-type="float">
            <text:p>458.37265626896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17]&gt;=[.C417];[.E417];[.F417])" office:value-type="float" office:value="0.000015426623266146" calcext:value-type="float">
            <text:p>1.5426623266146E-05</text:p>
          </table:table-cell>
          <table:table-cell table:formula="of:=[.C417]+[.H417]*([.B417]-[.C417])" office:value-type="float" office:value="458.368670451336" calcext:value-type="float">
            <text:p>458.368670451336</text:p>
          </table:table-cell>
        </table:table-row>
        <table:table-row table:style-name="ro1">
          <table:table-cell/>
          <table:table-cell table:formula="of:=[.B417]" office:value-type="float" office:value="200" calcext:value-type="float">
            <text:p>200</text:p>
          </table:table-cell>
          <table:table-cell table:formula="of:=[.I417]" office:value-type="float" office:value="458.368670451336" calcext:value-type="float">
            <text:p>458.36867045133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18]&gt;=[.C418];[.E418];[.F418])" office:value-type="float" office:value="0.000015426623266146" calcext:value-type="float">
            <text:p>1.5426623266146E-05</text:p>
          </table:table-cell>
          <table:table-cell table:formula="of:=[.C418]+[.H418]*([.B418]-[.C418])" office:value-type="float" office:value="458.364684695193" calcext:value-type="float">
            <text:p>458.364684695193</text:p>
          </table:table-cell>
        </table:table-row>
        <table:table-row table:style-name="ro1">
          <table:table-cell/>
          <table:table-cell table:formula="of:=[.B418]" office:value-type="float" office:value="200" calcext:value-type="float">
            <text:p>200</text:p>
          </table:table-cell>
          <table:table-cell table:formula="of:=[.I418]" office:value-type="float" office:value="458.364684695193" calcext:value-type="float">
            <text:p>458.36468469519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19]&gt;=[.C419];[.E419];[.F419])" office:value-type="float" office:value="0.000015426623266146" calcext:value-type="float">
            <text:p>1.5426623266146E-05</text:p>
          </table:table-cell>
          <table:table-cell table:formula="of:=[.C419]+[.H419]*([.B419]-[.C419])" office:value-type="float" office:value="458.360699000537" calcext:value-type="float">
            <text:p>458.360699000537</text:p>
          </table:table-cell>
        </table:table-row>
        <table:table-row table:style-name="ro1">
          <table:table-cell/>
          <table:table-cell table:formula="of:=[.B419]" office:value-type="float" office:value="200" calcext:value-type="float">
            <text:p>200</text:p>
          </table:table-cell>
          <table:table-cell table:formula="of:=[.I419]" office:value-type="float" office:value="458.360699000537" calcext:value-type="float">
            <text:p>458.36069900053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20]&gt;=[.C420];[.E420];[.F420])" office:value-type="float" office:value="0.000015426623266146" calcext:value-type="float">
            <text:p>1.5426623266146E-05</text:p>
          </table:table-cell>
          <table:table-cell table:formula="of:=[.C420]+[.H420]*([.B420]-[.C420])" office:value-type="float" office:value="458.356713367367" calcext:value-type="float">
            <text:p>458.356713367367</text:p>
          </table:table-cell>
        </table:table-row>
        <table:table-row table:style-name="ro1">
          <table:table-cell/>
          <table:table-cell table:formula="of:=[.B420]" office:value-type="float" office:value="200" calcext:value-type="float">
            <text:p>200</text:p>
          </table:table-cell>
          <table:table-cell table:formula="of:=[.I420]" office:value-type="float" office:value="458.356713367367" calcext:value-type="float">
            <text:p>458.35671336736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21]&gt;=[.C421];[.E421];[.F421])" office:value-type="float" office:value="0.000015426623266146" calcext:value-type="float">
            <text:p>1.5426623266146E-05</text:p>
          </table:table-cell>
          <table:table-cell table:formula="of:=[.C421]+[.H421]*([.B421]-[.C421])" office:value-type="float" office:value="458.352727795681" calcext:value-type="float">
            <text:p>458.352727795681</text:p>
          </table:table-cell>
        </table:table-row>
        <table:table-row table:style-name="ro1">
          <table:table-cell/>
          <table:table-cell table:formula="of:=[.B421]" office:value-type="float" office:value="200" calcext:value-type="float">
            <text:p>200</text:p>
          </table:table-cell>
          <table:table-cell table:formula="of:=[.I421]" office:value-type="float" office:value="458.352727795681" calcext:value-type="float">
            <text:p>458.35272779568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22]&gt;=[.C422];[.E422];[.F422])" office:value-type="float" office:value="0.000015426623266146" calcext:value-type="float">
            <text:p>1.5426623266146E-05</text:p>
          </table:table-cell>
          <table:table-cell table:formula="of:=[.C422]+[.H422]*([.B422]-[.C422])" office:value-type="float" office:value="458.34874228548" calcext:value-type="float">
            <text:p>458.34874228548</text:p>
          </table:table-cell>
        </table:table-row>
        <table:table-row table:style-name="ro1">
          <table:table-cell/>
          <table:table-cell table:formula="of:=[.B422]" office:value-type="float" office:value="200" calcext:value-type="float">
            <text:p>200</text:p>
          </table:table-cell>
          <table:table-cell table:formula="of:=[.I422]" office:value-type="float" office:value="458.34874228548" calcext:value-type="float">
            <text:p>458.3487422854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23]&gt;=[.C423];[.E423];[.F423])" office:value-type="float" office:value="0.000015426623266146" calcext:value-type="float">
            <text:p>1.5426623266146E-05</text:p>
          </table:table-cell>
          <table:table-cell table:formula="of:=[.C423]+[.H423]*([.B423]-[.C423])" office:value-type="float" office:value="458.344756836761" calcext:value-type="float">
            <text:p>458.344756836761</text:p>
          </table:table-cell>
        </table:table-row>
        <table:table-row table:style-name="ro1">
          <table:table-cell/>
          <table:table-cell table:formula="of:=[.B423]" office:value-type="float" office:value="200" calcext:value-type="float">
            <text:p>200</text:p>
          </table:table-cell>
          <table:table-cell table:formula="of:=[.I423]" office:value-type="float" office:value="458.344756836761" calcext:value-type="float">
            <text:p>458.34475683676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24]&gt;=[.C424];[.E424];[.F424])" office:value-type="float" office:value="0.000015426623266146" calcext:value-type="float">
            <text:p>1.5426623266146E-05</text:p>
          </table:table-cell>
          <table:table-cell table:formula="of:=[.C424]+[.H424]*([.B424]-[.C424])" office:value-type="float" office:value="458.340771449525" calcext:value-type="float">
            <text:p>458.340771449525</text:p>
          </table:table-cell>
        </table:table-row>
        <table:table-row table:style-name="ro1">
          <table:table-cell/>
          <table:table-cell table:formula="of:=[.B424]" office:value-type="float" office:value="200" calcext:value-type="float">
            <text:p>200</text:p>
          </table:table-cell>
          <table:table-cell table:formula="of:=[.I424]" office:value-type="float" office:value="458.340771449525" calcext:value-type="float">
            <text:p>458.34077144952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25]&gt;=[.C425];[.E425];[.F425])" office:value-type="float" office:value="0.000015426623266146" calcext:value-type="float">
            <text:p>1.5426623266146E-05</text:p>
          </table:table-cell>
          <table:table-cell table:formula="of:=[.C425]+[.H425]*([.B425]-[.C425])" office:value-type="float" office:value="458.336786123769" calcext:value-type="float">
            <text:p>458.336786123769</text:p>
          </table:table-cell>
        </table:table-row>
        <table:table-row table:style-name="ro1">
          <table:table-cell/>
          <table:table-cell table:formula="of:=[.B425]" office:value-type="float" office:value="200" calcext:value-type="float">
            <text:p>200</text:p>
          </table:table-cell>
          <table:table-cell table:formula="of:=[.I425]" office:value-type="float" office:value="458.336786123769" calcext:value-type="float">
            <text:p>458.33678612376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26]&gt;=[.C426];[.E426];[.F426])" office:value-type="float" office:value="0.000015426623266146" calcext:value-type="float">
            <text:p>1.5426623266146E-05</text:p>
          </table:table-cell>
          <table:table-cell table:formula="of:=[.C426]+[.H426]*([.B426]-[.C426])" office:value-type="float" office:value="458.332800859494" calcext:value-type="float">
            <text:p>458.332800859494</text:p>
          </table:table-cell>
        </table:table-row>
        <table:table-row table:style-name="ro1">
          <table:table-cell/>
          <table:table-cell table:formula="of:=[.B426]" office:value-type="float" office:value="200" calcext:value-type="float">
            <text:p>200</text:p>
          </table:table-cell>
          <table:table-cell table:formula="of:=[.I426]" office:value-type="float" office:value="458.332800859494" calcext:value-type="float">
            <text:p>458.33280085949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27]&gt;=[.C427];[.E427];[.F427])" office:value-type="float" office:value="0.000015426623266146" calcext:value-type="float">
            <text:p>1.5426623266146E-05</text:p>
          </table:table-cell>
          <table:table-cell table:formula="of:=[.C427]+[.H427]*([.B427]-[.C427])" office:value-type="float" office:value="458.328815656698" calcext:value-type="float">
            <text:p>458.328815656698</text:p>
          </table:table-cell>
        </table:table-row>
        <table:table-row table:style-name="ro1">
          <table:table-cell/>
          <table:table-cell table:formula="of:=[.B427]" office:value-type="float" office:value="200" calcext:value-type="float">
            <text:p>200</text:p>
          </table:table-cell>
          <table:table-cell table:formula="of:=[.I427]" office:value-type="float" office:value="458.328815656698" calcext:value-type="float">
            <text:p>458.32881565669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28]&gt;=[.C428];[.E428];[.F428])" office:value-type="float" office:value="0.000015426623266146" calcext:value-type="float">
            <text:p>1.5426623266146E-05</text:p>
          </table:table-cell>
          <table:table-cell table:formula="of:=[.C428]+[.H428]*([.B428]-[.C428])" office:value-type="float" office:value="458.32483051538" calcext:value-type="float">
            <text:p>458.32483051538</text:p>
          </table:table-cell>
        </table:table-row>
        <table:table-row table:style-name="ro1">
          <table:table-cell/>
          <table:table-cell table:formula="of:=[.B428]" office:value-type="float" office:value="200" calcext:value-type="float">
            <text:p>200</text:p>
          </table:table-cell>
          <table:table-cell table:formula="of:=[.I428]" office:value-type="float" office:value="458.32483051538" calcext:value-type="float">
            <text:p>458.3248305153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29]&gt;=[.C429];[.E429];[.F429])" office:value-type="float" office:value="0.000015426623266146" calcext:value-type="float">
            <text:p>1.5426623266146E-05</text:p>
          </table:table-cell>
          <table:table-cell table:formula="of:=[.C429]+[.H429]*([.B429]-[.C429])" office:value-type="float" office:value="458.320845435539" calcext:value-type="float">
            <text:p>458.320845435539</text:p>
          </table:table-cell>
        </table:table-row>
        <table:table-row table:style-name="ro1">
          <table:table-cell/>
          <table:table-cell table:formula="of:=[.B429]" office:value-type="float" office:value="200" calcext:value-type="float">
            <text:p>200</text:p>
          </table:table-cell>
          <table:table-cell table:formula="of:=[.I429]" office:value-type="float" office:value="458.320845435539" calcext:value-type="float">
            <text:p>458.32084543553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30]&gt;=[.C430];[.E430];[.F430])" office:value-type="float" office:value="0.000015426623266146" calcext:value-type="float">
            <text:p>1.5426623266146E-05</text:p>
          </table:table-cell>
          <table:table-cell table:formula="of:=[.C430]+[.H430]*([.B430]-[.C430])" office:value-type="float" office:value="458.316860417175" calcext:value-type="float">
            <text:p>458.316860417175</text:p>
          </table:table-cell>
        </table:table-row>
        <table:table-row table:style-name="ro1">
          <table:table-cell/>
          <table:table-cell table:formula="of:=[.B430]" office:value-type="float" office:value="200" calcext:value-type="float">
            <text:p>200</text:p>
          </table:table-cell>
          <table:table-cell table:formula="of:=[.I430]" office:value-type="float" office:value="458.316860417175" calcext:value-type="float">
            <text:p>458.31686041717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31]&gt;=[.C431];[.E431];[.F431])" office:value-type="float" office:value="0.000015426623266146" calcext:value-type="float">
            <text:p>1.5426623266146E-05</text:p>
          </table:table-cell>
          <table:table-cell table:formula="of:=[.C431]+[.H431]*([.B431]-[.C431])" office:value-type="float" office:value="458.312875460286" calcext:value-type="float">
            <text:p>458.312875460286</text:p>
          </table:table-cell>
        </table:table-row>
        <table:table-row table:style-name="ro1">
          <table:table-cell/>
          <table:table-cell table:formula="of:=[.B431]" office:value-type="float" office:value="200" calcext:value-type="float">
            <text:p>200</text:p>
          </table:table-cell>
          <table:table-cell table:formula="of:=[.I431]" office:value-type="float" office:value="458.312875460286" calcext:value-type="float">
            <text:p>458.31287546028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32]&gt;=[.C432];[.E432];[.F432])" office:value-type="float" office:value="0.000015426623266146" calcext:value-type="float">
            <text:p>1.5426623266146E-05</text:p>
          </table:table-cell>
          <table:table-cell table:formula="of:=[.C432]+[.H432]*([.B432]-[.C432])" office:value-type="float" office:value="458.308890564871" calcext:value-type="float">
            <text:p>458.308890564871</text:p>
          </table:table-cell>
        </table:table-row>
        <table:table-row table:style-name="ro1">
          <table:table-cell/>
          <table:table-cell table:formula="of:=[.B432]" office:value-type="float" office:value="200" calcext:value-type="float">
            <text:p>200</text:p>
          </table:table-cell>
          <table:table-cell table:formula="of:=[.I432]" office:value-type="float" office:value="458.308890564871" calcext:value-type="float">
            <text:p>458.30889056487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33]&gt;=[.C433];[.E433];[.F433])" office:value-type="float" office:value="0.000015426623266146" calcext:value-type="float">
            <text:p>1.5426623266146E-05</text:p>
          </table:table-cell>
          <table:table-cell table:formula="of:=[.C433]+[.H433]*([.B433]-[.C433])" office:value-type="float" office:value="458.30490573093" calcext:value-type="float">
            <text:p>458.30490573093</text:p>
          </table:table-cell>
        </table:table-row>
        <table:table-row table:style-name="ro1">
          <table:table-cell/>
          <table:table-cell table:formula="of:=[.B433]" office:value-type="float" office:value="200" calcext:value-type="float">
            <text:p>200</text:p>
          </table:table-cell>
          <table:table-cell table:formula="of:=[.I433]" office:value-type="float" office:value="458.30490573093" calcext:value-type="float">
            <text:p>458.3049057309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34]&gt;=[.C434];[.E434];[.F434])" office:value-type="float" office:value="0.000015426623266146" calcext:value-type="float">
            <text:p>1.5426623266146E-05</text:p>
          </table:table-cell>
          <table:table-cell table:formula="of:=[.C434]+[.H434]*([.B434]-[.C434])" office:value-type="float" office:value="458.300920958462" calcext:value-type="float">
            <text:p>458.300920958462</text:p>
          </table:table-cell>
        </table:table-row>
        <table:table-row table:style-name="ro1">
          <table:table-cell/>
          <table:table-cell table:formula="of:=[.B434]" office:value-type="float" office:value="200" calcext:value-type="float">
            <text:p>200</text:p>
          </table:table-cell>
          <table:table-cell table:formula="of:=[.I434]" office:value-type="float" office:value="458.300920958462" calcext:value-type="float">
            <text:p>458.30092095846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35]&gt;=[.C435];[.E435];[.F435])" office:value-type="float" office:value="0.000015426623266146" calcext:value-type="float">
            <text:p>1.5426623266146E-05</text:p>
          </table:table-cell>
          <table:table-cell table:formula="of:=[.C435]+[.H435]*([.B435]-[.C435])" office:value-type="float" office:value="458.296936247465" calcext:value-type="float">
            <text:p>458.296936247465</text:p>
          </table:table-cell>
        </table:table-row>
        <table:table-row table:style-name="ro1">
          <table:table-cell/>
          <table:table-cell table:formula="of:=[.B435]" office:value-type="float" office:value="200" calcext:value-type="float">
            <text:p>200</text:p>
          </table:table-cell>
          <table:table-cell table:formula="of:=[.I435]" office:value-type="float" office:value="458.296936247465" calcext:value-type="float">
            <text:p>458.29693624746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36]&gt;=[.C436];[.E436];[.F436])" office:value-type="float" office:value="0.000015426623266146" calcext:value-type="float">
            <text:p>1.5426623266146E-05</text:p>
          </table:table-cell>
          <table:table-cell table:formula="of:=[.C436]+[.H436]*([.B436]-[.C436])" office:value-type="float" office:value="458.292951597939" calcext:value-type="float">
            <text:p>458.292951597939</text:p>
          </table:table-cell>
        </table:table-row>
        <table:table-row table:style-name="ro1">
          <table:table-cell/>
          <table:table-cell table:formula="of:=[.B436]" office:value-type="float" office:value="200" calcext:value-type="float">
            <text:p>200</text:p>
          </table:table-cell>
          <table:table-cell table:formula="of:=[.I436]" office:value-type="float" office:value="458.292951597939" calcext:value-type="float">
            <text:p>458.29295159793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37]&gt;=[.C437];[.E437];[.F437])" office:value-type="float" office:value="0.000015426623266146" calcext:value-type="float">
            <text:p>1.5426623266146E-05</text:p>
          </table:table-cell>
          <table:table-cell table:formula="of:=[.C437]+[.H437]*([.B437]-[.C437])" office:value-type="float" office:value="458.288967009882" calcext:value-type="float">
            <text:p>458.288967009882</text:p>
          </table:table-cell>
        </table:table-row>
        <table:table-row table:style-name="ro1">
          <table:table-cell/>
          <table:table-cell table:formula="of:=[.B437]" office:value-type="float" office:value="200" calcext:value-type="float">
            <text:p>200</text:p>
          </table:table-cell>
          <table:table-cell table:formula="of:=[.I437]" office:value-type="float" office:value="458.288967009882" calcext:value-type="float">
            <text:p>458.28896700988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38]&gt;=[.C438];[.E438];[.F438])" office:value-type="float" office:value="0.000015426623266146" calcext:value-type="float">
            <text:p>1.5426623266146E-05</text:p>
          </table:table-cell>
          <table:table-cell table:formula="of:=[.C438]+[.H438]*([.B438]-[.C438])" office:value-type="float" office:value="458.284982483294" calcext:value-type="float">
            <text:p>458.284982483294</text:p>
          </table:table-cell>
        </table:table-row>
        <table:table-row table:style-name="ro1">
          <table:table-cell/>
          <table:table-cell table:formula="of:=[.B438]" office:value-type="float" office:value="200" calcext:value-type="float">
            <text:p>200</text:p>
          </table:table-cell>
          <table:table-cell table:formula="of:=[.I438]" office:value-type="float" office:value="458.284982483294" calcext:value-type="float">
            <text:p>458.28498248329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39]&gt;=[.C439];[.E439];[.F439])" office:value-type="float" office:value="0.000015426623266146" calcext:value-type="float">
            <text:p>1.5426623266146E-05</text:p>
          </table:table-cell>
          <table:table-cell table:formula="of:=[.C439]+[.H439]*([.B439]-[.C439])" office:value-type="float" office:value="458.280998018174" calcext:value-type="float">
            <text:p>458.280998018174</text:p>
          </table:table-cell>
        </table:table-row>
        <table:table-row table:style-name="ro1">
          <table:table-cell/>
          <table:table-cell table:formula="of:=[.B439]" office:value-type="float" office:value="200" calcext:value-type="float">
            <text:p>200</text:p>
          </table:table-cell>
          <table:table-cell table:formula="of:=[.I439]" office:value-type="float" office:value="458.280998018174" calcext:value-type="float">
            <text:p>458.28099801817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40]&gt;=[.C440];[.E440];[.F440])" office:value-type="float" office:value="0.000015426623266146" calcext:value-type="float">
            <text:p>1.5426623266146E-05</text:p>
          </table:table-cell>
          <table:table-cell table:formula="of:=[.C440]+[.H440]*([.B440]-[.C440])" office:value-type="float" office:value="458.277013614521" calcext:value-type="float">
            <text:p>458.277013614521</text:p>
          </table:table-cell>
        </table:table-row>
        <table:table-row table:style-name="ro1">
          <table:table-cell/>
          <table:table-cell table:formula="of:=[.B440]" office:value-type="float" office:value="200" calcext:value-type="float">
            <text:p>200</text:p>
          </table:table-cell>
          <table:table-cell table:formula="of:=[.I440]" office:value-type="float" office:value="458.277013614521" calcext:value-type="float">
            <text:p>458.27701361452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41]&gt;=[.C441];[.E441];[.F441])" office:value-type="float" office:value="0.000015426623266146" calcext:value-type="float">
            <text:p>1.5426623266146E-05</text:p>
          </table:table-cell>
          <table:table-cell table:formula="of:=[.C441]+[.H441]*([.B441]-[.C441])" office:value-type="float" office:value="458.273029272334" calcext:value-type="float">
            <text:p>458.273029272334</text:p>
          </table:table-cell>
        </table:table-row>
        <table:table-row table:style-name="ro1">
          <table:table-cell/>
          <table:table-cell table:formula="of:=[.B441]" office:value-type="float" office:value="200" calcext:value-type="float">
            <text:p>200</text:p>
          </table:table-cell>
          <table:table-cell table:formula="of:=[.I441]" office:value-type="float" office:value="458.273029272334" calcext:value-type="float">
            <text:p>458.27302927233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42]&gt;=[.C442];[.E442];[.F442])" office:value-type="float" office:value="0.000015426623266146" calcext:value-type="float">
            <text:p>1.5426623266146E-05</text:p>
          </table:table-cell>
          <table:table-cell table:formula="of:=[.C442]+[.H442]*([.B442]-[.C442])" office:value-type="float" office:value="458.269044991611" calcext:value-type="float">
            <text:p>458.269044991611</text:p>
          </table:table-cell>
        </table:table-row>
        <table:table-row table:style-name="ro1">
          <table:table-cell/>
          <table:table-cell table:formula="of:=[.B442]" office:value-type="float" office:value="200" calcext:value-type="float">
            <text:p>200</text:p>
          </table:table-cell>
          <table:table-cell table:formula="of:=[.I442]" office:value-type="float" office:value="458.269044991611" calcext:value-type="float">
            <text:p>458.26904499161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43]&gt;=[.C443];[.E443];[.F443])" office:value-type="float" office:value="0.000015426623266146" calcext:value-type="float">
            <text:p>1.5426623266146E-05</text:p>
          </table:table-cell>
          <table:table-cell table:formula="of:=[.C443]+[.H443]*([.B443]-[.C443])" office:value-type="float" office:value="458.265060772353" calcext:value-type="float">
            <text:p>458.265060772353</text:p>
          </table:table-cell>
        </table:table-row>
        <table:table-row table:style-name="ro1">
          <table:table-cell/>
          <table:table-cell table:formula="of:=[.B443]" office:value-type="float" office:value="200" calcext:value-type="float">
            <text:p>200</text:p>
          </table:table-cell>
          <table:table-cell table:formula="of:=[.I443]" office:value-type="float" office:value="458.265060772353" calcext:value-type="float">
            <text:p>458.26506077235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44]&gt;=[.C444];[.E444];[.F444])" office:value-type="float" office:value="0.000015426623266146" calcext:value-type="float">
            <text:p>1.5426623266146E-05</text:p>
          </table:table-cell>
          <table:table-cell table:formula="of:=[.C444]+[.H444]*([.B444]-[.C444])" office:value-type="float" office:value="458.261076614557" calcext:value-type="float">
            <text:p>458.261076614557</text:p>
          </table:table-cell>
        </table:table-row>
        <table:table-row table:style-name="ro1">
          <table:table-cell/>
          <table:table-cell table:formula="of:=[.B444]" office:value-type="float" office:value="200" calcext:value-type="float">
            <text:p>200</text:p>
          </table:table-cell>
          <table:table-cell table:formula="of:=[.I444]" office:value-type="float" office:value="458.261076614557" calcext:value-type="float">
            <text:p>458.26107661455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45]&gt;=[.C445];[.E445];[.F445])" office:value-type="float" office:value="0.000015426623266146" calcext:value-type="float">
            <text:p>1.5426623266146E-05</text:p>
          </table:table-cell>
          <table:table-cell table:formula="of:=[.C445]+[.H445]*([.B445]-[.C445])" office:value-type="float" office:value="458.257092518224" calcext:value-type="float">
            <text:p>458.257092518224</text:p>
          </table:table-cell>
        </table:table-row>
        <table:table-row table:style-name="ro1">
          <table:table-cell/>
          <table:table-cell table:formula="of:=[.B445]" office:value-type="float" office:value="200" calcext:value-type="float">
            <text:p>200</text:p>
          </table:table-cell>
          <table:table-cell table:formula="of:=[.I445]" office:value-type="float" office:value="458.257092518224" calcext:value-type="float">
            <text:p>458.25709251822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46]&gt;=[.C446];[.E446];[.F446])" office:value-type="float" office:value="0.000015426623266146" calcext:value-type="float">
            <text:p>1.5426623266146E-05</text:p>
          </table:table-cell>
          <table:table-cell table:formula="of:=[.C446]+[.H446]*([.B446]-[.C446])" office:value-type="float" office:value="458.253108483352" calcext:value-type="float">
            <text:p>458.253108483352</text:p>
          </table:table-cell>
        </table:table-row>
        <table:table-row table:style-name="ro1">
          <table:table-cell/>
          <table:table-cell table:formula="of:=[.B446]" office:value-type="float" office:value="200" calcext:value-type="float">
            <text:p>200</text:p>
          </table:table-cell>
          <table:table-cell table:formula="of:=[.I446]" office:value-type="float" office:value="458.253108483352" calcext:value-type="float">
            <text:p>458.25310848335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47]&gt;=[.C447];[.E447];[.F447])" office:value-type="float" office:value="0.000015426623266146" calcext:value-type="float">
            <text:p>1.5426623266146E-05</text:p>
          </table:table-cell>
          <table:table-cell table:formula="of:=[.C447]+[.H447]*([.B447]-[.C447])" office:value-type="float" office:value="458.24912450994" calcext:value-type="float">
            <text:p>458.24912450994</text:p>
          </table:table-cell>
        </table:table-row>
        <table:table-row table:style-name="ro1">
          <table:table-cell/>
          <table:table-cell table:formula="of:=[.B447]" office:value-type="float" office:value="200" calcext:value-type="float">
            <text:p>200</text:p>
          </table:table-cell>
          <table:table-cell table:formula="of:=[.I447]" office:value-type="float" office:value="458.24912450994" calcext:value-type="float">
            <text:p>458.2491245099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48]&gt;=[.C448];[.E448];[.F448])" office:value-type="float" office:value="0.000015426623266146" calcext:value-type="float">
            <text:p>1.5426623266146E-05</text:p>
          </table:table-cell>
          <table:table-cell table:formula="of:=[.C448]+[.H448]*([.B448]-[.C448])" office:value-type="float" office:value="458.245140597988" calcext:value-type="float">
            <text:p>458.245140597988</text:p>
          </table:table-cell>
        </table:table-row>
        <table:table-row table:style-name="ro1">
          <table:table-cell/>
          <table:table-cell table:formula="of:=[.B448]" office:value-type="float" office:value="200" calcext:value-type="float">
            <text:p>200</text:p>
          </table:table-cell>
          <table:table-cell table:formula="of:=[.I448]" office:value-type="float" office:value="458.245140597988" calcext:value-type="float">
            <text:p>458.24514059798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49]&gt;=[.C449];[.E449];[.F449])" office:value-type="float" office:value="0.000015426623266146" calcext:value-type="float">
            <text:p>1.5426623266146E-05</text:p>
          </table:table-cell>
          <table:table-cell table:formula="of:=[.C449]+[.H449]*([.B449]-[.C449])" office:value-type="float" office:value="458.241156747493" calcext:value-type="float">
            <text:p>458.241156747493</text:p>
          </table:table-cell>
        </table:table-row>
        <table:table-row table:style-name="ro1">
          <table:table-cell/>
          <table:table-cell table:formula="of:=[.B449]" office:value-type="float" office:value="200" calcext:value-type="float">
            <text:p>200</text:p>
          </table:table-cell>
          <table:table-cell table:formula="of:=[.I449]" office:value-type="float" office:value="458.241156747493" calcext:value-type="float">
            <text:p>458.24115674749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50]&gt;=[.C450];[.E450];[.F450])" office:value-type="float" office:value="0.000015426623266146" calcext:value-type="float">
            <text:p>1.5426623266146E-05</text:p>
          </table:table-cell>
          <table:table-cell table:formula="of:=[.C450]+[.H450]*([.B450]-[.C450])" office:value-type="float" office:value="458.237172958456" calcext:value-type="float">
            <text:p>458.237172958456</text:p>
          </table:table-cell>
        </table:table-row>
        <table:table-row table:style-name="ro1">
          <table:table-cell/>
          <table:table-cell table:formula="of:=[.B450]" office:value-type="float" office:value="200" calcext:value-type="float">
            <text:p>200</text:p>
          </table:table-cell>
          <table:table-cell table:formula="of:=[.I450]" office:value-type="float" office:value="458.237172958456" calcext:value-type="float">
            <text:p>458.23717295845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51]&gt;=[.C451];[.E451];[.F451])" office:value-type="float" office:value="0.000015426623266146" calcext:value-type="float">
            <text:p>1.5426623266146E-05</text:p>
          </table:table-cell>
          <table:table-cell table:formula="of:=[.C451]+[.H451]*([.B451]-[.C451])" office:value-type="float" office:value="458.233189230876" calcext:value-type="float">
            <text:p>458.233189230876</text:p>
          </table:table-cell>
        </table:table-row>
        <table:table-row table:style-name="ro1">
          <table:table-cell/>
          <table:table-cell table:formula="of:=[.B451]" office:value-type="float" office:value="200" calcext:value-type="float">
            <text:p>200</text:p>
          </table:table-cell>
          <table:table-cell table:formula="of:=[.I451]" office:value-type="float" office:value="458.233189230876" calcext:value-type="float">
            <text:p>458.23318923087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52]&gt;=[.C452];[.E452];[.F452])" office:value-type="float" office:value="0.000015426623266146" calcext:value-type="float">
            <text:p>1.5426623266146E-05</text:p>
          </table:table-cell>
          <table:table-cell table:formula="of:=[.C452]+[.H452]*([.B452]-[.C452])" office:value-type="float" office:value="458.229205564751" calcext:value-type="float">
            <text:p>458.229205564751</text:p>
          </table:table-cell>
        </table:table-row>
        <table:table-row table:style-name="ro1">
          <table:table-cell/>
          <table:table-cell table:formula="of:=[.B452]" office:value-type="float" office:value="200" calcext:value-type="float">
            <text:p>200</text:p>
          </table:table-cell>
          <table:table-cell table:formula="of:=[.I452]" office:value-type="float" office:value="458.229205564751" calcext:value-type="float">
            <text:p>458.22920556475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53]&gt;=[.C453];[.E453];[.F453])" office:value-type="float" office:value="0.000015426623266146" calcext:value-type="float">
            <text:p>1.5426623266146E-05</text:p>
          </table:table-cell>
          <table:table-cell table:formula="of:=[.C453]+[.H453]*([.B453]-[.C453])" office:value-type="float" office:value="458.22522196008" calcext:value-type="float">
            <text:p>458.22522196008</text:p>
          </table:table-cell>
        </table:table-row>
        <table:table-row table:style-name="ro1">
          <table:table-cell/>
          <table:table-cell table:formula="of:=[.B453]" office:value-type="float" office:value="200" calcext:value-type="float">
            <text:p>200</text:p>
          </table:table-cell>
          <table:table-cell table:formula="of:=[.I453]" office:value-type="float" office:value="458.22522196008" calcext:value-type="float">
            <text:p>458.2252219600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54]&gt;=[.C454];[.E454];[.F454])" office:value-type="float" office:value="0.000015426623266146" calcext:value-type="float">
            <text:p>1.5426623266146E-05</text:p>
          </table:table-cell>
          <table:table-cell table:formula="of:=[.C454]+[.H454]*([.B454]-[.C454])" office:value-type="float" office:value="458.221238416863" calcext:value-type="float">
            <text:p>458.221238416863</text:p>
          </table:table-cell>
        </table:table-row>
        <table:table-row table:style-name="ro1">
          <table:table-cell/>
          <table:table-cell table:formula="of:=[.B454]" office:value-type="float" office:value="200" calcext:value-type="float">
            <text:p>200</text:p>
          </table:table-cell>
          <table:table-cell table:formula="of:=[.I454]" office:value-type="float" office:value="458.221238416863" calcext:value-type="float">
            <text:p>458.22123841686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55]&gt;=[.C455];[.E455];[.F455])" office:value-type="float" office:value="0.000015426623266146" calcext:value-type="float">
            <text:p>1.5426623266146E-05</text:p>
          </table:table-cell>
          <table:table-cell table:formula="of:=[.C455]+[.H455]*([.B455]-[.C455])" office:value-type="float" office:value="458.217254935099" calcext:value-type="float">
            <text:p>458.217254935099</text:p>
          </table:table-cell>
        </table:table-row>
        <table:table-row table:style-name="ro1">
          <table:table-cell/>
          <table:table-cell table:formula="of:=[.B455]" office:value-type="float" office:value="200" calcext:value-type="float">
            <text:p>200</text:p>
          </table:table-cell>
          <table:table-cell table:formula="of:=[.I455]" office:value-type="float" office:value="458.217254935099" calcext:value-type="float">
            <text:p>458.2172549350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56]&gt;=[.C456];[.E456];[.F456])" office:value-type="float" office:value="0.000015426623266146" calcext:value-type="float">
            <text:p>1.5426623266146E-05</text:p>
          </table:table-cell>
          <table:table-cell table:formula="of:=[.C456]+[.H456]*([.B456]-[.C456])" office:value-type="float" office:value="458.213271514786" calcext:value-type="float">
            <text:p>458.213271514786</text:p>
          </table:table-cell>
        </table:table-row>
        <table:table-row table:style-name="ro1">
          <table:table-cell/>
          <table:table-cell table:formula="of:=[.B456]" office:value-type="float" office:value="200" calcext:value-type="float">
            <text:p>200</text:p>
          </table:table-cell>
          <table:table-cell table:formula="of:=[.I456]" office:value-type="float" office:value="458.213271514786" calcext:value-type="float">
            <text:p>458.21327151478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57]&gt;=[.C457];[.E457];[.F457])" office:value-type="float" office:value="0.000015426623266146" calcext:value-type="float">
            <text:p>1.5426623266146E-05</text:p>
          </table:table-cell>
          <table:table-cell table:formula="of:=[.C457]+[.H457]*([.B457]-[.C457])" office:value-type="float" office:value="458.209288155924" calcext:value-type="float">
            <text:p>458.209288155924</text:p>
          </table:table-cell>
        </table:table-row>
        <table:table-row table:style-name="ro1">
          <table:table-cell/>
          <table:table-cell table:formula="of:=[.B457]" office:value-type="float" office:value="200" calcext:value-type="float">
            <text:p>200</text:p>
          </table:table-cell>
          <table:table-cell table:formula="of:=[.I457]" office:value-type="float" office:value="458.209288155924" calcext:value-type="float">
            <text:p>458.20928815592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58]&gt;=[.C458];[.E458];[.F458])" office:value-type="float" office:value="0.000015426623266146" calcext:value-type="float">
            <text:p>1.5426623266146E-05</text:p>
          </table:table-cell>
          <table:table-cell table:formula="of:=[.C458]+[.H458]*([.B458]-[.C458])" office:value-type="float" office:value="458.205304858512" calcext:value-type="float">
            <text:p>458.205304858512</text:p>
          </table:table-cell>
        </table:table-row>
        <table:table-row table:style-name="ro1">
          <table:table-cell/>
          <table:table-cell table:formula="of:=[.B458]" office:value-type="float" office:value="200" calcext:value-type="float">
            <text:p>200</text:p>
          </table:table-cell>
          <table:table-cell table:formula="of:=[.I458]" office:value-type="float" office:value="458.205304858512" calcext:value-type="float">
            <text:p>458.20530485851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59]&gt;=[.C459];[.E459];[.F459])" office:value-type="float" office:value="0.000015426623266146" calcext:value-type="float">
            <text:p>1.5426623266146E-05</text:p>
          </table:table-cell>
          <table:table-cell table:formula="of:=[.C459]+[.H459]*([.B459]-[.C459])" office:value-type="float" office:value="458.201321622549" calcext:value-type="float">
            <text:p>458.201321622549</text:p>
          </table:table-cell>
        </table:table-row>
        <table:table-row table:style-name="ro1">
          <table:table-cell/>
          <table:table-cell table:formula="of:=[.B459]" office:value-type="float" office:value="200" calcext:value-type="float">
            <text:p>200</text:p>
          </table:table-cell>
          <table:table-cell table:formula="of:=[.I459]" office:value-type="float" office:value="458.201321622549" calcext:value-type="float">
            <text:p>458.20132162254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60]&gt;=[.C460];[.E460];[.F460])" office:value-type="float" office:value="0.000015426623266146" calcext:value-type="float">
            <text:p>1.5426623266146E-05</text:p>
          </table:table-cell>
          <table:table-cell table:formula="of:=[.C460]+[.H460]*([.B460]-[.C460])" office:value-type="float" office:value="458.197338448033" calcext:value-type="float">
            <text:p>458.197338448033</text:p>
          </table:table-cell>
        </table:table-row>
        <table:table-row table:style-name="ro1">
          <table:table-cell/>
          <table:table-cell table:formula="of:=[.B460]" office:value-type="float" office:value="200" calcext:value-type="float">
            <text:p>200</text:p>
          </table:table-cell>
          <table:table-cell table:formula="of:=[.I460]" office:value-type="float" office:value="458.197338448033" calcext:value-type="float">
            <text:p>458.19733844803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61]&gt;=[.C461];[.E461];[.F461])" office:value-type="float" office:value="0.000015426623266146" calcext:value-type="float">
            <text:p>1.5426623266146E-05</text:p>
          </table:table-cell>
          <table:table-cell table:formula="of:=[.C461]+[.H461]*([.B461]-[.C461])" office:value-type="float" office:value="458.193355334965" calcext:value-type="float">
            <text:p>458.193355334965</text:p>
          </table:table-cell>
        </table:table-row>
        <table:table-row table:style-name="ro1">
          <table:table-cell/>
          <table:table-cell table:formula="of:=[.B461]" office:value-type="float" office:value="200" calcext:value-type="float">
            <text:p>200</text:p>
          </table:table-cell>
          <table:table-cell table:formula="of:=[.I461]" office:value-type="float" office:value="458.193355334965" calcext:value-type="float">
            <text:p>458.19335533496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62]&gt;=[.C462];[.E462];[.F462])" office:value-type="float" office:value="0.000015426623266146" calcext:value-type="float">
            <text:p>1.5426623266146E-05</text:p>
          </table:table-cell>
          <table:table-cell table:formula="of:=[.C462]+[.H462]*([.B462]-[.C462])" office:value-type="float" office:value="458.189372283342" calcext:value-type="float">
            <text:p>458.189372283342</text:p>
          </table:table-cell>
        </table:table-row>
        <table:table-row table:style-name="ro1">
          <table:table-cell/>
          <table:table-cell table:formula="of:=[.B462]" office:value-type="float" office:value="200" calcext:value-type="float">
            <text:p>200</text:p>
          </table:table-cell>
          <table:table-cell table:formula="of:=[.I462]" office:value-type="float" office:value="458.189372283342" calcext:value-type="float">
            <text:p>458.18937228334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63]&gt;=[.C463];[.E463];[.F463])" office:value-type="float" office:value="0.000015426623266146" calcext:value-type="float">
            <text:p>1.5426623266146E-05</text:p>
          </table:table-cell>
          <table:table-cell table:formula="of:=[.C463]+[.H463]*([.B463]-[.C463])" office:value-type="float" office:value="458.185389293164" calcext:value-type="float">
            <text:p>458.185389293164</text:p>
          </table:table-cell>
        </table:table-row>
        <table:table-row table:style-name="ro1">
          <table:table-cell/>
          <table:table-cell table:formula="of:=[.B463]" office:value-type="float" office:value="200" calcext:value-type="float">
            <text:p>200</text:p>
          </table:table-cell>
          <table:table-cell table:formula="of:=[.I463]" office:value-type="float" office:value="458.185389293164" calcext:value-type="float">
            <text:p>458.18538929316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64]&gt;=[.C464];[.E464];[.F464])" office:value-type="float" office:value="0.000015426623266146" calcext:value-type="float">
            <text:p>1.5426623266146E-05</text:p>
          </table:table-cell>
          <table:table-cell table:formula="of:=[.C464]+[.H464]*([.B464]-[.C464])" office:value-type="float" office:value="458.181406364431" calcext:value-type="float">
            <text:p>458.181406364431</text:p>
          </table:table-cell>
        </table:table-row>
        <table:table-row table:style-name="ro1">
          <table:table-cell/>
          <table:table-cell table:formula="of:=[.B464]" office:value-type="float" office:value="200" calcext:value-type="float">
            <text:p>200</text:p>
          </table:table-cell>
          <table:table-cell table:formula="of:=[.I464]" office:value-type="float" office:value="458.181406364431" calcext:value-type="float">
            <text:p>458.18140636443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65]&gt;=[.C465];[.E465];[.F465])" office:value-type="float" office:value="0.000015426623266146" calcext:value-type="float">
            <text:p>1.5426623266146E-05</text:p>
          </table:table-cell>
          <table:table-cell table:formula="of:=[.C465]+[.H465]*([.B465]-[.C465])" office:value-type="float" office:value="458.177423497141" calcext:value-type="float">
            <text:p>458.177423497141</text:p>
          </table:table-cell>
        </table:table-row>
        <table:table-row table:style-name="ro1">
          <table:table-cell/>
          <table:table-cell table:formula="of:=[.B465]" office:value-type="float" office:value="200" calcext:value-type="float">
            <text:p>200</text:p>
          </table:table-cell>
          <table:table-cell table:formula="of:=[.I465]" office:value-type="float" office:value="458.177423497141" calcext:value-type="float">
            <text:p>458.17742349714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66]&gt;=[.C466];[.E466];[.F466])" office:value-type="float" office:value="0.000015426623266146" calcext:value-type="float">
            <text:p>1.5426623266146E-05</text:p>
          </table:table-cell>
          <table:table-cell table:formula="of:=[.C466]+[.H466]*([.B466]-[.C466])" office:value-type="float" office:value="458.173440691293" calcext:value-type="float">
            <text:p>458.173440691293</text:p>
          </table:table-cell>
        </table:table-row>
        <table:table-row table:style-name="ro1">
          <table:table-cell/>
          <table:table-cell table:formula="of:=[.B466]" office:value-type="float" office:value="200" calcext:value-type="float">
            <text:p>200</text:p>
          </table:table-cell>
          <table:table-cell table:formula="of:=[.I466]" office:value-type="float" office:value="458.173440691293" calcext:value-type="float">
            <text:p>458.17344069129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67]&gt;=[.C467];[.E467];[.F467])" office:value-type="float" office:value="0.000015426623266146" calcext:value-type="float">
            <text:p>1.5426623266146E-05</text:p>
          </table:table-cell>
          <table:table-cell table:formula="of:=[.C467]+[.H467]*([.B467]-[.C467])" office:value-type="float" office:value="458.169457946886" calcext:value-type="float">
            <text:p>458.169457946886</text:p>
          </table:table-cell>
        </table:table-row>
        <table:table-row table:style-name="ro1">
          <table:table-cell/>
          <table:table-cell table:formula="of:=[.B467]" office:value-type="float" office:value="200" calcext:value-type="float">
            <text:p>200</text:p>
          </table:table-cell>
          <table:table-cell table:formula="of:=[.I467]" office:value-type="float" office:value="458.169457946886" calcext:value-type="float">
            <text:p>458.16945794688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68]&gt;=[.C468];[.E468];[.F468])" office:value-type="float" office:value="0.000015426623266146" calcext:value-type="float">
            <text:p>1.5426623266146E-05</text:p>
          </table:table-cell>
          <table:table-cell table:formula="of:=[.C468]+[.H468]*([.B468]-[.C468])" office:value-type="float" office:value="458.165475263919" calcext:value-type="float">
            <text:p>458.165475263919</text:p>
          </table:table-cell>
        </table:table-row>
        <table:table-row table:style-name="ro1">
          <table:table-cell/>
          <table:table-cell table:formula="of:=[.B468]" office:value-type="float" office:value="200" calcext:value-type="float">
            <text:p>200</text:p>
          </table:table-cell>
          <table:table-cell table:formula="of:=[.I468]" office:value-type="float" office:value="458.165475263919" calcext:value-type="float">
            <text:p>458.16547526391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69]&gt;=[.C469];[.E469];[.F469])" office:value-type="float" office:value="0.000015426623266146" calcext:value-type="float">
            <text:p>1.5426623266146E-05</text:p>
          </table:table-cell>
          <table:table-cell table:formula="of:=[.C469]+[.H469]*([.B469]-[.C469])" office:value-type="float" office:value="458.161492642392" calcext:value-type="float">
            <text:p>458.161492642392</text:p>
          </table:table-cell>
        </table:table-row>
        <table:table-row table:style-name="ro1">
          <table:table-cell/>
          <table:table-cell table:formula="of:=[.B469]" office:value-type="float" office:value="200" calcext:value-type="float">
            <text:p>200</text:p>
          </table:table-cell>
          <table:table-cell table:formula="of:=[.I469]" office:value-type="float" office:value="458.161492642392" calcext:value-type="float">
            <text:p>458.16149264239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70]&gt;=[.C470];[.E470];[.F470])" office:value-type="float" office:value="0.000015426623266146" calcext:value-type="float">
            <text:p>1.5426623266146E-05</text:p>
          </table:table-cell>
          <table:table-cell table:formula="of:=[.C470]+[.H470]*([.B470]-[.C470])" office:value-type="float" office:value="458.157510082303" calcext:value-type="float">
            <text:p>458.157510082303</text:p>
          </table:table-cell>
        </table:table-row>
        <table:table-row table:style-name="ro1">
          <table:table-cell/>
          <table:table-cell table:formula="of:=[.B470]" office:value-type="float" office:value="200" calcext:value-type="float">
            <text:p>200</text:p>
          </table:table-cell>
          <table:table-cell table:formula="of:=[.I470]" office:value-type="float" office:value="458.157510082303" calcext:value-type="float">
            <text:p>458.15751008230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71]&gt;=[.C471];[.E471];[.F471])" office:value-type="float" office:value="0.000015426623266146" calcext:value-type="float">
            <text:p>1.5426623266146E-05</text:p>
          </table:table-cell>
          <table:table-cell table:formula="of:=[.C471]+[.H471]*([.B471]-[.C471])" office:value-type="float" office:value="458.153527583652" calcext:value-type="float">
            <text:p>458.153527583652</text:p>
          </table:table-cell>
        </table:table-row>
        <table:table-row table:style-name="ro1">
          <table:table-cell/>
          <table:table-cell table:formula="of:=[.B471]" office:value-type="float" office:value="200" calcext:value-type="float">
            <text:p>200</text:p>
          </table:table-cell>
          <table:table-cell table:formula="of:=[.I471]" office:value-type="float" office:value="458.153527583652" calcext:value-type="float">
            <text:p>458.15352758365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72]&gt;=[.C472];[.E472];[.F472])" office:value-type="float" office:value="0.000015426623266146" calcext:value-type="float">
            <text:p>1.5426623266146E-05</text:p>
          </table:table-cell>
          <table:table-cell table:formula="of:=[.C472]+[.H472]*([.B472]-[.C472])" office:value-type="float" office:value="458.149545146437" calcext:value-type="float">
            <text:p>458.149545146437</text:p>
          </table:table-cell>
        </table:table-row>
        <table:table-row table:style-name="ro1">
          <table:table-cell/>
          <table:table-cell table:formula="of:=[.B472]" office:value-type="float" office:value="200" calcext:value-type="float">
            <text:p>200</text:p>
          </table:table-cell>
          <table:table-cell table:formula="of:=[.I472]" office:value-type="float" office:value="458.149545146437" calcext:value-type="float">
            <text:p>458.14954514643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73]&gt;=[.C473];[.E473];[.F473])" office:value-type="float" office:value="0.000015426623266146" calcext:value-type="float">
            <text:p>1.5426623266146E-05</text:p>
          </table:table-cell>
          <table:table-cell table:formula="of:=[.C473]+[.H473]*([.B473]-[.C473])" office:value-type="float" office:value="458.145562770658" calcext:value-type="float">
            <text:p>458.145562770658</text:p>
          </table:table-cell>
        </table:table-row>
        <table:table-row table:style-name="ro1">
          <table:table-cell/>
          <table:table-cell table:formula="of:=[.B473]" office:value-type="float" office:value="200" calcext:value-type="float">
            <text:p>200</text:p>
          </table:table-cell>
          <table:table-cell table:formula="of:=[.I473]" office:value-type="float" office:value="458.145562770658" calcext:value-type="float">
            <text:p>458.14556277065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74]&gt;=[.C474];[.E474];[.F474])" office:value-type="float" office:value="0.000015426623266146" calcext:value-type="float">
            <text:p>1.5426623266146E-05</text:p>
          </table:table-cell>
          <table:table-cell table:formula="of:=[.C474]+[.H474]*([.B474]-[.C474])" office:value-type="float" office:value="458.141580456313" calcext:value-type="float">
            <text:p>458.141580456313</text:p>
          </table:table-cell>
        </table:table-row>
        <table:table-row table:style-name="ro1">
          <table:table-cell/>
          <table:table-cell table:formula="of:=[.B474]" office:value-type="float" office:value="200" calcext:value-type="float">
            <text:p>200</text:p>
          </table:table-cell>
          <table:table-cell table:formula="of:=[.I474]" office:value-type="float" office:value="458.141580456313" calcext:value-type="float">
            <text:p>458.1415804563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75]&gt;=[.C475];[.E475];[.F475])" office:value-type="float" office:value="0.000015426623266146" calcext:value-type="float">
            <text:p>1.5426623266146E-05</text:p>
          </table:table-cell>
          <table:table-cell table:formula="of:=[.C475]+[.H475]*([.B475]-[.C475])" office:value-type="float" office:value="458.137598203402" calcext:value-type="float">
            <text:p>458.137598203402</text:p>
          </table:table-cell>
        </table:table-row>
        <table:table-row table:style-name="ro1">
          <table:table-cell/>
          <table:table-cell table:formula="of:=[.B475]" office:value-type="float" office:value="200" calcext:value-type="float">
            <text:p>200</text:p>
          </table:table-cell>
          <table:table-cell table:formula="of:=[.I475]" office:value-type="float" office:value="458.137598203402" calcext:value-type="float">
            <text:p>458.13759820340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76]&gt;=[.C476];[.E476];[.F476])" office:value-type="float" office:value="0.000015426623266146" calcext:value-type="float">
            <text:p>1.5426623266146E-05</text:p>
          </table:table-cell>
          <table:table-cell table:formula="of:=[.C476]+[.H476]*([.B476]-[.C476])" office:value-type="float" office:value="458.133616011924" calcext:value-type="float">
            <text:p>458.133616011924</text:p>
          </table:table-cell>
        </table:table-row>
        <table:table-row table:style-name="ro1">
          <table:table-cell/>
          <table:table-cell table:formula="of:=[.B476]" office:value-type="float" office:value="200" calcext:value-type="float">
            <text:p>200</text:p>
          </table:table-cell>
          <table:table-cell table:formula="of:=[.I476]" office:value-type="float" office:value="458.133616011924" calcext:value-type="float">
            <text:p>458.13361601192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77]&gt;=[.C477];[.E477];[.F477])" office:value-type="float" office:value="0.000015426623266146" calcext:value-type="float">
            <text:p>1.5426623266146E-05</text:p>
          </table:table-cell>
          <table:table-cell table:formula="of:=[.C477]+[.H477]*([.B477]-[.C477])" office:value-type="float" office:value="458.129633881877" calcext:value-type="float">
            <text:p>458.129633881877</text:p>
          </table:table-cell>
        </table:table-row>
        <table:table-row table:style-name="ro1">
          <table:table-cell/>
          <table:table-cell table:formula="of:=[.B477]" office:value-type="float" office:value="200" calcext:value-type="float">
            <text:p>200</text:p>
          </table:table-cell>
          <table:table-cell table:formula="of:=[.I477]" office:value-type="float" office:value="458.129633881877" calcext:value-type="float">
            <text:p>458.12963388187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78]&gt;=[.C478];[.E478];[.F478])" office:value-type="float" office:value="0.000015426623266146" calcext:value-type="float">
            <text:p>1.5426623266146E-05</text:p>
          </table:table-cell>
          <table:table-cell table:formula="of:=[.C478]+[.H478]*([.B478]-[.C478])" office:value-type="float" office:value="458.125651813261" calcext:value-type="float">
            <text:p>458.125651813261</text:p>
          </table:table-cell>
        </table:table-row>
        <table:table-row table:style-name="ro1">
          <table:table-cell/>
          <table:table-cell table:formula="of:=[.B478]" office:value-type="float" office:value="200" calcext:value-type="float">
            <text:p>200</text:p>
          </table:table-cell>
          <table:table-cell table:formula="of:=[.I478]" office:value-type="float" office:value="458.125651813261" calcext:value-type="float">
            <text:p>458.12565181326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79]&gt;=[.C479];[.E479];[.F479])" office:value-type="float" office:value="0.000015426623266146" calcext:value-type="float">
            <text:p>1.5426623266146E-05</text:p>
          </table:table-cell>
          <table:table-cell table:formula="of:=[.C479]+[.H479]*([.B479]-[.C479])" office:value-type="float" office:value="458.121669806075" calcext:value-type="float">
            <text:p>458.121669806075</text:p>
          </table:table-cell>
        </table:table-row>
        <table:table-row table:style-name="ro1">
          <table:table-cell/>
          <table:table-cell table:formula="of:=[.B479]" office:value-type="float" office:value="200" calcext:value-type="float">
            <text:p>200</text:p>
          </table:table-cell>
          <table:table-cell table:formula="of:=[.I479]" office:value-type="float" office:value="458.121669806075" calcext:value-type="float">
            <text:p>458.12166980607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80]&gt;=[.C480];[.E480];[.F480])" office:value-type="float" office:value="0.000015426623266146" calcext:value-type="float">
            <text:p>1.5426623266146E-05</text:p>
          </table:table-cell>
          <table:table-cell table:formula="of:=[.C480]+[.H480]*([.B480]-[.C480])" office:value-type="float" office:value="458.117687860319" calcext:value-type="float">
            <text:p>458.117687860319</text:p>
          </table:table-cell>
        </table:table-row>
        <table:table-row table:style-name="ro1">
          <table:table-cell/>
          <table:table-cell table:formula="of:=[.B480]" office:value-type="float" office:value="200" calcext:value-type="float">
            <text:p>200</text:p>
          </table:table-cell>
          <table:table-cell table:formula="of:=[.I480]" office:value-type="float" office:value="458.117687860319" calcext:value-type="float">
            <text:p>458.11768786031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81]&gt;=[.C481];[.E481];[.F481])" office:value-type="float" office:value="0.000015426623266146" calcext:value-type="float">
            <text:p>1.5426623266146E-05</text:p>
          </table:table-cell>
          <table:table-cell table:formula="of:=[.C481]+[.H481]*([.B481]-[.C481])" office:value-type="float" office:value="458.11370597599" calcext:value-type="float">
            <text:p>458.11370597599</text:p>
          </table:table-cell>
        </table:table-row>
        <table:table-row table:style-name="ro1">
          <table:table-cell/>
          <table:table-cell table:formula="of:=[.B481]" office:value-type="float" office:value="200" calcext:value-type="float">
            <text:p>200</text:p>
          </table:table-cell>
          <table:table-cell table:formula="of:=[.I481]" office:value-type="float" office:value="458.11370597599" calcext:value-type="float">
            <text:p>458.113705975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82]&gt;=[.C482];[.E482];[.F482])" office:value-type="float" office:value="0.000015426623266146" calcext:value-type="float">
            <text:p>1.5426623266146E-05</text:p>
          </table:table-cell>
          <table:table-cell table:formula="of:=[.C482]+[.H482]*([.B482]-[.C482])" office:value-type="float" office:value="458.109724153088" calcext:value-type="float">
            <text:p>458.109724153088</text:p>
          </table:table-cell>
        </table:table-row>
        <table:table-row table:style-name="ro1">
          <table:table-cell/>
          <table:table-cell table:formula="of:=[.B482]" office:value-type="float" office:value="200" calcext:value-type="float">
            <text:p>200</text:p>
          </table:table-cell>
          <table:table-cell table:formula="of:=[.I482]" office:value-type="float" office:value="458.109724153088" calcext:value-type="float">
            <text:p>458.10972415308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83]&gt;=[.C483];[.E483];[.F483])" office:value-type="float" office:value="0.000015426623266146" calcext:value-type="float">
            <text:p>1.5426623266146E-05</text:p>
          </table:table-cell>
          <table:table-cell table:formula="of:=[.C483]+[.H483]*([.B483]-[.C483])" office:value-type="float" office:value="458.105742391612" calcext:value-type="float">
            <text:p>458.105742391612</text:p>
          </table:table-cell>
        </table:table-row>
        <table:table-row table:style-name="ro1">
          <table:table-cell/>
          <table:table-cell table:formula="of:=[.B483]" office:value-type="float" office:value="200" calcext:value-type="float">
            <text:p>200</text:p>
          </table:table-cell>
          <table:table-cell table:formula="of:=[.I483]" office:value-type="float" office:value="458.105742391612" calcext:value-type="float">
            <text:p>458.10574239161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84]&gt;=[.C484];[.E484];[.F484])" office:value-type="float" office:value="0.000015426623266146" calcext:value-type="float">
            <text:p>1.5426623266146E-05</text:p>
          </table:table-cell>
          <table:table-cell table:formula="of:=[.C484]+[.H484]*([.B484]-[.C484])" office:value-type="float" office:value="458.101760691561" calcext:value-type="float">
            <text:p>458.101760691561</text:p>
          </table:table-cell>
        </table:table-row>
        <table:table-row table:style-name="ro1">
          <table:table-cell/>
          <table:table-cell table:formula="of:=[.B484]" office:value-type="float" office:value="200" calcext:value-type="float">
            <text:p>200</text:p>
          </table:table-cell>
          <table:table-cell table:formula="of:=[.I484]" office:value-type="float" office:value="458.101760691561" calcext:value-type="float">
            <text:p>458.10176069156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85]&gt;=[.C485];[.E485];[.F485])" office:value-type="float" office:value="0.000015426623266146" calcext:value-type="float">
            <text:p>1.5426623266146E-05</text:p>
          </table:table-cell>
          <table:table-cell table:formula="of:=[.C485]+[.H485]*([.B485]-[.C485])" office:value-type="float" office:value="458.097779052935" calcext:value-type="float">
            <text:p>458.097779052935</text:p>
          </table:table-cell>
        </table:table-row>
        <table:table-row table:style-name="ro1">
          <table:table-cell/>
          <table:table-cell table:formula="of:=[.B485]" office:value-type="float" office:value="200" calcext:value-type="float">
            <text:p>200</text:p>
          </table:table-cell>
          <table:table-cell table:formula="of:=[.I485]" office:value-type="float" office:value="458.097779052935" calcext:value-type="float">
            <text:p>458.09777905293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86]&gt;=[.C486];[.E486];[.F486])" office:value-type="float" office:value="0.000015426623266146" calcext:value-type="float">
            <text:p>1.5426623266146E-05</text:p>
          </table:table-cell>
          <table:table-cell table:formula="of:=[.C486]+[.H486]*([.B486]-[.C486])" office:value-type="float" office:value="458.093797475731" calcext:value-type="float">
            <text:p>458.093797475731</text:p>
          </table:table-cell>
        </table:table-row>
        <table:table-row table:style-name="ro1">
          <table:table-cell/>
          <table:table-cell table:formula="of:=[.B486]" office:value-type="float" office:value="200" calcext:value-type="float">
            <text:p>200</text:p>
          </table:table-cell>
          <table:table-cell table:formula="of:=[.I486]" office:value-type="float" office:value="458.093797475731" calcext:value-type="float">
            <text:p>458.09379747573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87]&gt;=[.C487];[.E487];[.F487])" office:value-type="float" office:value="0.000015426623266146" calcext:value-type="float">
            <text:p>1.5426623266146E-05</text:p>
          </table:table-cell>
          <table:table-cell table:formula="of:=[.C487]+[.H487]*([.B487]-[.C487])" office:value-type="float" office:value="458.08981595995" calcext:value-type="float">
            <text:p>458.08981595995</text:p>
          </table:table-cell>
        </table:table-row>
        <table:table-row table:style-name="ro1">
          <table:table-cell/>
          <table:table-cell table:formula="of:=[.B487]" office:value-type="float" office:value="200" calcext:value-type="float">
            <text:p>200</text:p>
          </table:table-cell>
          <table:table-cell table:formula="of:=[.I487]" office:value-type="float" office:value="458.08981595995" calcext:value-type="float">
            <text:p>458.0898159599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88]&gt;=[.C488];[.E488];[.F488])" office:value-type="float" office:value="0.000015426623266146" calcext:value-type="float">
            <text:p>1.5426623266146E-05</text:p>
          </table:table-cell>
          <table:table-cell table:formula="of:=[.C488]+[.H488]*([.B488]-[.C488])" office:value-type="float" office:value="458.085834505591" calcext:value-type="float">
            <text:p>458.085834505591</text:p>
          </table:table-cell>
        </table:table-row>
        <table:table-row table:style-name="ro1">
          <table:table-cell/>
          <table:table-cell table:formula="of:=[.B488]" office:value-type="float" office:value="200" calcext:value-type="float">
            <text:p>200</text:p>
          </table:table-cell>
          <table:table-cell table:formula="of:=[.I488]" office:value-type="float" office:value="458.085834505591" calcext:value-type="float">
            <text:p>458.08583450559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89]&gt;=[.C489];[.E489];[.F489])" office:value-type="float" office:value="0.000015426623266146" calcext:value-type="float">
            <text:p>1.5426623266146E-05</text:p>
          </table:table-cell>
          <table:table-cell table:formula="of:=[.C489]+[.H489]*([.B489]-[.C489])" office:value-type="float" office:value="458.081853112652" calcext:value-type="float">
            <text:p>458.081853112652</text:p>
          </table:table-cell>
        </table:table-row>
        <table:table-row table:style-name="ro1">
          <table:table-cell/>
          <table:table-cell table:formula="of:=[.B489]" office:value-type="float" office:value="200" calcext:value-type="float">
            <text:p>200</text:p>
          </table:table-cell>
          <table:table-cell table:formula="of:=[.I489]" office:value-type="float" office:value="458.081853112652" calcext:value-type="float">
            <text:p>458.08185311265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90]&gt;=[.C490];[.E490];[.F490])" office:value-type="float" office:value="0.000015426623266146" calcext:value-type="float">
            <text:p>1.5426623266146E-05</text:p>
          </table:table-cell>
          <table:table-cell table:formula="of:=[.C490]+[.H490]*([.B490]-[.C490])" office:value-type="float" office:value="458.077871781132" calcext:value-type="float">
            <text:p>458.077871781132</text:p>
          </table:table-cell>
        </table:table-row>
        <table:table-row table:style-name="ro1">
          <table:table-cell/>
          <table:table-cell table:formula="of:=[.B490]" office:value-type="float" office:value="200" calcext:value-type="float">
            <text:p>200</text:p>
          </table:table-cell>
          <table:table-cell table:formula="of:=[.I490]" office:value-type="float" office:value="458.077871781132" calcext:value-type="float">
            <text:p>458.07787178113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91]&gt;=[.C491];[.E491];[.F491])" office:value-type="float" office:value="0.000015426623266146" calcext:value-type="float">
            <text:p>1.5426623266146E-05</text:p>
          </table:table-cell>
          <table:table-cell table:formula="of:=[.C491]+[.H491]*([.B491]-[.C491])" office:value-type="float" office:value="458.07389051103" calcext:value-type="float">
            <text:p>458.07389051103</text:p>
          </table:table-cell>
        </table:table-row>
        <table:table-row table:style-name="ro1">
          <table:table-cell/>
          <table:table-cell table:formula="of:=[.B491]" office:value-type="float" office:value="200" calcext:value-type="float">
            <text:p>200</text:p>
          </table:table-cell>
          <table:table-cell table:formula="of:=[.I491]" office:value-type="float" office:value="458.07389051103" calcext:value-type="float">
            <text:p>458.0738905110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92]&gt;=[.C492];[.E492];[.F492])" office:value-type="float" office:value="0.000015426623266146" calcext:value-type="float">
            <text:p>1.5426623266146E-05</text:p>
          </table:table-cell>
          <table:table-cell table:formula="of:=[.C492]+[.H492]*([.B492]-[.C492])" office:value-type="float" office:value="458.069909302347" calcext:value-type="float">
            <text:p>458.069909302347</text:p>
          </table:table-cell>
        </table:table-row>
        <table:table-row table:style-name="ro1">
          <table:table-cell/>
          <table:table-cell table:formula="of:=[.B492]" office:value-type="float" office:value="200" calcext:value-type="float">
            <text:p>200</text:p>
          </table:table-cell>
          <table:table-cell table:formula="of:=[.I492]" office:value-type="float" office:value="458.069909302347" calcext:value-type="float">
            <text:p>458.06990930234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93]&gt;=[.C493];[.E493];[.F493])" office:value-type="float" office:value="0.000015426623266146" calcext:value-type="float">
            <text:p>1.5426623266146E-05</text:p>
          </table:table-cell>
          <table:table-cell table:formula="of:=[.C493]+[.H493]*([.B493]-[.C493])" office:value-type="float" office:value="458.06592815508" calcext:value-type="float">
            <text:p>458.06592815508</text:p>
          </table:table-cell>
        </table:table-row>
        <table:table-row table:style-name="ro1">
          <table:table-cell/>
          <table:table-cell table:formula="of:=[.B493]" office:value-type="float" office:value="200" calcext:value-type="float">
            <text:p>200</text:p>
          </table:table-cell>
          <table:table-cell table:formula="of:=[.I493]" office:value-type="float" office:value="458.06592815508" calcext:value-type="float">
            <text:p>458.0659281550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94]&gt;=[.C494];[.E494];[.F494])" office:value-type="float" office:value="0.000015426623266146" calcext:value-type="float">
            <text:p>1.5426623266146E-05</text:p>
          </table:table-cell>
          <table:table-cell table:formula="of:=[.C494]+[.H494]*([.B494]-[.C494])" office:value-type="float" office:value="458.061947069228" calcext:value-type="float">
            <text:p>458.061947069228</text:p>
          </table:table-cell>
        </table:table-row>
        <table:table-row table:style-name="ro1">
          <table:table-cell/>
          <table:table-cell table:formula="of:=[.B494]" office:value-type="float" office:value="200" calcext:value-type="float">
            <text:p>200</text:p>
          </table:table-cell>
          <table:table-cell table:formula="of:=[.I494]" office:value-type="float" office:value="458.061947069228" calcext:value-type="float">
            <text:p>458.06194706922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95]&gt;=[.C495];[.E495];[.F495])" office:value-type="float" office:value="0.000015426623266146" calcext:value-type="float">
            <text:p>1.5426623266146E-05</text:p>
          </table:table-cell>
          <table:table-cell table:formula="of:=[.C495]+[.H495]*([.B495]-[.C495])" office:value-type="float" office:value="458.057966044791" calcext:value-type="float">
            <text:p>458.057966044791</text:p>
          </table:table-cell>
        </table:table-row>
        <table:table-row table:style-name="ro1">
          <table:table-cell/>
          <table:table-cell table:formula="of:=[.B495]" office:value-type="float" office:value="200" calcext:value-type="float">
            <text:p>200</text:p>
          </table:table-cell>
          <table:table-cell table:formula="of:=[.I495]" office:value-type="float" office:value="458.057966044791" calcext:value-type="float">
            <text:p>458.05796604479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96]&gt;=[.C496];[.E496];[.F496])" office:value-type="float" office:value="0.000015426623266146" calcext:value-type="float">
            <text:p>1.5426623266146E-05</text:p>
          </table:table-cell>
          <table:table-cell table:formula="of:=[.C496]+[.H496]*([.B496]-[.C496])" office:value-type="float" office:value="458.053985081768" calcext:value-type="float">
            <text:p>458.053985081768</text:p>
          </table:table-cell>
        </table:table-row>
        <table:table-row table:style-name="ro1">
          <table:table-cell/>
          <table:table-cell table:formula="of:=[.B496]" office:value-type="float" office:value="200" calcext:value-type="float">
            <text:p>200</text:p>
          </table:table-cell>
          <table:table-cell table:formula="of:=[.I496]" office:value-type="float" office:value="458.053985081768" calcext:value-type="float">
            <text:p>458.05398508176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97]&gt;=[.C497];[.E497];[.F497])" office:value-type="float" office:value="0.000015426623266146" calcext:value-type="float">
            <text:p>1.5426623266146E-05</text:p>
          </table:table-cell>
          <table:table-cell table:formula="of:=[.C497]+[.H497]*([.B497]-[.C497])" office:value-type="float" office:value="458.050004180158" calcext:value-type="float">
            <text:p>458.050004180158</text:p>
          </table:table-cell>
        </table:table-row>
        <table:table-row table:style-name="ro1">
          <table:table-cell/>
          <table:table-cell table:formula="of:=[.B497]" office:value-type="float" office:value="200" calcext:value-type="float">
            <text:p>200</text:p>
          </table:table-cell>
          <table:table-cell table:formula="of:=[.I497]" office:value-type="float" office:value="458.050004180158" calcext:value-type="float">
            <text:p>458.05000418015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98]&gt;=[.C498];[.E498];[.F498])" office:value-type="float" office:value="0.000015426623266146" calcext:value-type="float">
            <text:p>1.5426623266146E-05</text:p>
          </table:table-cell>
          <table:table-cell table:formula="of:=[.C498]+[.H498]*([.B498]-[.C498])" office:value-type="float" office:value="458.04602333996" calcext:value-type="float">
            <text:p>458.04602333996</text:p>
          </table:table-cell>
        </table:table-row>
        <table:table-row table:style-name="ro1">
          <table:table-cell/>
          <table:table-cell table:formula="of:=[.B498]" office:value-type="float" office:value="200" calcext:value-type="float">
            <text:p>200</text:p>
          </table:table-cell>
          <table:table-cell table:formula="of:=[.I498]" office:value-type="float" office:value="458.04602333996" calcext:value-type="float">
            <text:p>458.0460233399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499]&gt;=[.C499];[.E499];[.F499])" office:value-type="float" office:value="0.000015426623266146" calcext:value-type="float">
            <text:p>1.5426623266146E-05</text:p>
          </table:table-cell>
          <table:table-cell table:formula="of:=[.C499]+[.H499]*([.B499]-[.C499])" office:value-type="float" office:value="458.042042561172" calcext:value-type="float">
            <text:p>458.042042561172</text:p>
          </table:table-cell>
        </table:table-row>
        <table:table-row table:style-name="ro1">
          <table:table-cell/>
          <table:table-cell table:formula="of:=[.B499]" office:value-type="float" office:value="200" calcext:value-type="float">
            <text:p>200</text:p>
          </table:table-cell>
          <table:table-cell table:formula="of:=[.I499]" office:value-type="float" office:value="458.042042561172" calcext:value-type="float">
            <text:p>458.04204256117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00]&gt;=[.C500];[.E500];[.F500])" office:value-type="float" office:value="0.000015426623266146" calcext:value-type="float">
            <text:p>1.5426623266146E-05</text:p>
          </table:table-cell>
          <table:table-cell table:formula="of:=[.C500]+[.H500]*([.B500]-[.C500])" office:value-type="float" office:value="458.038061843795" calcext:value-type="float">
            <text:p>458.038061843795</text:p>
          </table:table-cell>
        </table:table-row>
        <table:table-row table:style-name="ro1">
          <table:table-cell/>
          <table:table-cell table:formula="of:=[.B500]" office:value-type="float" office:value="200" calcext:value-type="float">
            <text:p>200</text:p>
          </table:table-cell>
          <table:table-cell table:formula="of:=[.I500]" office:value-type="float" office:value="458.038061843795" calcext:value-type="float">
            <text:p>458.03806184379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01]&gt;=[.C501];[.E501];[.F501])" office:value-type="float" office:value="0.000015426623266146" calcext:value-type="float">
            <text:p>1.5426623266146E-05</text:p>
          </table:table-cell>
          <table:table-cell table:formula="of:=[.C501]+[.H501]*([.B501]-[.C501])" office:value-type="float" office:value="458.034081187827" calcext:value-type="float">
            <text:p>458.034081187827</text:p>
          </table:table-cell>
        </table:table-row>
        <table:table-row table:style-name="ro1">
          <table:table-cell/>
          <table:table-cell table:formula="of:=[.B501]" office:value-type="float" office:value="200" calcext:value-type="float">
            <text:p>200</text:p>
          </table:table-cell>
          <table:table-cell table:formula="of:=[.I501]" office:value-type="float" office:value="458.034081187827" calcext:value-type="float">
            <text:p>458.03408118782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02]&gt;=[.C502];[.E502];[.F502])" office:value-type="float" office:value="0.000015426623266146" calcext:value-type="float">
            <text:p>1.5426623266146E-05</text:p>
          </table:table-cell>
          <table:table-cell table:formula="of:=[.C502]+[.H502]*([.B502]-[.C502])" office:value-type="float" office:value="458.030100593266" calcext:value-type="float">
            <text:p>458.030100593266</text:p>
          </table:table-cell>
        </table:table-row>
        <table:table-row table:style-name="ro1">
          <table:table-cell/>
          <table:table-cell table:formula="of:=[.B502]" office:value-type="float" office:value="200" calcext:value-type="float">
            <text:p>200</text:p>
          </table:table-cell>
          <table:table-cell table:formula="of:=[.I502]" office:value-type="float" office:value="458.030100593266" calcext:value-type="float">
            <text:p>458.03010059326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03]&gt;=[.C503];[.E503];[.F503])" office:value-type="float" office:value="0.000015426623266146" calcext:value-type="float">
            <text:p>1.5426623266146E-05</text:p>
          </table:table-cell>
          <table:table-cell table:formula="of:=[.C503]+[.H503]*([.B503]-[.C503])" office:value-type="float" office:value="458.026120060113" calcext:value-type="float">
            <text:p>458.026120060113</text:p>
          </table:table-cell>
        </table:table-row>
        <table:table-row table:style-name="ro1">
          <table:table-cell/>
          <table:table-cell table:formula="of:=[.B503]" office:value-type="float" office:value="200" calcext:value-type="float">
            <text:p>200</text:p>
          </table:table-cell>
          <table:table-cell table:formula="of:=[.I503]" office:value-type="float" office:value="458.026120060113" calcext:value-type="float">
            <text:p>458.0261200601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04]&gt;=[.C504];[.E504];[.F504])" office:value-type="float" office:value="0.000015426623266146" calcext:value-type="float">
            <text:p>1.5426623266146E-05</text:p>
          </table:table-cell>
          <table:table-cell table:formula="of:=[.C504]+[.H504]*([.B504]-[.C504])" office:value-type="float" office:value="458.022139588366" calcext:value-type="float">
            <text:p>458.022139588366</text:p>
          </table:table-cell>
        </table:table-row>
        <table:table-row table:style-name="ro1">
          <table:table-cell/>
          <table:table-cell table:formula="of:=[.B504]" office:value-type="float" office:value="200" calcext:value-type="float">
            <text:p>200</text:p>
          </table:table-cell>
          <table:table-cell table:formula="of:=[.I504]" office:value-type="float" office:value="458.022139588366" calcext:value-type="float">
            <text:p>458.02213958836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05]&gt;=[.C505];[.E505];[.F505])" office:value-type="float" office:value="0.000015426623266146" calcext:value-type="float">
            <text:p>1.5426623266146E-05</text:p>
          </table:table-cell>
          <table:table-cell table:formula="of:=[.C505]+[.H505]*([.B505]-[.C505])" office:value-type="float" office:value="458.018159178024" calcext:value-type="float">
            <text:p>458.018159178024</text:p>
          </table:table-cell>
        </table:table-row>
        <table:table-row table:style-name="ro1">
          <table:table-cell/>
          <table:table-cell table:formula="of:=[.B505]" office:value-type="float" office:value="200" calcext:value-type="float">
            <text:p>200</text:p>
          </table:table-cell>
          <table:table-cell table:formula="of:=[.I505]" office:value-type="float" office:value="458.018159178024" calcext:value-type="float">
            <text:p>458.01815917802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06]&gt;=[.C506];[.E506];[.F506])" office:value-type="float" office:value="0.000015426623266146" calcext:value-type="float">
            <text:p>1.5426623266146E-05</text:p>
          </table:table-cell>
          <table:table-cell table:formula="of:=[.C506]+[.H506]*([.B506]-[.C506])" office:value-type="float" office:value="458.014178829087" calcext:value-type="float">
            <text:p>458.014178829087</text:p>
          </table:table-cell>
        </table:table-row>
        <table:table-row table:style-name="ro1">
          <table:table-cell/>
          <table:table-cell table:formula="of:=[.B506]" office:value-type="float" office:value="200" calcext:value-type="float">
            <text:p>200</text:p>
          </table:table-cell>
          <table:table-cell table:formula="of:=[.I506]" office:value-type="float" office:value="458.014178829087" calcext:value-type="float">
            <text:p>458.01417882908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07]&gt;=[.C507];[.E507];[.F507])" office:value-type="float" office:value="0.000015426623266146" calcext:value-type="float">
            <text:p>1.5426623266146E-05</text:p>
          </table:table-cell>
          <table:table-cell table:formula="of:=[.C507]+[.H507]*([.B507]-[.C507])" office:value-type="float" office:value="458.010198541553" calcext:value-type="float">
            <text:p>458.010198541553</text:p>
          </table:table-cell>
        </table:table-row>
        <table:table-row table:style-name="ro1">
          <table:table-cell/>
          <table:table-cell table:formula="of:=[.B507]" office:value-type="float" office:value="200" calcext:value-type="float">
            <text:p>200</text:p>
          </table:table-cell>
          <table:table-cell table:formula="of:=[.I507]" office:value-type="float" office:value="458.010198541553" calcext:value-type="float">
            <text:p>458.01019854155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08]&gt;=[.C508];[.E508];[.F508])" office:value-type="float" office:value="0.000015426623266146" calcext:value-type="float">
            <text:p>1.5426623266146E-05</text:p>
          </table:table-cell>
          <table:table-cell table:formula="of:=[.C508]+[.H508]*([.B508]-[.C508])" office:value-type="float" office:value="458.006218315421" calcext:value-type="float">
            <text:p>458.006218315421</text:p>
          </table:table-cell>
        </table:table-row>
        <table:table-row table:style-name="ro1">
          <table:table-cell/>
          <table:table-cell table:formula="of:=[.B508]" office:value-type="float" office:value="200" calcext:value-type="float">
            <text:p>200</text:p>
          </table:table-cell>
          <table:table-cell table:formula="of:=[.I508]" office:value-type="float" office:value="458.006218315421" calcext:value-type="float">
            <text:p>458.00621831542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09]&gt;=[.C509];[.E509];[.F509])" office:value-type="float" office:value="0.000015426623266146" calcext:value-type="float">
            <text:p>1.5426623266146E-05</text:p>
          </table:table-cell>
          <table:table-cell table:formula="of:=[.C509]+[.H509]*([.B509]-[.C509])" office:value-type="float" office:value="458.002238150691" calcext:value-type="float">
            <text:p>458.002238150691</text:p>
          </table:table-cell>
        </table:table-row>
        <table:table-row table:style-name="ro1">
          <table:table-cell/>
          <table:table-cell table:formula="of:=[.B509]" office:value-type="float" office:value="200" calcext:value-type="float">
            <text:p>200</text:p>
          </table:table-cell>
          <table:table-cell table:formula="of:=[.I509]" office:value-type="float" office:value="458.002238150691" calcext:value-type="float">
            <text:p>458.00223815069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10]&gt;=[.C510];[.E510];[.F510])" office:value-type="float" office:value="0.000015426623266146" calcext:value-type="float">
            <text:p>1.5426623266146E-05</text:p>
          </table:table-cell>
          <table:table-cell table:formula="of:=[.C510]+[.H510]*([.B510]-[.C510])" office:value-type="float" office:value="457.998258047361" calcext:value-type="float">
            <text:p>457.998258047361</text:p>
          </table:table-cell>
        </table:table-row>
        <table:table-row table:style-name="ro1">
          <table:table-cell/>
          <table:table-cell table:formula="of:=[.B510]" office:value-type="float" office:value="200" calcext:value-type="float">
            <text:p>200</text:p>
          </table:table-cell>
          <table:table-cell table:formula="of:=[.I510]" office:value-type="float" office:value="457.998258047361" calcext:value-type="float">
            <text:p>457.99825804736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11]&gt;=[.C511];[.E511];[.F511])" office:value-type="float" office:value="0.000015426623266146" calcext:value-type="float">
            <text:p>1.5426623266146E-05</text:p>
          </table:table-cell>
          <table:table-cell table:formula="of:=[.C511]+[.H511]*([.B511]-[.C511])" office:value-type="float" office:value="457.994278005431" calcext:value-type="float">
            <text:p>457.994278005431</text:p>
          </table:table-cell>
        </table:table-row>
        <table:table-row table:style-name="ro1">
          <table:table-cell/>
          <table:table-cell table:formula="of:=[.B511]" office:value-type="float" office:value="200" calcext:value-type="float">
            <text:p>200</text:p>
          </table:table-cell>
          <table:table-cell table:formula="of:=[.I511]" office:value-type="float" office:value="457.994278005431" calcext:value-type="float">
            <text:p>457.99427800543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12]&gt;=[.C512];[.E512];[.F512])" office:value-type="float" office:value="0.000015426623266146" calcext:value-type="float">
            <text:p>1.5426623266146E-05</text:p>
          </table:table-cell>
          <table:table-cell table:formula="of:=[.C512]+[.H512]*([.B512]-[.C512])" office:value-type="float" office:value="457.990298024899" calcext:value-type="float">
            <text:p>457.990298024899</text:p>
          </table:table-cell>
        </table:table-row>
        <table:table-row table:style-name="ro1">
          <table:table-cell/>
          <table:table-cell table:formula="of:=[.B512]" office:value-type="float" office:value="200" calcext:value-type="float">
            <text:p>200</text:p>
          </table:table-cell>
          <table:table-cell table:formula="of:=[.I512]" office:value-type="float" office:value="457.990298024899" calcext:value-type="float">
            <text:p>457.9902980248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13]&gt;=[.C513];[.E513];[.F513])" office:value-type="float" office:value="0.000015426623266146" calcext:value-type="float">
            <text:p>1.5426623266146E-05</text:p>
          </table:table-cell>
          <table:table-cell table:formula="of:=[.C513]+[.H513]*([.B513]-[.C513])" office:value-type="float" office:value="457.986318105765" calcext:value-type="float">
            <text:p>457.986318105765</text:p>
          </table:table-cell>
        </table:table-row>
        <table:table-row table:style-name="ro1">
          <table:table-cell/>
          <table:table-cell table:formula="of:=[.B513]" office:value-type="float" office:value="200" calcext:value-type="float">
            <text:p>200</text:p>
          </table:table-cell>
          <table:table-cell table:formula="of:=[.I513]" office:value-type="float" office:value="457.986318105765" calcext:value-type="float">
            <text:p>457.98631810576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14]&gt;=[.C514];[.E514];[.F514])" office:value-type="float" office:value="0.000015426623266146" calcext:value-type="float">
            <text:p>1.5426623266146E-05</text:p>
          </table:table-cell>
          <table:table-cell table:formula="of:=[.C514]+[.H514]*([.B514]-[.C514])" office:value-type="float" office:value="457.982338248028" calcext:value-type="float">
            <text:p>457.982338248028</text:p>
          </table:table-cell>
        </table:table-row>
        <table:table-row table:style-name="ro1">
          <table:table-cell/>
          <table:table-cell table:formula="of:=[.B514]" office:value-type="float" office:value="200" calcext:value-type="float">
            <text:p>200</text:p>
          </table:table-cell>
          <table:table-cell table:formula="of:=[.I514]" office:value-type="float" office:value="457.982338248028" calcext:value-type="float">
            <text:p>457.98233824802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15]&gt;=[.C515];[.E515];[.F515])" office:value-type="float" office:value="0.000015426623266146" calcext:value-type="float">
            <text:p>1.5426623266146E-05</text:p>
          </table:table-cell>
          <table:table-cell table:formula="of:=[.C515]+[.H515]*([.B515]-[.C515])" office:value-type="float" office:value="457.978358451686" calcext:value-type="float">
            <text:p>457.978358451686</text:p>
          </table:table-cell>
        </table:table-row>
        <table:table-row table:style-name="ro1">
          <table:table-cell/>
          <table:table-cell table:formula="of:=[.B515]" office:value-type="float" office:value="200" calcext:value-type="float">
            <text:p>200</text:p>
          </table:table-cell>
          <table:table-cell table:formula="of:=[.I515]" office:value-type="float" office:value="457.978358451686" calcext:value-type="float">
            <text:p>457.97835845168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16]&gt;=[.C516];[.E516];[.F516])" office:value-type="float" office:value="0.000015426623266146" calcext:value-type="float">
            <text:p>1.5426623266146E-05</text:p>
          </table:table-cell>
          <table:table-cell table:formula="of:=[.C516]+[.H516]*([.B516]-[.C516])" office:value-type="float" office:value="457.97437871674" calcext:value-type="float">
            <text:p>457.97437871674</text:p>
          </table:table-cell>
        </table:table-row>
        <table:table-row table:style-name="ro1">
          <table:table-cell/>
          <table:table-cell table:formula="of:=[.B516]" office:value-type="float" office:value="200" calcext:value-type="float">
            <text:p>200</text:p>
          </table:table-cell>
          <table:table-cell table:formula="of:=[.I516]" office:value-type="float" office:value="457.97437871674" calcext:value-type="float">
            <text:p>457.9743787167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17]&gt;=[.C517];[.E517];[.F517])" office:value-type="float" office:value="0.000015426623266146" calcext:value-type="float">
            <text:p>1.5426623266146E-05</text:p>
          </table:table-cell>
          <table:table-cell table:formula="of:=[.C517]+[.H517]*([.B517]-[.C517])" office:value-type="float" office:value="457.970399043187" calcext:value-type="float">
            <text:p>457.970399043187</text:p>
          </table:table-cell>
        </table:table-row>
        <table:table-row table:style-name="ro1">
          <table:table-cell/>
          <table:table-cell table:formula="of:=[.B517]" office:value-type="float" office:value="200" calcext:value-type="float">
            <text:p>200</text:p>
          </table:table-cell>
          <table:table-cell table:formula="of:=[.I517]" office:value-type="float" office:value="457.970399043187" calcext:value-type="float">
            <text:p>457.97039904318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18]&gt;=[.C518];[.E518];[.F518])" office:value-type="float" office:value="0.000015426623266146" calcext:value-type="float">
            <text:p>1.5426623266146E-05</text:p>
          </table:table-cell>
          <table:table-cell table:formula="of:=[.C518]+[.H518]*([.B518]-[.C518])" office:value-type="float" office:value="457.966419431027" calcext:value-type="float">
            <text:p>457.966419431027</text:p>
          </table:table-cell>
        </table:table-row>
        <table:table-row table:style-name="ro1">
          <table:table-cell/>
          <table:table-cell table:formula="of:=[.B518]" office:value-type="float" office:value="200" calcext:value-type="float">
            <text:p>200</text:p>
          </table:table-cell>
          <table:table-cell table:formula="of:=[.I518]" office:value-type="float" office:value="457.966419431027" calcext:value-type="float">
            <text:p>457.96641943102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19]&gt;=[.C519];[.E519];[.F519])" office:value-type="float" office:value="0.000015426623266146" calcext:value-type="float">
            <text:p>1.5426623266146E-05</text:p>
          </table:table-cell>
          <table:table-cell table:formula="of:=[.C519]+[.H519]*([.B519]-[.C519])" office:value-type="float" office:value="457.962439880259" calcext:value-type="float">
            <text:p>457.962439880259</text:p>
          </table:table-cell>
        </table:table-row>
        <table:table-row table:style-name="ro1">
          <table:table-cell/>
          <table:table-cell table:formula="of:=[.B519]" office:value-type="float" office:value="200" calcext:value-type="float">
            <text:p>200</text:p>
          </table:table-cell>
          <table:table-cell table:formula="of:=[.I519]" office:value-type="float" office:value="457.962439880259" calcext:value-type="float">
            <text:p>457.96243988025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20]&gt;=[.C520];[.E520];[.F520])" office:value-type="float" office:value="0.000015426623266146" calcext:value-type="float">
            <text:p>1.5426623266146E-05</text:p>
          </table:table-cell>
          <table:table-cell table:formula="of:=[.C520]+[.H520]*([.B520]-[.C520])" office:value-type="float" office:value="457.958460390882" calcext:value-type="float">
            <text:p>457.958460390882</text:p>
          </table:table-cell>
        </table:table-row>
        <table:table-row table:style-name="ro1">
          <table:table-cell/>
          <table:table-cell table:formula="of:=[.B520]" office:value-type="float" office:value="200" calcext:value-type="float">
            <text:p>200</text:p>
          </table:table-cell>
          <table:table-cell table:formula="of:=[.I520]" office:value-type="float" office:value="457.958460390882" calcext:value-type="float">
            <text:p>457.95846039088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21]&gt;=[.C521];[.E521];[.F521])" office:value-type="float" office:value="0.000015426623266146" calcext:value-type="float">
            <text:p>1.5426623266146E-05</text:p>
          </table:table-cell>
          <table:table-cell table:formula="of:=[.C521]+[.H521]*([.B521]-[.C521])" office:value-type="float" office:value="457.954480962896" calcext:value-type="float">
            <text:p>457.954480962896</text:p>
          </table:table-cell>
        </table:table-row>
        <table:table-row table:style-name="ro1">
          <table:table-cell/>
          <table:table-cell table:formula="of:=[.B521]" office:value-type="float" office:value="200" calcext:value-type="float">
            <text:p>200</text:p>
          </table:table-cell>
          <table:table-cell table:formula="of:=[.I521]" office:value-type="float" office:value="457.954480962896" calcext:value-type="float">
            <text:p>457.95448096289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22]&gt;=[.C522];[.E522];[.F522])" office:value-type="float" office:value="0.000015426623266146" calcext:value-type="float">
            <text:p>1.5426623266146E-05</text:p>
          </table:table-cell>
          <table:table-cell table:formula="of:=[.C522]+[.H522]*([.B522]-[.C522])" office:value-type="float" office:value="457.950501596298" calcext:value-type="float">
            <text:p>457.950501596298</text:p>
          </table:table-cell>
        </table:table-row>
        <table:table-row table:style-name="ro1">
          <table:table-cell/>
          <table:table-cell table:formula="of:=[.B522]" office:value-type="float" office:value="200" calcext:value-type="float">
            <text:p>200</text:p>
          </table:table-cell>
          <table:table-cell table:formula="of:=[.I522]" office:value-type="float" office:value="457.950501596298" calcext:value-type="float">
            <text:p>457.95050159629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23]&gt;=[.C523];[.E523];[.F523])" office:value-type="float" office:value="0.000015426623266146" calcext:value-type="float">
            <text:p>1.5426623266146E-05</text:p>
          </table:table-cell>
          <table:table-cell table:formula="of:=[.C523]+[.H523]*([.B523]-[.C523])" office:value-type="float" office:value="457.946522291089" calcext:value-type="float">
            <text:p>457.946522291089</text:p>
          </table:table-cell>
        </table:table-row>
        <table:table-row table:style-name="ro1">
          <table:table-cell/>
          <table:table-cell table:formula="of:=[.B523]" office:value-type="float" office:value="200" calcext:value-type="float">
            <text:p>200</text:p>
          </table:table-cell>
          <table:table-cell table:formula="of:=[.I523]" office:value-type="float" office:value="457.946522291089" calcext:value-type="float">
            <text:p>457.94652229108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24]&gt;=[.C524];[.E524];[.F524])" office:value-type="float" office:value="0.000015426623266146" calcext:value-type="float">
            <text:p>1.5426623266146E-05</text:p>
          </table:table-cell>
          <table:table-cell table:formula="of:=[.C524]+[.H524]*([.B524]-[.C524])" office:value-type="float" office:value="457.942543047266" calcext:value-type="float">
            <text:p>457.942543047266</text:p>
          </table:table-cell>
        </table:table-row>
        <table:table-row table:style-name="ro1">
          <table:table-cell/>
          <table:table-cell table:formula="of:=[.B524]" office:value-type="float" office:value="200" calcext:value-type="float">
            <text:p>200</text:p>
          </table:table-cell>
          <table:table-cell table:formula="of:=[.I524]" office:value-type="float" office:value="457.942543047266" calcext:value-type="float">
            <text:p>457.94254304726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25]&gt;=[.C525];[.E525];[.F525])" office:value-type="float" office:value="0.000015426623266146" calcext:value-type="float">
            <text:p>1.5426623266146E-05</text:p>
          </table:table-cell>
          <table:table-cell table:formula="of:=[.C525]+[.H525]*([.B525]-[.C525])" office:value-type="float" office:value="457.938563864831" calcext:value-type="float">
            <text:p>457.938563864831</text:p>
          </table:table-cell>
        </table:table-row>
        <table:table-row table:style-name="ro1">
          <table:table-cell/>
          <table:table-cell table:formula="of:=[.B525]" office:value-type="float" office:value="200" calcext:value-type="float">
            <text:p>200</text:p>
          </table:table-cell>
          <table:table-cell table:formula="of:=[.I525]" office:value-type="float" office:value="457.938563864831" calcext:value-type="float">
            <text:p>457.93856386483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26]&gt;=[.C526];[.E526];[.F526])" office:value-type="float" office:value="0.000015426623266146" calcext:value-type="float">
            <text:p>1.5426623266146E-05</text:p>
          </table:table-cell>
          <table:table-cell table:formula="of:=[.C526]+[.H526]*([.B526]-[.C526])" office:value-type="float" office:value="457.93458474378" calcext:value-type="float">
            <text:p>457.93458474378</text:p>
          </table:table-cell>
        </table:table-row>
        <table:table-row table:style-name="ro1">
          <table:table-cell/>
          <table:table-cell table:formula="of:=[.B526]" office:value-type="float" office:value="200" calcext:value-type="float">
            <text:p>200</text:p>
          </table:table-cell>
          <table:table-cell table:formula="of:=[.I526]" office:value-type="float" office:value="457.93458474378" calcext:value-type="float">
            <text:p>457.9345847437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27]&gt;=[.C527];[.E527];[.F527])" office:value-type="float" office:value="0.000015426623266146" calcext:value-type="float">
            <text:p>1.5426623266146E-05</text:p>
          </table:table-cell>
          <table:table-cell table:formula="of:=[.C527]+[.H527]*([.B527]-[.C527])" office:value-type="float" office:value="457.930605684114" calcext:value-type="float">
            <text:p>457.930605684114</text:p>
          </table:table-cell>
        </table:table-row>
        <table:table-row table:style-name="ro1">
          <table:table-cell/>
          <table:table-cell table:formula="of:=[.B527]" office:value-type="float" office:value="200" calcext:value-type="float">
            <text:p>200</text:p>
          </table:table-cell>
          <table:table-cell table:formula="of:=[.I527]" office:value-type="float" office:value="457.930605684114" calcext:value-type="float">
            <text:p>457.93060568411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28]&gt;=[.C528];[.E528];[.F528])" office:value-type="float" office:value="0.000015426623266146" calcext:value-type="float">
            <text:p>1.5426623266146E-05</text:p>
          </table:table-cell>
          <table:table-cell table:formula="of:=[.C528]+[.H528]*([.B528]-[.C528])" office:value-type="float" office:value="457.926626685831" calcext:value-type="float">
            <text:p>457.926626685831</text:p>
          </table:table-cell>
        </table:table-row>
        <table:table-row table:style-name="ro1">
          <table:table-cell/>
          <table:table-cell table:formula="of:=[.B528]" office:value-type="float" office:value="200" calcext:value-type="float">
            <text:p>200</text:p>
          </table:table-cell>
          <table:table-cell table:formula="of:=[.I528]" office:value-type="float" office:value="457.926626685831" calcext:value-type="float">
            <text:p>457.92662668583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29]&gt;=[.C529];[.E529];[.F529])" office:value-type="float" office:value="0.000015426623266146" calcext:value-type="float">
            <text:p>1.5426623266146E-05</text:p>
          </table:table-cell>
          <table:table-cell table:formula="of:=[.C529]+[.H529]*([.B529]-[.C529])" office:value-type="float" office:value="457.922647748931" calcext:value-type="float">
            <text:p>457.922647748931</text:p>
          </table:table-cell>
        </table:table-row>
        <table:table-row table:style-name="ro1">
          <table:table-cell/>
          <table:table-cell table:formula="of:=[.B529]" office:value-type="float" office:value="200" calcext:value-type="float">
            <text:p>200</text:p>
          </table:table-cell>
          <table:table-cell table:formula="of:=[.I529]" office:value-type="float" office:value="457.922647748931" calcext:value-type="float">
            <text:p>457.92264774893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30]&gt;=[.C530];[.E530];[.F530])" office:value-type="float" office:value="0.000015426623266146" calcext:value-type="float">
            <text:p>1.5426623266146E-05</text:p>
          </table:table-cell>
          <table:table-cell table:formula="of:=[.C530]+[.H530]*([.B530]-[.C530])" office:value-type="float" office:value="457.918668873412" calcext:value-type="float">
            <text:p>457.918668873412</text:p>
          </table:table-cell>
        </table:table-row>
        <table:table-row table:style-name="ro1">
          <table:table-cell/>
          <table:table-cell table:formula="of:=[.B530]" office:value-type="float" office:value="200" calcext:value-type="float">
            <text:p>200</text:p>
          </table:table-cell>
          <table:table-cell table:formula="of:=[.I530]" office:value-type="float" office:value="457.918668873412" calcext:value-type="float">
            <text:p>457.91866887341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31]&gt;=[.C531];[.E531];[.F531])" office:value-type="float" office:value="0.000015426623266146" calcext:value-type="float">
            <text:p>1.5426623266146E-05</text:p>
          </table:table-cell>
          <table:table-cell table:formula="of:=[.C531]+[.H531]*([.B531]-[.C531])" office:value-type="float" office:value="457.914690059274" calcext:value-type="float">
            <text:p>457.914690059274</text:p>
          </table:table-cell>
        </table:table-row>
        <table:table-row table:style-name="ro1">
          <table:table-cell/>
          <table:table-cell table:formula="of:=[.B531]" office:value-type="float" office:value="200" calcext:value-type="float">
            <text:p>200</text:p>
          </table:table-cell>
          <table:table-cell table:formula="of:=[.I531]" office:value-type="float" office:value="457.914690059274" calcext:value-type="float">
            <text:p>457.91469005927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32]&gt;=[.C532];[.E532];[.F532])" office:value-type="float" office:value="0.000015426623266146" calcext:value-type="float">
            <text:p>1.5426623266146E-05</text:p>
          </table:table-cell>
          <table:table-cell table:formula="of:=[.C532]+[.H532]*([.B532]-[.C532])" office:value-type="float" office:value="457.910711306516" calcext:value-type="float">
            <text:p>457.910711306516</text:p>
          </table:table-cell>
        </table:table-row>
        <table:table-row table:style-name="ro1">
          <table:table-cell/>
          <table:table-cell table:formula="of:=[.B532]" office:value-type="float" office:value="200" calcext:value-type="float">
            <text:p>200</text:p>
          </table:table-cell>
          <table:table-cell table:formula="of:=[.I532]" office:value-type="float" office:value="457.910711306516" calcext:value-type="float">
            <text:p>457.91071130651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33]&gt;=[.C533];[.E533];[.F533])" office:value-type="float" office:value="0.000015426623266146" calcext:value-type="float">
            <text:p>1.5426623266146E-05</text:p>
          </table:table-cell>
          <table:table-cell table:formula="of:=[.C533]+[.H533]*([.B533]-[.C533])" office:value-type="float" office:value="457.906732615136" calcext:value-type="float">
            <text:p>457.906732615136</text:p>
          </table:table-cell>
        </table:table-row>
        <table:table-row table:style-name="ro1">
          <table:table-cell/>
          <table:table-cell table:formula="of:=[.B533]" office:value-type="float" office:value="200" calcext:value-type="float">
            <text:p>200</text:p>
          </table:table-cell>
          <table:table-cell table:formula="of:=[.I533]" office:value-type="float" office:value="457.906732615136" calcext:value-type="float">
            <text:p>457.90673261513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34]&gt;=[.C534];[.E534];[.F534])" office:value-type="float" office:value="0.000015426623266146" calcext:value-type="float">
            <text:p>1.5426623266146E-05</text:p>
          </table:table-cell>
          <table:table-cell table:formula="of:=[.C534]+[.H534]*([.B534]-[.C534])" office:value-type="float" office:value="457.902753985134" calcext:value-type="float">
            <text:p>457.902753985134</text:p>
          </table:table-cell>
        </table:table-row>
        <table:table-row table:style-name="ro1">
          <table:table-cell/>
          <table:table-cell table:formula="of:=[.B534]" office:value-type="float" office:value="200" calcext:value-type="float">
            <text:p>200</text:p>
          </table:table-cell>
          <table:table-cell table:formula="of:=[.I534]" office:value-type="float" office:value="457.902753985134" calcext:value-type="float">
            <text:p>457.90275398513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35]&gt;=[.C535];[.E535];[.F535])" office:value-type="float" office:value="0.000015426623266146" calcext:value-type="float">
            <text:p>1.5426623266146E-05</text:p>
          </table:table-cell>
          <table:table-cell table:formula="of:=[.C535]+[.H535]*([.B535]-[.C535])" office:value-type="float" office:value="457.898775416509" calcext:value-type="float">
            <text:p>457.898775416509</text:p>
          </table:table-cell>
        </table:table-row>
        <table:table-row table:style-name="ro1">
          <table:table-cell/>
          <table:table-cell table:formula="of:=[.B535]" office:value-type="float" office:value="200" calcext:value-type="float">
            <text:p>200</text:p>
          </table:table-cell>
          <table:table-cell table:formula="of:=[.I535]" office:value-type="float" office:value="457.898775416509" calcext:value-type="float">
            <text:p>457.89877541650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36]&gt;=[.C536];[.E536];[.F536])" office:value-type="float" office:value="0.000015426623266146" calcext:value-type="float">
            <text:p>1.5426623266146E-05</text:p>
          </table:table-cell>
          <table:table-cell table:formula="of:=[.C536]+[.H536]*([.B536]-[.C536])" office:value-type="float" office:value="457.89479690926" calcext:value-type="float">
            <text:p>457.89479690926</text:p>
          </table:table-cell>
        </table:table-row>
        <table:table-row table:style-name="ro1">
          <table:table-cell/>
          <table:table-cell table:formula="of:=[.B536]" office:value-type="float" office:value="200" calcext:value-type="float">
            <text:p>200</text:p>
          </table:table-cell>
          <table:table-cell table:formula="of:=[.I536]" office:value-type="float" office:value="457.89479690926" calcext:value-type="float">
            <text:p>457.8947969092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37]&gt;=[.C537];[.E537];[.F537])" office:value-type="float" office:value="0.000015426623266146" calcext:value-type="float">
            <text:p>1.5426623266146E-05</text:p>
          </table:table-cell>
          <table:table-cell table:formula="of:=[.C537]+[.H537]*([.B537]-[.C537])" office:value-type="float" office:value="457.890818463386" calcext:value-type="float">
            <text:p>457.890818463386</text:p>
          </table:table-cell>
        </table:table-row>
        <table:table-row table:style-name="ro1">
          <table:table-cell/>
          <table:table-cell table:formula="of:=[.B537]" office:value-type="float" office:value="200" calcext:value-type="float">
            <text:p>200</text:p>
          </table:table-cell>
          <table:table-cell table:formula="of:=[.I537]" office:value-type="float" office:value="457.890818463386" calcext:value-type="float">
            <text:p>457.89081846338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38]&gt;=[.C538];[.E538];[.F538])" office:value-type="float" office:value="0.000015426623266146" calcext:value-type="float">
            <text:p>1.5426623266146E-05</text:p>
          </table:table-cell>
          <table:table-cell table:formula="of:=[.C538]+[.H538]*([.B538]-[.C538])" office:value-type="float" office:value="457.886840078886" calcext:value-type="float">
            <text:p>457.886840078886</text:p>
          </table:table-cell>
        </table:table-row>
        <table:table-row table:style-name="ro1">
          <table:table-cell/>
          <table:table-cell table:formula="of:=[.B538]" office:value-type="float" office:value="200" calcext:value-type="float">
            <text:p>200</text:p>
          </table:table-cell>
          <table:table-cell table:formula="of:=[.I538]" office:value-type="float" office:value="457.886840078886" calcext:value-type="float">
            <text:p>457.88684007888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39]&gt;=[.C539];[.E539];[.F539])" office:value-type="float" office:value="0.000015426623266146" calcext:value-type="float">
            <text:p>1.5426623266146E-05</text:p>
          </table:table-cell>
          <table:table-cell table:formula="of:=[.C539]+[.H539]*([.B539]-[.C539])" office:value-type="float" office:value="457.882861755759" calcext:value-type="float">
            <text:p>457.882861755759</text:p>
          </table:table-cell>
        </table:table-row>
        <table:table-row table:style-name="ro1">
          <table:table-cell/>
          <table:table-cell table:formula="of:=[.B539]" office:value-type="float" office:value="200" calcext:value-type="float">
            <text:p>200</text:p>
          </table:table-cell>
          <table:table-cell table:formula="of:=[.I539]" office:value-type="float" office:value="457.882861755759" calcext:value-type="float">
            <text:p>457.88286175575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40]&gt;=[.C540];[.E540];[.F540])" office:value-type="float" office:value="0.000015426623266146" calcext:value-type="float">
            <text:p>1.5426623266146E-05</text:p>
          </table:table-cell>
          <table:table-cell table:formula="of:=[.C540]+[.H540]*([.B540]-[.C540])" office:value-type="float" office:value="457.878883494003" calcext:value-type="float">
            <text:p>457.878883494003</text:p>
          </table:table-cell>
        </table:table-row>
        <table:table-row table:style-name="ro1">
          <table:table-cell/>
          <table:table-cell table:formula="of:=[.B540]" office:value-type="float" office:value="200" calcext:value-type="float">
            <text:p>200</text:p>
          </table:table-cell>
          <table:table-cell table:formula="of:=[.I540]" office:value-type="float" office:value="457.878883494003" calcext:value-type="float">
            <text:p>457.87888349400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41]&gt;=[.C541];[.E541];[.F541])" office:value-type="float" office:value="0.000015426623266146" calcext:value-type="float">
            <text:p>1.5426623266146E-05</text:p>
          </table:table-cell>
          <table:table-cell table:formula="of:=[.C541]+[.H541]*([.B541]-[.C541])" office:value-type="float" office:value="457.874905293619" calcext:value-type="float">
            <text:p>457.874905293619</text:p>
          </table:table-cell>
        </table:table-row>
        <table:table-row table:style-name="ro1">
          <table:table-cell/>
          <table:table-cell table:formula="of:=[.B541]" office:value-type="float" office:value="200" calcext:value-type="float">
            <text:p>200</text:p>
          </table:table-cell>
          <table:table-cell table:formula="of:=[.I541]" office:value-type="float" office:value="457.874905293619" calcext:value-type="float">
            <text:p>457.87490529361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42]&gt;=[.C542];[.E542];[.F542])" office:value-type="float" office:value="0.000015426623266146" calcext:value-type="float">
            <text:p>1.5426623266146E-05</text:p>
          </table:table-cell>
          <table:table-cell table:formula="of:=[.C542]+[.H542]*([.B542]-[.C542])" office:value-type="float" office:value="457.870927154606" calcext:value-type="float">
            <text:p>457.870927154606</text:p>
          </table:table-cell>
        </table:table-row>
        <table:table-row table:style-name="ro1">
          <table:table-cell/>
          <table:table-cell table:formula="of:=[.B542]" office:value-type="float" office:value="200" calcext:value-type="float">
            <text:p>200</text:p>
          </table:table-cell>
          <table:table-cell table:formula="of:=[.I542]" office:value-type="float" office:value="457.870927154606" calcext:value-type="float">
            <text:p>457.87092715460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43]&gt;=[.C543];[.E543];[.F543])" office:value-type="float" office:value="0.000015426623266146" calcext:value-type="float">
            <text:p>1.5426623266146E-05</text:p>
          </table:table-cell>
          <table:table-cell table:formula="of:=[.C543]+[.H543]*([.B543]-[.C543])" office:value-type="float" office:value="457.866949076961" calcext:value-type="float">
            <text:p>457.866949076961</text:p>
          </table:table-cell>
        </table:table-row>
        <table:table-row table:style-name="ro1">
          <table:table-cell/>
          <table:table-cell table:formula="of:=[.B543]" office:value-type="float" office:value="200" calcext:value-type="float">
            <text:p>200</text:p>
          </table:table-cell>
          <table:table-cell table:formula="of:=[.I543]" office:value-type="float" office:value="457.866949076961" calcext:value-type="float">
            <text:p>457.86694907696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44]&gt;=[.C544];[.E544];[.F544])" office:value-type="float" office:value="0.000015426623266146" calcext:value-type="float">
            <text:p>1.5426623266146E-05</text:p>
          </table:table-cell>
          <table:table-cell table:formula="of:=[.C544]+[.H544]*([.B544]-[.C544])" office:value-type="float" office:value="457.862971060685" calcext:value-type="float">
            <text:p>457.862971060685</text:p>
          </table:table-cell>
        </table:table-row>
        <table:table-row table:style-name="ro1">
          <table:table-cell/>
          <table:table-cell table:formula="of:=[.B544]" office:value-type="float" office:value="200" calcext:value-type="float">
            <text:p>200</text:p>
          </table:table-cell>
          <table:table-cell table:formula="of:=[.I544]" office:value-type="float" office:value="457.862971060685" calcext:value-type="float">
            <text:p>457.86297106068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45]&gt;=[.C545];[.E545];[.F545])" office:value-type="float" office:value="0.000015426623266146" calcext:value-type="float">
            <text:p>1.5426623266146E-05</text:p>
          </table:table-cell>
          <table:table-cell table:formula="of:=[.C545]+[.H545]*([.B545]-[.C545])" office:value-type="float" office:value="457.858993105776" calcext:value-type="float">
            <text:p>457.858993105776</text:p>
          </table:table-cell>
        </table:table-row>
        <table:table-row table:style-name="ro1">
          <table:table-cell/>
          <table:table-cell table:formula="of:=[.B545]" office:value-type="float" office:value="200" calcext:value-type="float">
            <text:p>200</text:p>
          </table:table-cell>
          <table:table-cell table:formula="of:=[.I545]" office:value-type="float" office:value="457.858993105776" calcext:value-type="float">
            <text:p>457.85899310577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46]&gt;=[.C546];[.E546];[.F546])" office:value-type="float" office:value="0.000015426623266146" calcext:value-type="float">
            <text:p>1.5426623266146E-05</text:p>
          </table:table-cell>
          <table:table-cell table:formula="of:=[.C546]+[.H546]*([.B546]-[.C546])" office:value-type="float" office:value="457.855015212234" calcext:value-type="float">
            <text:p>457.855015212234</text:p>
          </table:table-cell>
        </table:table-row>
        <table:table-row table:style-name="ro1">
          <table:table-cell/>
          <table:table-cell table:formula="of:=[.B546]" office:value-type="float" office:value="200" calcext:value-type="float">
            <text:p>200</text:p>
          </table:table-cell>
          <table:table-cell table:formula="of:=[.I546]" office:value-type="float" office:value="457.855015212234" calcext:value-type="float">
            <text:p>457.85501521223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47]&gt;=[.C547];[.E547];[.F547])" office:value-type="float" office:value="0.000015426623266146" calcext:value-type="float">
            <text:p>1.5426623266146E-05</text:p>
          </table:table-cell>
          <table:table-cell table:formula="of:=[.C547]+[.H547]*([.B547]-[.C547])" office:value-type="float" office:value="457.851037380057" calcext:value-type="float">
            <text:p>457.851037380057</text:p>
          </table:table-cell>
        </table:table-row>
        <table:table-row table:style-name="ro1">
          <table:table-cell/>
          <table:table-cell table:formula="of:=[.B547]" office:value-type="float" office:value="200" calcext:value-type="float">
            <text:p>200</text:p>
          </table:table-cell>
          <table:table-cell table:formula="of:=[.I547]" office:value-type="float" office:value="457.851037380057" calcext:value-type="float">
            <text:p>457.85103738005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48]&gt;=[.C548];[.E548];[.F548])" office:value-type="float" office:value="0.000015426623266146" calcext:value-type="float">
            <text:p>1.5426623266146E-05</text:p>
          </table:table-cell>
          <table:table-cell table:formula="of:=[.C548]+[.H548]*([.B548]-[.C548])" office:value-type="float" office:value="457.847059609244" calcext:value-type="float">
            <text:p>457.847059609244</text:p>
          </table:table-cell>
        </table:table-row>
        <table:table-row table:style-name="ro1">
          <table:table-cell/>
          <table:table-cell table:formula="of:=[.B548]" office:value-type="float" office:value="200" calcext:value-type="float">
            <text:p>200</text:p>
          </table:table-cell>
          <table:table-cell table:formula="of:=[.I548]" office:value-type="float" office:value="457.847059609244" calcext:value-type="float">
            <text:p>457.84705960924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49]&gt;=[.C549];[.E549];[.F549])" office:value-type="float" office:value="0.000015426623266146" calcext:value-type="float">
            <text:p>1.5426623266146E-05</text:p>
          </table:table-cell>
          <table:table-cell table:formula="of:=[.C549]+[.H549]*([.B549]-[.C549])" office:value-type="float" office:value="457.843081899795" calcext:value-type="float">
            <text:p>457.843081899795</text:p>
          </table:table-cell>
        </table:table-row>
        <table:table-row table:style-name="ro1">
          <table:table-cell/>
          <table:table-cell table:formula="of:=[.B549]" office:value-type="float" office:value="200" calcext:value-type="float">
            <text:p>200</text:p>
          </table:table-cell>
          <table:table-cell table:formula="of:=[.I549]" office:value-type="float" office:value="457.843081899795" calcext:value-type="float">
            <text:p>457.84308189979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50]&gt;=[.C550];[.E550];[.F550])" office:value-type="float" office:value="0.000015426623266146" calcext:value-type="float">
            <text:p>1.5426623266146E-05</text:p>
          </table:table-cell>
          <table:table-cell table:formula="of:=[.C550]+[.H550]*([.B550]-[.C550])" office:value-type="float" office:value="457.839104251709" calcext:value-type="float">
            <text:p>457.839104251709</text:p>
          </table:table-cell>
        </table:table-row>
        <table:table-row table:style-name="ro1">
          <table:table-cell/>
          <table:table-cell table:formula="of:=[.B550]" office:value-type="float" office:value="200" calcext:value-type="float">
            <text:p>200</text:p>
          </table:table-cell>
          <table:table-cell table:formula="of:=[.I550]" office:value-type="float" office:value="457.839104251709" calcext:value-type="float">
            <text:p>457.83910425170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51]&gt;=[.C551];[.E551];[.F551])" office:value-type="float" office:value="0.000015426623266146" calcext:value-type="float">
            <text:p>1.5426623266146E-05</text:p>
          </table:table-cell>
          <table:table-cell table:formula="of:=[.C551]+[.H551]*([.B551]-[.C551])" office:value-type="float" office:value="457.835126664985" calcext:value-type="float">
            <text:p>457.835126664985</text:p>
          </table:table-cell>
        </table:table-row>
        <table:table-row table:style-name="ro1">
          <table:table-cell/>
          <table:table-cell table:formula="of:=[.B551]" office:value-type="float" office:value="200" calcext:value-type="float">
            <text:p>200</text:p>
          </table:table-cell>
          <table:table-cell table:formula="of:=[.I551]" office:value-type="float" office:value="457.835126664985" calcext:value-type="float">
            <text:p>457.83512666498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52]&gt;=[.C552];[.E552];[.F552])" office:value-type="float" office:value="0.000015426623266146" calcext:value-type="float">
            <text:p>1.5426623266146E-05</text:p>
          </table:table-cell>
          <table:table-cell table:formula="of:=[.C552]+[.H552]*([.B552]-[.C552])" office:value-type="float" office:value="457.831149139621" calcext:value-type="float">
            <text:p>457.831149139621</text:p>
          </table:table-cell>
        </table:table-row>
        <table:table-row table:style-name="ro1">
          <table:table-cell/>
          <table:table-cell table:formula="of:=[.B552]" office:value-type="float" office:value="200" calcext:value-type="float">
            <text:p>200</text:p>
          </table:table-cell>
          <table:table-cell table:formula="of:=[.I552]" office:value-type="float" office:value="457.831149139621" calcext:value-type="float">
            <text:p>457.83114913962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53]&gt;=[.C553];[.E553];[.F553])" office:value-type="float" office:value="0.000015426623266146" calcext:value-type="float">
            <text:p>1.5426623266146E-05</text:p>
          </table:table-cell>
          <table:table-cell table:formula="of:=[.C553]+[.H553]*([.B553]-[.C553])" office:value-type="float" office:value="457.827171675617" calcext:value-type="float">
            <text:p>457.827171675617</text:p>
          </table:table-cell>
        </table:table-row>
        <table:table-row table:style-name="ro1">
          <table:table-cell/>
          <table:table-cell table:formula="of:=[.B553]" office:value-type="float" office:value="200" calcext:value-type="float">
            <text:p>200</text:p>
          </table:table-cell>
          <table:table-cell table:formula="of:=[.I553]" office:value-type="float" office:value="457.827171675617" calcext:value-type="float">
            <text:p>457.82717167561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54]&gt;=[.C554];[.E554];[.F554])" office:value-type="float" office:value="0.000015426623266146" calcext:value-type="float">
            <text:p>1.5426623266146E-05</text:p>
          </table:table-cell>
          <table:table-cell table:formula="of:=[.C554]+[.H554]*([.B554]-[.C554])" office:value-type="float" office:value="457.823194272972" calcext:value-type="float">
            <text:p>457.823194272972</text:p>
          </table:table-cell>
        </table:table-row>
        <table:table-row table:style-name="ro1">
          <table:table-cell/>
          <table:table-cell table:formula="of:=[.B554]" office:value-type="float" office:value="200" calcext:value-type="float">
            <text:p>200</text:p>
          </table:table-cell>
          <table:table-cell table:formula="of:=[.I554]" office:value-type="float" office:value="457.823194272972" calcext:value-type="float">
            <text:p>457.82319427297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55]&gt;=[.C555];[.E555];[.F555])" office:value-type="float" office:value="0.000015426623266146" calcext:value-type="float">
            <text:p>1.5426623266146E-05</text:p>
          </table:table-cell>
          <table:table-cell table:formula="of:=[.C555]+[.H555]*([.B555]-[.C555])" office:value-type="float" office:value="457.819216931684" calcext:value-type="float">
            <text:p>457.819216931684</text:p>
          </table:table-cell>
        </table:table-row>
        <table:table-row table:style-name="ro1">
          <table:table-cell/>
          <table:table-cell table:formula="of:=[.B555]" office:value-type="float" office:value="200" calcext:value-type="float">
            <text:p>200</text:p>
          </table:table-cell>
          <table:table-cell table:formula="of:=[.I555]" office:value-type="float" office:value="457.819216931684" calcext:value-type="float">
            <text:p>457.81921693168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56]&gt;=[.C556];[.E556];[.F556])" office:value-type="float" office:value="0.000015426623266146" calcext:value-type="float">
            <text:p>1.5426623266146E-05</text:p>
          </table:table-cell>
          <table:table-cell table:formula="of:=[.C556]+[.H556]*([.B556]-[.C556])" office:value-type="float" office:value="457.815239651754" calcext:value-type="float">
            <text:p>457.815239651754</text:p>
          </table:table-cell>
        </table:table-row>
        <table:table-row table:style-name="ro1">
          <table:table-cell/>
          <table:table-cell table:formula="of:=[.B556]" office:value-type="float" office:value="200" calcext:value-type="float">
            <text:p>200</text:p>
          </table:table-cell>
          <table:table-cell table:formula="of:=[.I556]" office:value-type="float" office:value="457.815239651754" calcext:value-type="float">
            <text:p>457.81523965175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57]&gt;=[.C557];[.E557];[.F557])" office:value-type="float" office:value="0.000015426623266146" calcext:value-type="float">
            <text:p>1.5426623266146E-05</text:p>
          </table:table-cell>
          <table:table-cell table:formula="of:=[.C557]+[.H557]*([.B557]-[.C557])" office:value-type="float" office:value="457.811262433179" calcext:value-type="float">
            <text:p>457.811262433179</text:p>
          </table:table-cell>
        </table:table-row>
        <table:table-row table:style-name="ro1">
          <table:table-cell/>
          <table:table-cell table:formula="of:=[.B557]" office:value-type="float" office:value="200" calcext:value-type="float">
            <text:p>200</text:p>
          </table:table-cell>
          <table:table-cell table:formula="of:=[.I557]" office:value-type="float" office:value="457.811262433179" calcext:value-type="float">
            <text:p>457.81126243317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58]&gt;=[.C558];[.E558];[.F558])" office:value-type="float" office:value="0.000015426623266146" calcext:value-type="float">
            <text:p>1.5426623266146E-05</text:p>
          </table:table-cell>
          <table:table-cell table:formula="of:=[.C558]+[.H558]*([.B558]-[.C558])" office:value-type="float" office:value="457.80728527596" calcext:value-type="float">
            <text:p>457.80728527596</text:p>
          </table:table-cell>
        </table:table-row>
        <table:table-row table:style-name="ro1">
          <table:table-cell/>
          <table:table-cell table:formula="of:=[.B558]" office:value-type="float" office:value="200" calcext:value-type="float">
            <text:p>200</text:p>
          </table:table-cell>
          <table:table-cell table:formula="of:=[.I558]" office:value-type="float" office:value="457.80728527596" calcext:value-type="float">
            <text:p>457.8072852759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59]&gt;=[.C559];[.E559];[.F559])" office:value-type="float" office:value="0.000015426623266146" calcext:value-type="float">
            <text:p>1.5426623266146E-05</text:p>
          </table:table-cell>
          <table:table-cell table:formula="of:=[.C559]+[.H559]*([.B559]-[.C559])" office:value-type="float" office:value="457.803308180095" calcext:value-type="float">
            <text:p>457.803308180095</text:p>
          </table:table-cell>
        </table:table-row>
        <table:table-row table:style-name="ro1">
          <table:table-cell/>
          <table:table-cell table:formula="of:=[.B559]" office:value-type="float" office:value="200" calcext:value-type="float">
            <text:p>200</text:p>
          </table:table-cell>
          <table:table-cell table:formula="of:=[.I559]" office:value-type="float" office:value="457.803308180095" calcext:value-type="float">
            <text:p>457.80330818009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60]&gt;=[.C560];[.E560];[.F560])" office:value-type="float" office:value="0.000015426623266146" calcext:value-type="float">
            <text:p>1.5426623266146E-05</text:p>
          </table:table-cell>
          <table:table-cell table:formula="of:=[.C560]+[.H560]*([.B560]-[.C560])" office:value-type="float" office:value="457.799331145583" calcext:value-type="float">
            <text:p>457.799331145583</text:p>
          </table:table-cell>
        </table:table-row>
        <table:table-row table:style-name="ro1">
          <table:table-cell/>
          <table:table-cell table:formula="of:=[.B560]" office:value-type="float" office:value="200" calcext:value-type="float">
            <text:p>200</text:p>
          </table:table-cell>
          <table:table-cell table:formula="of:=[.I560]" office:value-type="float" office:value="457.799331145583" calcext:value-type="float">
            <text:p>457.79933114558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61]&gt;=[.C561];[.E561];[.F561])" office:value-type="float" office:value="0.000015426623266146" calcext:value-type="float">
            <text:p>1.5426623266146E-05</text:p>
          </table:table-cell>
          <table:table-cell table:formula="of:=[.C561]+[.H561]*([.B561]-[.C561])" office:value-type="float" office:value="457.795354172423" calcext:value-type="float">
            <text:p>457.795354172423</text:p>
          </table:table-cell>
        </table:table-row>
        <table:table-row table:style-name="ro1">
          <table:table-cell/>
          <table:table-cell table:formula="of:=[.B561]" office:value-type="float" office:value="200" calcext:value-type="float">
            <text:p>200</text:p>
          </table:table-cell>
          <table:table-cell table:formula="of:=[.I561]" office:value-type="float" office:value="457.795354172423" calcext:value-type="float">
            <text:p>457.79535417242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62]&gt;=[.C562];[.E562];[.F562])" office:value-type="float" office:value="0.000015426623266146" calcext:value-type="float">
            <text:p>1.5426623266146E-05</text:p>
          </table:table-cell>
          <table:table-cell table:formula="of:=[.C562]+[.H562]*([.B562]-[.C562])" office:value-type="float" office:value="457.791377260614" calcext:value-type="float">
            <text:p>457.791377260614</text:p>
          </table:table-cell>
        </table:table-row>
        <table:table-row table:style-name="ro1">
          <table:table-cell/>
          <table:table-cell table:formula="of:=[.B562]" office:value-type="float" office:value="200" calcext:value-type="float">
            <text:p>200</text:p>
          </table:table-cell>
          <table:table-cell table:formula="of:=[.I562]" office:value-type="float" office:value="457.791377260614" calcext:value-type="float">
            <text:p>457.79137726061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63]&gt;=[.C563];[.E563];[.F563])" office:value-type="float" office:value="0.000015426623266146" calcext:value-type="float">
            <text:p>1.5426623266146E-05</text:p>
          </table:table-cell>
          <table:table-cell table:formula="of:=[.C563]+[.H563]*([.B563]-[.C563])" office:value-type="float" office:value="457.787400410156" calcext:value-type="float">
            <text:p>457.787400410156</text:p>
          </table:table-cell>
        </table:table-row>
        <table:table-row table:style-name="ro1">
          <table:table-cell/>
          <table:table-cell table:formula="of:=[.B563]" office:value-type="float" office:value="200" calcext:value-type="float">
            <text:p>200</text:p>
          </table:table-cell>
          <table:table-cell table:formula="of:=[.I563]" office:value-type="float" office:value="457.787400410156" calcext:value-type="float">
            <text:p>457.78740041015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64]&gt;=[.C564];[.E564];[.F564])" office:value-type="float" office:value="0.000015426623266146" calcext:value-type="float">
            <text:p>1.5426623266146E-05</text:p>
          </table:table-cell>
          <table:table-cell table:formula="of:=[.C564]+[.H564]*([.B564]-[.C564])" office:value-type="float" office:value="457.783423621047" calcext:value-type="float">
            <text:p>457.783423621047</text:p>
          </table:table-cell>
        </table:table-row>
        <table:table-row table:style-name="ro1">
          <table:table-cell/>
          <table:table-cell table:formula="of:=[.B564]" office:value-type="float" office:value="200" calcext:value-type="float">
            <text:p>200</text:p>
          </table:table-cell>
          <table:table-cell table:formula="of:=[.I564]" office:value-type="float" office:value="457.783423621047" calcext:value-type="float">
            <text:p>457.78342362104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65]&gt;=[.C565];[.E565];[.F565])" office:value-type="float" office:value="0.000015426623266146" calcext:value-type="float">
            <text:p>1.5426623266146E-05</text:p>
          </table:table-cell>
          <table:table-cell table:formula="of:=[.C565]+[.H565]*([.B565]-[.C565])" office:value-type="float" office:value="457.779446893287" calcext:value-type="float">
            <text:p>457.779446893287</text:p>
          </table:table-cell>
        </table:table-row>
        <table:table-row table:style-name="ro1">
          <table:table-cell/>
          <table:table-cell table:formula="of:=[.B565]" office:value-type="float" office:value="200" calcext:value-type="float">
            <text:p>200</text:p>
          </table:table-cell>
          <table:table-cell table:formula="of:=[.I565]" office:value-type="float" office:value="457.779446893287" calcext:value-type="float">
            <text:p>457.77944689328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66]&gt;=[.C566];[.E566];[.F566])" office:value-type="float" office:value="0.000015426623266146" calcext:value-type="float">
            <text:p>1.5426623266146E-05</text:p>
          </table:table-cell>
          <table:table-cell table:formula="of:=[.C566]+[.H566]*([.B566]-[.C566])" office:value-type="float" office:value="457.775470226874" calcext:value-type="float">
            <text:p>457.775470226874</text:p>
          </table:table-cell>
        </table:table-row>
        <table:table-row table:style-name="ro1">
          <table:table-cell/>
          <table:table-cell table:formula="of:=[.B566]" office:value-type="float" office:value="200" calcext:value-type="float">
            <text:p>200</text:p>
          </table:table-cell>
          <table:table-cell table:formula="of:=[.I566]" office:value-type="float" office:value="457.775470226874" calcext:value-type="float">
            <text:p>457.77547022687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67]&gt;=[.C567];[.E567];[.F567])" office:value-type="float" office:value="0.000015426623266146" calcext:value-type="float">
            <text:p>1.5426623266146E-05</text:p>
          </table:table-cell>
          <table:table-cell table:formula="of:=[.C567]+[.H567]*([.B567]-[.C567])" office:value-type="float" office:value="457.771493621807" calcext:value-type="float">
            <text:p>457.771493621807</text:p>
          </table:table-cell>
        </table:table-row>
        <table:table-row table:style-name="ro1">
          <table:table-cell/>
          <table:table-cell table:formula="of:=[.B567]" office:value-type="float" office:value="200" calcext:value-type="float">
            <text:p>200</text:p>
          </table:table-cell>
          <table:table-cell table:formula="of:=[.I567]" office:value-type="float" office:value="457.771493621807" calcext:value-type="float">
            <text:p>457.77149362180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68]&gt;=[.C568];[.E568];[.F568])" office:value-type="float" office:value="0.000015426623266146" calcext:value-type="float">
            <text:p>1.5426623266146E-05</text:p>
          </table:table-cell>
          <table:table-cell table:formula="of:=[.C568]+[.H568]*([.B568]-[.C568])" office:value-type="float" office:value="457.767517078086" calcext:value-type="float">
            <text:p>457.767517078086</text:p>
          </table:table-cell>
        </table:table-row>
        <table:table-row table:style-name="ro1">
          <table:table-cell/>
          <table:table-cell table:formula="of:=[.B568]" office:value-type="float" office:value="200" calcext:value-type="float">
            <text:p>200</text:p>
          </table:table-cell>
          <table:table-cell table:formula="of:=[.I568]" office:value-type="float" office:value="457.767517078086" calcext:value-type="float">
            <text:p>457.76751707808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69]&gt;=[.C569];[.E569];[.F569])" office:value-type="float" office:value="0.000015426623266146" calcext:value-type="float">
            <text:p>1.5426623266146E-05</text:p>
          </table:table-cell>
          <table:table-cell table:formula="of:=[.C569]+[.H569]*([.B569]-[.C569])" office:value-type="float" office:value="457.76354059571" calcext:value-type="float">
            <text:p>457.76354059571</text:p>
          </table:table-cell>
        </table:table-row>
        <table:table-row table:style-name="ro1">
          <table:table-cell/>
          <table:table-cell table:formula="of:=[.B569]" office:value-type="float" office:value="200" calcext:value-type="float">
            <text:p>200</text:p>
          </table:table-cell>
          <table:table-cell table:formula="of:=[.I569]" office:value-type="float" office:value="457.76354059571" calcext:value-type="float">
            <text:p>457.7635405957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70]&gt;=[.C570];[.E570];[.F570])" office:value-type="float" office:value="0.000015426623266146" calcext:value-type="float">
            <text:p>1.5426623266146E-05</text:p>
          </table:table-cell>
          <table:table-cell table:formula="of:=[.C570]+[.H570]*([.B570]-[.C570])" office:value-type="float" office:value="457.759564174678" calcext:value-type="float">
            <text:p>457.759564174678</text:p>
          </table:table-cell>
        </table:table-row>
        <table:table-row table:style-name="ro1">
          <table:table-cell/>
          <table:table-cell table:formula="of:=[.B570]" office:value-type="float" office:value="200" calcext:value-type="float">
            <text:p>200</text:p>
          </table:table-cell>
          <table:table-cell table:formula="of:=[.I570]" office:value-type="float" office:value="457.759564174678" calcext:value-type="float">
            <text:p>457.75956417467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71]&gt;=[.C571];[.E571];[.F571])" office:value-type="float" office:value="0.000015426623266146" calcext:value-type="float">
            <text:p>1.5426623266146E-05</text:p>
          </table:table-cell>
          <table:table-cell table:formula="of:=[.C571]+[.H571]*([.B571]-[.C571])" office:value-type="float" office:value="457.755587814988" calcext:value-type="float">
            <text:p>457.755587814988</text:p>
          </table:table-cell>
        </table:table-row>
        <table:table-row table:style-name="ro1">
          <table:table-cell/>
          <table:table-cell table:formula="of:=[.B571]" office:value-type="float" office:value="200" calcext:value-type="float">
            <text:p>200</text:p>
          </table:table-cell>
          <table:table-cell table:formula="of:=[.I571]" office:value-type="float" office:value="457.755587814988" calcext:value-type="float">
            <text:p>457.75558781498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72]&gt;=[.C572];[.E572];[.F572])" office:value-type="float" office:value="0.000015426623266146" calcext:value-type="float">
            <text:p>1.5426623266146E-05</text:p>
          </table:table-cell>
          <table:table-cell table:formula="of:=[.C572]+[.H572]*([.B572]-[.C572])" office:value-type="float" office:value="457.75161151664" calcext:value-type="float">
            <text:p>457.75161151664</text:p>
          </table:table-cell>
        </table:table-row>
        <table:table-row table:style-name="ro1">
          <table:table-cell/>
          <table:table-cell table:formula="of:=[.B572]" office:value-type="float" office:value="200" calcext:value-type="float">
            <text:p>200</text:p>
          </table:table-cell>
          <table:table-cell table:formula="of:=[.I572]" office:value-type="float" office:value="457.75161151664" calcext:value-type="float">
            <text:p>457.7516115166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73]&gt;=[.C573];[.E573];[.F573])" office:value-type="float" office:value="0.000015426623266146" calcext:value-type="float">
            <text:p>1.5426623266146E-05</text:p>
          </table:table-cell>
          <table:table-cell table:formula="of:=[.C573]+[.H573]*([.B573]-[.C573])" office:value-type="float" office:value="457.747635279633" calcext:value-type="float">
            <text:p>457.747635279633</text:p>
          </table:table-cell>
        </table:table-row>
        <table:table-row table:style-name="ro1">
          <table:table-cell/>
          <table:table-cell table:formula="of:=[.B573]" office:value-type="float" office:value="200" calcext:value-type="float">
            <text:p>200</text:p>
          </table:table-cell>
          <table:table-cell table:formula="of:=[.I573]" office:value-type="float" office:value="457.747635279633" calcext:value-type="float">
            <text:p>457.74763527963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74]&gt;=[.C574];[.E574];[.F574])" office:value-type="float" office:value="0.000015426623266146" calcext:value-type="float">
            <text:p>1.5426623266146E-05</text:p>
          </table:table-cell>
          <table:table-cell table:formula="of:=[.C574]+[.H574]*([.B574]-[.C574])" office:value-type="float" office:value="457.743659103966" calcext:value-type="float">
            <text:p>457.743659103966</text:p>
          </table:table-cell>
        </table:table-row>
        <table:table-row table:style-name="ro1">
          <table:table-cell/>
          <table:table-cell table:formula="of:=[.B574]" office:value-type="float" office:value="200" calcext:value-type="float">
            <text:p>200</text:p>
          </table:table-cell>
          <table:table-cell table:formula="of:=[.I574]" office:value-type="float" office:value="457.743659103966" calcext:value-type="float">
            <text:p>457.74365910396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75]&gt;=[.C575];[.E575];[.F575])" office:value-type="float" office:value="0.000015426623266146" calcext:value-type="float">
            <text:p>1.5426623266146E-05</text:p>
          </table:table-cell>
          <table:table-cell table:formula="of:=[.C575]+[.H575]*([.B575]-[.C575])" office:value-type="float" office:value="457.739682989637" calcext:value-type="float">
            <text:p>457.739682989637</text:p>
          </table:table-cell>
        </table:table-row>
        <table:table-row table:style-name="ro1">
          <table:table-cell/>
          <table:table-cell table:formula="of:=[.B575]" office:value-type="float" office:value="200" calcext:value-type="float">
            <text:p>200</text:p>
          </table:table-cell>
          <table:table-cell table:formula="of:=[.I575]" office:value-type="float" office:value="457.739682989637" calcext:value-type="float">
            <text:p>457.73968298963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76]&gt;=[.C576];[.E576];[.F576])" office:value-type="float" office:value="0.000015426623266146" calcext:value-type="float">
            <text:p>1.5426623266146E-05</text:p>
          </table:table-cell>
          <table:table-cell table:formula="of:=[.C576]+[.H576]*([.B576]-[.C576])" office:value-type="float" office:value="457.735706936647" calcext:value-type="float">
            <text:p>457.735706936647</text:p>
          </table:table-cell>
        </table:table-row>
        <table:table-row table:style-name="ro1">
          <table:table-cell/>
          <table:table-cell table:formula="of:=[.B576]" office:value-type="float" office:value="200" calcext:value-type="float">
            <text:p>200</text:p>
          </table:table-cell>
          <table:table-cell table:formula="of:=[.I576]" office:value-type="float" office:value="457.735706936647" calcext:value-type="float">
            <text:p>457.73570693664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77]&gt;=[.C577];[.E577];[.F577])" office:value-type="float" office:value="0.000015426623266146" calcext:value-type="float">
            <text:p>1.5426623266146E-05</text:p>
          </table:table-cell>
          <table:table-cell table:formula="of:=[.C577]+[.H577]*([.B577]-[.C577])" office:value-type="float" office:value="457.731730944994" calcext:value-type="float">
            <text:p>457.731730944994</text:p>
          </table:table-cell>
        </table:table-row>
        <table:table-row table:style-name="ro1">
          <table:table-cell/>
          <table:table-cell table:formula="of:=[.B577]" office:value-type="float" office:value="200" calcext:value-type="float">
            <text:p>200</text:p>
          </table:table-cell>
          <table:table-cell table:formula="of:=[.I577]" office:value-type="float" office:value="457.731730944994" calcext:value-type="float">
            <text:p>457.73173094499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78]&gt;=[.C578];[.E578];[.F578])" office:value-type="float" office:value="0.000015426623266146" calcext:value-type="float">
            <text:p>1.5426623266146E-05</text:p>
          </table:table-cell>
          <table:table-cell table:formula="of:=[.C578]+[.H578]*([.B578]-[.C578])" office:value-type="float" office:value="457.727755014677" calcext:value-type="float">
            <text:p>457.727755014677</text:p>
          </table:table-cell>
        </table:table-row>
        <table:table-row table:style-name="ro1">
          <table:table-cell/>
          <table:table-cell table:formula="of:=[.B578]" office:value-type="float" office:value="200" calcext:value-type="float">
            <text:p>200</text:p>
          </table:table-cell>
          <table:table-cell table:formula="of:=[.I578]" office:value-type="float" office:value="457.727755014677" calcext:value-type="float">
            <text:p>457.72775501467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79]&gt;=[.C579];[.E579];[.F579])" office:value-type="float" office:value="0.000015426623266146" calcext:value-type="float">
            <text:p>1.5426623266146E-05</text:p>
          </table:table-cell>
          <table:table-cell table:formula="of:=[.C579]+[.H579]*([.B579]-[.C579])" office:value-type="float" office:value="457.723779145695" calcext:value-type="float">
            <text:p>457.723779145695</text:p>
          </table:table-cell>
        </table:table-row>
        <table:table-row table:style-name="ro1">
          <table:table-cell/>
          <table:table-cell table:formula="of:=[.B579]" office:value-type="float" office:value="200" calcext:value-type="float">
            <text:p>200</text:p>
          </table:table-cell>
          <table:table-cell table:formula="of:=[.I579]" office:value-type="float" office:value="457.723779145695" calcext:value-type="float">
            <text:p>457.72377914569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80]&gt;=[.C580];[.E580];[.F580])" office:value-type="float" office:value="0.000015426623266146" calcext:value-type="float">
            <text:p>1.5426623266146E-05</text:p>
          </table:table-cell>
          <table:table-cell table:formula="of:=[.C580]+[.H580]*([.B580]-[.C580])" office:value-type="float" office:value="457.719803338048" calcext:value-type="float">
            <text:p>457.719803338048</text:p>
          </table:table-cell>
        </table:table-row>
        <table:table-row table:style-name="ro1">
          <table:table-cell/>
          <table:table-cell table:formula="of:=[.B580]" office:value-type="float" office:value="200" calcext:value-type="float">
            <text:p>200</text:p>
          </table:table-cell>
          <table:table-cell table:formula="of:=[.I580]" office:value-type="float" office:value="457.719803338048" calcext:value-type="float">
            <text:p>457.71980333804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81]&gt;=[.C581];[.E581];[.F581])" office:value-type="float" office:value="0.000015426623266146" calcext:value-type="float">
            <text:p>1.5426623266146E-05</text:p>
          </table:table-cell>
          <table:table-cell table:formula="of:=[.C581]+[.H581]*([.B581]-[.C581])" office:value-type="float" office:value="457.715827591733" calcext:value-type="float">
            <text:p>457.715827591733</text:p>
          </table:table-cell>
        </table:table-row>
        <table:table-row table:style-name="ro1">
          <table:table-cell/>
          <table:table-cell table:formula="of:=[.B581]" office:value-type="float" office:value="200" calcext:value-type="float">
            <text:p>200</text:p>
          </table:table-cell>
          <table:table-cell table:formula="of:=[.I581]" office:value-type="float" office:value="457.715827591733" calcext:value-type="float">
            <text:p>457.71582759173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82]&gt;=[.C582];[.E582];[.F582])" office:value-type="float" office:value="0.000015426623266146" calcext:value-type="float">
            <text:p>1.5426623266146E-05</text:p>
          </table:table-cell>
          <table:table-cell table:formula="of:=[.C582]+[.H582]*([.B582]-[.C582])" office:value-type="float" office:value="457.711851906751" calcext:value-type="float">
            <text:p>457.711851906751</text:p>
          </table:table-cell>
        </table:table-row>
        <table:table-row table:style-name="ro1">
          <table:table-cell/>
          <table:table-cell table:formula="of:=[.B582]" office:value-type="float" office:value="200" calcext:value-type="float">
            <text:p>200</text:p>
          </table:table-cell>
          <table:table-cell table:formula="of:=[.I582]" office:value-type="float" office:value="457.711851906751" calcext:value-type="float">
            <text:p>457.71185190675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83]&gt;=[.C583];[.E583];[.F583])" office:value-type="float" office:value="0.000015426623266146" calcext:value-type="float">
            <text:p>1.5426623266146E-05</text:p>
          </table:table-cell>
          <table:table-cell table:formula="of:=[.C583]+[.H583]*([.B583]-[.C583])" office:value-type="float" office:value="457.707876283101" calcext:value-type="float">
            <text:p>457.707876283101</text:p>
          </table:table-cell>
        </table:table-row>
        <table:table-row table:style-name="ro1">
          <table:table-cell/>
          <table:table-cell table:formula="of:=[.B583]" office:value-type="float" office:value="200" calcext:value-type="float">
            <text:p>200</text:p>
          </table:table-cell>
          <table:table-cell table:formula="of:=[.I583]" office:value-type="float" office:value="457.707876283101" calcext:value-type="float">
            <text:p>457.70787628310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84]&gt;=[.C584];[.E584];[.F584])" office:value-type="float" office:value="0.000015426623266146" calcext:value-type="float">
            <text:p>1.5426623266146E-05</text:p>
          </table:table-cell>
          <table:table-cell table:formula="of:=[.C584]+[.H584]*([.B584]-[.C584])" office:value-type="float" office:value="457.70390072078" calcext:value-type="float">
            <text:p>457.70390072078</text:p>
          </table:table-cell>
        </table:table-row>
        <table:table-row table:style-name="ro1">
          <table:table-cell/>
          <table:table-cell table:formula="of:=[.B584]" office:value-type="float" office:value="200" calcext:value-type="float">
            <text:p>200</text:p>
          </table:table-cell>
          <table:table-cell table:formula="of:=[.I584]" office:value-type="float" office:value="457.70390072078" calcext:value-type="float">
            <text:p>457.7039007207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85]&gt;=[.C585];[.E585];[.F585])" office:value-type="float" office:value="0.000015426623266146" calcext:value-type="float">
            <text:p>1.5426623266146E-05</text:p>
          </table:table-cell>
          <table:table-cell table:formula="of:=[.C585]+[.H585]*([.B585]-[.C585])" office:value-type="float" office:value="457.69992521979" calcext:value-type="float">
            <text:p>457.69992521979</text:p>
          </table:table-cell>
        </table:table-row>
        <table:table-row table:style-name="ro1">
          <table:table-cell/>
          <table:table-cell table:formula="of:=[.B585]" office:value-type="float" office:value="200" calcext:value-type="float">
            <text:p>200</text:p>
          </table:table-cell>
          <table:table-cell table:formula="of:=[.I585]" office:value-type="float" office:value="457.69992521979" calcext:value-type="float">
            <text:p>457.6999252197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86]&gt;=[.C586];[.E586];[.F586])" office:value-type="float" office:value="0.000015426623266146" calcext:value-type="float">
            <text:p>1.5426623266146E-05</text:p>
          </table:table-cell>
          <table:table-cell table:formula="of:=[.C586]+[.H586]*([.B586]-[.C586])" office:value-type="float" office:value="457.695949780128" calcext:value-type="float">
            <text:p>457.695949780128</text:p>
          </table:table-cell>
        </table:table-row>
        <table:table-row table:style-name="ro1">
          <table:table-cell/>
          <table:table-cell table:formula="of:=[.B586]" office:value-type="float" office:value="200" calcext:value-type="float">
            <text:p>200</text:p>
          </table:table-cell>
          <table:table-cell table:formula="of:=[.I586]" office:value-type="float" office:value="457.695949780128" calcext:value-type="float">
            <text:p>457.69594978012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87]&gt;=[.C587];[.E587];[.F587])" office:value-type="float" office:value="0.000015426623266146" calcext:value-type="float">
            <text:p>1.5426623266146E-05</text:p>
          </table:table-cell>
          <table:table-cell table:formula="of:=[.C587]+[.H587]*([.B587]-[.C587])" office:value-type="float" office:value="457.691974401793" calcext:value-type="float">
            <text:p>457.691974401793</text:p>
          </table:table-cell>
        </table:table-row>
        <table:table-row table:style-name="ro1">
          <table:table-cell/>
          <table:table-cell table:formula="of:=[.B587]" office:value-type="float" office:value="200" calcext:value-type="float">
            <text:p>200</text:p>
          </table:table-cell>
          <table:table-cell table:formula="of:=[.I587]" office:value-type="float" office:value="457.691974401793" calcext:value-type="float">
            <text:p>457.69197440179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88]&gt;=[.C588];[.E588];[.F588])" office:value-type="float" office:value="0.000015426623266146" calcext:value-type="float">
            <text:p>1.5426623266146E-05</text:p>
          </table:table-cell>
          <table:table-cell table:formula="of:=[.C588]+[.H588]*([.B588]-[.C588])" office:value-type="float" office:value="457.687999084785" calcext:value-type="float">
            <text:p>457.687999084785</text:p>
          </table:table-cell>
        </table:table-row>
        <table:table-row table:style-name="ro1">
          <table:table-cell/>
          <table:table-cell table:formula="of:=[.B588]" office:value-type="float" office:value="200" calcext:value-type="float">
            <text:p>200</text:p>
          </table:table-cell>
          <table:table-cell table:formula="of:=[.I588]" office:value-type="float" office:value="457.687999084785" calcext:value-type="float">
            <text:p>457.68799908478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89]&gt;=[.C589];[.E589];[.F589])" office:value-type="float" office:value="0.000015426623266146" calcext:value-type="float">
            <text:p>1.5426623266146E-05</text:p>
          </table:table-cell>
          <table:table-cell table:formula="of:=[.C589]+[.H589]*([.B589]-[.C589])" office:value-type="float" office:value="457.684023829103" calcext:value-type="float">
            <text:p>457.684023829103</text:p>
          </table:table-cell>
        </table:table-row>
        <table:table-row table:style-name="ro1">
          <table:table-cell/>
          <table:table-cell table:formula="of:=[.B589]" office:value-type="float" office:value="200" calcext:value-type="float">
            <text:p>200</text:p>
          </table:table-cell>
          <table:table-cell table:formula="of:=[.I589]" office:value-type="float" office:value="457.684023829103" calcext:value-type="float">
            <text:p>457.68402382910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90]&gt;=[.C590];[.E590];[.F590])" office:value-type="float" office:value="0.000015426623266146" calcext:value-type="float">
            <text:p>1.5426623266146E-05</text:p>
          </table:table-cell>
          <table:table-cell table:formula="of:=[.C590]+[.H590]*([.B590]-[.C590])" office:value-type="float" office:value="457.680048634746" calcext:value-type="float">
            <text:p>457.680048634746</text:p>
          </table:table-cell>
        </table:table-row>
        <table:table-row table:style-name="ro1">
          <table:table-cell/>
          <table:table-cell table:formula="of:=[.B590]" office:value-type="float" office:value="200" calcext:value-type="float">
            <text:p>200</text:p>
          </table:table-cell>
          <table:table-cell table:formula="of:=[.I590]" office:value-type="float" office:value="457.680048634746" calcext:value-type="float">
            <text:p>457.68004863474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91]&gt;=[.C591];[.E591];[.F591])" office:value-type="float" office:value="0.000015426623266146" calcext:value-type="float">
            <text:p>1.5426623266146E-05</text:p>
          </table:table-cell>
          <table:table-cell table:formula="of:=[.C591]+[.H591]*([.B591]-[.C591])" office:value-type="float" office:value="457.676073501713" calcext:value-type="float">
            <text:p>457.676073501713</text:p>
          </table:table-cell>
        </table:table-row>
        <table:table-row table:style-name="ro1">
          <table:table-cell/>
          <table:table-cell table:formula="of:=[.B591]" office:value-type="float" office:value="200" calcext:value-type="float">
            <text:p>200</text:p>
          </table:table-cell>
          <table:table-cell table:formula="of:=[.I591]" office:value-type="float" office:value="457.676073501713" calcext:value-type="float">
            <text:p>457.6760735017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92]&gt;=[.C592];[.E592];[.F592])" office:value-type="float" office:value="0.000015426623266146" calcext:value-type="float">
            <text:p>1.5426623266146E-05</text:p>
          </table:table-cell>
          <table:table-cell table:formula="of:=[.C592]+[.H592]*([.B592]-[.C592])" office:value-type="float" office:value="457.672098430002" calcext:value-type="float">
            <text:p>457.672098430002</text:p>
          </table:table-cell>
        </table:table-row>
        <table:table-row table:style-name="ro1">
          <table:table-cell/>
          <table:table-cell table:formula="of:=[.B592]" office:value-type="float" office:value="200" calcext:value-type="float">
            <text:p>200</text:p>
          </table:table-cell>
          <table:table-cell table:formula="of:=[.I592]" office:value-type="float" office:value="457.672098430002" calcext:value-type="float">
            <text:p>457.67209843000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93]&gt;=[.C593];[.E593];[.F593])" office:value-type="float" office:value="0.000015426623266146" calcext:value-type="float">
            <text:p>1.5426623266146E-05</text:p>
          </table:table-cell>
          <table:table-cell table:formula="of:=[.C593]+[.H593]*([.B593]-[.C593])" office:value-type="float" office:value="457.668123419613" calcext:value-type="float">
            <text:p>457.668123419613</text:p>
          </table:table-cell>
        </table:table-row>
        <table:table-row table:style-name="ro1">
          <table:table-cell/>
          <table:table-cell table:formula="of:=[.B593]" office:value-type="float" office:value="200" calcext:value-type="float">
            <text:p>200</text:p>
          </table:table-cell>
          <table:table-cell table:formula="of:=[.I593]" office:value-type="float" office:value="457.668123419613" calcext:value-type="float">
            <text:p>457.6681234196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94]&gt;=[.C594];[.E594];[.F594])" office:value-type="float" office:value="0.000015426623266146" calcext:value-type="float">
            <text:p>1.5426623266146E-05</text:p>
          </table:table-cell>
          <table:table-cell table:formula="of:=[.C594]+[.H594]*([.B594]-[.C594])" office:value-type="float" office:value="457.664148470546" calcext:value-type="float">
            <text:p>457.664148470546</text:p>
          </table:table-cell>
        </table:table-row>
        <table:table-row table:style-name="ro1">
          <table:table-cell/>
          <table:table-cell table:formula="of:=[.B594]" office:value-type="float" office:value="200" calcext:value-type="float">
            <text:p>200</text:p>
          </table:table-cell>
          <table:table-cell table:formula="of:=[.I594]" office:value-type="float" office:value="457.664148470546" calcext:value-type="float">
            <text:p>457.66414847054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95]&gt;=[.C595];[.E595];[.F595])" office:value-type="float" office:value="0.000015426623266146" calcext:value-type="float">
            <text:p>1.5426623266146E-05</text:p>
          </table:table-cell>
          <table:table-cell table:formula="of:=[.C595]+[.H595]*([.B595]-[.C595])" office:value-type="float" office:value="457.660173582798" calcext:value-type="float">
            <text:p>457.660173582798</text:p>
          </table:table-cell>
        </table:table-row>
        <table:table-row table:style-name="ro1">
          <table:table-cell/>
          <table:table-cell table:formula="of:=[.B595]" office:value-type="float" office:value="200" calcext:value-type="float">
            <text:p>200</text:p>
          </table:table-cell>
          <table:table-cell table:formula="of:=[.I595]" office:value-type="float" office:value="457.660173582798" calcext:value-type="float">
            <text:p>457.66017358279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96]&gt;=[.C596];[.E596];[.F596])" office:value-type="float" office:value="0.000015426623266146" calcext:value-type="float">
            <text:p>1.5426623266146E-05</text:p>
          </table:table-cell>
          <table:table-cell table:formula="of:=[.C596]+[.H596]*([.B596]-[.C596])" office:value-type="float" office:value="457.656198756369" calcext:value-type="float">
            <text:p>457.656198756369</text:p>
          </table:table-cell>
        </table:table-row>
        <table:table-row table:style-name="ro1">
          <table:table-cell/>
          <table:table-cell table:formula="of:=[.B596]" office:value-type="float" office:value="200" calcext:value-type="float">
            <text:p>200</text:p>
          </table:table-cell>
          <table:table-cell table:formula="of:=[.I596]" office:value-type="float" office:value="457.656198756369" calcext:value-type="float">
            <text:p>457.65619875636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97]&gt;=[.C597];[.E597];[.F597])" office:value-type="float" office:value="0.000015426623266146" calcext:value-type="float">
            <text:p>1.5426623266146E-05</text:p>
          </table:table-cell>
          <table:table-cell table:formula="of:=[.C597]+[.H597]*([.B597]-[.C597])" office:value-type="float" office:value="457.652223991259" calcext:value-type="float">
            <text:p>457.652223991259</text:p>
          </table:table-cell>
        </table:table-row>
        <table:table-row table:style-name="ro1">
          <table:table-cell/>
          <table:table-cell table:formula="of:=[.B597]" office:value-type="float" office:value="200" calcext:value-type="float">
            <text:p>200</text:p>
          </table:table-cell>
          <table:table-cell table:formula="of:=[.I597]" office:value-type="float" office:value="457.652223991259" calcext:value-type="float">
            <text:p>457.65222399125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98]&gt;=[.C598];[.E598];[.F598])" office:value-type="float" office:value="0.000015426623266146" calcext:value-type="float">
            <text:p>1.5426623266146E-05</text:p>
          </table:table-cell>
          <table:table-cell table:formula="of:=[.C598]+[.H598]*([.B598]-[.C598])" office:value-type="float" office:value="457.648249287466" calcext:value-type="float">
            <text:p>457.648249287466</text:p>
          </table:table-cell>
        </table:table-row>
        <table:table-row table:style-name="ro1">
          <table:table-cell/>
          <table:table-cell table:formula="of:=[.B598]" office:value-type="float" office:value="200" calcext:value-type="float">
            <text:p>200</text:p>
          </table:table-cell>
          <table:table-cell table:formula="of:=[.I598]" office:value-type="float" office:value="457.648249287466" calcext:value-type="float">
            <text:p>457.64824928746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599]&gt;=[.C599];[.E599];[.F599])" office:value-type="float" office:value="0.000015426623266146" calcext:value-type="float">
            <text:p>1.5426623266146E-05</text:p>
          </table:table-cell>
          <table:table-cell table:formula="of:=[.C599]+[.H599]*([.B599]-[.C599])" office:value-type="float" office:value="457.644274644989" calcext:value-type="float">
            <text:p>457.644274644989</text:p>
          </table:table-cell>
        </table:table-row>
        <table:table-row table:style-name="ro1">
          <table:table-cell/>
          <table:table-cell table:formula="of:=[.B599]" office:value-type="float" office:value="200" calcext:value-type="float">
            <text:p>200</text:p>
          </table:table-cell>
          <table:table-cell table:formula="of:=[.I599]" office:value-type="float" office:value="457.644274644989" calcext:value-type="float">
            <text:p>457.64427464498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00]&gt;=[.C600];[.E600];[.F600])" office:value-type="float" office:value="0.000015426623266146" calcext:value-type="float">
            <text:p>1.5426623266146E-05</text:p>
          </table:table-cell>
          <table:table-cell table:formula="of:=[.C600]+[.H600]*([.B600]-[.C600])" office:value-type="float" office:value="457.640300063827" calcext:value-type="float">
            <text:p>457.640300063827</text:p>
          </table:table-cell>
        </table:table-row>
        <table:table-row table:style-name="ro1">
          <table:table-cell/>
          <table:table-cell table:formula="of:=[.B600]" office:value-type="float" office:value="200" calcext:value-type="float">
            <text:p>200</text:p>
          </table:table-cell>
          <table:table-cell table:formula="of:=[.I600]" office:value-type="float" office:value="457.640300063827" calcext:value-type="float">
            <text:p>457.64030006382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01]&gt;=[.C601];[.E601];[.F601])" office:value-type="float" office:value="0.000015426623266146" calcext:value-type="float">
            <text:p>1.5426623266146E-05</text:p>
          </table:table-cell>
          <table:table-cell table:formula="of:=[.C601]+[.H601]*([.B601]-[.C601])" office:value-type="float" office:value="457.63632554398" calcext:value-type="float">
            <text:p>457.63632554398</text:p>
          </table:table-cell>
        </table:table-row>
        <table:table-row table:style-name="ro1">
          <table:table-cell/>
          <table:table-cell table:formula="of:=[.B601]" office:value-type="float" office:value="200" calcext:value-type="float">
            <text:p>200</text:p>
          </table:table-cell>
          <table:table-cell table:formula="of:=[.I601]" office:value-type="float" office:value="457.63632554398" calcext:value-type="float">
            <text:p>457.6363255439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02]&gt;=[.C602];[.E602];[.F602])" office:value-type="float" office:value="0.000015426623266146" calcext:value-type="float">
            <text:p>1.5426623266146E-05</text:p>
          </table:table-cell>
          <table:table-cell table:formula="of:=[.C602]+[.H602]*([.B602]-[.C602])" office:value-type="float" office:value="457.632351085446" calcext:value-type="float">
            <text:p>457.632351085446</text:p>
          </table:table-cell>
        </table:table-row>
        <table:table-row table:style-name="ro1">
          <table:table-cell/>
          <table:table-cell table:formula="of:=[.B602]" office:value-type="float" office:value="200" calcext:value-type="float">
            <text:p>200</text:p>
          </table:table-cell>
          <table:table-cell table:formula="of:=[.I602]" office:value-type="float" office:value="457.632351085446" calcext:value-type="float">
            <text:p>457.63235108544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03]&gt;=[.C603];[.E603];[.F603])" office:value-type="float" office:value="0.000015426623266146" calcext:value-type="float">
            <text:p>1.5426623266146E-05</text:p>
          </table:table-cell>
          <table:table-cell table:formula="of:=[.C603]+[.H603]*([.B603]-[.C603])" office:value-type="float" office:value="457.628376688225" calcext:value-type="float">
            <text:p>457.628376688225</text:p>
          </table:table-cell>
        </table:table-row>
        <table:table-row table:style-name="ro1">
          <table:table-cell/>
          <table:table-cell table:formula="of:=[.B603]" office:value-type="float" office:value="200" calcext:value-type="float">
            <text:p>200</text:p>
          </table:table-cell>
          <table:table-cell table:formula="of:=[.I603]" office:value-type="float" office:value="457.628376688225" calcext:value-type="float">
            <text:p>457.62837668822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04]&gt;=[.C604];[.E604];[.F604])" office:value-type="float" office:value="0.000015426623266146" calcext:value-type="float">
            <text:p>1.5426623266146E-05</text:p>
          </table:table-cell>
          <table:table-cell table:formula="of:=[.C604]+[.H604]*([.B604]-[.C604])" office:value-type="float" office:value="457.624402352315" calcext:value-type="float">
            <text:p>457.624402352315</text:p>
          </table:table-cell>
        </table:table-row>
        <table:table-row table:style-name="ro1">
          <table:table-cell/>
          <table:table-cell table:formula="of:=[.B604]" office:value-type="float" office:value="200" calcext:value-type="float">
            <text:p>200</text:p>
          </table:table-cell>
          <table:table-cell table:formula="of:=[.I604]" office:value-type="float" office:value="457.624402352315" calcext:value-type="float">
            <text:p>457.62440235231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05]&gt;=[.C605];[.E605];[.F605])" office:value-type="float" office:value="0.000015426623266146" calcext:value-type="float">
            <text:p>1.5426623266146E-05</text:p>
          </table:table-cell>
          <table:table-cell table:formula="of:=[.C605]+[.H605]*([.B605]-[.C605])" office:value-type="float" office:value="457.620428077716" calcext:value-type="float">
            <text:p>457.620428077716</text:p>
          </table:table-cell>
        </table:table-row>
        <table:table-row table:style-name="ro1">
          <table:table-cell/>
          <table:table-cell table:formula="of:=[.B605]" office:value-type="float" office:value="200" calcext:value-type="float">
            <text:p>200</text:p>
          </table:table-cell>
          <table:table-cell table:formula="of:=[.I605]" office:value-type="float" office:value="457.620428077716" calcext:value-type="float">
            <text:p>457.62042807771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06]&gt;=[.C606];[.E606];[.F606])" office:value-type="float" office:value="0.000015426623266146" calcext:value-type="float">
            <text:p>1.5426623266146E-05</text:p>
          </table:table-cell>
          <table:table-cell table:formula="of:=[.C606]+[.H606]*([.B606]-[.C606])" office:value-type="float" office:value="457.616453864426" calcext:value-type="float">
            <text:p>457.616453864426</text:p>
          </table:table-cell>
        </table:table-row>
        <table:table-row table:style-name="ro1">
          <table:table-cell/>
          <table:table-cell table:formula="of:=[.B606]" office:value-type="float" office:value="200" calcext:value-type="float">
            <text:p>200</text:p>
          </table:table-cell>
          <table:table-cell table:formula="of:=[.I606]" office:value-type="float" office:value="457.616453864426" calcext:value-type="float">
            <text:p>457.61645386442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07]&gt;=[.C607];[.E607];[.F607])" office:value-type="float" office:value="0.000015426623266146" calcext:value-type="float">
            <text:p>1.5426623266146E-05</text:p>
          </table:table-cell>
          <table:table-cell table:formula="of:=[.C607]+[.H607]*([.B607]-[.C607])" office:value-type="float" office:value="457.612479712445" calcext:value-type="float">
            <text:p>457.612479712445</text:p>
          </table:table-cell>
        </table:table-row>
        <table:table-row table:style-name="ro1">
          <table:table-cell/>
          <table:table-cell table:formula="of:=[.B607]" office:value-type="float" office:value="200" calcext:value-type="float">
            <text:p>200</text:p>
          </table:table-cell>
          <table:table-cell table:formula="of:=[.I607]" office:value-type="float" office:value="457.612479712445" calcext:value-type="float">
            <text:p>457.61247971244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08]&gt;=[.C608];[.E608];[.F608])" office:value-type="float" office:value="0.000015426623266146" calcext:value-type="float">
            <text:p>1.5426623266146E-05</text:p>
          </table:table-cell>
          <table:table-cell table:formula="of:=[.C608]+[.H608]*([.B608]-[.C608])" office:value-type="float" office:value="457.608505621772" calcext:value-type="float">
            <text:p>457.608505621772</text:p>
          </table:table-cell>
        </table:table-row>
        <table:table-row table:style-name="ro1">
          <table:table-cell/>
          <table:table-cell table:formula="of:=[.B608]" office:value-type="float" office:value="200" calcext:value-type="float">
            <text:p>200</text:p>
          </table:table-cell>
          <table:table-cell table:formula="of:=[.I608]" office:value-type="float" office:value="457.608505621772" calcext:value-type="float">
            <text:p>457.60850562177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09]&gt;=[.C609];[.E609];[.F609])" office:value-type="float" office:value="0.000015426623266146" calcext:value-type="float">
            <text:p>1.5426623266146E-05</text:p>
          </table:table-cell>
          <table:table-cell table:formula="of:=[.C609]+[.H609]*([.B609]-[.C609])" office:value-type="float" office:value="457.604531592406" calcext:value-type="float">
            <text:p>457.604531592406</text:p>
          </table:table-cell>
        </table:table-row>
        <table:table-row table:style-name="ro1">
          <table:table-cell/>
          <table:table-cell table:formula="of:=[.B609]" office:value-type="float" office:value="200" calcext:value-type="float">
            <text:p>200</text:p>
          </table:table-cell>
          <table:table-cell table:formula="of:=[.I609]" office:value-type="float" office:value="457.604531592406" calcext:value-type="float">
            <text:p>457.60453159240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10]&gt;=[.C610];[.E610];[.F610])" office:value-type="float" office:value="0.000015426623266146" calcext:value-type="float">
            <text:p>1.5426623266146E-05</text:p>
          </table:table-cell>
          <table:table-cell table:formula="of:=[.C610]+[.H610]*([.B610]-[.C610])" office:value-type="float" office:value="457.600557624345" calcext:value-type="float">
            <text:p>457.600557624345</text:p>
          </table:table-cell>
        </table:table-row>
        <table:table-row table:style-name="ro1">
          <table:table-cell/>
          <table:table-cell table:formula="of:=[.B610]" office:value-type="float" office:value="200" calcext:value-type="float">
            <text:p>200</text:p>
          </table:table-cell>
          <table:table-cell table:formula="of:=[.I610]" office:value-type="float" office:value="457.600557624345" calcext:value-type="float">
            <text:p>457.60055762434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11]&gt;=[.C611];[.E611];[.F611])" office:value-type="float" office:value="0.000015426623266146" calcext:value-type="float">
            <text:p>1.5426623266146E-05</text:p>
          </table:table-cell>
          <table:table-cell table:formula="of:=[.C611]+[.H611]*([.B611]-[.C611])" office:value-type="float" office:value="457.59658371759" calcext:value-type="float">
            <text:p>457.59658371759</text:p>
          </table:table-cell>
        </table:table-row>
        <table:table-row table:style-name="ro1">
          <table:table-cell/>
          <table:table-cell table:formula="of:=[.B611]" office:value-type="float" office:value="200" calcext:value-type="float">
            <text:p>200</text:p>
          </table:table-cell>
          <table:table-cell table:formula="of:=[.I611]" office:value-type="float" office:value="457.59658371759" calcext:value-type="float">
            <text:p>457.5965837175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12]&gt;=[.C612];[.E612];[.F612])" office:value-type="float" office:value="0.000015426623266146" calcext:value-type="float">
            <text:p>1.5426623266146E-05</text:p>
          </table:table-cell>
          <table:table-cell table:formula="of:=[.C612]+[.H612]*([.B612]-[.C612])" office:value-type="float" office:value="457.592609872138" calcext:value-type="float">
            <text:p>457.592609872138</text:p>
          </table:table-cell>
        </table:table-row>
        <table:table-row table:style-name="ro1">
          <table:table-cell/>
          <table:table-cell table:formula="of:=[.B612]" office:value-type="float" office:value="200" calcext:value-type="float">
            <text:p>200</text:p>
          </table:table-cell>
          <table:table-cell table:formula="of:=[.I612]" office:value-type="float" office:value="457.592609872138" calcext:value-type="float">
            <text:p>457.59260987213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13]&gt;=[.C613];[.E613];[.F613])" office:value-type="float" office:value="0.000015426623266146" calcext:value-type="float">
            <text:p>1.5426623266146E-05</text:p>
          </table:table-cell>
          <table:table-cell table:formula="of:=[.C613]+[.H613]*([.B613]-[.C613])" office:value-type="float" office:value="457.588636087989" calcext:value-type="float">
            <text:p>457.588636087989</text:p>
          </table:table-cell>
        </table:table-row>
        <table:table-row table:style-name="ro1">
          <table:table-cell/>
          <table:table-cell table:formula="of:=[.B613]" office:value-type="float" office:value="200" calcext:value-type="float">
            <text:p>200</text:p>
          </table:table-cell>
          <table:table-cell table:formula="of:=[.I613]" office:value-type="float" office:value="457.588636087989" calcext:value-type="float">
            <text:p>457.58863608798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14]&gt;=[.C614];[.E614];[.F614])" office:value-type="float" office:value="0.000015426623266146" calcext:value-type="float">
            <text:p>1.5426623266146E-05</text:p>
          </table:table-cell>
          <table:table-cell table:formula="of:=[.C614]+[.H614]*([.B614]-[.C614])" office:value-type="float" office:value="457.584662365143" calcext:value-type="float">
            <text:p>457.584662365143</text:p>
          </table:table-cell>
        </table:table-row>
        <table:table-row table:style-name="ro1">
          <table:table-cell/>
          <table:table-cell table:formula="of:=[.B614]" office:value-type="float" office:value="200" calcext:value-type="float">
            <text:p>200</text:p>
          </table:table-cell>
          <table:table-cell table:formula="of:=[.I614]" office:value-type="float" office:value="457.584662365143" calcext:value-type="float">
            <text:p>457.58466236514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15]&gt;=[.C615];[.E615];[.F615])" office:value-type="float" office:value="0.000015426623266146" calcext:value-type="float">
            <text:p>1.5426623266146E-05</text:p>
          </table:table-cell>
          <table:table-cell table:formula="of:=[.C615]+[.H615]*([.B615]-[.C615])" office:value-type="float" office:value="457.580688703597" calcext:value-type="float">
            <text:p>457.580688703597</text:p>
          </table:table-cell>
        </table:table-row>
        <table:table-row table:style-name="ro1">
          <table:table-cell/>
          <table:table-cell table:formula="of:=[.B615]" office:value-type="float" office:value="200" calcext:value-type="float">
            <text:p>200</text:p>
          </table:table-cell>
          <table:table-cell table:formula="of:=[.I615]" office:value-type="float" office:value="457.580688703597" calcext:value-type="float">
            <text:p>457.58068870359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16]&gt;=[.C616];[.E616];[.F616])" office:value-type="float" office:value="0.000015426623266146" calcext:value-type="float">
            <text:p>1.5426623266146E-05</text:p>
          </table:table-cell>
          <table:table-cell table:formula="of:=[.C616]+[.H616]*([.B616]-[.C616])" office:value-type="float" office:value="457.576715103352" calcext:value-type="float">
            <text:p>457.576715103352</text:p>
          </table:table-cell>
        </table:table-row>
        <table:table-row table:style-name="ro1">
          <table:table-cell/>
          <table:table-cell table:formula="of:=[.B616]" office:value-type="float" office:value="200" calcext:value-type="float">
            <text:p>200</text:p>
          </table:table-cell>
          <table:table-cell table:formula="of:=[.I616]" office:value-type="float" office:value="457.576715103352" calcext:value-type="float">
            <text:p>457.57671510335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17]&gt;=[.C617];[.E617];[.F617])" office:value-type="float" office:value="0.000015426623266146" calcext:value-type="float">
            <text:p>1.5426623266146E-05</text:p>
          </table:table-cell>
          <table:table-cell table:formula="of:=[.C617]+[.H617]*([.B617]-[.C617])" office:value-type="float" office:value="457.572741564406" calcext:value-type="float">
            <text:p>457.572741564406</text:p>
          </table:table-cell>
        </table:table-row>
        <table:table-row table:style-name="ro1">
          <table:table-cell/>
          <table:table-cell table:formula="of:=[.B617]" office:value-type="float" office:value="200" calcext:value-type="float">
            <text:p>200</text:p>
          </table:table-cell>
          <table:table-cell table:formula="of:=[.I617]" office:value-type="float" office:value="457.572741564406" calcext:value-type="float">
            <text:p>457.57274156440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18]&gt;=[.C618];[.E618];[.F618])" office:value-type="float" office:value="0.000015426623266146" calcext:value-type="float">
            <text:p>1.5426623266146E-05</text:p>
          </table:table-cell>
          <table:table-cell table:formula="of:=[.C618]+[.H618]*([.B618]-[.C618])" office:value-type="float" office:value="457.568768086758" calcext:value-type="float">
            <text:p>457.568768086758</text:p>
          </table:table-cell>
        </table:table-row>
        <table:table-row table:style-name="ro1">
          <table:table-cell/>
          <table:table-cell table:formula="of:=[.B618]" office:value-type="float" office:value="200" calcext:value-type="float">
            <text:p>200</text:p>
          </table:table-cell>
          <table:table-cell table:formula="of:=[.I618]" office:value-type="float" office:value="457.568768086758" calcext:value-type="float">
            <text:p>457.56876808675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19]&gt;=[.C619];[.E619];[.F619])" office:value-type="float" office:value="0.000015426623266146" calcext:value-type="float">
            <text:p>1.5426623266146E-05</text:p>
          </table:table-cell>
          <table:table-cell table:formula="of:=[.C619]+[.H619]*([.B619]-[.C619])" office:value-type="float" office:value="457.564794670408" calcext:value-type="float">
            <text:p>457.564794670408</text:p>
          </table:table-cell>
        </table:table-row>
        <table:table-row table:style-name="ro1">
          <table:table-cell/>
          <table:table-cell table:formula="of:=[.B619]" office:value-type="float" office:value="200" calcext:value-type="float">
            <text:p>200</text:p>
          </table:table-cell>
          <table:table-cell table:formula="of:=[.I619]" office:value-type="float" office:value="457.564794670408" calcext:value-type="float">
            <text:p>457.56479467040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20]&gt;=[.C620];[.E620];[.F620])" office:value-type="float" office:value="0.000015426623266146" calcext:value-type="float">
            <text:p>1.5426623266146E-05</text:p>
          </table:table-cell>
          <table:table-cell table:formula="of:=[.C620]+[.H620]*([.B620]-[.C620])" office:value-type="float" office:value="457.560821315354" calcext:value-type="float">
            <text:p>457.560821315354</text:p>
          </table:table-cell>
        </table:table-row>
        <table:table-row table:style-name="ro1">
          <table:table-cell/>
          <table:table-cell table:formula="of:=[.B620]" office:value-type="float" office:value="200" calcext:value-type="float">
            <text:p>200</text:p>
          </table:table-cell>
          <table:table-cell table:formula="of:=[.I620]" office:value-type="float" office:value="457.560821315354" calcext:value-type="float">
            <text:p>457.56082131535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21]&gt;=[.C621];[.E621];[.F621])" office:value-type="float" office:value="0.000015426623266146" calcext:value-type="float">
            <text:p>1.5426623266146E-05</text:p>
          </table:table-cell>
          <table:table-cell table:formula="of:=[.C621]+[.H621]*([.B621]-[.C621])" office:value-type="float" office:value="457.556848021595" calcext:value-type="float">
            <text:p>457.556848021595</text:p>
          </table:table-cell>
        </table:table-row>
        <table:table-row table:style-name="ro1">
          <table:table-cell/>
          <table:table-cell table:formula="of:=[.B621]" office:value-type="float" office:value="200" calcext:value-type="float">
            <text:p>200</text:p>
          </table:table-cell>
          <table:table-cell table:formula="of:=[.I621]" office:value-type="float" office:value="457.556848021595" calcext:value-type="float">
            <text:p>457.55684802159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22]&gt;=[.C622];[.E622];[.F622])" office:value-type="float" office:value="0.000015426623266146" calcext:value-type="float">
            <text:p>1.5426623266146E-05</text:p>
          </table:table-cell>
          <table:table-cell table:formula="of:=[.C622]+[.H622]*([.B622]-[.C622])" office:value-type="float" office:value="457.552874789131" calcext:value-type="float">
            <text:p>457.552874789131</text:p>
          </table:table-cell>
        </table:table-row>
        <table:table-row table:style-name="ro1">
          <table:table-cell/>
          <table:table-cell table:formula="of:=[.B622]" office:value-type="float" office:value="200" calcext:value-type="float">
            <text:p>200</text:p>
          </table:table-cell>
          <table:table-cell table:formula="of:=[.I622]" office:value-type="float" office:value="457.552874789131" calcext:value-type="float">
            <text:p>457.55287478913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23]&gt;=[.C623];[.E623];[.F623])" office:value-type="float" office:value="0.000015426623266146" calcext:value-type="float">
            <text:p>1.5426623266146E-05</text:p>
          </table:table-cell>
          <table:table-cell table:formula="of:=[.C623]+[.H623]*([.B623]-[.C623])" office:value-type="float" office:value="457.548901617961" calcext:value-type="float">
            <text:p>457.548901617961</text:p>
          </table:table-cell>
        </table:table-row>
        <table:table-row table:style-name="ro1">
          <table:table-cell/>
          <table:table-cell table:formula="of:=[.B623]" office:value-type="float" office:value="200" calcext:value-type="float">
            <text:p>200</text:p>
          </table:table-cell>
          <table:table-cell table:formula="of:=[.I623]" office:value-type="float" office:value="457.548901617961" calcext:value-type="float">
            <text:p>457.54890161796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24]&gt;=[.C624];[.E624];[.F624])" office:value-type="float" office:value="0.000015426623266146" calcext:value-type="float">
            <text:p>1.5426623266146E-05</text:p>
          </table:table-cell>
          <table:table-cell table:formula="of:=[.C624]+[.H624]*([.B624]-[.C624])" office:value-type="float" office:value="457.544928508083" calcext:value-type="float">
            <text:p>457.544928508083</text:p>
          </table:table-cell>
        </table:table-row>
        <table:table-row table:style-name="ro1">
          <table:table-cell/>
          <table:table-cell table:formula="of:=[.B624]" office:value-type="float" office:value="200" calcext:value-type="float">
            <text:p>200</text:p>
          </table:table-cell>
          <table:table-cell table:formula="of:=[.I624]" office:value-type="float" office:value="457.544928508083" calcext:value-type="float">
            <text:p>457.54492850808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25]&gt;=[.C625];[.E625];[.F625])" office:value-type="float" office:value="0.000015426623266146" calcext:value-type="float">
            <text:p>1.5426623266146E-05</text:p>
          </table:table-cell>
          <table:table-cell table:formula="of:=[.C625]+[.H625]*([.B625]-[.C625])" office:value-type="float" office:value="457.540955459497" calcext:value-type="float">
            <text:p>457.540955459497</text:p>
          </table:table-cell>
        </table:table-row>
        <table:table-row table:style-name="ro1">
          <table:table-cell/>
          <table:table-cell table:formula="of:=[.B625]" office:value-type="float" office:value="200" calcext:value-type="float">
            <text:p>200</text:p>
          </table:table-cell>
          <table:table-cell table:formula="of:=[.I625]" office:value-type="float" office:value="457.540955459497" calcext:value-type="float">
            <text:p>457.54095545949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26]&gt;=[.C626];[.E626];[.F626])" office:value-type="float" office:value="0.000015426623266146" calcext:value-type="float">
            <text:p>1.5426623266146E-05</text:p>
          </table:table-cell>
          <table:table-cell table:formula="of:=[.C626]+[.H626]*([.B626]-[.C626])" office:value-type="float" office:value="457.536982472201" calcext:value-type="float">
            <text:p>457.536982472201</text:p>
          </table:table-cell>
        </table:table-row>
        <table:table-row table:style-name="ro1">
          <table:table-cell/>
          <table:table-cell table:formula="of:=[.B626]" office:value-type="float" office:value="200" calcext:value-type="float">
            <text:p>200</text:p>
          </table:table-cell>
          <table:table-cell table:formula="of:=[.I626]" office:value-type="float" office:value="457.536982472201" calcext:value-type="float">
            <text:p>457.53698247220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27]&gt;=[.C627];[.E627];[.F627])" office:value-type="float" office:value="0.000015426623266146" calcext:value-type="float">
            <text:p>1.5426623266146E-05</text:p>
          </table:table-cell>
          <table:table-cell table:formula="of:=[.C627]+[.H627]*([.B627]-[.C627])" office:value-type="float" office:value="457.533009546196" calcext:value-type="float">
            <text:p>457.533009546196</text:p>
          </table:table-cell>
        </table:table-row>
        <table:table-row table:style-name="ro1">
          <table:table-cell/>
          <table:table-cell table:formula="of:=[.B627]" office:value-type="float" office:value="200" calcext:value-type="float">
            <text:p>200</text:p>
          </table:table-cell>
          <table:table-cell table:formula="of:=[.I627]" office:value-type="float" office:value="457.533009546196" calcext:value-type="float">
            <text:p>457.53300954619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28]&gt;=[.C628];[.E628];[.F628])" office:value-type="float" office:value="0.000015426623266146" calcext:value-type="float">
            <text:p>1.5426623266146E-05</text:p>
          </table:table-cell>
          <table:table-cell table:formula="of:=[.C628]+[.H628]*([.B628]-[.C628])" office:value-type="float" office:value="457.529036681479" calcext:value-type="float">
            <text:p>457.529036681479</text:p>
          </table:table-cell>
        </table:table-row>
        <table:table-row table:style-name="ro1">
          <table:table-cell/>
          <table:table-cell table:formula="of:=[.B628]" office:value-type="float" office:value="200" calcext:value-type="float">
            <text:p>200</text:p>
          </table:table-cell>
          <table:table-cell table:formula="of:=[.I628]" office:value-type="float" office:value="457.529036681479" calcext:value-type="float">
            <text:p>457.52903668147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29]&gt;=[.C629];[.E629];[.F629])" office:value-type="float" office:value="0.000015426623266146" calcext:value-type="float">
            <text:p>1.5426623266146E-05</text:p>
          </table:table-cell>
          <table:table-cell table:formula="of:=[.C629]+[.H629]*([.B629]-[.C629])" office:value-type="float" office:value="457.52506387805" calcext:value-type="float">
            <text:p>457.52506387805</text:p>
          </table:table-cell>
        </table:table-row>
        <table:table-row table:style-name="ro1">
          <table:table-cell/>
          <table:table-cell table:formula="of:=[.B629]" office:value-type="float" office:value="200" calcext:value-type="float">
            <text:p>200</text:p>
          </table:table-cell>
          <table:table-cell table:formula="of:=[.I629]" office:value-type="float" office:value="457.52506387805" calcext:value-type="float">
            <text:p>457.5250638780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30]&gt;=[.C630];[.E630];[.F630])" office:value-type="float" office:value="0.000015426623266146" calcext:value-type="float">
            <text:p>1.5426623266146E-05</text:p>
          </table:table-cell>
          <table:table-cell table:formula="of:=[.C630]+[.H630]*([.B630]-[.C630])" office:value-type="float" office:value="457.521091135908" calcext:value-type="float">
            <text:p>457.521091135908</text:p>
          </table:table-cell>
        </table:table-row>
        <table:table-row table:style-name="ro1">
          <table:table-cell/>
          <table:table-cell table:formula="of:=[.B630]" office:value-type="float" office:value="200" calcext:value-type="float">
            <text:p>200</text:p>
          </table:table-cell>
          <table:table-cell table:formula="of:=[.I630]" office:value-type="float" office:value="457.521091135908" calcext:value-type="float">
            <text:p>457.52109113590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31]&gt;=[.C631];[.E631];[.F631])" office:value-type="float" office:value="0.000015426623266146" calcext:value-type="float">
            <text:p>1.5426623266146E-05</text:p>
          </table:table-cell>
          <table:table-cell table:formula="of:=[.C631]+[.H631]*([.B631]-[.C631])" office:value-type="float" office:value="457.517118455052" calcext:value-type="float">
            <text:p>457.517118455052</text:p>
          </table:table-cell>
        </table:table-row>
        <table:table-row table:style-name="ro1">
          <table:table-cell/>
          <table:table-cell table:formula="of:=[.B631]" office:value-type="float" office:value="200" calcext:value-type="float">
            <text:p>200</text:p>
          </table:table-cell>
          <table:table-cell table:formula="of:=[.I631]" office:value-type="float" office:value="457.517118455052" calcext:value-type="float">
            <text:p>457.51711845505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32]&gt;=[.C632];[.E632];[.F632])" office:value-type="float" office:value="0.000015426623266146" calcext:value-type="float">
            <text:p>1.5426623266146E-05</text:p>
          </table:table-cell>
          <table:table-cell table:formula="of:=[.C632]+[.H632]*([.B632]-[.C632])" office:value-type="float" office:value="457.513145835481" calcext:value-type="float">
            <text:p>457.513145835481</text:p>
          </table:table-cell>
        </table:table-row>
        <table:table-row table:style-name="ro1">
          <table:table-cell/>
          <table:table-cell table:formula="of:=[.B632]" office:value-type="float" office:value="200" calcext:value-type="float">
            <text:p>200</text:p>
          </table:table-cell>
          <table:table-cell table:formula="of:=[.I632]" office:value-type="float" office:value="457.513145835481" calcext:value-type="float">
            <text:p>457.51314583548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33]&gt;=[.C633];[.E633];[.F633])" office:value-type="float" office:value="0.000015426623266146" calcext:value-type="float">
            <text:p>1.5426623266146E-05</text:p>
          </table:table-cell>
          <table:table-cell table:formula="of:=[.C633]+[.H633]*([.B633]-[.C633])" office:value-type="float" office:value="457.509173277194" calcext:value-type="float">
            <text:p>457.509173277194</text:p>
          </table:table-cell>
        </table:table-row>
        <table:table-row table:style-name="ro1">
          <table:table-cell/>
          <table:table-cell table:formula="of:=[.B633]" office:value-type="float" office:value="200" calcext:value-type="float">
            <text:p>200</text:p>
          </table:table-cell>
          <table:table-cell table:formula="of:=[.I633]" office:value-type="float" office:value="457.509173277194" calcext:value-type="float">
            <text:p>457.50917327719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34]&gt;=[.C634];[.E634];[.F634])" office:value-type="float" office:value="0.000015426623266146" calcext:value-type="float">
            <text:p>1.5426623266146E-05</text:p>
          </table:table-cell>
          <table:table-cell table:formula="of:=[.C634]+[.H634]*([.B634]-[.C634])" office:value-type="float" office:value="457.50520078019" calcext:value-type="float">
            <text:p>457.50520078019</text:p>
          </table:table-cell>
        </table:table-row>
        <table:table-row table:style-name="ro1">
          <table:table-cell/>
          <table:table-cell table:formula="of:=[.B634]" office:value-type="float" office:value="200" calcext:value-type="float">
            <text:p>200</text:p>
          </table:table-cell>
          <table:table-cell table:formula="of:=[.I634]" office:value-type="float" office:value="457.50520078019" calcext:value-type="float">
            <text:p>457.5052007801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35]&gt;=[.C635];[.E635];[.F635])" office:value-type="float" office:value="0.000015426623266146" calcext:value-type="float">
            <text:p>1.5426623266146E-05</text:p>
          </table:table-cell>
          <table:table-cell table:formula="of:=[.C635]+[.H635]*([.B635]-[.C635])" office:value-type="float" office:value="457.501228344469" calcext:value-type="float">
            <text:p>457.501228344469</text:p>
          </table:table-cell>
        </table:table-row>
        <table:table-row table:style-name="ro1">
          <table:table-cell/>
          <table:table-cell table:formula="of:=[.B635]" office:value-type="float" office:value="200" calcext:value-type="float">
            <text:p>200</text:p>
          </table:table-cell>
          <table:table-cell table:formula="of:=[.I635]" office:value-type="float" office:value="457.501228344469" calcext:value-type="float">
            <text:p>457.50122834446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36]&gt;=[.C636];[.E636];[.F636])" office:value-type="float" office:value="0.000015426623266146" calcext:value-type="float">
            <text:p>1.5426623266146E-05</text:p>
          </table:table-cell>
          <table:table-cell table:formula="of:=[.C636]+[.H636]*([.B636]-[.C636])" office:value-type="float" office:value="457.497255970028" calcext:value-type="float">
            <text:p>457.497255970028</text:p>
          </table:table-cell>
        </table:table-row>
        <table:table-row table:style-name="ro1">
          <table:table-cell/>
          <table:table-cell table:formula="of:=[.B636]" office:value-type="float" office:value="200" calcext:value-type="float">
            <text:p>200</text:p>
          </table:table-cell>
          <table:table-cell table:formula="of:=[.I636]" office:value-type="float" office:value="457.497255970028" calcext:value-type="float">
            <text:p>457.49725597002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37]&gt;=[.C637];[.E637];[.F637])" office:value-type="float" office:value="0.000015426623266146" calcext:value-type="float">
            <text:p>1.5426623266146E-05</text:p>
          </table:table-cell>
          <table:table-cell table:formula="of:=[.C637]+[.H637]*([.B637]-[.C637])" office:value-type="float" office:value="457.493283656868" calcext:value-type="float">
            <text:p>457.493283656868</text:p>
          </table:table-cell>
        </table:table-row>
        <table:table-row table:style-name="ro1">
          <table:table-cell/>
          <table:table-cell table:formula="of:=[.B637]" office:value-type="float" office:value="200" calcext:value-type="float">
            <text:p>200</text:p>
          </table:table-cell>
          <table:table-cell table:formula="of:=[.I637]" office:value-type="float" office:value="457.493283656868" calcext:value-type="float">
            <text:p>457.49328365686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38]&gt;=[.C638];[.E638];[.F638])" office:value-type="float" office:value="0.000015426623266146" calcext:value-type="float">
            <text:p>1.5426623266146E-05</text:p>
          </table:table-cell>
          <table:table-cell table:formula="of:=[.C638]+[.H638]*([.B638]-[.C638])" office:value-type="float" office:value="457.489311404988" calcext:value-type="float">
            <text:p>457.489311404988</text:p>
          </table:table-cell>
        </table:table-row>
        <table:table-row table:style-name="ro1">
          <table:table-cell/>
          <table:table-cell table:formula="of:=[.B638]" office:value-type="float" office:value="200" calcext:value-type="float">
            <text:p>200</text:p>
          </table:table-cell>
          <table:table-cell table:formula="of:=[.I638]" office:value-type="float" office:value="457.489311404988" calcext:value-type="float">
            <text:p>457.48931140498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39]&gt;=[.C639];[.E639];[.F639])" office:value-type="float" office:value="0.000015426623266146" calcext:value-type="float">
            <text:p>1.5426623266146E-05</text:p>
          </table:table-cell>
          <table:table-cell table:formula="of:=[.C639]+[.H639]*([.B639]-[.C639])" office:value-type="float" office:value="457.485339214386" calcext:value-type="float">
            <text:p>457.485339214386</text:p>
          </table:table-cell>
        </table:table-row>
        <table:table-row table:style-name="ro1">
          <table:table-cell/>
          <table:table-cell table:formula="of:=[.B639]" office:value-type="float" office:value="200" calcext:value-type="float">
            <text:p>200</text:p>
          </table:table-cell>
          <table:table-cell table:formula="of:=[.I639]" office:value-type="float" office:value="457.485339214386" calcext:value-type="float">
            <text:p>457.48533921438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40]&gt;=[.C640];[.E640];[.F640])" office:value-type="float" office:value="0.000015426623266146" calcext:value-type="float">
            <text:p>1.5426623266146E-05</text:p>
          </table:table-cell>
          <table:table-cell table:formula="of:=[.C640]+[.H640]*([.B640]-[.C640])" office:value-type="float" office:value="457.481367085061" calcext:value-type="float">
            <text:p>457.481367085061</text:p>
          </table:table-cell>
        </table:table-row>
        <table:table-row table:style-name="ro1">
          <table:table-cell/>
          <table:table-cell table:formula="of:=[.B640]" office:value-type="float" office:value="200" calcext:value-type="float">
            <text:p>200</text:p>
          </table:table-cell>
          <table:table-cell table:formula="of:=[.I640]" office:value-type="float" office:value="457.481367085061" calcext:value-type="float">
            <text:p>457.48136708506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41]&gt;=[.C641];[.E641];[.F641])" office:value-type="float" office:value="0.000015426623266146" calcext:value-type="float">
            <text:p>1.5426623266146E-05</text:p>
          </table:table-cell>
          <table:table-cell table:formula="of:=[.C641]+[.H641]*([.B641]-[.C641])" office:value-type="float" office:value="457.477395017013" calcext:value-type="float">
            <text:p>457.477395017013</text:p>
          </table:table-cell>
        </table:table-row>
        <table:table-row table:style-name="ro1">
          <table:table-cell/>
          <table:table-cell table:formula="of:=[.B641]" office:value-type="float" office:value="200" calcext:value-type="float">
            <text:p>200</text:p>
          </table:table-cell>
          <table:table-cell table:formula="of:=[.I641]" office:value-type="float" office:value="457.477395017013" calcext:value-type="float">
            <text:p>457.4773950170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42]&gt;=[.C642];[.E642];[.F642])" office:value-type="float" office:value="0.000015426623266146" calcext:value-type="float">
            <text:p>1.5426623266146E-05</text:p>
          </table:table-cell>
          <table:table-cell table:formula="of:=[.C642]+[.H642]*([.B642]-[.C642])" office:value-type="float" office:value="457.473423010241" calcext:value-type="float">
            <text:p>457.473423010241</text:p>
          </table:table-cell>
        </table:table-row>
        <table:table-row table:style-name="ro1">
          <table:table-cell/>
          <table:table-cell table:formula="of:=[.B642]" office:value-type="float" office:value="200" calcext:value-type="float">
            <text:p>200</text:p>
          </table:table-cell>
          <table:table-cell table:formula="of:=[.I642]" office:value-type="float" office:value="457.473423010241" calcext:value-type="float">
            <text:p>457.47342301024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43]&gt;=[.C643];[.E643];[.F643])" office:value-type="float" office:value="0.000015426623266146" calcext:value-type="float">
            <text:p>1.5426623266146E-05</text:p>
          </table:table-cell>
          <table:table-cell table:formula="of:=[.C643]+[.H643]*([.B643]-[.C643])" office:value-type="float" office:value="457.469451064743" calcext:value-type="float">
            <text:p>457.469451064743</text:p>
          </table:table-cell>
        </table:table-row>
        <table:table-row table:style-name="ro1">
          <table:table-cell/>
          <table:table-cell table:formula="of:=[.B643]" office:value-type="float" office:value="200" calcext:value-type="float">
            <text:p>200</text:p>
          </table:table-cell>
          <table:table-cell table:formula="of:=[.I643]" office:value-type="float" office:value="457.469451064743" calcext:value-type="float">
            <text:p>457.46945106474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44]&gt;=[.C644];[.E644];[.F644])" office:value-type="float" office:value="0.000015426623266146" calcext:value-type="float">
            <text:p>1.5426623266146E-05</text:p>
          </table:table-cell>
          <table:table-cell table:formula="of:=[.C644]+[.H644]*([.B644]-[.C644])" office:value-type="float" office:value="457.465479180519" calcext:value-type="float">
            <text:p>457.465479180519</text:p>
          </table:table-cell>
        </table:table-row>
        <table:table-row table:style-name="ro1">
          <table:table-cell/>
          <table:table-cell table:formula="of:=[.B644]" office:value-type="float" office:value="200" calcext:value-type="float">
            <text:p>200</text:p>
          </table:table-cell>
          <table:table-cell table:formula="of:=[.I644]" office:value-type="float" office:value="457.465479180519" calcext:value-type="float">
            <text:p>457.46547918051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45]&gt;=[.C645];[.E645];[.F645])" office:value-type="float" office:value="0.000015426623266146" calcext:value-type="float">
            <text:p>1.5426623266146E-05</text:p>
          </table:table-cell>
          <table:table-cell table:formula="of:=[.C645]+[.H645]*([.B645]-[.C645])" office:value-type="float" office:value="457.461507357567" calcext:value-type="float">
            <text:p>457.461507357567</text:p>
          </table:table-cell>
        </table:table-row>
        <table:table-row table:style-name="ro1">
          <table:table-cell/>
          <table:table-cell table:formula="of:=[.B645]" office:value-type="float" office:value="200" calcext:value-type="float">
            <text:p>200</text:p>
          </table:table-cell>
          <table:table-cell table:formula="of:=[.I645]" office:value-type="float" office:value="457.461507357567" calcext:value-type="float">
            <text:p>457.46150735756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46]&gt;=[.C646];[.E646];[.F646])" office:value-type="float" office:value="0.000015426623266146" calcext:value-type="float">
            <text:p>1.5426623266146E-05</text:p>
          </table:table-cell>
          <table:table-cell table:formula="of:=[.C646]+[.H646]*([.B646]-[.C646])" office:value-type="float" office:value="457.457535595888" calcext:value-type="float">
            <text:p>457.457535595888</text:p>
          </table:table-cell>
        </table:table-row>
        <table:table-row table:style-name="ro1">
          <table:table-cell/>
          <table:table-cell table:formula="of:=[.B646]" office:value-type="float" office:value="200" calcext:value-type="float">
            <text:p>200</text:p>
          </table:table-cell>
          <table:table-cell table:formula="of:=[.I646]" office:value-type="float" office:value="457.457535595888" calcext:value-type="float">
            <text:p>457.45753559588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47]&gt;=[.C647];[.E647];[.F647])" office:value-type="float" office:value="0.000015426623266146" calcext:value-type="float">
            <text:p>1.5426623266146E-05</text:p>
          </table:table-cell>
          <table:table-cell table:formula="of:=[.C647]+[.H647]*([.B647]-[.C647])" office:value-type="float" office:value="457.453563895479" calcext:value-type="float">
            <text:p>457.453563895479</text:p>
          </table:table-cell>
        </table:table-row>
        <table:table-row table:style-name="ro1">
          <table:table-cell/>
          <table:table-cell table:formula="of:=[.B647]" office:value-type="float" office:value="200" calcext:value-type="float">
            <text:p>200</text:p>
          </table:table-cell>
          <table:table-cell table:formula="of:=[.I647]" office:value-type="float" office:value="457.453563895479" calcext:value-type="float">
            <text:p>457.45356389547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48]&gt;=[.C648];[.E648];[.F648])" office:value-type="float" office:value="0.000015426623266146" calcext:value-type="float">
            <text:p>1.5426623266146E-05</text:p>
          </table:table-cell>
          <table:table-cell table:formula="of:=[.C648]+[.H648]*([.B648]-[.C648])" office:value-type="float" office:value="457.44959225634" calcext:value-type="float">
            <text:p>457.44959225634</text:p>
          </table:table-cell>
        </table:table-row>
        <table:table-row table:style-name="ro1">
          <table:table-cell/>
          <table:table-cell table:formula="of:=[.B648]" office:value-type="float" office:value="200" calcext:value-type="float">
            <text:p>200</text:p>
          </table:table-cell>
          <table:table-cell table:formula="of:=[.I648]" office:value-type="float" office:value="457.44959225634" calcext:value-type="float">
            <text:p>457.4495922563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49]&gt;=[.C649];[.E649];[.F649])" office:value-type="float" office:value="0.000015426623266146" calcext:value-type="float">
            <text:p>1.5426623266146E-05</text:p>
          </table:table-cell>
          <table:table-cell table:formula="of:=[.C649]+[.H649]*([.B649]-[.C649])" office:value-type="float" office:value="457.44562067847" calcext:value-type="float">
            <text:p>457.44562067847</text:p>
          </table:table-cell>
        </table:table-row>
        <table:table-row table:style-name="ro1">
          <table:table-cell/>
          <table:table-cell table:formula="of:=[.B649]" office:value-type="float" office:value="200" calcext:value-type="float">
            <text:p>200</text:p>
          </table:table-cell>
          <table:table-cell table:formula="of:=[.I649]" office:value-type="float" office:value="457.44562067847" calcext:value-type="float">
            <text:p>457.4456206784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50]&gt;=[.C650];[.E650];[.F650])" office:value-type="float" office:value="0.000015426623266146" calcext:value-type="float">
            <text:p>1.5426623266146E-05</text:p>
          </table:table-cell>
          <table:table-cell table:formula="of:=[.C650]+[.H650]*([.B650]-[.C650])" office:value-type="float" office:value="457.441649161869" calcext:value-type="float">
            <text:p>457.441649161869</text:p>
          </table:table-cell>
        </table:table-row>
        <table:table-row table:style-name="ro1">
          <table:table-cell/>
          <table:table-cell table:formula="of:=[.B650]" office:value-type="float" office:value="200" calcext:value-type="float">
            <text:p>200</text:p>
          </table:table-cell>
          <table:table-cell table:formula="of:=[.I650]" office:value-type="float" office:value="457.441649161869" calcext:value-type="float">
            <text:p>457.44164916186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51]&gt;=[.C651];[.E651];[.F651])" office:value-type="float" office:value="0.000015426623266146" calcext:value-type="float">
            <text:p>1.5426623266146E-05</text:p>
          </table:table-cell>
          <table:table-cell table:formula="of:=[.C651]+[.H651]*([.B651]-[.C651])" office:value-type="float" office:value="457.437677706534" calcext:value-type="float">
            <text:p>457.437677706534</text:p>
          </table:table-cell>
        </table:table-row>
        <table:table-row table:style-name="ro1">
          <table:table-cell/>
          <table:table-cell table:formula="of:=[.B651]" office:value-type="float" office:value="200" calcext:value-type="float">
            <text:p>200</text:p>
          </table:table-cell>
          <table:table-cell table:formula="of:=[.I651]" office:value-type="float" office:value="457.437677706534" calcext:value-type="float">
            <text:p>457.43767770653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52]&gt;=[.C652];[.E652];[.F652])" office:value-type="float" office:value="0.000015426623266146" calcext:value-type="float">
            <text:p>1.5426623266146E-05</text:p>
          </table:table-cell>
          <table:table-cell table:formula="of:=[.C652]+[.H652]*([.B652]-[.C652])" office:value-type="float" office:value="457.433706312466" calcext:value-type="float">
            <text:p>457.433706312466</text:p>
          </table:table-cell>
        </table:table-row>
        <table:table-row table:style-name="ro1">
          <table:table-cell/>
          <table:table-cell table:formula="of:=[.B652]" office:value-type="float" office:value="200" calcext:value-type="float">
            <text:p>200</text:p>
          </table:table-cell>
          <table:table-cell table:formula="of:=[.I652]" office:value-type="float" office:value="457.433706312466" calcext:value-type="float">
            <text:p>457.43370631246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53]&gt;=[.C653];[.E653];[.F653])" office:value-type="float" office:value="0.000015426623266146" calcext:value-type="float">
            <text:p>1.5426623266146E-05</text:p>
          </table:table-cell>
          <table:table-cell table:formula="of:=[.C653]+[.H653]*([.B653]-[.C653])" office:value-type="float" office:value="457.429734979662" calcext:value-type="float">
            <text:p>457.429734979662</text:p>
          </table:table-cell>
        </table:table-row>
        <table:table-row table:style-name="ro1">
          <table:table-cell/>
          <table:table-cell table:formula="of:=[.B653]" office:value-type="float" office:value="200" calcext:value-type="float">
            <text:p>200</text:p>
          </table:table-cell>
          <table:table-cell table:formula="of:=[.I653]" office:value-type="float" office:value="457.429734979662" calcext:value-type="float">
            <text:p>457.42973497966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54]&gt;=[.C654];[.E654];[.F654])" office:value-type="float" office:value="0.000015426623266146" calcext:value-type="float">
            <text:p>1.5426623266146E-05</text:p>
          </table:table-cell>
          <table:table-cell table:formula="of:=[.C654]+[.H654]*([.B654]-[.C654])" office:value-type="float" office:value="457.425763708123" calcext:value-type="float">
            <text:p>457.425763708123</text:p>
          </table:table-cell>
        </table:table-row>
        <table:table-row table:style-name="ro1">
          <table:table-cell/>
          <table:table-cell table:formula="of:=[.B654]" office:value-type="float" office:value="200" calcext:value-type="float">
            <text:p>200</text:p>
          </table:table-cell>
          <table:table-cell table:formula="of:=[.I654]" office:value-type="float" office:value="457.425763708123" calcext:value-type="float">
            <text:p>457.42576370812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55]&gt;=[.C655];[.E655];[.F655])" office:value-type="float" office:value="0.000015426623266146" calcext:value-type="float">
            <text:p>1.5426623266146E-05</text:p>
          </table:table-cell>
          <table:table-cell table:formula="of:=[.C655]+[.H655]*([.B655]-[.C655])" office:value-type="float" office:value="457.421792497848" calcext:value-type="float">
            <text:p>457.421792497848</text:p>
          </table:table-cell>
        </table:table-row>
        <table:table-row table:style-name="ro1">
          <table:table-cell/>
          <table:table-cell table:formula="of:=[.B655]" office:value-type="float" office:value="200" calcext:value-type="float">
            <text:p>200</text:p>
          </table:table-cell>
          <table:table-cell table:formula="of:=[.I655]" office:value-type="float" office:value="457.421792497848" calcext:value-type="float">
            <text:p>457.42179249784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56]&gt;=[.C656];[.E656];[.F656])" office:value-type="float" office:value="0.000015426623266146" calcext:value-type="float">
            <text:p>1.5426623266146E-05</text:p>
          </table:table-cell>
          <table:table-cell table:formula="of:=[.C656]+[.H656]*([.B656]-[.C656])" office:value-type="float" office:value="457.417821348834" calcext:value-type="float">
            <text:p>457.417821348834</text:p>
          </table:table-cell>
        </table:table-row>
        <table:table-row table:style-name="ro1">
          <table:table-cell/>
          <table:table-cell table:formula="of:=[.B656]" office:value-type="float" office:value="200" calcext:value-type="float">
            <text:p>200</text:p>
          </table:table-cell>
          <table:table-cell table:formula="of:=[.I656]" office:value-type="float" office:value="457.417821348834" calcext:value-type="float">
            <text:p>457.41782134883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57]&gt;=[.C657];[.E657];[.F657])" office:value-type="float" office:value="0.000015426623266146" calcext:value-type="float">
            <text:p>1.5426623266146E-05</text:p>
          </table:table-cell>
          <table:table-cell table:formula="of:=[.C657]+[.H657]*([.B657]-[.C657])" office:value-type="float" office:value="457.413850261082" calcext:value-type="float">
            <text:p>457.413850261082</text:p>
          </table:table-cell>
        </table:table-row>
        <table:table-row table:style-name="ro1">
          <table:table-cell/>
          <table:table-cell table:formula="of:=[.B657]" office:value-type="float" office:value="200" calcext:value-type="float">
            <text:p>200</text:p>
          </table:table-cell>
          <table:table-cell table:formula="of:=[.I657]" office:value-type="float" office:value="457.413850261082" calcext:value-type="float">
            <text:p>457.41385026108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58]&gt;=[.C658];[.E658];[.F658])" office:value-type="float" office:value="0.000015426623266146" calcext:value-type="float">
            <text:p>1.5426623266146E-05</text:p>
          </table:table-cell>
          <table:table-cell table:formula="of:=[.C658]+[.H658]*([.B658]-[.C658])" office:value-type="float" office:value="457.409879234591" calcext:value-type="float">
            <text:p>457.409879234591</text:p>
          </table:table-cell>
        </table:table-row>
        <table:table-row table:style-name="ro1">
          <table:table-cell/>
          <table:table-cell table:formula="of:=[.B658]" office:value-type="float" office:value="200" calcext:value-type="float">
            <text:p>200</text:p>
          </table:table-cell>
          <table:table-cell table:formula="of:=[.I658]" office:value-type="float" office:value="457.409879234591" calcext:value-type="float">
            <text:p>457.40987923459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59]&gt;=[.C659];[.E659];[.F659])" office:value-type="float" office:value="0.000015426623266146" calcext:value-type="float">
            <text:p>1.5426623266146E-05</text:p>
          </table:table-cell>
          <table:table-cell table:formula="of:=[.C659]+[.H659]*([.B659]-[.C659])" office:value-type="float" office:value="457.405908269359" calcext:value-type="float">
            <text:p>457.405908269359</text:p>
          </table:table-cell>
        </table:table-row>
        <table:table-row table:style-name="ro1">
          <table:table-cell/>
          <table:table-cell table:formula="of:=[.B659]" office:value-type="float" office:value="200" calcext:value-type="float">
            <text:p>200</text:p>
          </table:table-cell>
          <table:table-cell table:formula="of:=[.I659]" office:value-type="float" office:value="457.405908269359" calcext:value-type="float">
            <text:p>457.40590826935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60]&gt;=[.C660];[.E660];[.F660])" office:value-type="float" office:value="0.000015426623266146" calcext:value-type="float">
            <text:p>1.5426623266146E-05</text:p>
          </table:table-cell>
          <table:table-cell table:formula="of:=[.C660]+[.H660]*([.B660]-[.C660])" office:value-type="float" office:value="457.401937365385" calcext:value-type="float">
            <text:p>457.401937365385</text:p>
          </table:table-cell>
        </table:table-row>
        <table:table-row table:style-name="ro1">
          <table:table-cell/>
          <table:table-cell table:formula="of:=[.B660]" office:value-type="float" office:value="200" calcext:value-type="float">
            <text:p>200</text:p>
          </table:table-cell>
          <table:table-cell table:formula="of:=[.I660]" office:value-type="float" office:value="457.401937365385" calcext:value-type="float">
            <text:p>457.40193736538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61]&gt;=[.C661];[.E661];[.F661])" office:value-type="float" office:value="0.000015426623266146" calcext:value-type="float">
            <text:p>1.5426623266146E-05</text:p>
          </table:table-cell>
          <table:table-cell table:formula="of:=[.C661]+[.H661]*([.B661]-[.C661])" office:value-type="float" office:value="457.39796652267" calcext:value-type="float">
            <text:p>457.39796652267</text:p>
          </table:table-cell>
        </table:table-row>
        <table:table-row table:style-name="ro1">
          <table:table-cell/>
          <table:table-cell table:formula="of:=[.B661]" office:value-type="float" office:value="200" calcext:value-type="float">
            <text:p>200</text:p>
          </table:table-cell>
          <table:table-cell table:formula="of:=[.I661]" office:value-type="float" office:value="457.39796652267" calcext:value-type="float">
            <text:p>457.3979665226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62]&gt;=[.C662];[.E662];[.F662])" office:value-type="float" office:value="0.000015426623266146" calcext:value-type="float">
            <text:p>1.5426623266146E-05</text:p>
          </table:table-cell>
          <table:table-cell table:formula="of:=[.C662]+[.H662]*([.B662]-[.C662])" office:value-type="float" office:value="457.393995741211" calcext:value-type="float">
            <text:p>457.393995741211</text:p>
          </table:table-cell>
        </table:table-row>
        <table:table-row table:style-name="ro1">
          <table:table-cell/>
          <table:table-cell table:formula="of:=[.B662]" office:value-type="float" office:value="200" calcext:value-type="float">
            <text:p>200</text:p>
          </table:table-cell>
          <table:table-cell table:formula="of:=[.I662]" office:value-type="float" office:value="457.393995741211" calcext:value-type="float">
            <text:p>457.39399574121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63]&gt;=[.C663];[.E663];[.F663])" office:value-type="float" office:value="0.000015426623266146" calcext:value-type="float">
            <text:p>1.5426623266146E-05</text:p>
          </table:table-cell>
          <table:table-cell table:formula="of:=[.C663]+[.H663]*([.B663]-[.C663])" office:value-type="float" office:value="457.390025021007" calcext:value-type="float">
            <text:p>457.390025021007</text:p>
          </table:table-cell>
        </table:table-row>
        <table:table-row table:style-name="ro1">
          <table:table-cell/>
          <table:table-cell table:formula="of:=[.B663]" office:value-type="float" office:value="200" calcext:value-type="float">
            <text:p>200</text:p>
          </table:table-cell>
          <table:table-cell table:formula="of:=[.I663]" office:value-type="float" office:value="457.390025021007" calcext:value-type="float">
            <text:p>457.39002502100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64]&gt;=[.C664];[.E664];[.F664])" office:value-type="float" office:value="0.000015426623266146" calcext:value-type="float">
            <text:p>1.5426623266146E-05</text:p>
          </table:table-cell>
          <table:table-cell table:formula="of:=[.C664]+[.H664]*([.B664]-[.C664])" office:value-type="float" office:value="457.386054362059" calcext:value-type="float">
            <text:p>457.386054362059</text:p>
          </table:table-cell>
        </table:table-row>
        <table:table-row table:style-name="ro1">
          <table:table-cell/>
          <table:table-cell table:formula="of:=[.B664]" office:value-type="float" office:value="200" calcext:value-type="float">
            <text:p>200</text:p>
          </table:table-cell>
          <table:table-cell table:formula="of:=[.I664]" office:value-type="float" office:value="457.386054362059" calcext:value-type="float">
            <text:p>457.38605436205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65]&gt;=[.C665];[.E665];[.F665])" office:value-type="float" office:value="0.000015426623266146" calcext:value-type="float">
            <text:p>1.5426623266146E-05</text:p>
          </table:table-cell>
          <table:table-cell table:formula="of:=[.C665]+[.H665]*([.B665]-[.C665])" office:value-type="float" office:value="457.382083764364" calcext:value-type="float">
            <text:p>457.382083764364</text:p>
          </table:table-cell>
        </table:table-row>
        <table:table-row table:style-name="ro1">
          <table:table-cell/>
          <table:table-cell table:formula="of:=[.B665]" office:value-type="float" office:value="200" calcext:value-type="float">
            <text:p>200</text:p>
          </table:table-cell>
          <table:table-cell table:formula="of:=[.I665]" office:value-type="float" office:value="457.382083764364" calcext:value-type="float">
            <text:p>457.38208376436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66]&gt;=[.C666];[.E666];[.F666])" office:value-type="float" office:value="0.000015426623266146" calcext:value-type="float">
            <text:p>1.5426623266146E-05</text:p>
          </table:table-cell>
          <table:table-cell table:formula="of:=[.C666]+[.H666]*([.B666]-[.C666])" office:value-type="float" office:value="457.378113227923" calcext:value-type="float">
            <text:p>457.378113227923</text:p>
          </table:table-cell>
        </table:table-row>
        <table:table-row table:style-name="ro1">
          <table:table-cell/>
          <table:table-cell table:formula="of:=[.B666]" office:value-type="float" office:value="200" calcext:value-type="float">
            <text:p>200</text:p>
          </table:table-cell>
          <table:table-cell table:formula="of:=[.I666]" office:value-type="float" office:value="457.378113227923" calcext:value-type="float">
            <text:p>457.37811322792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67]&gt;=[.C667];[.E667];[.F667])" office:value-type="float" office:value="0.000015426623266146" calcext:value-type="float">
            <text:p>1.5426623266146E-05</text:p>
          </table:table-cell>
          <table:table-cell table:formula="of:=[.C667]+[.H667]*([.B667]-[.C667])" office:value-type="float" office:value="457.374142752733" calcext:value-type="float">
            <text:p>457.374142752733</text:p>
          </table:table-cell>
        </table:table-row>
        <table:table-row table:style-name="ro1">
          <table:table-cell/>
          <table:table-cell table:formula="of:=[.B667]" office:value-type="float" office:value="200" calcext:value-type="float">
            <text:p>200</text:p>
          </table:table-cell>
          <table:table-cell table:formula="of:=[.I667]" office:value-type="float" office:value="457.374142752733" calcext:value-type="float">
            <text:p>457.37414275273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68]&gt;=[.C668];[.E668];[.F668])" office:value-type="float" office:value="0.000015426623266146" calcext:value-type="float">
            <text:p>1.5426623266146E-05</text:p>
          </table:table-cell>
          <table:table-cell table:formula="of:=[.C668]+[.H668]*([.B668]-[.C668])" office:value-type="float" office:value="457.370172338794" calcext:value-type="float">
            <text:p>457.370172338794</text:p>
          </table:table-cell>
        </table:table-row>
        <table:table-row table:style-name="ro1">
          <table:table-cell/>
          <table:table-cell table:formula="of:=[.B668]" office:value-type="float" office:value="200" calcext:value-type="float">
            <text:p>200</text:p>
          </table:table-cell>
          <table:table-cell table:formula="of:=[.I668]" office:value-type="float" office:value="457.370172338794" calcext:value-type="float">
            <text:p>457.37017233879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69]&gt;=[.C669];[.E669];[.F669])" office:value-type="float" office:value="0.000015426623266146" calcext:value-type="float">
            <text:p>1.5426623266146E-05</text:p>
          </table:table-cell>
          <table:table-cell table:formula="of:=[.C669]+[.H669]*([.B669]-[.C669])" office:value-type="float" office:value="457.366201986106" calcext:value-type="float">
            <text:p>457.366201986106</text:p>
          </table:table-cell>
        </table:table-row>
        <table:table-row table:style-name="ro1">
          <table:table-cell/>
          <table:table-cell table:formula="of:=[.B669]" office:value-type="float" office:value="200" calcext:value-type="float">
            <text:p>200</text:p>
          </table:table-cell>
          <table:table-cell table:formula="of:=[.I669]" office:value-type="float" office:value="457.366201986106" calcext:value-type="float">
            <text:p>457.36620198610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70]&gt;=[.C670];[.E670];[.F670])" office:value-type="float" office:value="0.000015426623266146" calcext:value-type="float">
            <text:p>1.5426623266146E-05</text:p>
          </table:table-cell>
          <table:table-cell table:formula="of:=[.C670]+[.H670]*([.B670]-[.C670])" office:value-type="float" office:value="457.362231694666" calcext:value-type="float">
            <text:p>457.362231694666</text:p>
          </table:table-cell>
        </table:table-row>
        <table:table-row table:style-name="ro1">
          <table:table-cell/>
          <table:table-cell table:formula="of:=[.B670]" office:value-type="float" office:value="200" calcext:value-type="float">
            <text:p>200</text:p>
          </table:table-cell>
          <table:table-cell table:formula="of:=[.I670]" office:value-type="float" office:value="457.362231694666" calcext:value-type="float">
            <text:p>457.36223169466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71]&gt;=[.C671];[.E671];[.F671])" office:value-type="float" office:value="0.000015426623266146" calcext:value-type="float">
            <text:p>1.5426623266146E-05</text:p>
          </table:table-cell>
          <table:table-cell table:formula="of:=[.C671]+[.H671]*([.B671]-[.C671])" office:value-type="float" office:value="457.358261464475" calcext:value-type="float">
            <text:p>457.358261464475</text:p>
          </table:table-cell>
        </table:table-row>
        <table:table-row table:style-name="ro1">
          <table:table-cell/>
          <table:table-cell table:formula="of:=[.B671]" office:value-type="float" office:value="200" calcext:value-type="float">
            <text:p>200</text:p>
          </table:table-cell>
          <table:table-cell table:formula="of:=[.I671]" office:value-type="float" office:value="457.358261464475" calcext:value-type="float">
            <text:p>457.35826146447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72]&gt;=[.C672];[.E672];[.F672])" office:value-type="float" office:value="0.000015426623266146" calcext:value-type="float">
            <text:p>1.5426623266146E-05</text:p>
          </table:table-cell>
          <table:table-cell table:formula="of:=[.C672]+[.H672]*([.B672]-[.C672])" office:value-type="float" office:value="457.354291295531" calcext:value-type="float">
            <text:p>457.354291295531</text:p>
          </table:table-cell>
        </table:table-row>
        <table:table-row table:style-name="ro1">
          <table:table-cell/>
          <table:table-cell table:formula="of:=[.B672]" office:value-type="float" office:value="200" calcext:value-type="float">
            <text:p>200</text:p>
          </table:table-cell>
          <table:table-cell table:formula="of:=[.I672]" office:value-type="float" office:value="457.354291295531" calcext:value-type="float">
            <text:p>457.35429129553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73]&gt;=[.C673];[.E673];[.F673])" office:value-type="float" office:value="0.000015426623266146" calcext:value-type="float">
            <text:p>1.5426623266146E-05</text:p>
          </table:table-cell>
          <table:table-cell table:formula="of:=[.C673]+[.H673]*([.B673]-[.C673])" office:value-type="float" office:value="457.350321187833" calcext:value-type="float">
            <text:p>457.350321187833</text:p>
          </table:table-cell>
        </table:table-row>
        <table:table-row table:style-name="ro1">
          <table:table-cell/>
          <table:table-cell table:formula="of:=[.B673]" office:value-type="float" office:value="200" calcext:value-type="float">
            <text:p>200</text:p>
          </table:table-cell>
          <table:table-cell table:formula="of:=[.I673]" office:value-type="float" office:value="457.350321187833" calcext:value-type="float">
            <text:p>457.35032118783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74]&gt;=[.C674];[.E674];[.F674])" office:value-type="float" office:value="0.000015426623266146" calcext:value-type="float">
            <text:p>1.5426623266146E-05</text:p>
          </table:table-cell>
          <table:table-cell table:formula="of:=[.C674]+[.H674]*([.B674]-[.C674])" office:value-type="float" office:value="457.346351141381" calcext:value-type="float">
            <text:p>457.346351141381</text:p>
          </table:table-cell>
        </table:table-row>
        <table:table-row table:style-name="ro1">
          <table:table-cell/>
          <table:table-cell table:formula="of:=[.B674]" office:value-type="float" office:value="200" calcext:value-type="float">
            <text:p>200</text:p>
          </table:table-cell>
          <table:table-cell table:formula="of:=[.I674]" office:value-type="float" office:value="457.346351141381" calcext:value-type="float">
            <text:p>457.34635114138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75]&gt;=[.C675];[.E675];[.F675])" office:value-type="float" office:value="0.000015426623266146" calcext:value-type="float">
            <text:p>1.5426623266146E-05</text:p>
          </table:table-cell>
          <table:table-cell table:formula="of:=[.C675]+[.H675]*([.B675]-[.C675])" office:value-type="float" office:value="457.342381156173" calcext:value-type="float">
            <text:p>457.342381156173</text:p>
          </table:table-cell>
        </table:table-row>
        <table:table-row table:style-name="ro1">
          <table:table-cell/>
          <table:table-cell table:formula="of:=[.B675]" office:value-type="float" office:value="200" calcext:value-type="float">
            <text:p>200</text:p>
          </table:table-cell>
          <table:table-cell table:formula="of:=[.I675]" office:value-type="float" office:value="457.342381156173" calcext:value-type="float">
            <text:p>457.34238115617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76]&gt;=[.C676];[.E676];[.F676])" office:value-type="float" office:value="0.000015426623266146" calcext:value-type="float">
            <text:p>1.5426623266146E-05</text:p>
          </table:table-cell>
          <table:table-cell table:formula="of:=[.C676]+[.H676]*([.B676]-[.C676])" office:value-type="float" office:value="457.338411232208" calcext:value-type="float">
            <text:p>457.338411232208</text:p>
          </table:table-cell>
        </table:table-row>
        <table:table-row table:style-name="ro1">
          <table:table-cell/>
          <table:table-cell table:formula="of:=[.B676]" office:value-type="float" office:value="200" calcext:value-type="float">
            <text:p>200</text:p>
          </table:table-cell>
          <table:table-cell table:formula="of:=[.I676]" office:value-type="float" office:value="457.338411232208" calcext:value-type="float">
            <text:p>457.33841123220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77]&gt;=[.C677];[.E677];[.F677])" office:value-type="float" office:value="0.000015426623266146" calcext:value-type="float">
            <text:p>1.5426623266146E-05</text:p>
          </table:table-cell>
          <table:table-cell table:formula="of:=[.C677]+[.H677]*([.B677]-[.C677])" office:value-type="float" office:value="457.334441369486" calcext:value-type="float">
            <text:p>457.334441369486</text:p>
          </table:table-cell>
        </table:table-row>
        <table:table-row table:style-name="ro1">
          <table:table-cell/>
          <table:table-cell table:formula="of:=[.B677]" office:value-type="float" office:value="200" calcext:value-type="float">
            <text:p>200</text:p>
          </table:table-cell>
          <table:table-cell table:formula="of:=[.I677]" office:value-type="float" office:value="457.334441369486" calcext:value-type="float">
            <text:p>457.33444136948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78]&gt;=[.C678];[.E678];[.F678])" office:value-type="float" office:value="0.000015426623266146" calcext:value-type="float">
            <text:p>1.5426623266146E-05</text:p>
          </table:table-cell>
          <table:table-cell table:formula="of:=[.C678]+[.H678]*([.B678]-[.C678])" office:value-type="float" office:value="457.330471568006" calcext:value-type="float">
            <text:p>457.330471568006</text:p>
          </table:table-cell>
        </table:table-row>
        <table:table-row table:style-name="ro1">
          <table:table-cell/>
          <table:table-cell table:formula="of:=[.B678]" office:value-type="float" office:value="200" calcext:value-type="float">
            <text:p>200</text:p>
          </table:table-cell>
          <table:table-cell table:formula="of:=[.I678]" office:value-type="float" office:value="457.330471568006" calcext:value-type="float">
            <text:p>457.33047156800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79]&gt;=[.C679];[.E679];[.F679])" office:value-type="float" office:value="0.000015426623266146" calcext:value-type="float">
            <text:p>1.5426623266146E-05</text:p>
          </table:table-cell>
          <table:table-cell table:formula="of:=[.C679]+[.H679]*([.B679]-[.C679])" office:value-type="float" office:value="457.326501827766" calcext:value-type="float">
            <text:p>457.326501827766</text:p>
          </table:table-cell>
        </table:table-row>
        <table:table-row table:style-name="ro1">
          <table:table-cell/>
          <table:table-cell table:formula="of:=[.B679]" office:value-type="float" office:value="200" calcext:value-type="float">
            <text:p>200</text:p>
          </table:table-cell>
          <table:table-cell table:formula="of:=[.I679]" office:value-type="float" office:value="457.326501827766" calcext:value-type="float">
            <text:p>457.32650182776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80]&gt;=[.C680];[.E680];[.F680])" office:value-type="float" office:value="0.000015426623266146" calcext:value-type="float">
            <text:p>1.5426623266146E-05</text:p>
          </table:table-cell>
          <table:table-cell table:formula="of:=[.C680]+[.H680]*([.B680]-[.C680])" office:value-type="float" office:value="457.322532148766" calcext:value-type="float">
            <text:p>457.322532148766</text:p>
          </table:table-cell>
        </table:table-row>
        <table:table-row table:style-name="ro1">
          <table:table-cell/>
          <table:table-cell table:formula="of:=[.B680]" office:value-type="float" office:value="200" calcext:value-type="float">
            <text:p>200</text:p>
          </table:table-cell>
          <table:table-cell table:formula="of:=[.I680]" office:value-type="float" office:value="457.322532148766" calcext:value-type="float">
            <text:p>457.32253214876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81]&gt;=[.C681];[.E681];[.F681])" office:value-type="float" office:value="0.000015426623266146" calcext:value-type="float">
            <text:p>1.5426623266146E-05</text:p>
          </table:table-cell>
          <table:table-cell table:formula="of:=[.C681]+[.H681]*([.B681]-[.C681])" office:value-type="float" office:value="457.318562531005" calcext:value-type="float">
            <text:p>457.318562531005</text:p>
          </table:table-cell>
        </table:table-row>
        <table:table-row table:style-name="ro1">
          <table:table-cell/>
          <table:table-cell table:formula="of:=[.B681]" office:value-type="float" office:value="200" calcext:value-type="float">
            <text:p>200</text:p>
          </table:table-cell>
          <table:table-cell table:formula="of:=[.I681]" office:value-type="float" office:value="457.318562531005" calcext:value-type="float">
            <text:p>457.31856253100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82]&gt;=[.C682];[.E682];[.F682])" office:value-type="float" office:value="0.000015426623266146" calcext:value-type="float">
            <text:p>1.5426623266146E-05</text:p>
          </table:table-cell>
          <table:table-cell table:formula="of:=[.C682]+[.H682]*([.B682]-[.C682])" office:value-type="float" office:value="457.314592974481" calcext:value-type="float">
            <text:p>457.314592974481</text:p>
          </table:table-cell>
        </table:table-row>
        <table:table-row table:style-name="ro1">
          <table:table-cell/>
          <table:table-cell table:formula="of:=[.B682]" office:value-type="float" office:value="200" calcext:value-type="float">
            <text:p>200</text:p>
          </table:table-cell>
          <table:table-cell table:formula="of:=[.I682]" office:value-type="float" office:value="457.314592974481" calcext:value-type="float">
            <text:p>457.31459297448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83]&gt;=[.C683];[.E683];[.F683])" office:value-type="float" office:value="0.000015426623266146" calcext:value-type="float">
            <text:p>1.5426623266146E-05</text:p>
          </table:table-cell>
          <table:table-cell table:formula="of:=[.C683]+[.H683]*([.B683]-[.C683])" office:value-type="float" office:value="457.310623479195" calcext:value-type="float">
            <text:p>457.310623479195</text:p>
          </table:table-cell>
        </table:table-row>
        <table:table-row table:style-name="ro1">
          <table:table-cell/>
          <table:table-cell table:formula="of:=[.B683]" office:value-type="float" office:value="200" calcext:value-type="float">
            <text:p>200</text:p>
          </table:table-cell>
          <table:table-cell table:formula="of:=[.I683]" office:value-type="float" office:value="457.310623479195" calcext:value-type="float">
            <text:p>457.31062347919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84]&gt;=[.C684];[.E684];[.F684])" office:value-type="float" office:value="0.000015426623266146" calcext:value-type="float">
            <text:p>1.5426623266146E-05</text:p>
          </table:table-cell>
          <table:table-cell table:formula="of:=[.C684]+[.H684]*([.B684]-[.C684])" office:value-type="float" office:value="457.306654045144" calcext:value-type="float">
            <text:p>457.306654045144</text:p>
          </table:table-cell>
        </table:table-row>
        <table:table-row table:style-name="ro1">
          <table:table-cell/>
          <table:table-cell table:formula="of:=[.B684]" office:value-type="float" office:value="200" calcext:value-type="float">
            <text:p>200</text:p>
          </table:table-cell>
          <table:table-cell table:formula="of:=[.I684]" office:value-type="float" office:value="457.306654045144" calcext:value-type="float">
            <text:p>457.30665404514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85]&gt;=[.C685];[.E685];[.F685])" office:value-type="float" office:value="0.000015426623266146" calcext:value-type="float">
            <text:p>1.5426623266146E-05</text:p>
          </table:table-cell>
          <table:table-cell table:formula="of:=[.C685]+[.H685]*([.B685]-[.C685])" office:value-type="float" office:value="457.302684672328" calcext:value-type="float">
            <text:p>457.302684672328</text:p>
          </table:table-cell>
        </table:table-row>
        <table:table-row table:style-name="ro1">
          <table:table-cell/>
          <table:table-cell table:formula="of:=[.B685]" office:value-type="float" office:value="200" calcext:value-type="float">
            <text:p>200</text:p>
          </table:table-cell>
          <table:table-cell table:formula="of:=[.I685]" office:value-type="float" office:value="457.302684672328" calcext:value-type="float">
            <text:p>457.30268467232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86]&gt;=[.C686];[.E686];[.F686])" office:value-type="float" office:value="0.000015426623266146" calcext:value-type="float">
            <text:p>1.5426623266146E-05</text:p>
          </table:table-cell>
          <table:table-cell table:formula="of:=[.C686]+[.H686]*([.B686]-[.C686])" office:value-type="float" office:value="457.298715360746" calcext:value-type="float">
            <text:p>457.298715360746</text:p>
          </table:table-cell>
        </table:table-row>
        <table:table-row table:style-name="ro1">
          <table:table-cell/>
          <table:table-cell table:formula="of:=[.B686]" office:value-type="float" office:value="200" calcext:value-type="float">
            <text:p>200</text:p>
          </table:table-cell>
          <table:table-cell table:formula="of:=[.I686]" office:value-type="float" office:value="457.298715360746" calcext:value-type="float">
            <text:p>457.29871536074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87]&gt;=[.C687];[.E687];[.F687])" office:value-type="float" office:value="0.000015426623266146" calcext:value-type="float">
            <text:p>1.5426623266146E-05</text:p>
          </table:table-cell>
          <table:table-cell table:formula="of:=[.C687]+[.H687]*([.B687]-[.C687])" office:value-type="float" office:value="457.294746110397" calcext:value-type="float">
            <text:p>457.294746110397</text:p>
          </table:table-cell>
        </table:table-row>
        <table:table-row table:style-name="ro1">
          <table:table-cell/>
          <table:table-cell table:formula="of:=[.B687]" office:value-type="float" office:value="200" calcext:value-type="float">
            <text:p>200</text:p>
          </table:table-cell>
          <table:table-cell table:formula="of:=[.I687]" office:value-type="float" office:value="457.294746110397" calcext:value-type="float">
            <text:p>457.29474611039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88]&gt;=[.C688];[.E688];[.F688])" office:value-type="float" office:value="0.000015426623266146" calcext:value-type="float">
            <text:p>1.5426623266146E-05</text:p>
          </table:table-cell>
          <table:table-cell table:formula="of:=[.C688]+[.H688]*([.B688]-[.C688])" office:value-type="float" office:value="457.290776921281" calcext:value-type="float">
            <text:p>457.290776921281</text:p>
          </table:table-cell>
        </table:table-row>
        <table:table-row table:style-name="ro1">
          <table:table-cell/>
          <table:table-cell table:formula="of:=[.B688]" office:value-type="float" office:value="200" calcext:value-type="float">
            <text:p>200</text:p>
          </table:table-cell>
          <table:table-cell table:formula="of:=[.I688]" office:value-type="float" office:value="457.290776921281" calcext:value-type="float">
            <text:p>457.29077692128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89]&gt;=[.C689];[.E689];[.F689])" office:value-type="float" office:value="0.000015426623266146" calcext:value-type="float">
            <text:p>1.5426623266146E-05</text:p>
          </table:table-cell>
          <table:table-cell table:formula="of:=[.C689]+[.H689]*([.B689]-[.C689])" office:value-type="float" office:value="457.286807793395" calcext:value-type="float">
            <text:p>457.286807793395</text:p>
          </table:table-cell>
        </table:table-row>
        <table:table-row table:style-name="ro1">
          <table:table-cell/>
          <table:table-cell table:formula="of:=[.B689]" office:value-type="float" office:value="200" calcext:value-type="float">
            <text:p>200</text:p>
          </table:table-cell>
          <table:table-cell table:formula="of:=[.I689]" office:value-type="float" office:value="457.286807793395" calcext:value-type="float">
            <text:p>457.28680779339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90]&gt;=[.C690];[.E690];[.F690])" office:value-type="float" office:value="0.000015426623266146" calcext:value-type="float">
            <text:p>1.5426623266146E-05</text:p>
          </table:table-cell>
          <table:table-cell table:formula="of:=[.C690]+[.H690]*([.B690]-[.C690])" office:value-type="float" office:value="457.28283872674" calcext:value-type="float">
            <text:p>457.28283872674</text:p>
          </table:table-cell>
        </table:table-row>
        <table:table-row table:style-name="ro1">
          <table:table-cell/>
          <table:table-cell table:formula="of:=[.B690]" office:value-type="float" office:value="200" calcext:value-type="float">
            <text:p>200</text:p>
          </table:table-cell>
          <table:table-cell table:formula="of:=[.I690]" office:value-type="float" office:value="457.28283872674" calcext:value-type="float">
            <text:p>457.2828387267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91]&gt;=[.C691];[.E691];[.F691])" office:value-type="float" office:value="0.000015426623266146" calcext:value-type="float">
            <text:p>1.5426623266146E-05</text:p>
          </table:table-cell>
          <table:table-cell table:formula="of:=[.C691]+[.H691]*([.B691]-[.C691])" office:value-type="float" office:value="457.278869721314" calcext:value-type="float">
            <text:p>457.278869721314</text:p>
          </table:table-cell>
        </table:table-row>
        <table:table-row table:style-name="ro1">
          <table:table-cell/>
          <table:table-cell table:formula="of:=[.B691]" office:value-type="float" office:value="200" calcext:value-type="float">
            <text:p>200</text:p>
          </table:table-cell>
          <table:table-cell table:formula="of:=[.I691]" office:value-type="float" office:value="457.278869721314" calcext:value-type="float">
            <text:p>457.27886972131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92]&gt;=[.C692];[.E692];[.F692])" office:value-type="float" office:value="0.000015426623266146" calcext:value-type="float">
            <text:p>1.5426623266146E-05</text:p>
          </table:table-cell>
          <table:table-cell table:formula="of:=[.C692]+[.H692]*([.B692]-[.C692])" office:value-type="float" office:value="457.274900777117" calcext:value-type="float">
            <text:p>457.274900777117</text:p>
          </table:table-cell>
        </table:table-row>
        <table:table-row table:style-name="ro1">
          <table:table-cell/>
          <table:table-cell table:formula="of:=[.B692]" office:value-type="float" office:value="200" calcext:value-type="float">
            <text:p>200</text:p>
          </table:table-cell>
          <table:table-cell table:formula="of:=[.I692]" office:value-type="float" office:value="457.274900777117" calcext:value-type="float">
            <text:p>457.27490077711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93]&gt;=[.C693];[.E693];[.F693])" office:value-type="float" office:value="0.000015426623266146" calcext:value-type="float">
            <text:p>1.5426623266146E-05</text:p>
          </table:table-cell>
          <table:table-cell table:formula="of:=[.C693]+[.H693]*([.B693]-[.C693])" office:value-type="float" office:value="457.270931894147" calcext:value-type="float">
            <text:p>457.270931894147</text:p>
          </table:table-cell>
        </table:table-row>
        <table:table-row table:style-name="ro1">
          <table:table-cell/>
          <table:table-cell table:formula="of:=[.B693]" office:value-type="float" office:value="200" calcext:value-type="float">
            <text:p>200</text:p>
          </table:table-cell>
          <table:table-cell table:formula="of:=[.I693]" office:value-type="float" office:value="457.270931894147" calcext:value-type="float">
            <text:p>457.27093189414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94]&gt;=[.C694];[.E694];[.F694])" office:value-type="float" office:value="0.000015426623266146" calcext:value-type="float">
            <text:p>1.5426623266146E-05</text:p>
          </table:table-cell>
          <table:table-cell table:formula="of:=[.C694]+[.H694]*([.B694]-[.C694])" office:value-type="float" office:value="457.266963072403" calcext:value-type="float">
            <text:p>457.266963072403</text:p>
          </table:table-cell>
        </table:table-row>
        <table:table-row table:style-name="ro1">
          <table:table-cell/>
          <table:table-cell table:formula="of:=[.B694]" office:value-type="float" office:value="200" calcext:value-type="float">
            <text:p>200</text:p>
          </table:table-cell>
          <table:table-cell table:formula="of:=[.I694]" office:value-type="float" office:value="457.266963072403" calcext:value-type="float">
            <text:p>457.26696307240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95]&gt;=[.C695];[.E695];[.F695])" office:value-type="float" office:value="0.000015426623266146" calcext:value-type="float">
            <text:p>1.5426623266146E-05</text:p>
          </table:table-cell>
          <table:table-cell table:formula="of:=[.C695]+[.H695]*([.B695]-[.C695])" office:value-type="float" office:value="457.262994311885" calcext:value-type="float">
            <text:p>457.262994311885</text:p>
          </table:table-cell>
        </table:table-row>
        <table:table-row table:style-name="ro1">
          <table:table-cell/>
          <table:table-cell table:formula="of:=[.B695]" office:value-type="float" office:value="200" calcext:value-type="float">
            <text:p>200</text:p>
          </table:table-cell>
          <table:table-cell table:formula="of:=[.I695]" office:value-type="float" office:value="457.262994311885" calcext:value-type="float">
            <text:p>457.26299431188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96]&gt;=[.C696];[.E696];[.F696])" office:value-type="float" office:value="0.000015426623266146" calcext:value-type="float">
            <text:p>1.5426623266146E-05</text:p>
          </table:table-cell>
          <table:table-cell table:formula="of:=[.C696]+[.H696]*([.B696]-[.C696])" office:value-type="float" office:value="457.259025612591" calcext:value-type="float">
            <text:p>457.259025612591</text:p>
          </table:table-cell>
        </table:table-row>
        <table:table-row table:style-name="ro1">
          <table:table-cell/>
          <table:table-cell table:formula="of:=[.B696]" office:value-type="float" office:value="200" calcext:value-type="float">
            <text:p>200</text:p>
          </table:table-cell>
          <table:table-cell table:formula="of:=[.I696]" office:value-type="float" office:value="457.259025612591" calcext:value-type="float">
            <text:p>457.25902561259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97]&gt;=[.C697];[.E697];[.F697])" office:value-type="float" office:value="0.000015426623266146" calcext:value-type="float">
            <text:p>1.5426623266146E-05</text:p>
          </table:table-cell>
          <table:table-cell table:formula="of:=[.C697]+[.H697]*([.B697]-[.C697])" office:value-type="float" office:value="457.255056974521" calcext:value-type="float">
            <text:p>457.255056974521</text:p>
          </table:table-cell>
        </table:table-row>
        <table:table-row table:style-name="ro1">
          <table:table-cell/>
          <table:table-cell table:formula="of:=[.B697]" office:value-type="float" office:value="200" calcext:value-type="float">
            <text:p>200</text:p>
          </table:table-cell>
          <table:table-cell table:formula="of:=[.I697]" office:value-type="float" office:value="457.255056974521" calcext:value-type="float">
            <text:p>457.25505697452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98]&gt;=[.C698];[.E698];[.F698])" office:value-type="float" office:value="0.000015426623266146" calcext:value-type="float">
            <text:p>1.5426623266146E-05</text:p>
          </table:table-cell>
          <table:table-cell table:formula="of:=[.C698]+[.H698]*([.B698]-[.C698])" office:value-type="float" office:value="457.251088397674" calcext:value-type="float">
            <text:p>457.251088397674</text:p>
          </table:table-cell>
        </table:table-row>
        <table:table-row table:style-name="ro1">
          <table:table-cell/>
          <table:table-cell table:formula="of:=[.B698]" office:value-type="float" office:value="200" calcext:value-type="float">
            <text:p>200</text:p>
          </table:table-cell>
          <table:table-cell table:formula="of:=[.I698]" office:value-type="float" office:value="457.251088397674" calcext:value-type="float">
            <text:p>457.25108839767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699]&gt;=[.C699];[.E699];[.F699])" office:value-type="float" office:value="0.000015426623266146" calcext:value-type="float">
            <text:p>1.5426623266146E-05</text:p>
          </table:table-cell>
          <table:table-cell table:formula="of:=[.C699]+[.H699]*([.B699]-[.C699])" office:value-type="float" office:value="457.247119882048" calcext:value-type="float">
            <text:p>457.247119882048</text:p>
          </table:table-cell>
        </table:table-row>
        <table:table-row table:style-name="ro1">
          <table:table-cell/>
          <table:table-cell table:formula="of:=[.B699]" office:value-type="float" office:value="200" calcext:value-type="float">
            <text:p>200</text:p>
          </table:table-cell>
          <table:table-cell table:formula="of:=[.I699]" office:value-type="float" office:value="457.247119882048" calcext:value-type="float">
            <text:p>457.24711988204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00]&gt;=[.C700];[.E700];[.F700])" office:value-type="float" office:value="0.000015426623266146" calcext:value-type="float">
            <text:p>1.5426623266146E-05</text:p>
          </table:table-cell>
          <table:table-cell table:formula="of:=[.C700]+[.H700]*([.B700]-[.C700])" office:value-type="float" office:value="457.243151427644" calcext:value-type="float">
            <text:p>457.243151427644</text:p>
          </table:table-cell>
        </table:table-row>
        <table:table-row table:style-name="ro1">
          <table:table-cell/>
          <table:table-cell table:formula="of:=[.B700]" office:value-type="float" office:value="200" calcext:value-type="float">
            <text:p>200</text:p>
          </table:table-cell>
          <table:table-cell table:formula="of:=[.I700]" office:value-type="float" office:value="457.243151427644" calcext:value-type="float">
            <text:p>457.24315142764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01]&gt;=[.C701];[.E701];[.F701])" office:value-type="float" office:value="0.000015426623266146" calcext:value-type="float">
            <text:p>1.5426623266146E-05</text:p>
          </table:table-cell>
          <table:table-cell table:formula="of:=[.C701]+[.H701]*([.B701]-[.C701])" office:value-type="float" office:value="457.239183034459" calcext:value-type="float">
            <text:p>457.239183034459</text:p>
          </table:table-cell>
        </table:table-row>
        <table:table-row table:style-name="ro1">
          <table:table-cell/>
          <table:table-cell table:formula="of:=[.B701]" office:value-type="float" office:value="200" calcext:value-type="float">
            <text:p>200</text:p>
          </table:table-cell>
          <table:table-cell table:formula="of:=[.I701]" office:value-type="float" office:value="457.239183034459" calcext:value-type="float">
            <text:p>457.23918303445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02]&gt;=[.C702];[.E702];[.F702])" office:value-type="float" office:value="0.000015426623266146" calcext:value-type="float">
            <text:p>1.5426623266146E-05</text:p>
          </table:table-cell>
          <table:table-cell table:formula="of:=[.C702]+[.H702]*([.B702]-[.C702])" office:value-type="float" office:value="457.235214702493" calcext:value-type="float">
            <text:p>457.235214702493</text:p>
          </table:table-cell>
        </table:table-row>
        <table:table-row table:style-name="ro1">
          <table:table-cell/>
          <table:table-cell table:formula="of:=[.B702]" office:value-type="float" office:value="200" calcext:value-type="float">
            <text:p>200</text:p>
          </table:table-cell>
          <table:table-cell table:formula="of:=[.I702]" office:value-type="float" office:value="457.235214702493" calcext:value-type="float">
            <text:p>457.23521470249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03]&gt;=[.C703];[.E703];[.F703])" office:value-type="float" office:value="0.000015426623266146" calcext:value-type="float">
            <text:p>1.5426623266146E-05</text:p>
          </table:table-cell>
          <table:table-cell table:formula="of:=[.C703]+[.H703]*([.B703]-[.C703])" office:value-type="float" office:value="457.231246431745" calcext:value-type="float">
            <text:p>457.231246431745</text:p>
          </table:table-cell>
        </table:table-row>
        <table:table-row table:style-name="ro1">
          <table:table-cell/>
          <table:table-cell table:formula="of:=[.B703]" office:value-type="float" office:value="200" calcext:value-type="float">
            <text:p>200</text:p>
          </table:table-cell>
          <table:table-cell table:formula="of:=[.I703]" office:value-type="float" office:value="457.231246431745" calcext:value-type="float">
            <text:p>457.23124643174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04]&gt;=[.C704];[.E704];[.F704])" office:value-type="float" office:value="0.000015426623266146" calcext:value-type="float">
            <text:p>1.5426623266146E-05</text:p>
          </table:table-cell>
          <table:table-cell table:formula="of:=[.C704]+[.H704]*([.B704]-[.C704])" office:value-type="float" office:value="457.227278222214" calcext:value-type="float">
            <text:p>457.227278222214</text:p>
          </table:table-cell>
        </table:table-row>
        <table:table-row table:style-name="ro1">
          <table:table-cell/>
          <table:table-cell table:formula="of:=[.B704]" office:value-type="float" office:value="200" calcext:value-type="float">
            <text:p>200</text:p>
          </table:table-cell>
          <table:table-cell table:formula="of:=[.I704]" office:value-type="float" office:value="457.227278222214" calcext:value-type="float">
            <text:p>457.22727822221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05]&gt;=[.C705];[.E705];[.F705])" office:value-type="float" office:value="0.000015426623266146" calcext:value-type="float">
            <text:p>1.5426623266146E-05</text:p>
          </table:table-cell>
          <table:table-cell table:formula="of:=[.C705]+[.H705]*([.B705]-[.C705])" office:value-type="float" office:value="457.223310073899" calcext:value-type="float">
            <text:p>457.223310073899</text:p>
          </table:table-cell>
        </table:table-row>
        <table:table-row table:style-name="ro1">
          <table:table-cell/>
          <table:table-cell table:formula="of:=[.B705]" office:value-type="float" office:value="200" calcext:value-type="float">
            <text:p>200</text:p>
          </table:table-cell>
          <table:table-cell table:formula="of:=[.I705]" office:value-type="float" office:value="457.223310073899" calcext:value-type="float">
            <text:p>457.2233100738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06]&gt;=[.C706];[.E706];[.F706])" office:value-type="float" office:value="0.000015426623266146" calcext:value-type="float">
            <text:p>1.5426623266146E-05</text:p>
          </table:table-cell>
          <table:table-cell table:formula="of:=[.C706]+[.H706]*([.B706]-[.C706])" office:value-type="float" office:value="457.219341986799" calcext:value-type="float">
            <text:p>457.219341986799</text:p>
          </table:table-cell>
        </table:table-row>
        <table:table-row table:style-name="ro1">
          <table:table-cell/>
          <table:table-cell table:formula="of:=[.B706]" office:value-type="float" office:value="200" calcext:value-type="float">
            <text:p>200</text:p>
          </table:table-cell>
          <table:table-cell table:formula="of:=[.I706]" office:value-type="float" office:value="457.219341986799" calcext:value-type="float">
            <text:p>457.2193419867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07]&gt;=[.C707];[.E707];[.F707])" office:value-type="float" office:value="0.000015426623266146" calcext:value-type="float">
            <text:p>1.5426623266146E-05</text:p>
          </table:table-cell>
          <table:table-cell table:formula="of:=[.C707]+[.H707]*([.B707]-[.C707])" office:value-type="float" office:value="457.215373960914" calcext:value-type="float">
            <text:p>457.215373960914</text:p>
          </table:table-cell>
        </table:table-row>
        <table:table-row table:style-name="ro1">
          <table:table-cell/>
          <table:table-cell table:formula="of:=[.B707]" office:value-type="float" office:value="200" calcext:value-type="float">
            <text:p>200</text:p>
          </table:table-cell>
          <table:table-cell table:formula="of:=[.I707]" office:value-type="float" office:value="457.215373960914" calcext:value-type="float">
            <text:p>457.21537396091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08]&gt;=[.C708];[.E708];[.F708])" office:value-type="float" office:value="0.000015426623266146" calcext:value-type="float">
            <text:p>1.5426623266146E-05</text:p>
          </table:table-cell>
          <table:table-cell table:formula="of:=[.C708]+[.H708]*([.B708]-[.C708])" office:value-type="float" office:value="457.211405996241" calcext:value-type="float">
            <text:p>457.211405996241</text:p>
          </table:table-cell>
        </table:table-row>
        <table:table-row table:style-name="ro1">
          <table:table-cell/>
          <table:table-cell table:formula="of:=[.B708]" office:value-type="float" office:value="200" calcext:value-type="float">
            <text:p>200</text:p>
          </table:table-cell>
          <table:table-cell table:formula="of:=[.I708]" office:value-type="float" office:value="457.211405996241" calcext:value-type="float">
            <text:p>457.21140599624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09]&gt;=[.C709];[.E709];[.F709])" office:value-type="float" office:value="0.000015426623266146" calcext:value-type="float">
            <text:p>1.5426623266146E-05</text:p>
          </table:table-cell>
          <table:table-cell table:formula="of:=[.C709]+[.H709]*([.B709]-[.C709])" office:value-type="float" office:value="457.207438092781" calcext:value-type="float">
            <text:p>457.207438092781</text:p>
          </table:table-cell>
        </table:table-row>
        <table:table-row table:style-name="ro1">
          <table:table-cell/>
          <table:table-cell table:formula="of:=[.B709]" office:value-type="float" office:value="200" calcext:value-type="float">
            <text:p>200</text:p>
          </table:table-cell>
          <table:table-cell table:formula="of:=[.I709]" office:value-type="float" office:value="457.207438092781" calcext:value-type="float">
            <text:p>457.20743809278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10]&gt;=[.C710];[.E710];[.F710])" office:value-type="float" office:value="0.000015426623266146" calcext:value-type="float">
            <text:p>1.5426623266146E-05</text:p>
          </table:table-cell>
          <table:table-cell table:formula="of:=[.C710]+[.H710]*([.B710]-[.C710])" office:value-type="float" office:value="457.203470250532" calcext:value-type="float">
            <text:p>457.203470250532</text:p>
          </table:table-cell>
        </table:table-row>
        <table:table-row table:style-name="ro1">
          <table:table-cell/>
          <table:table-cell table:formula="of:=[.B710]" office:value-type="float" office:value="200" calcext:value-type="float">
            <text:p>200</text:p>
          </table:table-cell>
          <table:table-cell table:formula="of:=[.I710]" office:value-type="float" office:value="457.203470250532" calcext:value-type="float">
            <text:p>457.20347025053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11]&gt;=[.C711];[.E711];[.F711])" office:value-type="float" office:value="0.000015426623266146" calcext:value-type="float">
            <text:p>1.5426623266146E-05</text:p>
          </table:table-cell>
          <table:table-cell table:formula="of:=[.C711]+[.H711]*([.B711]-[.C711])" office:value-type="float" office:value="457.199502469494" calcext:value-type="float">
            <text:p>457.199502469494</text:p>
          </table:table-cell>
        </table:table-row>
        <table:table-row table:style-name="ro1">
          <table:table-cell/>
          <table:table-cell table:formula="of:=[.B711]" office:value-type="float" office:value="200" calcext:value-type="float">
            <text:p>200</text:p>
          </table:table-cell>
          <table:table-cell table:formula="of:=[.I711]" office:value-type="float" office:value="457.199502469494" calcext:value-type="float">
            <text:p>457.19950246949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12]&gt;=[.C712];[.E712];[.F712])" office:value-type="float" office:value="0.000015426623266146" calcext:value-type="float">
            <text:p>1.5426623266146E-05</text:p>
          </table:table-cell>
          <table:table-cell table:formula="of:=[.C712]+[.H712]*([.B712]-[.C712])" office:value-type="float" office:value="457.195534749665" calcext:value-type="float">
            <text:p>457.195534749665</text:p>
          </table:table-cell>
        </table:table-row>
        <table:table-row table:style-name="ro1">
          <table:table-cell/>
          <table:table-cell table:formula="of:=[.B712]" office:value-type="float" office:value="200" calcext:value-type="float">
            <text:p>200</text:p>
          </table:table-cell>
          <table:table-cell table:formula="of:=[.I712]" office:value-type="float" office:value="457.195534749665" calcext:value-type="float">
            <text:p>457.19553474966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13]&gt;=[.C713];[.E713];[.F713])" office:value-type="float" office:value="0.000015426623266146" calcext:value-type="float">
            <text:p>1.5426623266146E-05</text:p>
          </table:table-cell>
          <table:table-cell table:formula="of:=[.C713]+[.H713]*([.B713]-[.C713])" office:value-type="float" office:value="457.191567091045" calcext:value-type="float">
            <text:p>457.191567091045</text:p>
          </table:table-cell>
        </table:table-row>
        <table:table-row table:style-name="ro1">
          <table:table-cell/>
          <table:table-cell table:formula="of:=[.B713]" office:value-type="float" office:value="200" calcext:value-type="float">
            <text:p>200</text:p>
          </table:table-cell>
          <table:table-cell table:formula="of:=[.I713]" office:value-type="float" office:value="457.191567091045" calcext:value-type="float">
            <text:p>457.19156709104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14]&gt;=[.C714];[.E714];[.F714])" office:value-type="float" office:value="0.000015426623266146" calcext:value-type="float">
            <text:p>1.5426623266146E-05</text:p>
          </table:table-cell>
          <table:table-cell table:formula="of:=[.C714]+[.H714]*([.B714]-[.C714])" office:value-type="float" office:value="457.187599493632" calcext:value-type="float">
            <text:p>457.187599493632</text:p>
          </table:table-cell>
        </table:table-row>
        <table:table-row table:style-name="ro1">
          <table:table-cell/>
          <table:table-cell table:formula="of:=[.B714]" office:value-type="float" office:value="200" calcext:value-type="float">
            <text:p>200</text:p>
          </table:table-cell>
          <table:table-cell table:formula="of:=[.I714]" office:value-type="float" office:value="457.187599493632" calcext:value-type="float">
            <text:p>457.18759949363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15]&gt;=[.C715];[.E715];[.F715])" office:value-type="float" office:value="0.000015426623266146" calcext:value-type="float">
            <text:p>1.5426623266146E-05</text:p>
          </table:table-cell>
          <table:table-cell table:formula="of:=[.C715]+[.H715]*([.B715]-[.C715])" office:value-type="float" office:value="457.183631957426" calcext:value-type="float">
            <text:p>457.183631957426</text:p>
          </table:table-cell>
        </table:table-row>
        <table:table-row table:style-name="ro1">
          <table:table-cell/>
          <table:table-cell table:formula="of:=[.B715]" office:value-type="float" office:value="200" calcext:value-type="float">
            <text:p>200</text:p>
          </table:table-cell>
          <table:table-cell table:formula="of:=[.I715]" office:value-type="float" office:value="457.183631957426" calcext:value-type="float">
            <text:p>457.18363195742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16]&gt;=[.C716];[.E716];[.F716])" office:value-type="float" office:value="0.000015426623266146" calcext:value-type="float">
            <text:p>1.5426623266146E-05</text:p>
          </table:table-cell>
          <table:table-cell table:formula="of:=[.C716]+[.H716]*([.B716]-[.C716])" office:value-type="float" office:value="457.179664482426" calcext:value-type="float">
            <text:p>457.179664482426</text:p>
          </table:table-cell>
        </table:table-row>
        <table:table-row table:style-name="ro1">
          <table:table-cell/>
          <table:table-cell table:formula="of:=[.B716]" office:value-type="float" office:value="200" calcext:value-type="float">
            <text:p>200</text:p>
          </table:table-cell>
          <table:table-cell table:formula="of:=[.I716]" office:value-type="float" office:value="457.179664482426" calcext:value-type="float">
            <text:p>457.17966448242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17]&gt;=[.C717];[.E717];[.F717])" office:value-type="float" office:value="0.000015426623266146" calcext:value-type="float">
            <text:p>1.5426623266146E-05</text:p>
          </table:table-cell>
          <table:table-cell table:formula="of:=[.C717]+[.H717]*([.B717]-[.C717])" office:value-type="float" office:value="457.17569706863" calcext:value-type="float">
            <text:p>457.17569706863</text:p>
          </table:table-cell>
        </table:table-row>
        <table:table-row table:style-name="ro1">
          <table:table-cell/>
          <table:table-cell table:formula="of:=[.B717]" office:value-type="float" office:value="200" calcext:value-type="float">
            <text:p>200</text:p>
          </table:table-cell>
          <table:table-cell table:formula="of:=[.I717]" office:value-type="float" office:value="457.17569706863" calcext:value-type="float">
            <text:p>457.1756970686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18]&gt;=[.C718];[.E718];[.F718])" office:value-type="float" office:value="0.000015426623266146" calcext:value-type="float">
            <text:p>1.5426623266146E-05</text:p>
          </table:table-cell>
          <table:table-cell table:formula="of:=[.C718]+[.H718]*([.B718]-[.C718])" office:value-type="float" office:value="457.171729716038" calcext:value-type="float">
            <text:p>457.171729716038</text:p>
          </table:table-cell>
        </table:table-row>
        <table:table-row table:style-name="ro1">
          <table:table-cell/>
          <table:table-cell table:formula="of:=[.B718]" office:value-type="float" office:value="200" calcext:value-type="float">
            <text:p>200</text:p>
          </table:table-cell>
          <table:table-cell table:formula="of:=[.I718]" office:value-type="float" office:value="457.171729716038" calcext:value-type="float">
            <text:p>457.17172971603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19]&gt;=[.C719];[.E719];[.F719])" office:value-type="float" office:value="0.000015426623266146" calcext:value-type="float">
            <text:p>1.5426623266146E-05</text:p>
          </table:table-cell>
          <table:table-cell table:formula="of:=[.C719]+[.H719]*([.B719]-[.C719])" office:value-type="float" office:value="457.167762424649" calcext:value-type="float">
            <text:p>457.167762424649</text:p>
          </table:table-cell>
        </table:table-row>
        <table:table-row table:style-name="ro1">
          <table:table-cell/>
          <table:table-cell table:formula="of:=[.B719]" office:value-type="float" office:value="200" calcext:value-type="float">
            <text:p>200</text:p>
          </table:table-cell>
          <table:table-cell table:formula="of:=[.I719]" office:value-type="float" office:value="457.167762424649" calcext:value-type="float">
            <text:p>457.16776242464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20]&gt;=[.C720];[.E720];[.F720])" office:value-type="float" office:value="0.000015426623266146" calcext:value-type="float">
            <text:p>1.5426623266146E-05</text:p>
          </table:table-cell>
          <table:table-cell table:formula="of:=[.C720]+[.H720]*([.B720]-[.C720])" office:value-type="float" office:value="457.163795194462" calcext:value-type="float">
            <text:p>457.163795194462</text:p>
          </table:table-cell>
        </table:table-row>
        <table:table-row table:style-name="ro1">
          <table:table-cell/>
          <table:table-cell table:formula="of:=[.B720]" office:value-type="float" office:value="200" calcext:value-type="float">
            <text:p>200</text:p>
          </table:table-cell>
          <table:table-cell table:formula="of:=[.I720]" office:value-type="float" office:value="457.163795194462" calcext:value-type="float">
            <text:p>457.16379519446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21]&gt;=[.C721];[.E721];[.F721])" office:value-type="float" office:value="0.000015426623266146" calcext:value-type="float">
            <text:p>1.5426623266146E-05</text:p>
          </table:table-cell>
          <table:table-cell table:formula="of:=[.C721]+[.H721]*([.B721]-[.C721])" office:value-type="float" office:value="457.159828025476" calcext:value-type="float">
            <text:p>457.159828025476</text:p>
          </table:table-cell>
        </table:table-row>
        <table:table-row table:style-name="ro1">
          <table:table-cell/>
          <table:table-cell table:formula="of:=[.B721]" office:value-type="float" office:value="200" calcext:value-type="float">
            <text:p>200</text:p>
          </table:table-cell>
          <table:table-cell table:formula="of:=[.I721]" office:value-type="float" office:value="457.159828025476" calcext:value-type="float">
            <text:p>457.15982802547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22]&gt;=[.C722];[.E722];[.F722])" office:value-type="float" office:value="0.000015426623266146" calcext:value-type="float">
            <text:p>1.5426623266146E-05</text:p>
          </table:table-cell>
          <table:table-cell table:formula="of:=[.C722]+[.H722]*([.B722]-[.C722])" office:value-type="float" office:value="457.15586091769" calcext:value-type="float">
            <text:p>457.15586091769</text:p>
          </table:table-cell>
        </table:table-row>
        <table:table-row table:style-name="ro1">
          <table:table-cell/>
          <table:table-cell table:formula="of:=[.B722]" office:value-type="float" office:value="200" calcext:value-type="float">
            <text:p>200</text:p>
          </table:table-cell>
          <table:table-cell table:formula="of:=[.I722]" office:value-type="float" office:value="457.15586091769" calcext:value-type="float">
            <text:p>457.1558609176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23]&gt;=[.C723];[.E723];[.F723])" office:value-type="float" office:value="0.000015426623266146" calcext:value-type="float">
            <text:p>1.5426623266146E-05</text:p>
          </table:table-cell>
          <table:table-cell table:formula="of:=[.C723]+[.H723]*([.B723]-[.C723])" office:value-type="float" office:value="457.151893871103" calcext:value-type="float">
            <text:p>457.151893871103</text:p>
          </table:table-cell>
        </table:table-row>
        <table:table-row table:style-name="ro1">
          <table:table-cell/>
          <table:table-cell table:formula="of:=[.B723]" office:value-type="float" office:value="200" calcext:value-type="float">
            <text:p>200</text:p>
          </table:table-cell>
          <table:table-cell table:formula="of:=[.I723]" office:value-type="float" office:value="457.151893871103" calcext:value-type="float">
            <text:p>457.15189387110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24]&gt;=[.C724];[.E724];[.F724])" office:value-type="float" office:value="0.000015426623266146" calcext:value-type="float">
            <text:p>1.5426623266146E-05</text:p>
          </table:table-cell>
          <table:table-cell table:formula="of:=[.C724]+[.H724]*([.B724]-[.C724])" office:value-type="float" office:value="457.147926885714" calcext:value-type="float">
            <text:p>457.147926885714</text:p>
          </table:table-cell>
        </table:table-row>
        <table:table-row table:style-name="ro1">
          <table:table-cell/>
          <table:table-cell table:formula="of:=[.B724]" office:value-type="float" office:value="200" calcext:value-type="float">
            <text:p>200</text:p>
          </table:table-cell>
          <table:table-cell table:formula="of:=[.I724]" office:value-type="float" office:value="457.147926885714" calcext:value-type="float">
            <text:p>457.14792688571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25]&gt;=[.C725];[.E725];[.F725])" office:value-type="float" office:value="0.000015426623266146" calcext:value-type="float">
            <text:p>1.5426623266146E-05</text:p>
          </table:table-cell>
          <table:table-cell table:formula="of:=[.C725]+[.H725]*([.B725]-[.C725])" office:value-type="float" office:value="457.143959961522" calcext:value-type="float">
            <text:p>457.143959961522</text:p>
          </table:table-cell>
        </table:table-row>
        <table:table-row table:style-name="ro1">
          <table:table-cell/>
          <table:table-cell table:formula="of:=[.B725]" office:value-type="float" office:value="200" calcext:value-type="float">
            <text:p>200</text:p>
          </table:table-cell>
          <table:table-cell table:formula="of:=[.I725]" office:value-type="float" office:value="457.143959961522" calcext:value-type="float">
            <text:p>457.14395996152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26]&gt;=[.C726];[.E726];[.F726])" office:value-type="float" office:value="0.000015426623266146" calcext:value-type="float">
            <text:p>1.5426623266146E-05</text:p>
          </table:table-cell>
          <table:table-cell table:formula="of:=[.C726]+[.H726]*([.B726]-[.C726])" office:value-type="float" office:value="457.139993098527" calcext:value-type="float">
            <text:p>457.139993098527</text:p>
          </table:table-cell>
        </table:table-row>
        <table:table-row table:style-name="ro1">
          <table:table-cell/>
          <table:table-cell table:formula="of:=[.B726]" office:value-type="float" office:value="200" calcext:value-type="float">
            <text:p>200</text:p>
          </table:table-cell>
          <table:table-cell table:formula="of:=[.I726]" office:value-type="float" office:value="457.139993098527" calcext:value-type="float">
            <text:p>457.13999309852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27]&gt;=[.C727];[.E727];[.F727])" office:value-type="float" office:value="0.000015426623266146" calcext:value-type="float">
            <text:p>1.5426623266146E-05</text:p>
          </table:table-cell>
          <table:table-cell table:formula="of:=[.C727]+[.H727]*([.B727]-[.C727])" office:value-type="float" office:value="457.136026296726" calcext:value-type="float">
            <text:p>457.136026296726</text:p>
          </table:table-cell>
        </table:table-row>
        <table:table-row table:style-name="ro1">
          <table:table-cell/>
          <table:table-cell table:formula="of:=[.B727]" office:value-type="float" office:value="200" calcext:value-type="float">
            <text:p>200</text:p>
          </table:table-cell>
          <table:table-cell table:formula="of:=[.I727]" office:value-type="float" office:value="457.136026296726" calcext:value-type="float">
            <text:p>457.13602629672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28]&gt;=[.C728];[.E728];[.F728])" office:value-type="float" office:value="0.000015426623266146" calcext:value-type="float">
            <text:p>1.5426623266146E-05</text:p>
          </table:table-cell>
          <table:table-cell table:formula="of:=[.C728]+[.H728]*([.B728]-[.C728])" office:value-type="float" office:value="457.132059556121" calcext:value-type="float">
            <text:p>457.132059556121</text:p>
          </table:table-cell>
        </table:table-row>
        <table:table-row table:style-name="ro1">
          <table:table-cell/>
          <table:table-cell table:formula="of:=[.B728]" office:value-type="float" office:value="200" calcext:value-type="float">
            <text:p>200</text:p>
          </table:table-cell>
          <table:table-cell table:formula="of:=[.I728]" office:value-type="float" office:value="457.132059556121" calcext:value-type="float">
            <text:p>457.13205955612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29]&gt;=[.C729];[.E729];[.F729])" office:value-type="float" office:value="0.000015426623266146" calcext:value-type="float">
            <text:p>1.5426623266146E-05</text:p>
          </table:table-cell>
          <table:table-cell table:formula="of:=[.C729]+[.H729]*([.B729]-[.C729])" office:value-type="float" office:value="457.128092876708" calcext:value-type="float">
            <text:p>457.128092876708</text:p>
          </table:table-cell>
        </table:table-row>
        <table:table-row table:style-name="ro1">
          <table:table-cell/>
          <table:table-cell table:formula="of:=[.B729]" office:value-type="float" office:value="200" calcext:value-type="float">
            <text:p>200</text:p>
          </table:table-cell>
          <table:table-cell table:formula="of:=[.I729]" office:value-type="float" office:value="457.128092876708" calcext:value-type="float">
            <text:p>457.12809287670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30]&gt;=[.C730];[.E730];[.F730])" office:value-type="float" office:value="0.000015426623266146" calcext:value-type="float">
            <text:p>1.5426623266146E-05</text:p>
          </table:table-cell>
          <table:table-cell table:formula="of:=[.C730]+[.H730]*([.B730]-[.C730])" office:value-type="float" office:value="457.124126258488" calcext:value-type="float">
            <text:p>457.124126258488</text:p>
          </table:table-cell>
        </table:table-row>
        <table:table-row table:style-name="ro1">
          <table:table-cell/>
          <table:table-cell table:formula="of:=[.B730]" office:value-type="float" office:value="200" calcext:value-type="float">
            <text:p>200</text:p>
          </table:table-cell>
          <table:table-cell table:formula="of:=[.I730]" office:value-type="float" office:value="457.124126258488" calcext:value-type="float">
            <text:p>457.12412625848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31]&gt;=[.C731];[.E731];[.F731])" office:value-type="float" office:value="0.000015426623266146" calcext:value-type="float">
            <text:p>1.5426623266146E-05</text:p>
          </table:table-cell>
          <table:table-cell table:formula="of:=[.C731]+[.H731]*([.B731]-[.C731])" office:value-type="float" office:value="457.12015970146" calcext:value-type="float">
            <text:p>457.12015970146</text:p>
          </table:table-cell>
        </table:table-row>
        <table:table-row table:style-name="ro1">
          <table:table-cell/>
          <table:table-cell table:formula="of:=[.B731]" office:value-type="float" office:value="200" calcext:value-type="float">
            <text:p>200</text:p>
          </table:table-cell>
          <table:table-cell table:formula="of:=[.I731]" office:value-type="float" office:value="457.12015970146" calcext:value-type="float">
            <text:p>457.1201597014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32]&gt;=[.C732];[.E732];[.F732])" office:value-type="float" office:value="0.000015426623266146" calcext:value-type="float">
            <text:p>1.5426623266146E-05</text:p>
          </table:table-cell>
          <table:table-cell table:formula="of:=[.C732]+[.H732]*([.B732]-[.C732])" office:value-type="float" office:value="457.116193205622" calcext:value-type="float">
            <text:p>457.116193205622</text:p>
          </table:table-cell>
        </table:table-row>
        <table:table-row table:style-name="ro1">
          <table:table-cell/>
          <table:table-cell table:formula="of:=[.B732]" office:value-type="float" office:value="200" calcext:value-type="float">
            <text:p>200</text:p>
          </table:table-cell>
          <table:table-cell table:formula="of:=[.I732]" office:value-type="float" office:value="457.116193205622" calcext:value-type="float">
            <text:p>457.11619320562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33]&gt;=[.C733];[.E733];[.F733])" office:value-type="float" office:value="0.000015426623266146" calcext:value-type="float">
            <text:p>1.5426623266146E-05</text:p>
          </table:table-cell>
          <table:table-cell table:formula="of:=[.C733]+[.H733]*([.B733]-[.C733])" office:value-type="float" office:value="457.112226770974" calcext:value-type="float">
            <text:p>457.112226770974</text:p>
          </table:table-cell>
        </table:table-row>
        <table:table-row table:style-name="ro1">
          <table:table-cell/>
          <table:table-cell table:formula="of:=[.B733]" office:value-type="float" office:value="200" calcext:value-type="float">
            <text:p>200</text:p>
          </table:table-cell>
          <table:table-cell table:formula="of:=[.I733]" office:value-type="float" office:value="457.112226770974" calcext:value-type="float">
            <text:p>457.11222677097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34]&gt;=[.C734];[.E734];[.F734])" office:value-type="float" office:value="0.000015426623266146" calcext:value-type="float">
            <text:p>1.5426623266146E-05</text:p>
          </table:table-cell>
          <table:table-cell table:formula="of:=[.C734]+[.H734]*([.B734]-[.C734])" office:value-type="float" office:value="457.108260397514" calcext:value-type="float">
            <text:p>457.108260397514</text:p>
          </table:table-cell>
        </table:table-row>
        <table:table-row table:style-name="ro1">
          <table:table-cell/>
          <table:table-cell table:formula="of:=[.B734]" office:value-type="float" office:value="200" calcext:value-type="float">
            <text:p>200</text:p>
          </table:table-cell>
          <table:table-cell table:formula="of:=[.I734]" office:value-type="float" office:value="457.108260397514" calcext:value-type="float">
            <text:p>457.10826039751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35]&gt;=[.C735];[.E735];[.F735])" office:value-type="float" office:value="0.000015426623266146" calcext:value-type="float">
            <text:p>1.5426623266146E-05</text:p>
          </table:table-cell>
          <table:table-cell table:formula="of:=[.C735]+[.H735]*([.B735]-[.C735])" office:value-type="float" office:value="457.104294085243" calcext:value-type="float">
            <text:p>457.104294085243</text:p>
          </table:table-cell>
        </table:table-row>
        <table:table-row table:style-name="ro1">
          <table:table-cell/>
          <table:table-cell table:formula="of:=[.B735]" office:value-type="float" office:value="200" calcext:value-type="float">
            <text:p>200</text:p>
          </table:table-cell>
          <table:table-cell table:formula="of:=[.I735]" office:value-type="float" office:value="457.104294085243" calcext:value-type="float">
            <text:p>457.10429408524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36]&gt;=[.C736];[.E736];[.F736])" office:value-type="float" office:value="0.000015426623266146" calcext:value-type="float">
            <text:p>1.5426623266146E-05</text:p>
          </table:table-cell>
          <table:table-cell table:formula="of:=[.C736]+[.H736]*([.B736]-[.C736])" office:value-type="float" office:value="457.100327834158" calcext:value-type="float">
            <text:p>457.100327834158</text:p>
          </table:table-cell>
        </table:table-row>
        <table:table-row table:style-name="ro1">
          <table:table-cell/>
          <table:table-cell table:formula="of:=[.B736]" office:value-type="float" office:value="200" calcext:value-type="float">
            <text:p>200</text:p>
          </table:table-cell>
          <table:table-cell table:formula="of:=[.I736]" office:value-type="float" office:value="457.100327834158" calcext:value-type="float">
            <text:p>457.10032783415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37]&gt;=[.C737];[.E737];[.F737])" office:value-type="float" office:value="0.000015426623266146" calcext:value-type="float">
            <text:p>1.5426623266146E-05</text:p>
          </table:table-cell>
          <table:table-cell table:formula="of:=[.C737]+[.H737]*([.B737]-[.C737])" office:value-type="float" office:value="457.096361644258" calcext:value-type="float">
            <text:p>457.096361644258</text:p>
          </table:table-cell>
        </table:table-row>
        <table:table-row table:style-name="ro1">
          <table:table-cell/>
          <table:table-cell table:formula="of:=[.B737]" office:value-type="float" office:value="200" calcext:value-type="float">
            <text:p>200</text:p>
          </table:table-cell>
          <table:table-cell table:formula="of:=[.I737]" office:value-type="float" office:value="457.096361644258" calcext:value-type="float">
            <text:p>457.09636164425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38]&gt;=[.C738];[.E738];[.F738])" office:value-type="float" office:value="0.000015426623266146" calcext:value-type="float">
            <text:p>1.5426623266146E-05</text:p>
          </table:table-cell>
          <table:table-cell table:formula="of:=[.C738]+[.H738]*([.B738]-[.C738])" office:value-type="float" office:value="457.092395515544" calcext:value-type="float">
            <text:p>457.092395515544</text:p>
          </table:table-cell>
        </table:table-row>
        <table:table-row table:style-name="ro1">
          <table:table-cell/>
          <table:table-cell table:formula="of:=[.B738]" office:value-type="float" office:value="200" calcext:value-type="float">
            <text:p>200</text:p>
          </table:table-cell>
          <table:table-cell table:formula="of:=[.I738]" office:value-type="float" office:value="457.092395515544" calcext:value-type="float">
            <text:p>457.09239551554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39]&gt;=[.C739];[.E739];[.F739])" office:value-type="float" office:value="0.000015426623266146" calcext:value-type="float">
            <text:p>1.5426623266146E-05</text:p>
          </table:table-cell>
          <table:table-cell table:formula="of:=[.C739]+[.H739]*([.B739]-[.C739])" office:value-type="float" office:value="457.088429448014" calcext:value-type="float">
            <text:p>457.088429448014</text:p>
          </table:table-cell>
        </table:table-row>
        <table:table-row table:style-name="ro1">
          <table:table-cell/>
          <table:table-cell table:formula="of:=[.B739]" office:value-type="float" office:value="200" calcext:value-type="float">
            <text:p>200</text:p>
          </table:table-cell>
          <table:table-cell table:formula="of:=[.I739]" office:value-type="float" office:value="457.088429448014" calcext:value-type="float">
            <text:p>457.08842944801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40]&gt;=[.C740];[.E740];[.F740])" office:value-type="float" office:value="0.000015426623266146" calcext:value-type="float">
            <text:p>1.5426623266146E-05</text:p>
          </table:table-cell>
          <table:table-cell table:formula="of:=[.C740]+[.H740]*([.B740]-[.C740])" office:value-type="float" office:value="457.084463441667" calcext:value-type="float">
            <text:p>457.084463441667</text:p>
          </table:table-cell>
        </table:table-row>
        <table:table-row table:style-name="ro1">
          <table:table-cell/>
          <table:table-cell table:formula="of:=[.B740]" office:value-type="float" office:value="200" calcext:value-type="float">
            <text:p>200</text:p>
          </table:table-cell>
          <table:table-cell table:formula="of:=[.I740]" office:value-type="float" office:value="457.084463441667" calcext:value-type="float">
            <text:p>457.08446344166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41]&gt;=[.C741];[.E741];[.F741])" office:value-type="float" office:value="0.000015426623266146" calcext:value-type="float">
            <text:p>1.5426623266146E-05</text:p>
          </table:table-cell>
          <table:table-cell table:formula="of:=[.C741]+[.H741]*([.B741]-[.C741])" office:value-type="float" office:value="457.080497496502" calcext:value-type="float">
            <text:p>457.080497496502</text:p>
          </table:table-cell>
        </table:table-row>
        <table:table-row table:style-name="ro1">
          <table:table-cell/>
          <table:table-cell table:formula="of:=[.B741]" office:value-type="float" office:value="200" calcext:value-type="float">
            <text:p>200</text:p>
          </table:table-cell>
          <table:table-cell table:formula="of:=[.I741]" office:value-type="float" office:value="457.080497496502" calcext:value-type="float">
            <text:p>457.08049749650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42]&gt;=[.C742];[.E742];[.F742])" office:value-type="float" office:value="0.000015426623266146" calcext:value-type="float">
            <text:p>1.5426623266146E-05</text:p>
          </table:table-cell>
          <table:table-cell table:formula="of:=[.C742]+[.H742]*([.B742]-[.C742])" office:value-type="float" office:value="457.076531612518" calcext:value-type="float">
            <text:p>457.076531612518</text:p>
          </table:table-cell>
        </table:table-row>
        <table:table-row table:style-name="ro1">
          <table:table-cell/>
          <table:table-cell table:formula="of:=[.B742]" office:value-type="float" office:value="200" calcext:value-type="float">
            <text:p>200</text:p>
          </table:table-cell>
          <table:table-cell table:formula="of:=[.I742]" office:value-type="float" office:value="457.076531612518" calcext:value-type="float">
            <text:p>457.07653161251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43]&gt;=[.C743];[.E743];[.F743])" office:value-type="float" office:value="0.000015426623266146" calcext:value-type="float">
            <text:p>1.5426623266146E-05</text:p>
          </table:table-cell>
          <table:table-cell table:formula="of:=[.C743]+[.H743]*([.B743]-[.C743])" office:value-type="float" office:value="457.072565789714" calcext:value-type="float">
            <text:p>457.072565789714</text:p>
          </table:table-cell>
        </table:table-row>
        <table:table-row table:style-name="ro1">
          <table:table-cell/>
          <table:table-cell table:formula="of:=[.B743]" office:value-type="float" office:value="200" calcext:value-type="float">
            <text:p>200</text:p>
          </table:table-cell>
          <table:table-cell table:formula="of:=[.I743]" office:value-type="float" office:value="457.072565789714" calcext:value-type="float">
            <text:p>457.07256578971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44]&gt;=[.C744];[.E744];[.F744])" office:value-type="float" office:value="0.000015426623266146" calcext:value-type="float">
            <text:p>1.5426623266146E-05</text:p>
          </table:table-cell>
          <table:table-cell table:formula="of:=[.C744]+[.H744]*([.B744]-[.C744])" office:value-type="float" office:value="457.06860002809" calcext:value-type="float">
            <text:p>457.06860002809</text:p>
          </table:table-cell>
        </table:table-row>
        <table:table-row table:style-name="ro1">
          <table:table-cell/>
          <table:table-cell table:formula="of:=[.B744]" office:value-type="float" office:value="200" calcext:value-type="float">
            <text:p>200</text:p>
          </table:table-cell>
          <table:table-cell table:formula="of:=[.I744]" office:value-type="float" office:value="457.06860002809" calcext:value-type="float">
            <text:p>457.0686000280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45]&gt;=[.C745];[.E745];[.F745])" office:value-type="float" office:value="0.000015426623266146" calcext:value-type="float">
            <text:p>1.5426623266146E-05</text:p>
          </table:table-cell>
          <table:table-cell table:formula="of:=[.C745]+[.H745]*([.B745]-[.C745])" office:value-type="float" office:value="457.064634327643" calcext:value-type="float">
            <text:p>457.064634327643</text:p>
          </table:table-cell>
        </table:table-row>
        <table:table-row table:style-name="ro1">
          <table:table-cell/>
          <table:table-cell table:formula="of:=[.B745]" office:value-type="float" office:value="200" calcext:value-type="float">
            <text:p>200</text:p>
          </table:table-cell>
          <table:table-cell table:formula="of:=[.I745]" office:value-type="float" office:value="457.064634327643" calcext:value-type="float">
            <text:p>457.06463432764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46]&gt;=[.C746];[.E746];[.F746])" office:value-type="float" office:value="0.000015426623266146" calcext:value-type="float">
            <text:p>1.5426623266146E-05</text:p>
          </table:table-cell>
          <table:table-cell table:formula="of:=[.C746]+[.H746]*([.B746]-[.C746])" office:value-type="float" office:value="457.060668688375" calcext:value-type="float">
            <text:p>457.060668688375</text:p>
          </table:table-cell>
        </table:table-row>
        <table:table-row table:style-name="ro1">
          <table:table-cell/>
          <table:table-cell table:formula="of:=[.B746]" office:value-type="float" office:value="200" calcext:value-type="float">
            <text:p>200</text:p>
          </table:table-cell>
          <table:table-cell table:formula="of:=[.I746]" office:value-type="float" office:value="457.060668688375" calcext:value-type="float">
            <text:p>457.06066868837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47]&gt;=[.C747];[.E747];[.F747])" office:value-type="float" office:value="0.000015426623266146" calcext:value-type="float">
            <text:p>1.5426623266146E-05</text:p>
          </table:table-cell>
          <table:table-cell table:formula="of:=[.C747]+[.H747]*([.B747]-[.C747])" office:value-type="float" office:value="457.056703110282" calcext:value-type="float">
            <text:p>457.056703110282</text:p>
          </table:table-cell>
        </table:table-row>
        <table:table-row table:style-name="ro1">
          <table:table-cell/>
          <table:table-cell table:formula="of:=[.B747]" office:value-type="float" office:value="200" calcext:value-type="float">
            <text:p>200</text:p>
          </table:table-cell>
          <table:table-cell table:formula="of:=[.I747]" office:value-type="float" office:value="457.056703110282" calcext:value-type="float">
            <text:p>457.05670311028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48]&gt;=[.C748];[.E748];[.F748])" office:value-type="float" office:value="0.000015426623266146" calcext:value-type="float">
            <text:p>1.5426623266146E-05</text:p>
          </table:table-cell>
          <table:table-cell table:formula="of:=[.C748]+[.H748]*([.B748]-[.C748])" office:value-type="float" office:value="457.052737593365" calcext:value-type="float">
            <text:p>457.052737593365</text:p>
          </table:table-cell>
        </table:table-row>
        <table:table-row table:style-name="ro1">
          <table:table-cell/>
          <table:table-cell table:formula="of:=[.B748]" office:value-type="float" office:value="200" calcext:value-type="float">
            <text:p>200</text:p>
          </table:table-cell>
          <table:table-cell table:formula="of:=[.I748]" office:value-type="float" office:value="457.052737593365" calcext:value-type="float">
            <text:p>457.05273759336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49]&gt;=[.C749];[.E749];[.F749])" office:value-type="float" office:value="0.000015426623266146" calcext:value-type="float">
            <text:p>1.5426623266146E-05</text:p>
          </table:table-cell>
          <table:table-cell table:formula="of:=[.C749]+[.H749]*([.B749]-[.C749])" office:value-type="float" office:value="457.048772137623" calcext:value-type="float">
            <text:p>457.048772137623</text:p>
          </table:table-cell>
        </table:table-row>
        <table:table-row table:style-name="ro1">
          <table:table-cell/>
          <table:table-cell table:formula="of:=[.B749]" office:value-type="float" office:value="200" calcext:value-type="float">
            <text:p>200</text:p>
          </table:table-cell>
          <table:table-cell table:formula="of:=[.I749]" office:value-type="float" office:value="457.048772137623" calcext:value-type="float">
            <text:p>457.04877213762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50]&gt;=[.C750];[.E750];[.F750])" office:value-type="float" office:value="0.000015426623266146" calcext:value-type="float">
            <text:p>1.5426623266146E-05</text:p>
          </table:table-cell>
          <table:table-cell table:formula="of:=[.C750]+[.H750]*([.B750]-[.C750])" office:value-type="float" office:value="457.044806743054" calcext:value-type="float">
            <text:p>457.044806743054</text:p>
          </table:table-cell>
        </table:table-row>
        <table:table-row table:style-name="ro1">
          <table:table-cell/>
          <table:table-cell table:formula="of:=[.B750]" office:value-type="float" office:value="200" calcext:value-type="float">
            <text:p>200</text:p>
          </table:table-cell>
          <table:table-cell table:formula="of:=[.I750]" office:value-type="float" office:value="457.044806743054" calcext:value-type="float">
            <text:p>457.04480674305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51]&gt;=[.C751];[.E751];[.F751])" office:value-type="float" office:value="0.000015426623266146" calcext:value-type="float">
            <text:p>1.5426623266146E-05</text:p>
          </table:table-cell>
          <table:table-cell table:formula="of:=[.C751]+[.H751]*([.B751]-[.C751])" office:value-type="float" office:value="457.040841409658" calcext:value-type="float">
            <text:p>457.040841409658</text:p>
          </table:table-cell>
        </table:table-row>
        <table:table-row table:style-name="ro1">
          <table:table-cell/>
          <table:table-cell table:formula="of:=[.B751]" office:value-type="float" office:value="200" calcext:value-type="float">
            <text:p>200</text:p>
          </table:table-cell>
          <table:table-cell table:formula="of:=[.I751]" office:value-type="float" office:value="457.040841409658" calcext:value-type="float">
            <text:p>457.04084140965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52]&gt;=[.C752];[.E752];[.F752])" office:value-type="float" office:value="0.000015426623266146" calcext:value-type="float">
            <text:p>1.5426623266146E-05</text:p>
          </table:table-cell>
          <table:table-cell table:formula="of:=[.C752]+[.H752]*([.B752]-[.C752])" office:value-type="float" office:value="457.036876137433" calcext:value-type="float">
            <text:p>457.036876137433</text:p>
          </table:table-cell>
        </table:table-row>
        <table:table-row table:style-name="ro1">
          <table:table-cell/>
          <table:table-cell table:formula="of:=[.B752]" office:value-type="float" office:value="200" calcext:value-type="float">
            <text:p>200</text:p>
          </table:table-cell>
          <table:table-cell table:formula="of:=[.I752]" office:value-type="float" office:value="457.036876137433" calcext:value-type="float">
            <text:p>457.03687613743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53]&gt;=[.C753];[.E753];[.F753])" office:value-type="float" office:value="0.000015426623266146" calcext:value-type="float">
            <text:p>1.5426623266146E-05</text:p>
          </table:table-cell>
          <table:table-cell table:formula="of:=[.C753]+[.H753]*([.B753]-[.C753])" office:value-type="float" office:value="457.03291092638" calcext:value-type="float">
            <text:p>457.03291092638</text:p>
          </table:table-cell>
        </table:table-row>
        <table:table-row table:style-name="ro1">
          <table:table-cell/>
          <table:table-cell table:formula="of:=[.B753]" office:value-type="float" office:value="200" calcext:value-type="float">
            <text:p>200</text:p>
          </table:table-cell>
          <table:table-cell table:formula="of:=[.I753]" office:value-type="float" office:value="457.03291092638" calcext:value-type="float">
            <text:p>457.0329109263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54]&gt;=[.C754];[.E754];[.F754])" office:value-type="float" office:value="0.000015426623266146" calcext:value-type="float">
            <text:p>1.5426623266146E-05</text:p>
          </table:table-cell>
          <table:table-cell table:formula="of:=[.C754]+[.H754]*([.B754]-[.C754])" office:value-type="float" office:value="457.028945776496" calcext:value-type="float">
            <text:p>457.028945776496</text:p>
          </table:table-cell>
        </table:table-row>
        <table:table-row table:style-name="ro1">
          <table:table-cell/>
          <table:table-cell table:formula="of:=[.B754]" office:value-type="float" office:value="200" calcext:value-type="float">
            <text:p>200</text:p>
          </table:table-cell>
          <table:table-cell table:formula="of:=[.I754]" office:value-type="float" office:value="457.028945776496" calcext:value-type="float">
            <text:p>457.02894577649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55]&gt;=[.C755];[.E755];[.F755])" office:value-type="float" office:value="0.000015426623266146" calcext:value-type="float">
            <text:p>1.5426623266146E-05</text:p>
          </table:table-cell>
          <table:table-cell table:formula="of:=[.C755]+[.H755]*([.B755]-[.C755])" office:value-type="float" office:value="457.024980687781" calcext:value-type="float">
            <text:p>457.024980687781</text:p>
          </table:table-cell>
        </table:table-row>
        <table:table-row table:style-name="ro1">
          <table:table-cell/>
          <table:table-cell table:formula="of:=[.B755]" office:value-type="float" office:value="200" calcext:value-type="float">
            <text:p>200</text:p>
          </table:table-cell>
          <table:table-cell table:formula="of:=[.I755]" office:value-type="float" office:value="457.024980687781" calcext:value-type="float">
            <text:p>457.02498068778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56]&gt;=[.C756];[.E756];[.F756])" office:value-type="float" office:value="0.000015426623266146" calcext:value-type="float">
            <text:p>1.5426623266146E-05</text:p>
          </table:table-cell>
          <table:table-cell table:formula="of:=[.C756]+[.H756]*([.B756]-[.C756])" office:value-type="float" office:value="457.021015660234" calcext:value-type="float">
            <text:p>457.021015660234</text:p>
          </table:table-cell>
        </table:table-row>
        <table:table-row table:style-name="ro1">
          <table:table-cell/>
          <table:table-cell table:formula="of:=[.B756]" office:value-type="float" office:value="200" calcext:value-type="float">
            <text:p>200</text:p>
          </table:table-cell>
          <table:table-cell table:formula="of:=[.I756]" office:value-type="float" office:value="457.021015660234" calcext:value-type="float">
            <text:p>457.02101566023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57]&gt;=[.C757];[.E757];[.F757])" office:value-type="float" office:value="0.000015426623266146" calcext:value-type="float">
            <text:p>1.5426623266146E-05</text:p>
          </table:table-cell>
          <table:table-cell table:formula="of:=[.C757]+[.H757]*([.B757]-[.C757])" office:value-type="float" office:value="457.017050693854" calcext:value-type="float">
            <text:p>457.017050693854</text:p>
          </table:table-cell>
        </table:table-row>
        <table:table-row table:style-name="ro1">
          <table:table-cell/>
          <table:table-cell table:formula="of:=[.B757]" office:value-type="float" office:value="200" calcext:value-type="float">
            <text:p>200</text:p>
          </table:table-cell>
          <table:table-cell table:formula="of:=[.I757]" office:value-type="float" office:value="457.017050693854" calcext:value-type="float">
            <text:p>457.01705069385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58]&gt;=[.C758];[.E758];[.F758])" office:value-type="float" office:value="0.000015426623266146" calcext:value-type="float">
            <text:p>1.5426623266146E-05</text:p>
          </table:table-cell>
          <table:table-cell table:formula="of:=[.C758]+[.H758]*([.B758]-[.C758])" office:value-type="float" office:value="457.01308578864" calcext:value-type="float">
            <text:p>457.01308578864</text:p>
          </table:table-cell>
        </table:table-row>
        <table:table-row table:style-name="ro1">
          <table:table-cell/>
          <table:table-cell table:formula="of:=[.B758]" office:value-type="float" office:value="200" calcext:value-type="float">
            <text:p>200</text:p>
          </table:table-cell>
          <table:table-cell table:formula="of:=[.I758]" office:value-type="float" office:value="457.01308578864" calcext:value-type="float">
            <text:p>457.0130857886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59]&gt;=[.C759];[.E759];[.F759])" office:value-type="float" office:value="0.000015426623266146" calcext:value-type="float">
            <text:p>1.5426623266146E-05</text:p>
          </table:table-cell>
          <table:table-cell table:formula="of:=[.C759]+[.H759]*([.B759]-[.C759])" office:value-type="float" office:value="457.009120944591" calcext:value-type="float">
            <text:p>457.009120944591</text:p>
          </table:table-cell>
        </table:table-row>
        <table:table-row table:style-name="ro1">
          <table:table-cell/>
          <table:table-cell table:formula="of:=[.B759]" office:value-type="float" office:value="200" calcext:value-type="float">
            <text:p>200</text:p>
          </table:table-cell>
          <table:table-cell table:formula="of:=[.I759]" office:value-type="float" office:value="457.009120944591" calcext:value-type="float">
            <text:p>457.00912094459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60]&gt;=[.C760];[.E760];[.F760])" office:value-type="float" office:value="0.000015426623266146" calcext:value-type="float">
            <text:p>1.5426623266146E-05</text:p>
          </table:table-cell>
          <table:table-cell table:formula="of:=[.C760]+[.H760]*([.B760]-[.C760])" office:value-type="float" office:value="457.005156161706" calcext:value-type="float">
            <text:p>457.005156161706</text:p>
          </table:table-cell>
        </table:table-row>
        <table:table-row table:style-name="ro1">
          <table:table-cell/>
          <table:table-cell table:formula="of:=[.B760]" office:value-type="float" office:value="200" calcext:value-type="float">
            <text:p>200</text:p>
          </table:table-cell>
          <table:table-cell table:formula="of:=[.I760]" office:value-type="float" office:value="457.005156161706" calcext:value-type="float">
            <text:p>457.00515616170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61]&gt;=[.C761];[.E761];[.F761])" office:value-type="float" office:value="0.000015426623266146" calcext:value-type="float">
            <text:p>1.5426623266146E-05</text:p>
          </table:table-cell>
          <table:table-cell table:formula="of:=[.C761]+[.H761]*([.B761]-[.C761])" office:value-type="float" office:value="457.001191439984" calcext:value-type="float">
            <text:p>457.001191439984</text:p>
          </table:table-cell>
        </table:table-row>
        <table:table-row table:style-name="ro1">
          <table:table-cell/>
          <table:table-cell table:formula="of:=[.B761]" office:value-type="float" office:value="200" calcext:value-type="float">
            <text:p>200</text:p>
          </table:table-cell>
          <table:table-cell table:formula="of:=[.I761]" office:value-type="float" office:value="457.001191439984" calcext:value-type="float">
            <text:p>457.00119143998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62]&gt;=[.C762];[.E762];[.F762])" office:value-type="float" office:value="0.000015426623266146" calcext:value-type="float">
            <text:p>1.5426623266146E-05</text:p>
          </table:table-cell>
          <table:table-cell table:formula="of:=[.C762]+[.H762]*([.B762]-[.C762])" office:value-type="float" office:value="456.997226779425" calcext:value-type="float">
            <text:p>456.997226779425</text:p>
          </table:table-cell>
        </table:table-row>
        <table:table-row table:style-name="ro1">
          <table:table-cell/>
          <table:table-cell table:formula="of:=[.B762]" office:value-type="float" office:value="200" calcext:value-type="float">
            <text:p>200</text:p>
          </table:table-cell>
          <table:table-cell table:formula="of:=[.I762]" office:value-type="float" office:value="456.997226779425" calcext:value-type="float">
            <text:p>456.99722677942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63]&gt;=[.C763];[.E763];[.F763])" office:value-type="float" office:value="0.000015426623266146" calcext:value-type="float">
            <text:p>1.5426623266146E-05</text:p>
          </table:table-cell>
          <table:table-cell table:formula="of:=[.C763]+[.H763]*([.B763]-[.C763])" office:value-type="float" office:value="456.993262180027" calcext:value-type="float">
            <text:p>456.993262180027</text:p>
          </table:table-cell>
        </table:table-row>
        <table:table-row table:style-name="ro1">
          <table:table-cell/>
          <table:table-cell table:formula="of:=[.B763]" office:value-type="float" office:value="200" calcext:value-type="float">
            <text:p>200</text:p>
          </table:table-cell>
          <table:table-cell table:formula="of:=[.I763]" office:value-type="float" office:value="456.993262180027" calcext:value-type="float">
            <text:p>456.99326218002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64]&gt;=[.C764];[.E764];[.F764])" office:value-type="float" office:value="0.000015426623266146" calcext:value-type="float">
            <text:p>1.5426623266146E-05</text:p>
          </table:table-cell>
          <table:table-cell table:formula="of:=[.C764]+[.H764]*([.B764]-[.C764])" office:value-type="float" office:value="456.98929764179" calcext:value-type="float">
            <text:p>456.98929764179</text:p>
          </table:table-cell>
        </table:table-row>
        <table:table-row table:style-name="ro1">
          <table:table-cell/>
          <table:table-cell table:formula="of:=[.B764]" office:value-type="float" office:value="200" calcext:value-type="float">
            <text:p>200</text:p>
          </table:table-cell>
          <table:table-cell table:formula="of:=[.I764]" office:value-type="float" office:value="456.98929764179" calcext:value-type="float">
            <text:p>456.9892976417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65]&gt;=[.C765];[.E765];[.F765])" office:value-type="float" office:value="0.000015426623266146" calcext:value-type="float">
            <text:p>1.5426623266146E-05</text:p>
          </table:table-cell>
          <table:table-cell table:formula="of:=[.C765]+[.H765]*([.B765]-[.C765])" office:value-type="float" office:value="456.985333164711" calcext:value-type="float">
            <text:p>456.985333164711</text:p>
          </table:table-cell>
        </table:table-row>
        <table:table-row table:style-name="ro1">
          <table:table-cell/>
          <table:table-cell table:formula="of:=[.B765]" office:value-type="float" office:value="200" calcext:value-type="float">
            <text:p>200</text:p>
          </table:table-cell>
          <table:table-cell table:formula="of:=[.I765]" office:value-type="float" office:value="456.985333164711" calcext:value-type="float">
            <text:p>456.98533316471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66]&gt;=[.C766];[.E766];[.F766])" office:value-type="float" office:value="0.000015426623266146" calcext:value-type="float">
            <text:p>1.5426623266146E-05</text:p>
          </table:table-cell>
          <table:table-cell table:formula="of:=[.C766]+[.H766]*([.B766]-[.C766])" office:value-type="float" office:value="456.981368748792" calcext:value-type="float">
            <text:p>456.981368748792</text:p>
          </table:table-cell>
        </table:table-row>
        <table:table-row table:style-name="ro1">
          <table:table-cell/>
          <table:table-cell table:formula="of:=[.B766]" office:value-type="float" office:value="200" calcext:value-type="float">
            <text:p>200</text:p>
          </table:table-cell>
          <table:table-cell table:formula="of:=[.I766]" office:value-type="float" office:value="456.981368748792" calcext:value-type="float">
            <text:p>456.98136874879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67]&gt;=[.C767];[.E767];[.F767])" office:value-type="float" office:value="0.000015426623266146" calcext:value-type="float">
            <text:p>1.5426623266146E-05</text:p>
          </table:table-cell>
          <table:table-cell table:formula="of:=[.C767]+[.H767]*([.B767]-[.C767])" office:value-type="float" office:value="456.97740439403" calcext:value-type="float">
            <text:p>456.97740439403</text:p>
          </table:table-cell>
        </table:table-row>
        <table:table-row table:style-name="ro1">
          <table:table-cell/>
          <table:table-cell table:formula="of:=[.B767]" office:value-type="float" office:value="200" calcext:value-type="float">
            <text:p>200</text:p>
          </table:table-cell>
          <table:table-cell table:formula="of:=[.I767]" office:value-type="float" office:value="456.97740439403" calcext:value-type="float">
            <text:p>456.9774043940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68]&gt;=[.C768];[.E768];[.F768])" office:value-type="float" office:value="0.000015426623266146" calcext:value-type="float">
            <text:p>1.5426623266146E-05</text:p>
          </table:table-cell>
          <table:table-cell table:formula="of:=[.C768]+[.H768]*([.B768]-[.C768])" office:value-type="float" office:value="456.973440100424" calcext:value-type="float">
            <text:p>456.973440100424</text:p>
          </table:table-cell>
        </table:table-row>
        <table:table-row table:style-name="ro1">
          <table:table-cell/>
          <table:table-cell table:formula="of:=[.B768]" office:value-type="float" office:value="200" calcext:value-type="float">
            <text:p>200</text:p>
          </table:table-cell>
          <table:table-cell table:formula="of:=[.I768]" office:value-type="float" office:value="456.973440100424" calcext:value-type="float">
            <text:p>456.97344010042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69]&gt;=[.C769];[.E769];[.F769])" office:value-type="float" office:value="0.000015426623266146" calcext:value-type="float">
            <text:p>1.5426623266146E-05</text:p>
          </table:table-cell>
          <table:table-cell table:formula="of:=[.C769]+[.H769]*([.B769]-[.C769])" office:value-type="float" office:value="456.969475867974" calcext:value-type="float">
            <text:p>456.969475867974</text:p>
          </table:table-cell>
        </table:table-row>
        <table:table-row table:style-name="ro1">
          <table:table-cell/>
          <table:table-cell table:formula="of:=[.B769]" office:value-type="float" office:value="200" calcext:value-type="float">
            <text:p>200</text:p>
          </table:table-cell>
          <table:table-cell table:formula="of:=[.I769]" office:value-type="float" office:value="456.969475867974" calcext:value-type="float">
            <text:p>456.96947586797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70]&gt;=[.C770];[.E770];[.F770])" office:value-type="float" office:value="0.000015426623266146" calcext:value-type="float">
            <text:p>1.5426623266146E-05</text:p>
          </table:table-cell>
          <table:table-cell table:formula="of:=[.C770]+[.H770]*([.B770]-[.C770])" office:value-type="float" office:value="456.965511696679" calcext:value-type="float">
            <text:p>456.965511696679</text:p>
          </table:table-cell>
        </table:table-row>
        <table:table-row table:style-name="ro1">
          <table:table-cell/>
          <table:table-cell table:formula="of:=[.B770]" office:value-type="float" office:value="200" calcext:value-type="float">
            <text:p>200</text:p>
          </table:table-cell>
          <table:table-cell table:formula="of:=[.I770]" office:value-type="float" office:value="456.965511696679" calcext:value-type="float">
            <text:p>456.96551169667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71]&gt;=[.C771];[.E771];[.F771])" office:value-type="float" office:value="0.000015426623266146" calcext:value-type="float">
            <text:p>1.5426623266146E-05</text:p>
          </table:table-cell>
          <table:table-cell table:formula="of:=[.C771]+[.H771]*([.B771]-[.C771])" office:value-type="float" office:value="456.961547586538" calcext:value-type="float">
            <text:p>456.961547586538</text:p>
          </table:table-cell>
        </table:table-row>
        <table:table-row table:style-name="ro1">
          <table:table-cell/>
          <table:table-cell table:formula="of:=[.B771]" office:value-type="float" office:value="200" calcext:value-type="float">
            <text:p>200</text:p>
          </table:table-cell>
          <table:table-cell table:formula="of:=[.I771]" office:value-type="float" office:value="456.961547586538" calcext:value-type="float">
            <text:p>456.96154758653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72]&gt;=[.C772];[.E772];[.F772])" office:value-type="float" office:value="0.000015426623266146" calcext:value-type="float">
            <text:p>1.5426623266146E-05</text:p>
          </table:table-cell>
          <table:table-cell table:formula="of:=[.C772]+[.H772]*([.B772]-[.C772])" office:value-type="float" office:value="456.957583537549" calcext:value-type="float">
            <text:p>456.957583537549</text:p>
          </table:table-cell>
        </table:table-row>
        <table:table-row table:style-name="ro1">
          <table:table-cell/>
          <table:table-cell table:formula="of:=[.B772]" office:value-type="float" office:value="200" calcext:value-type="float">
            <text:p>200</text:p>
          </table:table-cell>
          <table:table-cell table:formula="of:=[.I772]" office:value-type="float" office:value="456.957583537549" calcext:value-type="float">
            <text:p>456.95758353754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73]&gt;=[.C773];[.E773];[.F773])" office:value-type="float" office:value="0.000015426623266146" calcext:value-type="float">
            <text:p>1.5426623266146E-05</text:p>
          </table:table-cell>
          <table:table-cell table:formula="of:=[.C773]+[.H773]*([.B773]-[.C773])" office:value-type="float" office:value="456.953619549713" calcext:value-type="float">
            <text:p>456.953619549713</text:p>
          </table:table-cell>
        </table:table-row>
        <table:table-row table:style-name="ro1">
          <table:table-cell/>
          <table:table-cell table:formula="of:=[.B773]" office:value-type="float" office:value="200" calcext:value-type="float">
            <text:p>200</text:p>
          </table:table-cell>
          <table:table-cell table:formula="of:=[.I773]" office:value-type="float" office:value="456.953619549713" calcext:value-type="float">
            <text:p>456.9536195497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74]&gt;=[.C774];[.E774];[.F774])" office:value-type="float" office:value="0.000015426623266146" calcext:value-type="float">
            <text:p>1.5426623266146E-05</text:p>
          </table:table-cell>
          <table:table-cell table:formula="of:=[.C774]+[.H774]*([.B774]-[.C774])" office:value-type="float" office:value="456.949655623027" calcext:value-type="float">
            <text:p>456.949655623027</text:p>
          </table:table-cell>
        </table:table-row>
        <table:table-row table:style-name="ro1">
          <table:table-cell/>
          <table:table-cell table:formula="of:=[.B774]" office:value-type="float" office:value="200" calcext:value-type="float">
            <text:p>200</text:p>
          </table:table-cell>
          <table:table-cell table:formula="of:=[.I774]" office:value-type="float" office:value="456.949655623027" calcext:value-type="float">
            <text:p>456.94965562302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75]&gt;=[.C775];[.E775];[.F775])" office:value-type="float" office:value="0.000015426623266146" calcext:value-type="float">
            <text:p>1.5426623266146E-05</text:p>
          </table:table-cell>
          <table:table-cell table:formula="of:=[.C775]+[.H775]*([.B775]-[.C775])" office:value-type="float" office:value="456.945691757491" calcext:value-type="float">
            <text:p>456.945691757491</text:p>
          </table:table-cell>
        </table:table-row>
        <table:table-row table:style-name="ro1">
          <table:table-cell/>
          <table:table-cell table:formula="of:=[.B775]" office:value-type="float" office:value="200" calcext:value-type="float">
            <text:p>200</text:p>
          </table:table-cell>
          <table:table-cell table:formula="of:=[.I775]" office:value-type="float" office:value="456.945691757491" calcext:value-type="float">
            <text:p>456.94569175749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76]&gt;=[.C776];[.E776];[.F776])" office:value-type="float" office:value="0.000015426623266146" calcext:value-type="float">
            <text:p>1.5426623266146E-05</text:p>
          </table:table-cell>
          <table:table-cell table:formula="of:=[.C776]+[.H776]*([.B776]-[.C776])" office:value-type="float" office:value="456.941727953105" calcext:value-type="float">
            <text:p>456.941727953105</text:p>
          </table:table-cell>
        </table:table-row>
        <table:table-row table:style-name="ro1">
          <table:table-cell/>
          <table:table-cell table:formula="of:=[.B776]" office:value-type="float" office:value="200" calcext:value-type="float">
            <text:p>200</text:p>
          </table:table-cell>
          <table:table-cell table:formula="of:=[.I776]" office:value-type="float" office:value="456.941727953105" calcext:value-type="float">
            <text:p>456.94172795310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77]&gt;=[.C777];[.E777];[.F777])" office:value-type="float" office:value="0.000015426623266146" calcext:value-type="float">
            <text:p>1.5426623266146E-05</text:p>
          </table:table-cell>
          <table:table-cell table:formula="of:=[.C777]+[.H777]*([.B777]-[.C777])" office:value-type="float" office:value="456.937764209866" calcext:value-type="float">
            <text:p>456.937764209866</text:p>
          </table:table-cell>
        </table:table-row>
        <table:table-row table:style-name="ro1">
          <table:table-cell/>
          <table:table-cell table:formula="of:=[.B777]" office:value-type="float" office:value="200" calcext:value-type="float">
            <text:p>200</text:p>
          </table:table-cell>
          <table:table-cell table:formula="of:=[.I777]" office:value-type="float" office:value="456.937764209866" calcext:value-type="float">
            <text:p>456.93776420986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78]&gt;=[.C778];[.E778];[.F778])" office:value-type="float" office:value="0.000015426623266146" calcext:value-type="float">
            <text:p>1.5426623266146E-05</text:p>
          </table:table-cell>
          <table:table-cell table:formula="of:=[.C778]+[.H778]*([.B778]-[.C778])" office:value-type="float" office:value="456.933800527775" calcext:value-type="float">
            <text:p>456.933800527775</text:p>
          </table:table-cell>
        </table:table-row>
        <table:table-row table:style-name="ro1">
          <table:table-cell/>
          <table:table-cell table:formula="of:=[.B778]" office:value-type="float" office:value="200" calcext:value-type="float">
            <text:p>200</text:p>
          </table:table-cell>
          <table:table-cell table:formula="of:=[.I778]" office:value-type="float" office:value="456.933800527775" calcext:value-type="float">
            <text:p>456.93380052777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79]&gt;=[.C779];[.E779];[.F779])" office:value-type="float" office:value="0.000015426623266146" calcext:value-type="float">
            <text:p>1.5426623266146E-05</text:p>
          </table:table-cell>
          <table:table-cell table:formula="of:=[.C779]+[.H779]*([.B779]-[.C779])" office:value-type="float" office:value="456.92983690683" calcext:value-type="float">
            <text:p>456.92983690683</text:p>
          </table:table-cell>
        </table:table-row>
        <table:table-row table:style-name="ro1">
          <table:table-cell/>
          <table:table-cell table:formula="of:=[.B779]" office:value-type="float" office:value="200" calcext:value-type="float">
            <text:p>200</text:p>
          </table:table-cell>
          <table:table-cell table:formula="of:=[.I779]" office:value-type="float" office:value="456.92983690683" calcext:value-type="float">
            <text:p>456.9298369068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80]&gt;=[.C780];[.E780];[.F780])" office:value-type="float" office:value="0.000015426623266146" calcext:value-type="float">
            <text:p>1.5426623266146E-05</text:p>
          </table:table-cell>
          <table:table-cell table:formula="of:=[.C780]+[.H780]*([.B780]-[.C780])" office:value-type="float" office:value="456.92587334703" calcext:value-type="float">
            <text:p>456.92587334703</text:p>
          </table:table-cell>
        </table:table-row>
        <table:table-row table:style-name="ro1">
          <table:table-cell/>
          <table:table-cell table:formula="of:=[.B780]" office:value-type="float" office:value="200" calcext:value-type="float">
            <text:p>200</text:p>
          </table:table-cell>
          <table:table-cell table:formula="of:=[.I780]" office:value-type="float" office:value="456.92587334703" calcext:value-type="float">
            <text:p>456.9258733470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81]&gt;=[.C781];[.E781];[.F781])" office:value-type="float" office:value="0.000015426623266146" calcext:value-type="float">
            <text:p>1.5426623266146E-05</text:p>
          </table:table-cell>
          <table:table-cell table:formula="of:=[.C781]+[.H781]*([.B781]-[.C781])" office:value-type="float" office:value="456.921909848375" calcext:value-type="float">
            <text:p>456.921909848375</text:p>
          </table:table-cell>
        </table:table-row>
        <table:table-row table:style-name="ro1">
          <table:table-cell/>
          <table:table-cell table:formula="of:=[.B781]" office:value-type="float" office:value="200" calcext:value-type="float">
            <text:p>200</text:p>
          </table:table-cell>
          <table:table-cell table:formula="of:=[.I781]" office:value-type="float" office:value="456.921909848375" calcext:value-type="float">
            <text:p>456.92190984837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82]&gt;=[.C782];[.E782];[.F782])" office:value-type="float" office:value="0.000015426623266146" calcext:value-type="float">
            <text:p>1.5426623266146E-05</text:p>
          </table:table-cell>
          <table:table-cell table:formula="of:=[.C782]+[.H782]*([.B782]-[.C782])" office:value-type="float" office:value="456.917946410863" calcext:value-type="float">
            <text:p>456.917946410863</text:p>
          </table:table-cell>
        </table:table-row>
        <table:table-row table:style-name="ro1">
          <table:table-cell/>
          <table:table-cell table:formula="of:=[.B782]" office:value-type="float" office:value="200" calcext:value-type="float">
            <text:p>200</text:p>
          </table:table-cell>
          <table:table-cell table:formula="of:=[.I782]" office:value-type="float" office:value="456.917946410863" calcext:value-type="float">
            <text:p>456.91794641086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83]&gt;=[.C783];[.E783];[.F783])" office:value-type="float" office:value="0.000015426623266146" calcext:value-type="float">
            <text:p>1.5426623266146E-05</text:p>
          </table:table-cell>
          <table:table-cell table:formula="of:=[.C783]+[.H783]*([.B783]-[.C783])" office:value-type="float" office:value="456.913983034493" calcext:value-type="float">
            <text:p>456.913983034493</text:p>
          </table:table-cell>
        </table:table-row>
        <table:table-row table:style-name="ro1">
          <table:table-cell/>
          <table:table-cell table:formula="of:=[.B783]" office:value-type="float" office:value="200" calcext:value-type="float">
            <text:p>200</text:p>
          </table:table-cell>
          <table:table-cell table:formula="of:=[.I783]" office:value-type="float" office:value="456.913983034493" calcext:value-type="float">
            <text:p>456.91398303449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84]&gt;=[.C784];[.E784];[.F784])" office:value-type="float" office:value="0.000015426623266146" calcext:value-type="float">
            <text:p>1.5426623266146E-05</text:p>
          </table:table-cell>
          <table:table-cell table:formula="of:=[.C784]+[.H784]*([.B784]-[.C784])" office:value-type="float" office:value="456.910019719265" calcext:value-type="float">
            <text:p>456.910019719265</text:p>
          </table:table-cell>
        </table:table-row>
        <table:table-row table:style-name="ro1">
          <table:table-cell/>
          <table:table-cell table:formula="of:=[.B784]" office:value-type="float" office:value="200" calcext:value-type="float">
            <text:p>200</text:p>
          </table:table-cell>
          <table:table-cell table:formula="of:=[.I784]" office:value-type="float" office:value="456.910019719265" calcext:value-type="float">
            <text:p>456.91001971926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85]&gt;=[.C785];[.E785];[.F785])" office:value-type="float" office:value="0.000015426623266146" calcext:value-type="float">
            <text:p>1.5426623266146E-05</text:p>
          </table:table-cell>
          <table:table-cell table:formula="of:=[.C785]+[.H785]*([.B785]-[.C785])" office:value-type="float" office:value="456.906056465177" calcext:value-type="float">
            <text:p>456.906056465177</text:p>
          </table:table-cell>
        </table:table-row>
        <table:table-row table:style-name="ro1">
          <table:table-cell/>
          <table:table-cell table:formula="of:=[.B785]" office:value-type="float" office:value="200" calcext:value-type="float">
            <text:p>200</text:p>
          </table:table-cell>
          <table:table-cell table:formula="of:=[.I785]" office:value-type="float" office:value="456.906056465177" calcext:value-type="float">
            <text:p>456.90605646517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86]&gt;=[.C786];[.E786];[.F786])" office:value-type="float" office:value="0.000015426623266146" calcext:value-type="float">
            <text:p>1.5426623266146E-05</text:p>
          </table:table-cell>
          <table:table-cell table:formula="of:=[.C786]+[.H786]*([.B786]-[.C786])" office:value-type="float" office:value="456.90209327223" calcext:value-type="float">
            <text:p>456.90209327223</text:p>
          </table:table-cell>
        </table:table-row>
        <table:table-row table:style-name="ro1">
          <table:table-cell/>
          <table:table-cell table:formula="of:=[.B786]" office:value-type="float" office:value="200" calcext:value-type="float">
            <text:p>200</text:p>
          </table:table-cell>
          <table:table-cell table:formula="of:=[.I786]" office:value-type="float" office:value="456.90209327223" calcext:value-type="float">
            <text:p>456.9020932722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87]&gt;=[.C787];[.E787];[.F787])" office:value-type="float" office:value="0.000015426623266146" calcext:value-type="float">
            <text:p>1.5426623266146E-05</text:p>
          </table:table-cell>
          <table:table-cell table:formula="of:=[.C787]+[.H787]*([.B787]-[.C787])" office:value-type="float" office:value="456.89813014042" calcext:value-type="float">
            <text:p>456.89813014042</text:p>
          </table:table-cell>
        </table:table-row>
        <table:table-row table:style-name="ro1">
          <table:table-cell/>
          <table:table-cell table:formula="of:=[.B787]" office:value-type="float" office:value="200" calcext:value-type="float">
            <text:p>200</text:p>
          </table:table-cell>
          <table:table-cell table:formula="of:=[.I787]" office:value-type="float" office:value="456.89813014042" calcext:value-type="float">
            <text:p>456.8981301404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88]&gt;=[.C788];[.E788];[.F788])" office:value-type="float" office:value="0.000015426623266146" calcext:value-type="float">
            <text:p>1.5426623266146E-05</text:p>
          </table:table-cell>
          <table:table-cell table:formula="of:=[.C788]+[.H788]*([.B788]-[.C788])" office:value-type="float" office:value="456.894167069749" calcext:value-type="float">
            <text:p>456.894167069749</text:p>
          </table:table-cell>
        </table:table-row>
        <table:table-row table:style-name="ro1">
          <table:table-cell/>
          <table:table-cell table:formula="of:=[.B788]" office:value-type="float" office:value="200" calcext:value-type="float">
            <text:p>200</text:p>
          </table:table-cell>
          <table:table-cell table:formula="of:=[.I788]" office:value-type="float" office:value="456.894167069749" calcext:value-type="float">
            <text:p>456.89416706974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89]&gt;=[.C789];[.E789];[.F789])" office:value-type="float" office:value="0.000015426623266146" calcext:value-type="float">
            <text:p>1.5426623266146E-05</text:p>
          </table:table-cell>
          <table:table-cell table:formula="of:=[.C789]+[.H789]*([.B789]-[.C789])" office:value-type="float" office:value="456.890204060214" calcext:value-type="float">
            <text:p>456.890204060214</text:p>
          </table:table-cell>
        </table:table-row>
        <table:table-row table:style-name="ro1">
          <table:table-cell/>
          <table:table-cell table:formula="of:=[.B789]" office:value-type="float" office:value="200" calcext:value-type="float">
            <text:p>200</text:p>
          </table:table-cell>
          <table:table-cell table:formula="of:=[.I789]" office:value-type="float" office:value="456.890204060214" calcext:value-type="float">
            <text:p>456.89020406021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90]&gt;=[.C790];[.E790];[.F790])" office:value-type="float" office:value="0.000015426623266146" calcext:value-type="float">
            <text:p>1.5426623266146E-05</text:p>
          </table:table-cell>
          <table:table-cell table:formula="of:=[.C790]+[.H790]*([.B790]-[.C790])" office:value-type="float" office:value="456.886241111816" calcext:value-type="float">
            <text:p>456.886241111816</text:p>
          </table:table-cell>
        </table:table-row>
        <table:table-row table:style-name="ro1">
          <table:table-cell/>
          <table:table-cell table:formula="of:=[.B790]" office:value-type="float" office:value="200" calcext:value-type="float">
            <text:p>200</text:p>
          </table:table-cell>
          <table:table-cell table:formula="of:=[.I790]" office:value-type="float" office:value="456.886241111816" calcext:value-type="float">
            <text:p>456.88624111181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91]&gt;=[.C791];[.E791];[.F791])" office:value-type="float" office:value="0.000015426623266146" calcext:value-type="float">
            <text:p>1.5426623266146E-05</text:p>
          </table:table-cell>
          <table:table-cell table:formula="of:=[.C791]+[.H791]*([.B791]-[.C791])" office:value-type="float" office:value="456.882278224552" calcext:value-type="float">
            <text:p>456.882278224552</text:p>
          </table:table-cell>
        </table:table-row>
        <table:table-row table:style-name="ro1">
          <table:table-cell/>
          <table:table-cell table:formula="of:=[.B791]" office:value-type="float" office:value="200" calcext:value-type="float">
            <text:p>200</text:p>
          </table:table-cell>
          <table:table-cell table:formula="of:=[.I791]" office:value-type="float" office:value="456.882278224552" calcext:value-type="float">
            <text:p>456.88227822455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92]&gt;=[.C792];[.E792];[.F792])" office:value-type="float" office:value="0.000015426623266146" calcext:value-type="float">
            <text:p>1.5426623266146E-05</text:p>
          </table:table-cell>
          <table:table-cell table:formula="of:=[.C792]+[.H792]*([.B792]-[.C792])" office:value-type="float" office:value="456.878315398422" calcext:value-type="float">
            <text:p>456.878315398422</text:p>
          </table:table-cell>
        </table:table-row>
        <table:table-row table:style-name="ro1">
          <table:table-cell/>
          <table:table-cell table:formula="of:=[.B792]" office:value-type="float" office:value="200" calcext:value-type="float">
            <text:p>200</text:p>
          </table:table-cell>
          <table:table-cell table:formula="of:=[.I792]" office:value-type="float" office:value="456.878315398422" calcext:value-type="float">
            <text:p>456.87831539842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93]&gt;=[.C793];[.E793];[.F793])" office:value-type="float" office:value="0.000015426623266146" calcext:value-type="float">
            <text:p>1.5426623266146E-05</text:p>
          </table:table-cell>
          <table:table-cell table:formula="of:=[.C793]+[.H793]*([.B793]-[.C793])" office:value-type="float" office:value="456.874352633425" calcext:value-type="float">
            <text:p>456.874352633425</text:p>
          </table:table-cell>
        </table:table-row>
        <table:table-row table:style-name="ro1">
          <table:table-cell/>
          <table:table-cell table:formula="of:=[.B793]" office:value-type="float" office:value="200" calcext:value-type="float">
            <text:p>200</text:p>
          </table:table-cell>
          <table:table-cell table:formula="of:=[.I793]" office:value-type="float" office:value="456.874352633425" calcext:value-type="float">
            <text:p>456.87435263342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94]&gt;=[.C794];[.E794];[.F794])" office:value-type="float" office:value="0.000015426623266146" calcext:value-type="float">
            <text:p>1.5426623266146E-05</text:p>
          </table:table-cell>
          <table:table-cell table:formula="of:=[.C794]+[.H794]*([.B794]-[.C794])" office:value-type="float" office:value="456.87038992956" calcext:value-type="float">
            <text:p>456.87038992956</text:p>
          </table:table-cell>
        </table:table-row>
        <table:table-row table:style-name="ro1">
          <table:table-cell/>
          <table:table-cell table:formula="of:=[.B794]" office:value-type="float" office:value="200" calcext:value-type="float">
            <text:p>200</text:p>
          </table:table-cell>
          <table:table-cell table:formula="of:=[.I794]" office:value-type="float" office:value="456.87038992956" calcext:value-type="float">
            <text:p>456.8703899295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95]&gt;=[.C795];[.E795];[.F795])" office:value-type="float" office:value="0.000015426623266146" calcext:value-type="float">
            <text:p>1.5426623266146E-05</text:p>
          </table:table-cell>
          <table:table-cell table:formula="of:=[.C795]+[.H795]*([.B795]-[.C795])" office:value-type="float" office:value="456.866427286826" calcext:value-type="float">
            <text:p>456.866427286826</text:p>
          </table:table-cell>
        </table:table-row>
        <table:table-row table:style-name="ro1">
          <table:table-cell/>
          <table:table-cell table:formula="of:=[.B795]" office:value-type="float" office:value="200" calcext:value-type="float">
            <text:p>200</text:p>
          </table:table-cell>
          <table:table-cell table:formula="of:=[.I795]" office:value-type="float" office:value="456.866427286826" calcext:value-type="float">
            <text:p>456.86642728682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96]&gt;=[.C796];[.E796];[.F796])" office:value-type="float" office:value="0.000015426623266146" calcext:value-type="float">
            <text:p>1.5426623266146E-05</text:p>
          </table:table-cell>
          <table:table-cell table:formula="of:=[.C796]+[.H796]*([.B796]-[.C796])" office:value-type="float" office:value="456.862464705223" calcext:value-type="float">
            <text:p>456.862464705223</text:p>
          </table:table-cell>
        </table:table-row>
        <table:table-row table:style-name="ro1">
          <table:table-cell/>
          <table:table-cell table:formula="of:=[.B796]" office:value-type="float" office:value="200" calcext:value-type="float">
            <text:p>200</text:p>
          </table:table-cell>
          <table:table-cell table:formula="of:=[.I796]" office:value-type="float" office:value="456.862464705223" calcext:value-type="float">
            <text:p>456.86246470522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97]&gt;=[.C797];[.E797];[.F797])" office:value-type="float" office:value="0.000015426623266146" calcext:value-type="float">
            <text:p>1.5426623266146E-05</text:p>
          </table:table-cell>
          <table:table-cell table:formula="of:=[.C797]+[.H797]*([.B797]-[.C797])" office:value-type="float" office:value="456.858502184749" calcext:value-type="float">
            <text:p>456.858502184749</text:p>
          </table:table-cell>
        </table:table-row>
        <table:table-row table:style-name="ro1">
          <table:table-cell/>
          <table:table-cell table:formula="of:=[.B797]" office:value-type="float" office:value="200" calcext:value-type="float">
            <text:p>200</text:p>
          </table:table-cell>
          <table:table-cell table:formula="of:=[.I797]" office:value-type="float" office:value="456.858502184749" calcext:value-type="float">
            <text:p>456.85850218474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98]&gt;=[.C798];[.E798];[.F798])" office:value-type="float" office:value="0.000015426623266146" calcext:value-type="float">
            <text:p>1.5426623266146E-05</text:p>
          </table:table-cell>
          <table:table-cell table:formula="of:=[.C798]+[.H798]*([.B798]-[.C798])" office:value-type="float" office:value="456.854539725403" calcext:value-type="float">
            <text:p>456.854539725403</text:p>
          </table:table-cell>
        </table:table-row>
        <table:table-row table:style-name="ro1">
          <table:table-cell/>
          <table:table-cell table:formula="of:=[.B798]" office:value-type="float" office:value="200" calcext:value-type="float">
            <text:p>200</text:p>
          </table:table-cell>
          <table:table-cell table:formula="of:=[.I798]" office:value-type="float" office:value="456.854539725403" calcext:value-type="float">
            <text:p>456.85453972540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799]&gt;=[.C799];[.E799];[.F799])" office:value-type="float" office:value="0.000015426623266146" calcext:value-type="float">
            <text:p>1.5426623266146E-05</text:p>
          </table:table-cell>
          <table:table-cell table:formula="of:=[.C799]+[.H799]*([.B799]-[.C799])" office:value-type="float" office:value="456.850577327184" calcext:value-type="float">
            <text:p>456.850577327184</text:p>
          </table:table-cell>
        </table:table-row>
        <table:table-row table:style-name="ro1">
          <table:table-cell/>
          <table:table-cell table:formula="of:=[.B799]" office:value-type="float" office:value="200" calcext:value-type="float">
            <text:p>200</text:p>
          </table:table-cell>
          <table:table-cell table:formula="of:=[.I799]" office:value-type="float" office:value="456.850577327184" calcext:value-type="float">
            <text:p>456.85057732718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00]&gt;=[.C800];[.E800];[.F800])" office:value-type="float" office:value="0.000015426623266146" calcext:value-type="float">
            <text:p>1.5426623266146E-05</text:p>
          </table:table-cell>
          <table:table-cell table:formula="of:=[.C800]+[.H800]*([.B800]-[.C800])" office:value-type="float" office:value="456.846614990092" calcext:value-type="float">
            <text:p>456.846614990092</text:p>
          </table:table-cell>
        </table:table-row>
        <table:table-row table:style-name="ro1">
          <table:table-cell/>
          <table:table-cell table:formula="of:=[.B800]" office:value-type="float" office:value="200" calcext:value-type="float">
            <text:p>200</text:p>
          </table:table-cell>
          <table:table-cell table:formula="of:=[.I800]" office:value-type="float" office:value="456.846614990092" calcext:value-type="float">
            <text:p>456.84661499009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01]&gt;=[.C801];[.E801];[.F801])" office:value-type="float" office:value="0.000015426623266146" calcext:value-type="float">
            <text:p>1.5426623266146E-05</text:p>
          </table:table-cell>
          <table:table-cell table:formula="of:=[.C801]+[.H801]*([.B801]-[.C801])" office:value-type="float" office:value="456.842652714125" calcext:value-type="float">
            <text:p>456.842652714125</text:p>
          </table:table-cell>
        </table:table-row>
        <table:table-row table:style-name="ro1">
          <table:table-cell/>
          <table:table-cell table:formula="of:=[.B801]" office:value-type="float" office:value="200" calcext:value-type="float">
            <text:p>200</text:p>
          </table:table-cell>
          <table:table-cell table:formula="of:=[.I801]" office:value-type="float" office:value="456.842652714125" calcext:value-type="float">
            <text:p>456.84265271412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02]&gt;=[.C802];[.E802];[.F802])" office:value-type="float" office:value="0.000015426623266146" calcext:value-type="float">
            <text:p>1.5426623266146E-05</text:p>
          </table:table-cell>
          <table:table-cell table:formula="of:=[.C802]+[.H802]*([.B802]-[.C802])" office:value-type="float" office:value="456.838690499283" calcext:value-type="float">
            <text:p>456.838690499283</text:p>
          </table:table-cell>
        </table:table-row>
        <table:table-row table:style-name="ro1">
          <table:table-cell/>
          <table:table-cell table:formula="of:=[.B802]" office:value-type="float" office:value="200" calcext:value-type="float">
            <text:p>200</text:p>
          </table:table-cell>
          <table:table-cell table:formula="of:=[.I802]" office:value-type="float" office:value="456.838690499283" calcext:value-type="float">
            <text:p>456.83869049928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03]&gt;=[.C803];[.E803];[.F803])" office:value-type="float" office:value="0.000015426623266146" calcext:value-type="float">
            <text:p>1.5426623266146E-05</text:p>
          </table:table-cell>
          <table:table-cell table:formula="of:=[.C803]+[.H803]*([.B803]-[.C803])" office:value-type="float" office:value="456.834728345565" calcext:value-type="float">
            <text:p>456.834728345565</text:p>
          </table:table-cell>
        </table:table-row>
        <table:table-row table:style-name="ro1">
          <table:table-cell/>
          <table:table-cell table:formula="of:=[.B803]" office:value-type="float" office:value="200" calcext:value-type="float">
            <text:p>200</text:p>
          </table:table-cell>
          <table:table-cell table:formula="of:=[.I803]" office:value-type="float" office:value="456.834728345565" calcext:value-type="float">
            <text:p>456.83472834556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04]&gt;=[.C804];[.E804];[.F804])" office:value-type="float" office:value="0.000015426623266146" calcext:value-type="float">
            <text:p>1.5426623266146E-05</text:p>
          </table:table-cell>
          <table:table-cell table:formula="of:=[.C804]+[.H804]*([.B804]-[.C804])" office:value-type="float" office:value="456.830766252969" calcext:value-type="float">
            <text:p>456.830766252969</text:p>
          </table:table-cell>
        </table:table-row>
        <table:table-row table:style-name="ro1">
          <table:table-cell/>
          <table:table-cell table:formula="of:=[.B804]" office:value-type="float" office:value="200" calcext:value-type="float">
            <text:p>200</text:p>
          </table:table-cell>
          <table:table-cell table:formula="of:=[.I804]" office:value-type="float" office:value="456.830766252969" calcext:value-type="float">
            <text:p>456.83076625296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05]&gt;=[.C805];[.E805];[.F805])" office:value-type="float" office:value="0.000015426623266146" calcext:value-type="float">
            <text:p>1.5426623266146E-05</text:p>
          </table:table-cell>
          <table:table-cell table:formula="of:=[.C805]+[.H805]*([.B805]-[.C805])" office:value-type="float" office:value="456.826804221495" calcext:value-type="float">
            <text:p>456.826804221495</text:p>
          </table:table-cell>
        </table:table-row>
        <table:table-row table:style-name="ro1">
          <table:table-cell/>
          <table:table-cell table:formula="of:=[.B805]" office:value-type="float" office:value="200" calcext:value-type="float">
            <text:p>200</text:p>
          </table:table-cell>
          <table:table-cell table:formula="of:=[.I805]" office:value-type="float" office:value="456.826804221495" calcext:value-type="float">
            <text:p>456.82680422149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06]&gt;=[.C806];[.E806];[.F806])" office:value-type="float" office:value="0.000015426623266146" calcext:value-type="float">
            <text:p>1.5426623266146E-05</text:p>
          </table:table-cell>
          <table:table-cell table:formula="of:=[.C806]+[.H806]*([.B806]-[.C806])" office:value-type="float" office:value="456.822842251142" calcext:value-type="float">
            <text:p>456.822842251142</text:p>
          </table:table-cell>
        </table:table-row>
        <table:table-row table:style-name="ro1">
          <table:table-cell/>
          <table:table-cell table:formula="of:=[.B806]" office:value-type="float" office:value="200" calcext:value-type="float">
            <text:p>200</text:p>
          </table:table-cell>
          <table:table-cell table:formula="of:=[.I806]" office:value-type="float" office:value="456.822842251142" calcext:value-type="float">
            <text:p>456.82284225114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07]&gt;=[.C807];[.E807];[.F807])" office:value-type="float" office:value="0.000015426623266146" calcext:value-type="float">
            <text:p>1.5426623266146E-05</text:p>
          </table:table-cell>
          <table:table-cell table:formula="of:=[.C807]+[.H807]*([.B807]-[.C807])" office:value-type="float" office:value="456.818880341908" calcext:value-type="float">
            <text:p>456.818880341908</text:p>
          </table:table-cell>
        </table:table-row>
        <table:table-row table:style-name="ro1">
          <table:table-cell/>
          <table:table-cell table:formula="of:=[.B807]" office:value-type="float" office:value="200" calcext:value-type="float">
            <text:p>200</text:p>
          </table:table-cell>
          <table:table-cell table:formula="of:=[.I807]" office:value-type="float" office:value="456.818880341908" calcext:value-type="float">
            <text:p>456.81888034190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08]&gt;=[.C808];[.E808];[.F808])" office:value-type="float" office:value="0.000015426623266146" calcext:value-type="float">
            <text:p>1.5426623266146E-05</text:p>
          </table:table-cell>
          <table:table-cell table:formula="of:=[.C808]+[.H808]*([.B808]-[.C808])" office:value-type="float" office:value="456.814918493793" calcext:value-type="float">
            <text:p>456.814918493793</text:p>
          </table:table-cell>
        </table:table-row>
        <table:table-row table:style-name="ro1">
          <table:table-cell/>
          <table:table-cell table:formula="of:=[.B808]" office:value-type="float" office:value="200" calcext:value-type="float">
            <text:p>200</text:p>
          </table:table-cell>
          <table:table-cell table:formula="of:=[.I808]" office:value-type="float" office:value="456.814918493793" calcext:value-type="float">
            <text:p>456.81491849379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09]&gt;=[.C809];[.E809];[.F809])" office:value-type="float" office:value="0.000015426623266146" calcext:value-type="float">
            <text:p>1.5426623266146E-05</text:p>
          </table:table-cell>
          <table:table-cell table:formula="of:=[.C809]+[.H809]*([.B809]-[.C809])" office:value-type="float" office:value="456.810956706797" calcext:value-type="float">
            <text:p>456.810956706797</text:p>
          </table:table-cell>
        </table:table-row>
        <table:table-row table:style-name="ro1">
          <table:table-cell/>
          <table:table-cell table:formula="of:=[.B809]" office:value-type="float" office:value="200" calcext:value-type="float">
            <text:p>200</text:p>
          </table:table-cell>
          <table:table-cell table:formula="of:=[.I809]" office:value-type="float" office:value="456.810956706797" calcext:value-type="float">
            <text:p>456.81095670679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10]&gt;=[.C810];[.E810];[.F810])" office:value-type="float" office:value="0.000015426623266146" calcext:value-type="float">
            <text:p>1.5426623266146E-05</text:p>
          </table:table-cell>
          <table:table-cell table:formula="of:=[.C810]+[.H810]*([.B810]-[.C810])" office:value-type="float" office:value="456.806994980917" calcext:value-type="float">
            <text:p>456.806994980917</text:p>
          </table:table-cell>
        </table:table-row>
        <table:table-row table:style-name="ro1">
          <table:table-cell/>
          <table:table-cell table:formula="of:=[.B810]" office:value-type="float" office:value="200" calcext:value-type="float">
            <text:p>200</text:p>
          </table:table-cell>
          <table:table-cell table:formula="of:=[.I810]" office:value-type="float" office:value="456.806994980917" calcext:value-type="float">
            <text:p>456.80699498091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11]&gt;=[.C811];[.E811];[.F811])" office:value-type="float" office:value="0.000015426623266146" calcext:value-type="float">
            <text:p>1.5426623266146E-05</text:p>
          </table:table-cell>
          <table:table-cell table:formula="of:=[.C811]+[.H811]*([.B811]-[.C811])" office:value-type="float" office:value="456.803033316153" calcext:value-type="float">
            <text:p>456.803033316153</text:p>
          </table:table-cell>
        </table:table-row>
        <table:table-row table:style-name="ro1">
          <table:table-cell/>
          <table:table-cell table:formula="of:=[.B811]" office:value-type="float" office:value="200" calcext:value-type="float">
            <text:p>200</text:p>
          </table:table-cell>
          <table:table-cell table:formula="of:=[.I811]" office:value-type="float" office:value="456.803033316153" calcext:value-type="float">
            <text:p>456.80303331615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12]&gt;=[.C812];[.E812];[.F812])" office:value-type="float" office:value="0.000015426623266146" calcext:value-type="float">
            <text:p>1.5426623266146E-05</text:p>
          </table:table-cell>
          <table:table-cell table:formula="of:=[.C812]+[.H812]*([.B812]-[.C812])" office:value-type="float" office:value="456.799071712505" calcext:value-type="float">
            <text:p>456.799071712505</text:p>
          </table:table-cell>
        </table:table-row>
        <table:table-row table:style-name="ro1">
          <table:table-cell/>
          <table:table-cell table:formula="of:=[.B812]" office:value-type="float" office:value="200" calcext:value-type="float">
            <text:p>200</text:p>
          </table:table-cell>
          <table:table-cell table:formula="of:=[.I812]" office:value-type="float" office:value="456.799071712505" calcext:value-type="float">
            <text:p>456.79907171250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13]&gt;=[.C813];[.E813];[.F813])" office:value-type="float" office:value="0.000015426623266146" calcext:value-type="float">
            <text:p>1.5426623266146E-05</text:p>
          </table:table-cell>
          <table:table-cell table:formula="of:=[.C813]+[.H813]*([.B813]-[.C813])" office:value-type="float" office:value="456.79511016997" calcext:value-type="float">
            <text:p>456.79511016997</text:p>
          </table:table-cell>
        </table:table-row>
        <table:table-row table:style-name="ro1">
          <table:table-cell/>
          <table:table-cell table:formula="of:=[.B813]" office:value-type="float" office:value="200" calcext:value-type="float">
            <text:p>200</text:p>
          </table:table-cell>
          <table:table-cell table:formula="of:=[.I813]" office:value-type="float" office:value="456.79511016997" calcext:value-type="float">
            <text:p>456.7951101699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14]&gt;=[.C814];[.E814];[.F814])" office:value-type="float" office:value="0.000015426623266146" calcext:value-type="float">
            <text:p>1.5426623266146E-05</text:p>
          </table:table-cell>
          <table:table-cell table:formula="of:=[.C814]+[.H814]*([.B814]-[.C814])" office:value-type="float" office:value="456.791148688549" calcext:value-type="float">
            <text:p>456.791148688549</text:p>
          </table:table-cell>
        </table:table-row>
        <table:table-row table:style-name="ro1">
          <table:table-cell/>
          <table:table-cell table:formula="of:=[.B814]" office:value-type="float" office:value="200" calcext:value-type="float">
            <text:p>200</text:p>
          </table:table-cell>
          <table:table-cell table:formula="of:=[.I814]" office:value-type="float" office:value="456.791148688549" calcext:value-type="float">
            <text:p>456.79114868854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15]&gt;=[.C815];[.E815];[.F815])" office:value-type="float" office:value="0.000015426623266146" calcext:value-type="float">
            <text:p>1.5426623266146E-05</text:p>
          </table:table-cell>
          <table:table-cell table:formula="of:=[.C815]+[.H815]*([.B815]-[.C815])" office:value-type="float" office:value="456.78718726824" calcext:value-type="float">
            <text:p>456.78718726824</text:p>
          </table:table-cell>
        </table:table-row>
        <table:table-row table:style-name="ro1">
          <table:table-cell/>
          <table:table-cell table:formula="of:=[.B815]" office:value-type="float" office:value="200" calcext:value-type="float">
            <text:p>200</text:p>
          </table:table-cell>
          <table:table-cell table:formula="of:=[.I815]" office:value-type="float" office:value="456.78718726824" calcext:value-type="float">
            <text:p>456.7871872682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16]&gt;=[.C816];[.E816];[.F816])" office:value-type="float" office:value="0.000015426623266146" calcext:value-type="float">
            <text:p>1.5426623266146E-05</text:p>
          </table:table-cell>
          <table:table-cell table:formula="of:=[.C816]+[.H816]*([.B816]-[.C816])" office:value-type="float" office:value="456.783225909043" calcext:value-type="float">
            <text:p>456.783225909043</text:p>
          </table:table-cell>
        </table:table-row>
        <table:table-row table:style-name="ro1">
          <table:table-cell/>
          <table:table-cell table:formula="of:=[.B816]" office:value-type="float" office:value="200" calcext:value-type="float">
            <text:p>200</text:p>
          </table:table-cell>
          <table:table-cell table:formula="of:=[.I816]" office:value-type="float" office:value="456.783225909043" calcext:value-type="float">
            <text:p>456.78322590904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17]&gt;=[.C817];[.E817];[.F817])" office:value-type="float" office:value="0.000015426623266146" calcext:value-type="float">
            <text:p>1.5426623266146E-05</text:p>
          </table:table-cell>
          <table:table-cell table:formula="of:=[.C817]+[.H817]*([.B817]-[.C817])" office:value-type="float" office:value="456.779264610955" calcext:value-type="float">
            <text:p>456.779264610955</text:p>
          </table:table-cell>
        </table:table-row>
        <table:table-row table:style-name="ro1">
          <table:table-cell/>
          <table:table-cell table:formula="of:=[.B817]" office:value-type="float" office:value="200" calcext:value-type="float">
            <text:p>200</text:p>
          </table:table-cell>
          <table:table-cell table:formula="of:=[.I817]" office:value-type="float" office:value="456.779264610955" calcext:value-type="float">
            <text:p>456.77926461095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18]&gt;=[.C818];[.E818];[.F818])" office:value-type="float" office:value="0.000015426623266146" calcext:value-type="float">
            <text:p>1.5426623266146E-05</text:p>
          </table:table-cell>
          <table:table-cell table:formula="of:=[.C818]+[.H818]*([.B818]-[.C818])" office:value-type="float" office:value="456.775303373978" calcext:value-type="float">
            <text:p>456.775303373978</text:p>
          </table:table-cell>
        </table:table-row>
        <table:table-row table:style-name="ro1">
          <table:table-cell/>
          <table:table-cell table:formula="of:=[.B818]" office:value-type="float" office:value="200" calcext:value-type="float">
            <text:p>200</text:p>
          </table:table-cell>
          <table:table-cell table:formula="of:=[.I818]" office:value-type="float" office:value="456.775303373978" calcext:value-type="float">
            <text:p>456.77530337397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19]&gt;=[.C819];[.E819];[.F819])" office:value-type="float" office:value="0.000015426623266146" calcext:value-type="float">
            <text:p>1.5426623266146E-05</text:p>
          </table:table-cell>
          <table:table-cell table:formula="of:=[.C819]+[.H819]*([.B819]-[.C819])" office:value-type="float" office:value="456.771342198108" calcext:value-type="float">
            <text:p>456.771342198108</text:p>
          </table:table-cell>
        </table:table-row>
        <table:table-row table:style-name="ro1">
          <table:table-cell/>
          <table:table-cell table:formula="of:=[.B819]" office:value-type="float" office:value="200" calcext:value-type="float">
            <text:p>200</text:p>
          </table:table-cell>
          <table:table-cell table:formula="of:=[.I819]" office:value-type="float" office:value="456.771342198108" calcext:value-type="float">
            <text:p>456.77134219810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20]&gt;=[.C820];[.E820];[.F820])" office:value-type="float" office:value="0.000015426623266146" calcext:value-type="float">
            <text:p>1.5426623266146E-05</text:p>
          </table:table-cell>
          <table:table-cell table:formula="of:=[.C820]+[.H820]*([.B820]-[.C820])" office:value-type="float" office:value="456.767381083347" calcext:value-type="float">
            <text:p>456.767381083347</text:p>
          </table:table-cell>
        </table:table-row>
        <table:table-row table:style-name="ro1">
          <table:table-cell/>
          <table:table-cell table:formula="of:=[.B820]" office:value-type="float" office:value="200" calcext:value-type="float">
            <text:p>200</text:p>
          </table:table-cell>
          <table:table-cell table:formula="of:=[.I820]" office:value-type="float" office:value="456.767381083347" calcext:value-type="float">
            <text:p>456.76738108334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21]&gt;=[.C821];[.E821];[.F821])" office:value-type="float" office:value="0.000015426623266146" calcext:value-type="float">
            <text:p>1.5426623266146E-05</text:p>
          </table:table-cell>
          <table:table-cell table:formula="of:=[.C821]+[.H821]*([.B821]-[.C821])" office:value-type="float" office:value="456.763420029692" calcext:value-type="float">
            <text:p>456.763420029692</text:p>
          </table:table-cell>
        </table:table-row>
        <table:table-row table:style-name="ro1">
          <table:table-cell/>
          <table:table-cell table:formula="of:=[.B821]" office:value-type="float" office:value="200" calcext:value-type="float">
            <text:p>200</text:p>
          </table:table-cell>
          <table:table-cell table:formula="of:=[.I821]" office:value-type="float" office:value="456.763420029692" calcext:value-type="float">
            <text:p>456.76342002969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22]&gt;=[.C822];[.E822];[.F822])" office:value-type="float" office:value="0.000015426623266146" calcext:value-type="float">
            <text:p>1.5426623266146E-05</text:p>
          </table:table-cell>
          <table:table-cell table:formula="of:=[.C822]+[.H822]*([.B822]-[.C822])" office:value-type="float" office:value="456.759459037143" calcext:value-type="float">
            <text:p>456.759459037143</text:p>
          </table:table-cell>
        </table:table-row>
        <table:table-row table:style-name="ro1">
          <table:table-cell/>
          <table:table-cell table:formula="of:=[.B822]" office:value-type="float" office:value="200" calcext:value-type="float">
            <text:p>200</text:p>
          </table:table-cell>
          <table:table-cell table:formula="of:=[.I822]" office:value-type="float" office:value="456.759459037143" calcext:value-type="float">
            <text:p>456.75945903714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23]&gt;=[.C823];[.E823];[.F823])" office:value-type="float" office:value="0.000015426623266146" calcext:value-type="float">
            <text:p>1.5426623266146E-05</text:p>
          </table:table-cell>
          <table:table-cell table:formula="of:=[.C823]+[.H823]*([.B823]-[.C823])" office:value-type="float" office:value="456.755498105698" calcext:value-type="float">
            <text:p>456.755498105698</text:p>
          </table:table-cell>
        </table:table-row>
        <table:table-row table:style-name="ro1">
          <table:table-cell/>
          <table:table-cell table:formula="of:=[.B823]" office:value-type="float" office:value="200" calcext:value-type="float">
            <text:p>200</text:p>
          </table:table-cell>
          <table:table-cell table:formula="of:=[.I823]" office:value-type="float" office:value="456.755498105698" calcext:value-type="float">
            <text:p>456.75549810569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24]&gt;=[.C824];[.E824];[.F824])" office:value-type="float" office:value="0.000015426623266146" calcext:value-type="float">
            <text:p>1.5426623266146E-05</text:p>
          </table:table-cell>
          <table:table-cell table:formula="of:=[.C824]+[.H824]*([.B824]-[.C824])" office:value-type="float" office:value="456.751537235357" calcext:value-type="float">
            <text:p>456.751537235357</text:p>
          </table:table-cell>
        </table:table-row>
        <table:table-row table:style-name="ro1">
          <table:table-cell/>
          <table:table-cell table:formula="of:=[.B824]" office:value-type="float" office:value="200" calcext:value-type="float">
            <text:p>200</text:p>
          </table:table-cell>
          <table:table-cell table:formula="of:=[.I824]" office:value-type="float" office:value="456.751537235357" calcext:value-type="float">
            <text:p>456.75153723535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25]&gt;=[.C825];[.E825];[.F825])" office:value-type="float" office:value="0.000015426623266146" calcext:value-type="float">
            <text:p>1.5426623266146E-05</text:p>
          </table:table-cell>
          <table:table-cell table:formula="of:=[.C825]+[.H825]*([.B825]-[.C825])" office:value-type="float" office:value="456.747576426119" calcext:value-type="float">
            <text:p>456.747576426119</text:p>
          </table:table-cell>
        </table:table-row>
        <table:table-row table:style-name="ro1">
          <table:table-cell/>
          <table:table-cell table:formula="of:=[.B825]" office:value-type="float" office:value="200" calcext:value-type="float">
            <text:p>200</text:p>
          </table:table-cell>
          <table:table-cell table:formula="of:=[.I825]" office:value-type="float" office:value="456.747576426119" calcext:value-type="float">
            <text:p>456.74757642611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26]&gt;=[.C826];[.E826];[.F826])" office:value-type="float" office:value="0.000015426623266146" calcext:value-type="float">
            <text:p>1.5426623266146E-05</text:p>
          </table:table-cell>
          <table:table-cell table:formula="of:=[.C826]+[.H826]*([.B826]-[.C826])" office:value-type="float" office:value="456.743615677983" calcext:value-type="float">
            <text:p>456.743615677983</text:p>
          </table:table-cell>
        </table:table-row>
        <table:table-row table:style-name="ro1">
          <table:table-cell/>
          <table:table-cell table:formula="of:=[.B826]" office:value-type="float" office:value="200" calcext:value-type="float">
            <text:p>200</text:p>
          </table:table-cell>
          <table:table-cell table:formula="of:=[.I826]" office:value-type="float" office:value="456.743615677983" calcext:value-type="float">
            <text:p>456.74361567798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27]&gt;=[.C827];[.E827];[.F827])" office:value-type="float" office:value="0.000015426623266146" calcext:value-type="float">
            <text:p>1.5426623266146E-05</text:p>
          </table:table-cell>
          <table:table-cell table:formula="of:=[.C827]+[.H827]*([.B827]-[.C827])" office:value-type="float" office:value="456.739654990948" calcext:value-type="float">
            <text:p>456.739654990948</text:p>
          </table:table-cell>
        </table:table-row>
        <table:table-row table:style-name="ro1">
          <table:table-cell/>
          <table:table-cell table:formula="of:=[.B827]" office:value-type="float" office:value="200" calcext:value-type="float">
            <text:p>200</text:p>
          </table:table-cell>
          <table:table-cell table:formula="of:=[.I827]" office:value-type="float" office:value="456.739654990948" calcext:value-type="float">
            <text:p>456.73965499094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28]&gt;=[.C828];[.E828];[.F828])" office:value-type="float" office:value="0.000015426623266146" calcext:value-type="float">
            <text:p>1.5426623266146E-05</text:p>
          </table:table-cell>
          <table:table-cell table:formula="of:=[.C828]+[.H828]*([.B828]-[.C828])" office:value-type="float" office:value="456.735694365013" calcext:value-type="float">
            <text:p>456.735694365013</text:p>
          </table:table-cell>
        </table:table-row>
        <table:table-row table:style-name="ro1">
          <table:table-cell/>
          <table:table-cell table:formula="of:=[.B828]" office:value-type="float" office:value="200" calcext:value-type="float">
            <text:p>200</text:p>
          </table:table-cell>
          <table:table-cell table:formula="of:=[.I828]" office:value-type="float" office:value="456.735694365013" calcext:value-type="float">
            <text:p>456.7356943650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29]&gt;=[.C829];[.E829];[.F829])" office:value-type="float" office:value="0.000015426623266146" calcext:value-type="float">
            <text:p>1.5426623266146E-05</text:p>
          </table:table-cell>
          <table:table-cell table:formula="of:=[.C829]+[.H829]*([.B829]-[.C829])" office:value-type="float" office:value="456.731733800177" calcext:value-type="float">
            <text:p>456.731733800177</text:p>
          </table:table-cell>
        </table:table-row>
        <table:table-row table:style-name="ro1">
          <table:table-cell/>
          <table:table-cell table:formula="of:=[.B829]" office:value-type="float" office:value="200" calcext:value-type="float">
            <text:p>200</text:p>
          </table:table-cell>
          <table:table-cell table:formula="of:=[.I829]" office:value-type="float" office:value="456.731733800177" calcext:value-type="float">
            <text:p>456.73173380017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30]&gt;=[.C830];[.E830];[.F830])" office:value-type="float" office:value="0.000015426623266146" calcext:value-type="float">
            <text:p>1.5426623266146E-05</text:p>
          </table:table-cell>
          <table:table-cell table:formula="of:=[.C830]+[.H830]*([.B830]-[.C830])" office:value-type="float" office:value="456.727773296439" calcext:value-type="float">
            <text:p>456.727773296439</text:p>
          </table:table-cell>
        </table:table-row>
        <table:table-row table:style-name="ro1">
          <table:table-cell/>
          <table:table-cell table:formula="of:=[.B830]" office:value-type="float" office:value="200" calcext:value-type="float">
            <text:p>200</text:p>
          </table:table-cell>
          <table:table-cell table:formula="of:=[.I830]" office:value-type="float" office:value="456.727773296439" calcext:value-type="float">
            <text:p>456.72777329643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31]&gt;=[.C831];[.E831];[.F831])" office:value-type="float" office:value="0.000015426623266146" calcext:value-type="float">
            <text:p>1.5426623266146E-05</text:p>
          </table:table-cell>
          <table:table-cell table:formula="of:=[.C831]+[.H831]*([.B831]-[.C831])" office:value-type="float" office:value="456.723812853799" calcext:value-type="float">
            <text:p>456.723812853799</text:p>
          </table:table-cell>
        </table:table-row>
        <table:table-row table:style-name="ro1">
          <table:table-cell/>
          <table:table-cell table:formula="of:=[.B831]" office:value-type="float" office:value="200" calcext:value-type="float">
            <text:p>200</text:p>
          </table:table-cell>
          <table:table-cell table:formula="of:=[.I831]" office:value-type="float" office:value="456.723812853799" calcext:value-type="float">
            <text:p>456.7238128537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32]&gt;=[.C832];[.E832];[.F832])" office:value-type="float" office:value="0.000015426623266146" calcext:value-type="float">
            <text:p>1.5426623266146E-05</text:p>
          </table:table-cell>
          <table:table-cell table:formula="of:=[.C832]+[.H832]*([.B832]-[.C832])" office:value-type="float" office:value="456.719852472254" calcext:value-type="float">
            <text:p>456.719852472254</text:p>
          </table:table-cell>
        </table:table-row>
        <table:table-row table:style-name="ro1">
          <table:table-cell/>
          <table:table-cell table:formula="of:=[.B832]" office:value-type="float" office:value="200" calcext:value-type="float">
            <text:p>200</text:p>
          </table:table-cell>
          <table:table-cell table:formula="of:=[.I832]" office:value-type="float" office:value="456.719852472254" calcext:value-type="float">
            <text:p>456.71985247225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33]&gt;=[.C833];[.E833];[.F833])" office:value-type="float" office:value="0.000015426623266146" calcext:value-type="float">
            <text:p>1.5426623266146E-05</text:p>
          </table:table-cell>
          <table:table-cell table:formula="of:=[.C833]+[.H833]*([.B833]-[.C833])" office:value-type="float" office:value="456.715892151805" calcext:value-type="float">
            <text:p>456.715892151805</text:p>
          </table:table-cell>
        </table:table-row>
        <table:table-row table:style-name="ro1">
          <table:table-cell/>
          <table:table-cell table:formula="of:=[.B833]" office:value-type="float" office:value="200" calcext:value-type="float">
            <text:p>200</text:p>
          </table:table-cell>
          <table:table-cell table:formula="of:=[.I833]" office:value-type="float" office:value="456.715892151805" calcext:value-type="float">
            <text:p>456.71589215180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34]&gt;=[.C834];[.E834];[.F834])" office:value-type="float" office:value="0.000015426623266146" calcext:value-type="float">
            <text:p>1.5426623266146E-05</text:p>
          </table:table-cell>
          <table:table-cell table:formula="of:=[.C834]+[.H834]*([.B834]-[.C834])" office:value-type="float" office:value="456.711931892451" calcext:value-type="float">
            <text:p>456.711931892451</text:p>
          </table:table-cell>
        </table:table-row>
        <table:table-row table:style-name="ro1">
          <table:table-cell/>
          <table:table-cell table:formula="of:=[.B834]" office:value-type="float" office:value="200" calcext:value-type="float">
            <text:p>200</text:p>
          </table:table-cell>
          <table:table-cell table:formula="of:=[.I834]" office:value-type="float" office:value="456.711931892451" calcext:value-type="float">
            <text:p>456.71193189245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35]&gt;=[.C835];[.E835];[.F835])" office:value-type="float" office:value="0.000015426623266146" calcext:value-type="float">
            <text:p>1.5426623266146E-05</text:p>
          </table:table-cell>
          <table:table-cell table:formula="of:=[.C835]+[.H835]*([.B835]-[.C835])" office:value-type="float" office:value="456.70797169419" calcext:value-type="float">
            <text:p>456.70797169419</text:p>
          </table:table-cell>
        </table:table-row>
        <table:table-row table:style-name="ro1">
          <table:table-cell/>
          <table:table-cell table:formula="of:=[.B835]" office:value-type="float" office:value="200" calcext:value-type="float">
            <text:p>200</text:p>
          </table:table-cell>
          <table:table-cell table:formula="of:=[.I835]" office:value-type="float" office:value="456.70797169419" calcext:value-type="float">
            <text:p>456.7079716941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36]&gt;=[.C836];[.E836];[.F836])" office:value-type="float" office:value="0.000015426623266146" calcext:value-type="float">
            <text:p>1.5426623266146E-05</text:p>
          </table:table-cell>
          <table:table-cell table:formula="of:=[.C836]+[.H836]*([.B836]-[.C836])" office:value-type="float" office:value="456.704011557021" calcext:value-type="float">
            <text:p>456.704011557021</text:p>
          </table:table-cell>
        </table:table-row>
        <table:table-row table:style-name="ro1">
          <table:table-cell/>
          <table:table-cell table:formula="of:=[.B836]" office:value-type="float" office:value="200" calcext:value-type="float">
            <text:p>200</text:p>
          </table:table-cell>
          <table:table-cell table:formula="of:=[.I836]" office:value-type="float" office:value="456.704011557021" calcext:value-type="float">
            <text:p>456.70401155702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37]&gt;=[.C837];[.E837];[.F837])" office:value-type="float" office:value="0.000015426623266146" calcext:value-type="float">
            <text:p>1.5426623266146E-05</text:p>
          </table:table-cell>
          <table:table-cell table:formula="of:=[.C837]+[.H837]*([.B837]-[.C837])" office:value-type="float" office:value="456.700051480944" calcext:value-type="float">
            <text:p>456.700051480944</text:p>
          </table:table-cell>
        </table:table-row>
        <table:table-row table:style-name="ro1">
          <table:table-cell/>
          <table:table-cell table:formula="of:=[.B837]" office:value-type="float" office:value="200" calcext:value-type="float">
            <text:p>200</text:p>
          </table:table-cell>
          <table:table-cell table:formula="of:=[.I837]" office:value-type="float" office:value="456.700051480944" calcext:value-type="float">
            <text:p>456.70005148094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38]&gt;=[.C838];[.E838];[.F838])" office:value-type="float" office:value="0.000015426623266146" calcext:value-type="float">
            <text:p>1.5426623266146E-05</text:p>
          </table:table-cell>
          <table:table-cell table:formula="of:=[.C838]+[.H838]*([.B838]-[.C838])" office:value-type="float" office:value="456.696091465957" calcext:value-type="float">
            <text:p>456.696091465957</text:p>
          </table:table-cell>
        </table:table-row>
        <table:table-row table:style-name="ro1">
          <table:table-cell/>
          <table:table-cell table:formula="of:=[.B838]" office:value-type="float" office:value="200" calcext:value-type="float">
            <text:p>200</text:p>
          </table:table-cell>
          <table:table-cell table:formula="of:=[.I838]" office:value-type="float" office:value="456.696091465957" calcext:value-type="float">
            <text:p>456.69609146595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39]&gt;=[.C839];[.E839];[.F839])" office:value-type="float" office:value="0.000015426623266146" calcext:value-type="float">
            <text:p>1.5426623266146E-05</text:p>
          </table:table-cell>
          <table:table-cell table:formula="of:=[.C839]+[.H839]*([.B839]-[.C839])" office:value-type="float" office:value="456.69213151206" calcext:value-type="float">
            <text:p>456.69213151206</text:p>
          </table:table-cell>
        </table:table-row>
        <table:table-row table:style-name="ro1">
          <table:table-cell/>
          <table:table-cell table:formula="of:=[.B839]" office:value-type="float" office:value="200" calcext:value-type="float">
            <text:p>200</text:p>
          </table:table-cell>
          <table:table-cell table:formula="of:=[.I839]" office:value-type="float" office:value="456.69213151206" calcext:value-type="float">
            <text:p>456.6921315120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40]&gt;=[.C840];[.E840];[.F840])" office:value-type="float" office:value="0.000015426623266146" calcext:value-type="float">
            <text:p>1.5426623266146E-05</text:p>
          </table:table-cell>
          <table:table-cell table:formula="of:=[.C840]+[.H840]*([.B840]-[.C840])" office:value-type="float" office:value="456.688171619252" calcext:value-type="float">
            <text:p>456.688171619252</text:p>
          </table:table-cell>
        </table:table-row>
        <table:table-row table:style-name="ro1">
          <table:table-cell/>
          <table:table-cell table:formula="of:=[.B840]" office:value-type="float" office:value="200" calcext:value-type="float">
            <text:p>200</text:p>
          </table:table-cell>
          <table:table-cell table:formula="of:=[.I840]" office:value-type="float" office:value="456.688171619252" calcext:value-type="float">
            <text:p>456.68817161925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41]&gt;=[.C841];[.E841];[.F841])" office:value-type="float" office:value="0.000015426623266146" calcext:value-type="float">
            <text:p>1.5426623266146E-05</text:p>
          </table:table-cell>
          <table:table-cell table:formula="of:=[.C841]+[.H841]*([.B841]-[.C841])" office:value-type="float" office:value="456.684211787531" calcext:value-type="float">
            <text:p>456.684211787531</text:p>
          </table:table-cell>
        </table:table-row>
        <table:table-row table:style-name="ro1">
          <table:table-cell/>
          <table:table-cell table:formula="of:=[.B841]" office:value-type="float" office:value="200" calcext:value-type="float">
            <text:p>200</text:p>
          </table:table-cell>
          <table:table-cell table:formula="of:=[.I841]" office:value-type="float" office:value="456.684211787531" calcext:value-type="float">
            <text:p>456.68421178753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42]&gt;=[.C842];[.E842];[.F842])" office:value-type="float" office:value="0.000015426623266146" calcext:value-type="float">
            <text:p>1.5426623266146E-05</text:p>
          </table:table-cell>
          <table:table-cell table:formula="of:=[.C842]+[.H842]*([.B842]-[.C842])" office:value-type="float" office:value="456.680252016898" calcext:value-type="float">
            <text:p>456.680252016898</text:p>
          </table:table-cell>
        </table:table-row>
        <table:table-row table:style-name="ro1">
          <table:table-cell/>
          <table:table-cell table:formula="of:=[.B842]" office:value-type="float" office:value="200" calcext:value-type="float">
            <text:p>200</text:p>
          </table:table-cell>
          <table:table-cell table:formula="of:=[.I842]" office:value-type="float" office:value="456.680252016898" calcext:value-type="float">
            <text:p>456.68025201689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43]&gt;=[.C843];[.E843];[.F843])" office:value-type="float" office:value="0.000015426623266146" calcext:value-type="float">
            <text:p>1.5426623266146E-05</text:p>
          </table:table-cell>
          <table:table-cell table:formula="of:=[.C843]+[.H843]*([.B843]-[.C843])" office:value-type="float" office:value="456.67629230735" calcext:value-type="float">
            <text:p>456.67629230735</text:p>
          </table:table-cell>
        </table:table-row>
        <table:table-row table:style-name="ro1">
          <table:table-cell/>
          <table:table-cell table:formula="of:=[.B843]" office:value-type="float" office:value="200" calcext:value-type="float">
            <text:p>200</text:p>
          </table:table-cell>
          <table:table-cell table:formula="of:=[.I843]" office:value-type="float" office:value="456.67629230735" calcext:value-type="float">
            <text:p>456.6762923073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44]&gt;=[.C844];[.E844];[.F844])" office:value-type="float" office:value="0.000015426623266146" calcext:value-type="float">
            <text:p>1.5426623266146E-05</text:p>
          </table:table-cell>
          <table:table-cell table:formula="of:=[.C844]+[.H844]*([.B844]-[.C844])" office:value-type="float" office:value="456.672332658887" calcext:value-type="float">
            <text:p>456.672332658887</text:p>
          </table:table-cell>
        </table:table-row>
        <table:table-row table:style-name="ro1">
          <table:table-cell/>
          <table:table-cell table:formula="of:=[.B844]" office:value-type="float" office:value="200" calcext:value-type="float">
            <text:p>200</text:p>
          </table:table-cell>
          <table:table-cell table:formula="of:=[.I844]" office:value-type="float" office:value="456.672332658887" calcext:value-type="float">
            <text:p>456.67233265888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45]&gt;=[.C845];[.E845];[.F845])" office:value-type="float" office:value="0.000015426623266146" calcext:value-type="float">
            <text:p>1.5426623266146E-05</text:p>
          </table:table-cell>
          <table:table-cell table:formula="of:=[.C845]+[.H845]*([.B845]-[.C845])" office:value-type="float" office:value="456.668373071509" calcext:value-type="float">
            <text:p>456.668373071509</text:p>
          </table:table-cell>
        </table:table-row>
        <table:table-row table:style-name="ro1">
          <table:table-cell/>
          <table:table-cell table:formula="of:=[.B845]" office:value-type="float" office:value="200" calcext:value-type="float">
            <text:p>200</text:p>
          </table:table-cell>
          <table:table-cell table:formula="of:=[.I845]" office:value-type="float" office:value="456.668373071509" calcext:value-type="float">
            <text:p>456.66837307150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46]&gt;=[.C846];[.E846];[.F846])" office:value-type="float" office:value="0.000015426623266146" calcext:value-type="float">
            <text:p>1.5426623266146E-05</text:p>
          </table:table-cell>
          <table:table-cell table:formula="of:=[.C846]+[.H846]*([.B846]-[.C846])" office:value-type="float" office:value="456.664413545213" calcext:value-type="float">
            <text:p>456.664413545213</text:p>
          </table:table-cell>
        </table:table-row>
        <table:table-row table:style-name="ro1">
          <table:table-cell/>
          <table:table-cell table:formula="of:=[.B846]" office:value-type="float" office:value="200" calcext:value-type="float">
            <text:p>200</text:p>
          </table:table-cell>
          <table:table-cell table:formula="of:=[.I846]" office:value-type="float" office:value="456.664413545213" calcext:value-type="float">
            <text:p>456.6644135452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47]&gt;=[.C847];[.E847];[.F847])" office:value-type="float" office:value="0.000015426623266146" calcext:value-type="float">
            <text:p>1.5426623266146E-05</text:p>
          </table:table-cell>
          <table:table-cell table:formula="of:=[.C847]+[.H847]*([.B847]-[.C847])" office:value-type="float" office:value="456.660454079999" calcext:value-type="float">
            <text:p>456.660454079999</text:p>
          </table:table-cell>
        </table:table-row>
        <table:table-row table:style-name="ro1">
          <table:table-cell/>
          <table:table-cell table:formula="of:=[.B847]" office:value-type="float" office:value="200" calcext:value-type="float">
            <text:p>200</text:p>
          </table:table-cell>
          <table:table-cell table:formula="of:=[.I847]" office:value-type="float" office:value="456.660454079999" calcext:value-type="float">
            <text:p>456.6604540799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48]&gt;=[.C848];[.E848];[.F848])" office:value-type="float" office:value="0.000015426623266146" calcext:value-type="float">
            <text:p>1.5426623266146E-05</text:p>
          </table:table-cell>
          <table:table-cell table:formula="of:=[.C848]+[.H848]*([.B848]-[.C848])" office:value-type="float" office:value="456.656494675867" calcext:value-type="float">
            <text:p>456.656494675867</text:p>
          </table:table-cell>
        </table:table-row>
        <table:table-row table:style-name="ro1">
          <table:table-cell/>
          <table:table-cell table:formula="of:=[.B848]" office:value-type="float" office:value="200" calcext:value-type="float">
            <text:p>200</text:p>
          </table:table-cell>
          <table:table-cell table:formula="of:=[.I848]" office:value-type="float" office:value="456.656494675867" calcext:value-type="float">
            <text:p>456.65649467586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49]&gt;=[.C849];[.E849];[.F849])" office:value-type="float" office:value="0.000015426623266146" calcext:value-type="float">
            <text:p>1.5426623266146E-05</text:p>
          </table:table-cell>
          <table:table-cell table:formula="of:=[.C849]+[.H849]*([.B849]-[.C849])" office:value-type="float" office:value="456.652535332815" calcext:value-type="float">
            <text:p>456.652535332815</text:p>
          </table:table-cell>
        </table:table-row>
        <table:table-row table:style-name="ro1">
          <table:table-cell/>
          <table:table-cell table:formula="of:=[.B849]" office:value-type="float" office:value="200" calcext:value-type="float">
            <text:p>200</text:p>
          </table:table-cell>
          <table:table-cell table:formula="of:=[.I849]" office:value-type="float" office:value="456.652535332815" calcext:value-type="float">
            <text:p>456.65253533281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50]&gt;=[.C850];[.E850];[.F850])" office:value-type="float" office:value="0.000015426623266146" calcext:value-type="float">
            <text:p>1.5426623266146E-05</text:p>
          </table:table-cell>
          <table:table-cell table:formula="of:=[.C850]+[.H850]*([.B850]-[.C850])" office:value-type="float" office:value="456.648576050842" calcext:value-type="float">
            <text:p>456.648576050842</text:p>
          </table:table-cell>
        </table:table-row>
        <table:table-row table:style-name="ro1">
          <table:table-cell/>
          <table:table-cell table:formula="of:=[.B850]" office:value-type="float" office:value="200" calcext:value-type="float">
            <text:p>200</text:p>
          </table:table-cell>
          <table:table-cell table:formula="of:=[.I850]" office:value-type="float" office:value="456.648576050842" calcext:value-type="float">
            <text:p>456.64857605084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51]&gt;=[.C851];[.E851];[.F851])" office:value-type="float" office:value="0.000015426623266146" calcext:value-type="float">
            <text:p>1.5426623266146E-05</text:p>
          </table:table-cell>
          <table:table-cell table:formula="of:=[.C851]+[.H851]*([.B851]-[.C851])" office:value-type="float" office:value="456.644616829947" calcext:value-type="float">
            <text:p>456.644616829947</text:p>
          </table:table-cell>
        </table:table-row>
        <table:table-row table:style-name="ro1">
          <table:table-cell/>
          <table:table-cell table:formula="of:=[.B851]" office:value-type="float" office:value="200" calcext:value-type="float">
            <text:p>200</text:p>
          </table:table-cell>
          <table:table-cell table:formula="of:=[.I851]" office:value-type="float" office:value="456.644616829947" calcext:value-type="float">
            <text:p>456.64461682994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52]&gt;=[.C852];[.E852];[.F852])" office:value-type="float" office:value="0.000015426623266146" calcext:value-type="float">
            <text:p>1.5426623266146E-05</text:p>
          </table:table-cell>
          <table:table-cell table:formula="of:=[.C852]+[.H852]*([.B852]-[.C852])" office:value-type="float" office:value="456.64065767013" calcext:value-type="float">
            <text:p>456.64065767013</text:p>
          </table:table-cell>
        </table:table-row>
        <table:table-row table:style-name="ro1">
          <table:table-cell/>
          <table:table-cell table:formula="of:=[.B852]" office:value-type="float" office:value="200" calcext:value-type="float">
            <text:p>200</text:p>
          </table:table-cell>
          <table:table-cell table:formula="of:=[.I852]" office:value-type="float" office:value="456.64065767013" calcext:value-type="float">
            <text:p>456.640657670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53]&gt;=[.C853];[.E853];[.F853])" office:value-type="float" office:value="0.000015426623266146" calcext:value-type="float">
            <text:p>1.5426623266146E-05</text:p>
          </table:table-cell>
          <table:table-cell table:formula="of:=[.C853]+[.H853]*([.B853]-[.C853])" office:value-type="float" office:value="456.63669857139" calcext:value-type="float">
            <text:p>456.63669857139</text:p>
          </table:table-cell>
        </table:table-row>
        <table:table-row table:style-name="ro1">
          <table:table-cell/>
          <table:table-cell table:formula="of:=[.B853]" office:value-type="float" office:value="200" calcext:value-type="float">
            <text:p>200</text:p>
          </table:table-cell>
          <table:table-cell table:formula="of:=[.I853]" office:value-type="float" office:value="456.63669857139" calcext:value-type="float">
            <text:p>456.6366985713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54]&gt;=[.C854];[.E854];[.F854])" office:value-type="float" office:value="0.000015426623266146" calcext:value-type="float">
            <text:p>1.5426623266146E-05</text:p>
          </table:table-cell>
          <table:table-cell table:formula="of:=[.C854]+[.H854]*([.B854]-[.C854])" office:value-type="float" office:value="456.632739533724" calcext:value-type="float">
            <text:p>456.632739533724</text:p>
          </table:table-cell>
        </table:table-row>
        <table:table-row table:style-name="ro1">
          <table:table-cell/>
          <table:table-cell table:formula="of:=[.B854]" office:value-type="float" office:value="200" calcext:value-type="float">
            <text:p>200</text:p>
          </table:table-cell>
          <table:table-cell table:formula="of:=[.I854]" office:value-type="float" office:value="456.632739533724" calcext:value-type="float">
            <text:p>456.63273953372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55]&gt;=[.C855];[.E855];[.F855])" office:value-type="float" office:value="0.000015426623266146" calcext:value-type="float">
            <text:p>1.5426623266146E-05</text:p>
          </table:table-cell>
          <table:table-cell table:formula="of:=[.C855]+[.H855]*([.B855]-[.C855])" office:value-type="float" office:value="456.628780557134" calcext:value-type="float">
            <text:p>456.628780557134</text:p>
          </table:table-cell>
        </table:table-row>
        <table:table-row table:style-name="ro1">
          <table:table-cell/>
          <table:table-cell table:formula="of:=[.B855]" office:value-type="float" office:value="200" calcext:value-type="float">
            <text:p>200</text:p>
          </table:table-cell>
          <table:table-cell table:formula="of:=[.I855]" office:value-type="float" office:value="456.628780557134" calcext:value-type="float">
            <text:p>456.62878055713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56]&gt;=[.C856];[.E856];[.F856])" office:value-type="float" office:value="0.000015426623266146" calcext:value-type="float">
            <text:p>1.5426623266146E-05</text:p>
          </table:table-cell>
          <table:table-cell table:formula="of:=[.C856]+[.H856]*([.B856]-[.C856])" office:value-type="float" office:value="456.624821641617" calcext:value-type="float">
            <text:p>456.624821641617</text:p>
          </table:table-cell>
        </table:table-row>
        <table:table-row table:style-name="ro1">
          <table:table-cell/>
          <table:table-cell table:formula="of:=[.B856]" office:value-type="float" office:value="200" calcext:value-type="float">
            <text:p>200</text:p>
          </table:table-cell>
          <table:table-cell table:formula="of:=[.I856]" office:value-type="float" office:value="456.624821641617" calcext:value-type="float">
            <text:p>456.62482164161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57]&gt;=[.C857];[.E857];[.F857])" office:value-type="float" office:value="0.000015426623266146" calcext:value-type="float">
            <text:p>1.5426623266146E-05</text:p>
          </table:table-cell>
          <table:table-cell table:formula="of:=[.C857]+[.H857]*([.B857]-[.C857])" office:value-type="float" office:value="456.620862787173" calcext:value-type="float">
            <text:p>456.620862787173</text:p>
          </table:table-cell>
        </table:table-row>
        <table:table-row table:style-name="ro1">
          <table:table-cell/>
          <table:table-cell table:formula="of:=[.B857]" office:value-type="float" office:value="200" calcext:value-type="float">
            <text:p>200</text:p>
          </table:table-cell>
          <table:table-cell table:formula="of:=[.I857]" office:value-type="float" office:value="456.620862787173" calcext:value-type="float">
            <text:p>456.62086278717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58]&gt;=[.C858];[.E858];[.F858])" office:value-type="float" office:value="0.000015426623266146" calcext:value-type="float">
            <text:p>1.5426623266146E-05</text:p>
          </table:table-cell>
          <table:table-cell table:formula="of:=[.C858]+[.H858]*([.B858]-[.C858])" office:value-type="float" office:value="456.6169039938" calcext:value-type="float">
            <text:p>456.6169039938</text:p>
          </table:table-cell>
        </table:table-row>
        <table:table-row table:style-name="ro1">
          <table:table-cell/>
          <table:table-cell table:formula="of:=[.B858]" office:value-type="float" office:value="200" calcext:value-type="float">
            <text:p>200</text:p>
          </table:table-cell>
          <table:table-cell table:formula="of:=[.I858]" office:value-type="float" office:value="456.6169039938" calcext:value-type="float">
            <text:p>456.616903993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59]&gt;=[.C859];[.E859];[.F859])" office:value-type="float" office:value="0.000015426623266146" calcext:value-type="float">
            <text:p>1.5426623266146E-05</text:p>
          </table:table-cell>
          <table:table-cell table:formula="of:=[.C859]+[.H859]*([.B859]-[.C859])" office:value-type="float" office:value="456.612945261499" calcext:value-type="float">
            <text:p>456.612945261499</text:p>
          </table:table-cell>
        </table:table-row>
        <table:table-row table:style-name="ro1">
          <table:table-cell/>
          <table:table-cell table:formula="of:=[.B859]" office:value-type="float" office:value="200" calcext:value-type="float">
            <text:p>200</text:p>
          </table:table-cell>
          <table:table-cell table:formula="of:=[.I859]" office:value-type="float" office:value="456.612945261499" calcext:value-type="float">
            <text:p>456.6129452614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60]&gt;=[.C860];[.E860];[.F860])" office:value-type="float" office:value="0.000015426623266146" calcext:value-type="float">
            <text:p>1.5426623266146E-05</text:p>
          </table:table-cell>
          <table:table-cell table:formula="of:=[.C860]+[.H860]*([.B860]-[.C860])" office:value-type="float" office:value="456.608986590267" calcext:value-type="float">
            <text:p>456.608986590267</text:p>
          </table:table-cell>
        </table:table-row>
        <table:table-row table:style-name="ro1">
          <table:table-cell/>
          <table:table-cell table:formula="of:=[.B860]" office:value-type="float" office:value="200" calcext:value-type="float">
            <text:p>200</text:p>
          </table:table-cell>
          <table:table-cell table:formula="of:=[.I860]" office:value-type="float" office:value="456.608986590267" calcext:value-type="float">
            <text:p>456.60898659026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61]&gt;=[.C861];[.E861];[.F861])" office:value-type="float" office:value="0.000015426623266146" calcext:value-type="float">
            <text:p>1.5426623266146E-05</text:p>
          </table:table-cell>
          <table:table-cell table:formula="of:=[.C861]+[.H861]*([.B861]-[.C861])" office:value-type="float" office:value="456.605027980104" calcext:value-type="float">
            <text:p>456.605027980104</text:p>
          </table:table-cell>
        </table:table-row>
        <table:table-row table:style-name="ro1">
          <table:table-cell/>
          <table:table-cell table:formula="of:=[.B861]" office:value-type="float" office:value="200" calcext:value-type="float">
            <text:p>200</text:p>
          </table:table-cell>
          <table:table-cell table:formula="of:=[.I861]" office:value-type="float" office:value="456.605027980104" calcext:value-type="float">
            <text:p>456.60502798010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62]&gt;=[.C862];[.E862];[.F862])" office:value-type="float" office:value="0.000015426623266146" calcext:value-type="float">
            <text:p>1.5426623266146E-05</text:p>
          </table:table-cell>
          <table:table-cell table:formula="of:=[.C862]+[.H862]*([.B862]-[.C862])" office:value-type="float" office:value="456.601069431009" calcext:value-type="float">
            <text:p>456.601069431009</text:p>
          </table:table-cell>
        </table:table-row>
        <table:table-row table:style-name="ro1">
          <table:table-cell/>
          <table:table-cell table:formula="of:=[.B862]" office:value-type="float" office:value="200" calcext:value-type="float">
            <text:p>200</text:p>
          </table:table-cell>
          <table:table-cell table:formula="of:=[.I862]" office:value-type="float" office:value="456.601069431009" calcext:value-type="float">
            <text:p>456.60106943100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63]&gt;=[.C863];[.E863];[.F863])" office:value-type="float" office:value="0.000015426623266146" calcext:value-type="float">
            <text:p>1.5426623266146E-05</text:p>
          </table:table-cell>
          <table:table-cell table:formula="of:=[.C863]+[.H863]*([.B863]-[.C863])" office:value-type="float" office:value="456.597110942981" calcext:value-type="float">
            <text:p>456.597110942981</text:p>
          </table:table-cell>
        </table:table-row>
        <table:table-row table:style-name="ro1">
          <table:table-cell/>
          <table:table-cell table:formula="of:=[.B863]" office:value-type="float" office:value="200" calcext:value-type="float">
            <text:p>200</text:p>
          </table:table-cell>
          <table:table-cell table:formula="of:=[.I863]" office:value-type="float" office:value="456.597110942981" calcext:value-type="float">
            <text:p>456.59711094298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64]&gt;=[.C864];[.E864];[.F864])" office:value-type="float" office:value="0.000015426623266146" calcext:value-type="float">
            <text:p>1.5426623266146E-05</text:p>
          </table:table-cell>
          <table:table-cell table:formula="of:=[.C864]+[.H864]*([.B864]-[.C864])" office:value-type="float" office:value="456.59315251602" calcext:value-type="float">
            <text:p>456.59315251602</text:p>
          </table:table-cell>
        </table:table-row>
        <table:table-row table:style-name="ro1">
          <table:table-cell/>
          <table:table-cell table:formula="of:=[.B864]" office:value-type="float" office:value="200" calcext:value-type="float">
            <text:p>200</text:p>
          </table:table-cell>
          <table:table-cell table:formula="of:=[.I864]" office:value-type="float" office:value="456.59315251602" calcext:value-type="float">
            <text:p>456.5931525160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65]&gt;=[.C865];[.E865];[.F865])" office:value-type="float" office:value="0.000015426623266146" calcext:value-type="float">
            <text:p>1.5426623266146E-05</text:p>
          </table:table-cell>
          <table:table-cell table:formula="of:=[.C865]+[.H865]*([.B865]-[.C865])" office:value-type="float" office:value="456.589194150123" calcext:value-type="float">
            <text:p>456.589194150123</text:p>
          </table:table-cell>
        </table:table-row>
        <table:table-row table:style-name="ro1">
          <table:table-cell/>
          <table:table-cell table:formula="of:=[.B865]" office:value-type="float" office:value="200" calcext:value-type="float">
            <text:p>200</text:p>
          </table:table-cell>
          <table:table-cell table:formula="of:=[.I865]" office:value-type="float" office:value="456.589194150123" calcext:value-type="float">
            <text:p>456.58919415012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66]&gt;=[.C866];[.E866];[.F866])" office:value-type="float" office:value="0.000015426623266146" calcext:value-type="float">
            <text:p>1.5426623266146E-05</text:p>
          </table:table-cell>
          <table:table-cell table:formula="of:=[.C866]+[.H866]*([.B866]-[.C866])" office:value-type="float" office:value="456.585235845291" calcext:value-type="float">
            <text:p>456.585235845291</text:p>
          </table:table-cell>
        </table:table-row>
        <table:table-row table:style-name="ro1">
          <table:table-cell/>
          <table:table-cell table:formula="of:=[.B866]" office:value-type="float" office:value="200" calcext:value-type="float">
            <text:p>200</text:p>
          </table:table-cell>
          <table:table-cell table:formula="of:=[.I866]" office:value-type="float" office:value="456.585235845291" calcext:value-type="float">
            <text:p>456.58523584529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67]&gt;=[.C867];[.E867];[.F867])" office:value-type="float" office:value="0.000015426623266146" calcext:value-type="float">
            <text:p>1.5426623266146E-05</text:p>
          </table:table-cell>
          <table:table-cell table:formula="of:=[.C867]+[.H867]*([.B867]-[.C867])" office:value-type="float" office:value="456.581277601522" calcext:value-type="float">
            <text:p>456.581277601522</text:p>
          </table:table-cell>
        </table:table-row>
        <table:table-row table:style-name="ro1">
          <table:table-cell/>
          <table:table-cell table:formula="of:=[.B867]" office:value-type="float" office:value="200" calcext:value-type="float">
            <text:p>200</text:p>
          </table:table-cell>
          <table:table-cell table:formula="of:=[.I867]" office:value-type="float" office:value="456.581277601522" calcext:value-type="float">
            <text:p>456.58127760152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68]&gt;=[.C868];[.E868];[.F868])" office:value-type="float" office:value="0.000015426623266146" calcext:value-type="float">
            <text:p>1.5426623266146E-05</text:p>
          </table:table-cell>
          <table:table-cell table:formula="of:=[.C868]+[.H868]*([.B868]-[.C868])" office:value-type="float" office:value="456.577319418815" calcext:value-type="float">
            <text:p>456.577319418815</text:p>
          </table:table-cell>
        </table:table-row>
        <table:table-row table:style-name="ro1">
          <table:table-cell/>
          <table:table-cell table:formula="of:=[.B868]" office:value-type="float" office:value="200" calcext:value-type="float">
            <text:p>200</text:p>
          </table:table-cell>
          <table:table-cell table:formula="of:=[.I868]" office:value-type="float" office:value="456.577319418815" calcext:value-type="float">
            <text:p>456.57731941881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69]&gt;=[.C869];[.E869];[.F869])" office:value-type="float" office:value="0.000015426623266146" calcext:value-type="float">
            <text:p>1.5426623266146E-05</text:p>
          </table:table-cell>
          <table:table-cell table:formula="of:=[.C869]+[.H869]*([.B869]-[.C869])" office:value-type="float" office:value="456.57336129717" calcext:value-type="float">
            <text:p>456.57336129717</text:p>
          </table:table-cell>
        </table:table-row>
        <table:table-row table:style-name="ro1">
          <table:table-cell/>
          <table:table-cell table:formula="of:=[.B869]" office:value-type="float" office:value="200" calcext:value-type="float">
            <text:p>200</text:p>
          </table:table-cell>
          <table:table-cell table:formula="of:=[.I869]" office:value-type="float" office:value="456.57336129717" calcext:value-type="float">
            <text:p>456.5733612971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70]&gt;=[.C870];[.E870];[.F870])" office:value-type="float" office:value="0.000015426623266146" calcext:value-type="float">
            <text:p>1.5426623266146E-05</text:p>
          </table:table-cell>
          <table:table-cell table:formula="of:=[.C870]+[.H870]*([.B870]-[.C870])" office:value-type="float" office:value="456.569403236585" calcext:value-type="float">
            <text:p>456.569403236585</text:p>
          </table:table-cell>
        </table:table-row>
        <table:table-row table:style-name="ro1">
          <table:table-cell/>
          <table:table-cell table:formula="of:=[.B870]" office:value-type="float" office:value="200" calcext:value-type="float">
            <text:p>200</text:p>
          </table:table-cell>
          <table:table-cell table:formula="of:=[.I870]" office:value-type="float" office:value="456.569403236585" calcext:value-type="float">
            <text:p>456.56940323658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71]&gt;=[.C871];[.E871];[.F871])" office:value-type="float" office:value="0.000015426623266146" calcext:value-type="float">
            <text:p>1.5426623266146E-05</text:p>
          </table:table-cell>
          <table:table-cell table:formula="of:=[.C871]+[.H871]*([.B871]-[.C871])" office:value-type="float" office:value="456.565445237059" calcext:value-type="float">
            <text:p>456.565445237059</text:p>
          </table:table-cell>
        </table:table-row>
        <table:table-row table:style-name="ro1">
          <table:table-cell/>
          <table:table-cell table:formula="of:=[.B871]" office:value-type="float" office:value="200" calcext:value-type="float">
            <text:p>200</text:p>
          </table:table-cell>
          <table:table-cell table:formula="of:=[.I871]" office:value-type="float" office:value="456.565445237059" calcext:value-type="float">
            <text:p>456.56544523705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72]&gt;=[.C872];[.E872];[.F872])" office:value-type="float" office:value="0.000015426623266146" calcext:value-type="float">
            <text:p>1.5426623266146E-05</text:p>
          </table:table-cell>
          <table:table-cell table:formula="of:=[.C872]+[.H872]*([.B872]-[.C872])" office:value-type="float" office:value="456.561487298593" calcext:value-type="float">
            <text:p>456.561487298593</text:p>
          </table:table-cell>
        </table:table-row>
        <table:table-row table:style-name="ro1">
          <table:table-cell/>
          <table:table-cell table:formula="of:=[.B872]" office:value-type="float" office:value="200" calcext:value-type="float">
            <text:p>200</text:p>
          </table:table-cell>
          <table:table-cell table:formula="of:=[.I872]" office:value-type="float" office:value="456.561487298593" calcext:value-type="float">
            <text:p>456.56148729859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73]&gt;=[.C873];[.E873];[.F873])" office:value-type="float" office:value="0.000015426623266146" calcext:value-type="float">
            <text:p>1.5426623266146E-05</text:p>
          </table:table-cell>
          <table:table-cell table:formula="of:=[.C873]+[.H873]*([.B873]-[.C873])" office:value-type="float" office:value="456.557529421184" calcext:value-type="float">
            <text:p>456.557529421184</text:p>
          </table:table-cell>
        </table:table-row>
        <table:table-row table:style-name="ro1">
          <table:table-cell/>
          <table:table-cell table:formula="of:=[.B873]" office:value-type="float" office:value="200" calcext:value-type="float">
            <text:p>200</text:p>
          </table:table-cell>
          <table:table-cell table:formula="of:=[.I873]" office:value-type="float" office:value="456.557529421184" calcext:value-type="float">
            <text:p>456.55752942118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74]&gt;=[.C874];[.E874];[.F874])" office:value-type="float" office:value="0.000015426623266146" calcext:value-type="float">
            <text:p>1.5426623266146E-05</text:p>
          </table:table-cell>
          <table:table-cell table:formula="of:=[.C874]+[.H874]*([.B874]-[.C874])" office:value-type="float" office:value="456.553571604831" calcext:value-type="float">
            <text:p>456.553571604831</text:p>
          </table:table-cell>
        </table:table-row>
        <table:table-row table:style-name="ro1">
          <table:table-cell/>
          <table:table-cell table:formula="of:=[.B874]" office:value-type="float" office:value="200" calcext:value-type="float">
            <text:p>200</text:p>
          </table:table-cell>
          <table:table-cell table:formula="of:=[.I874]" office:value-type="float" office:value="456.553571604831" calcext:value-type="float">
            <text:p>456.55357160483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75]&gt;=[.C875];[.E875];[.F875])" office:value-type="float" office:value="0.000015426623266146" calcext:value-type="float">
            <text:p>1.5426623266146E-05</text:p>
          </table:table-cell>
          <table:table-cell table:formula="of:=[.C875]+[.H875]*([.B875]-[.C875])" office:value-type="float" office:value="456.549613849534" calcext:value-type="float">
            <text:p>456.549613849534</text:p>
          </table:table-cell>
        </table:table-row>
        <table:table-row table:style-name="ro1">
          <table:table-cell/>
          <table:table-cell table:formula="of:=[.B875]" office:value-type="float" office:value="200" calcext:value-type="float">
            <text:p>200</text:p>
          </table:table-cell>
          <table:table-cell table:formula="of:=[.I875]" office:value-type="float" office:value="456.549613849534" calcext:value-type="float">
            <text:p>456.54961384953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76]&gt;=[.C876];[.E876];[.F876])" office:value-type="float" office:value="0.000015426623266146" calcext:value-type="float">
            <text:p>1.5426623266146E-05</text:p>
          </table:table-cell>
          <table:table-cell table:formula="of:=[.C876]+[.H876]*([.B876]-[.C876])" office:value-type="float" office:value="456.545656155292" calcext:value-type="float">
            <text:p>456.545656155292</text:p>
          </table:table-cell>
        </table:table-row>
        <table:table-row table:style-name="ro1">
          <table:table-cell/>
          <table:table-cell table:formula="of:=[.B876]" office:value-type="float" office:value="200" calcext:value-type="float">
            <text:p>200</text:p>
          </table:table-cell>
          <table:table-cell table:formula="of:=[.I876]" office:value-type="float" office:value="456.545656155292" calcext:value-type="float">
            <text:p>456.54565615529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77]&gt;=[.C877];[.E877];[.F877])" office:value-type="float" office:value="0.000015426623266146" calcext:value-type="float">
            <text:p>1.5426623266146E-05</text:p>
          </table:table-cell>
          <table:table-cell table:formula="of:=[.C877]+[.H877]*([.B877]-[.C877])" office:value-type="float" office:value="456.541698522104" calcext:value-type="float">
            <text:p>456.541698522104</text:p>
          </table:table-cell>
        </table:table-row>
        <table:table-row table:style-name="ro1">
          <table:table-cell/>
          <table:table-cell table:formula="of:=[.B877]" office:value-type="float" office:value="200" calcext:value-type="float">
            <text:p>200</text:p>
          </table:table-cell>
          <table:table-cell table:formula="of:=[.I877]" office:value-type="float" office:value="456.541698522104" calcext:value-type="float">
            <text:p>456.54169852210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78]&gt;=[.C878];[.E878];[.F878])" office:value-type="float" office:value="0.000015426623266146" calcext:value-type="float">
            <text:p>1.5426623266146E-05</text:p>
          </table:table-cell>
          <table:table-cell table:formula="of:=[.C878]+[.H878]*([.B878]-[.C878])" office:value-type="float" office:value="456.537740949969" calcext:value-type="float">
            <text:p>456.537740949969</text:p>
          </table:table-cell>
        </table:table-row>
        <table:table-row table:style-name="ro1">
          <table:table-cell/>
          <table:table-cell table:formula="of:=[.B878]" office:value-type="float" office:value="200" calcext:value-type="float">
            <text:p>200</text:p>
          </table:table-cell>
          <table:table-cell table:formula="of:=[.I878]" office:value-type="float" office:value="456.537740949969" calcext:value-type="float">
            <text:p>456.53774094996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79]&gt;=[.C879];[.E879];[.F879])" office:value-type="float" office:value="0.000015426623266146" calcext:value-type="float">
            <text:p>1.5426623266146E-05</text:p>
          </table:table-cell>
          <table:table-cell table:formula="of:=[.C879]+[.H879]*([.B879]-[.C879])" office:value-type="float" office:value="456.533783438886" calcext:value-type="float">
            <text:p>456.533783438886</text:p>
          </table:table-cell>
        </table:table-row>
        <table:table-row table:style-name="ro1">
          <table:table-cell/>
          <table:table-cell table:formula="of:=[.B879]" office:value-type="float" office:value="200" calcext:value-type="float">
            <text:p>200</text:p>
          </table:table-cell>
          <table:table-cell table:formula="of:=[.I879]" office:value-type="float" office:value="456.533783438886" calcext:value-type="float">
            <text:p>456.53378343888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80]&gt;=[.C880];[.E880];[.F880])" office:value-type="float" office:value="0.000015426623266146" calcext:value-type="float">
            <text:p>1.5426623266146E-05</text:p>
          </table:table-cell>
          <table:table-cell table:formula="of:=[.C880]+[.H880]*([.B880]-[.C880])" office:value-type="float" office:value="456.529825988854" calcext:value-type="float">
            <text:p>456.529825988854</text:p>
          </table:table-cell>
        </table:table-row>
        <table:table-row table:style-name="ro1">
          <table:table-cell/>
          <table:table-cell table:formula="of:=[.B880]" office:value-type="float" office:value="200" calcext:value-type="float">
            <text:p>200</text:p>
          </table:table-cell>
          <table:table-cell table:formula="of:=[.I880]" office:value-type="float" office:value="456.529825988854" calcext:value-type="float">
            <text:p>456.52982598885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81]&gt;=[.C881];[.E881];[.F881])" office:value-type="float" office:value="0.000015426623266146" calcext:value-type="float">
            <text:p>1.5426623266146E-05</text:p>
          </table:table-cell>
          <table:table-cell table:formula="of:=[.C881]+[.H881]*([.B881]-[.C881])" office:value-type="float" office:value="456.525868599872" calcext:value-type="float">
            <text:p>456.525868599872</text:p>
          </table:table-cell>
        </table:table-row>
        <table:table-row table:style-name="ro1">
          <table:table-cell/>
          <table:table-cell table:formula="of:=[.B881]" office:value-type="float" office:value="200" calcext:value-type="float">
            <text:p>200</text:p>
          </table:table-cell>
          <table:table-cell table:formula="of:=[.I881]" office:value-type="float" office:value="456.525868599872" calcext:value-type="float">
            <text:p>456.52586859987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82]&gt;=[.C882];[.E882];[.F882])" office:value-type="float" office:value="0.000015426623266146" calcext:value-type="float">
            <text:p>1.5426623266146E-05</text:p>
          </table:table-cell>
          <table:table-cell table:formula="of:=[.C882]+[.H882]*([.B882]-[.C882])" office:value-type="float" office:value="456.521911271939" calcext:value-type="float">
            <text:p>456.521911271939</text:p>
          </table:table-cell>
        </table:table-row>
        <table:table-row table:style-name="ro1">
          <table:table-cell/>
          <table:table-cell table:formula="of:=[.B882]" office:value-type="float" office:value="200" calcext:value-type="float">
            <text:p>200</text:p>
          </table:table-cell>
          <table:table-cell table:formula="of:=[.I882]" office:value-type="float" office:value="456.521911271939" calcext:value-type="float">
            <text:p>456.52191127193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83]&gt;=[.C883];[.E883];[.F883])" office:value-type="float" office:value="0.000015426623266146" calcext:value-type="float">
            <text:p>1.5426623266146E-05</text:p>
          </table:table-cell>
          <table:table-cell table:formula="of:=[.C883]+[.H883]*([.B883]-[.C883])" office:value-type="float" office:value="456.517954005054" calcext:value-type="float">
            <text:p>456.517954005054</text:p>
          </table:table-cell>
        </table:table-row>
        <table:table-row table:style-name="ro1">
          <table:table-cell/>
          <table:table-cell table:formula="of:=[.B883]" office:value-type="float" office:value="200" calcext:value-type="float">
            <text:p>200</text:p>
          </table:table-cell>
          <table:table-cell table:formula="of:=[.I883]" office:value-type="float" office:value="456.517954005054" calcext:value-type="float">
            <text:p>456.51795400505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84]&gt;=[.C884];[.E884];[.F884])" office:value-type="float" office:value="0.000015426623266146" calcext:value-type="float">
            <text:p>1.5426623266146E-05</text:p>
          </table:table-cell>
          <table:table-cell table:formula="of:=[.C884]+[.H884]*([.B884]-[.C884])" office:value-type="float" office:value="456.513996799217" calcext:value-type="float">
            <text:p>456.513996799217</text:p>
          </table:table-cell>
        </table:table-row>
        <table:table-row table:style-name="ro1">
          <table:table-cell/>
          <table:table-cell table:formula="of:=[.B884]" office:value-type="float" office:value="200" calcext:value-type="float">
            <text:p>200</text:p>
          </table:table-cell>
          <table:table-cell table:formula="of:=[.I884]" office:value-type="float" office:value="456.513996799217" calcext:value-type="float">
            <text:p>456.51399679921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85]&gt;=[.C885];[.E885];[.F885])" office:value-type="float" office:value="0.000015426623266146" calcext:value-type="float">
            <text:p>1.5426623266146E-05</text:p>
          </table:table-cell>
          <table:table-cell table:formula="of:=[.C885]+[.H885]*([.B885]-[.C885])" office:value-type="float" office:value="456.510039654426" calcext:value-type="float">
            <text:p>456.510039654426</text:p>
          </table:table-cell>
        </table:table-row>
        <table:table-row table:style-name="ro1">
          <table:table-cell/>
          <table:table-cell table:formula="of:=[.B885]" office:value-type="float" office:value="200" calcext:value-type="float">
            <text:p>200</text:p>
          </table:table-cell>
          <table:table-cell table:formula="of:=[.I885]" office:value-type="float" office:value="456.510039654426" calcext:value-type="float">
            <text:p>456.51003965442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86]&gt;=[.C886];[.E886];[.F886])" office:value-type="float" office:value="0.000015426623266146" calcext:value-type="float">
            <text:p>1.5426623266146E-05</text:p>
          </table:table-cell>
          <table:table-cell table:formula="of:=[.C886]+[.H886]*([.B886]-[.C886])" office:value-type="float" office:value="456.50608257068" calcext:value-type="float">
            <text:p>456.50608257068</text:p>
          </table:table-cell>
        </table:table-row>
        <table:table-row table:style-name="ro1">
          <table:table-cell/>
          <table:table-cell table:formula="of:=[.B886]" office:value-type="float" office:value="200" calcext:value-type="float">
            <text:p>200</text:p>
          </table:table-cell>
          <table:table-cell table:formula="of:=[.I886]" office:value-type="float" office:value="456.50608257068" calcext:value-type="float">
            <text:p>456.5060825706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87]&gt;=[.C887];[.E887];[.F887])" office:value-type="float" office:value="0.000015426623266146" calcext:value-type="float">
            <text:p>1.5426623266146E-05</text:p>
          </table:table-cell>
          <table:table-cell table:formula="of:=[.C887]+[.H887]*([.B887]-[.C887])" office:value-type="float" office:value="456.502125547979" calcext:value-type="float">
            <text:p>456.502125547979</text:p>
          </table:table-cell>
        </table:table-row>
        <table:table-row table:style-name="ro1">
          <table:table-cell/>
          <table:table-cell table:formula="of:=[.B887]" office:value-type="float" office:value="200" calcext:value-type="float">
            <text:p>200</text:p>
          </table:table-cell>
          <table:table-cell table:formula="of:=[.I887]" office:value-type="float" office:value="456.502125547979" calcext:value-type="float">
            <text:p>456.50212554797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88]&gt;=[.C888];[.E888];[.F888])" office:value-type="float" office:value="0.000015426623266146" calcext:value-type="float">
            <text:p>1.5426623266146E-05</text:p>
          </table:table-cell>
          <table:table-cell table:formula="of:=[.C888]+[.H888]*([.B888]-[.C888])" office:value-type="float" office:value="456.498168586321" calcext:value-type="float">
            <text:p>456.498168586321</text:p>
          </table:table-cell>
        </table:table-row>
        <table:table-row table:style-name="ro1">
          <table:table-cell/>
          <table:table-cell table:formula="of:=[.B888]" office:value-type="float" office:value="200" calcext:value-type="float">
            <text:p>200</text:p>
          </table:table-cell>
          <table:table-cell table:formula="of:=[.I888]" office:value-type="float" office:value="456.498168586321" calcext:value-type="float">
            <text:p>456.49816858632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89]&gt;=[.C889];[.E889];[.F889])" office:value-type="float" office:value="0.000015426623266146" calcext:value-type="float">
            <text:p>1.5426623266146E-05</text:p>
          </table:table-cell>
          <table:table-cell table:formula="of:=[.C889]+[.H889]*([.B889]-[.C889])" office:value-type="float" office:value="456.494211685706" calcext:value-type="float">
            <text:p>456.494211685706</text:p>
          </table:table-cell>
        </table:table-row>
        <table:table-row table:style-name="ro1">
          <table:table-cell/>
          <table:table-cell table:formula="of:=[.B889]" office:value-type="float" office:value="200" calcext:value-type="float">
            <text:p>200</text:p>
          </table:table-cell>
          <table:table-cell table:formula="of:=[.I889]" office:value-type="float" office:value="456.494211685706" calcext:value-type="float">
            <text:p>456.49421168570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90]&gt;=[.C890];[.E890];[.F890])" office:value-type="float" office:value="0.000015426623266146" calcext:value-type="float">
            <text:p>1.5426623266146E-05</text:p>
          </table:table-cell>
          <table:table-cell table:formula="of:=[.C890]+[.H890]*([.B890]-[.C890])" office:value-type="float" office:value="456.490254846132" calcext:value-type="float">
            <text:p>456.490254846132</text:p>
          </table:table-cell>
        </table:table-row>
        <table:table-row table:style-name="ro1">
          <table:table-cell/>
          <table:table-cell table:formula="of:=[.B890]" office:value-type="float" office:value="200" calcext:value-type="float">
            <text:p>200</text:p>
          </table:table-cell>
          <table:table-cell table:formula="of:=[.I890]" office:value-type="float" office:value="456.490254846132" calcext:value-type="float">
            <text:p>456.49025484613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91]&gt;=[.C891];[.E891];[.F891])" office:value-type="float" office:value="0.000015426623266146" calcext:value-type="float">
            <text:p>1.5426623266146E-05</text:p>
          </table:table-cell>
          <table:table-cell table:formula="of:=[.C891]+[.H891]*([.B891]-[.C891])" office:value-type="float" office:value="456.486298067599" calcext:value-type="float">
            <text:p>456.486298067599</text:p>
          </table:table-cell>
        </table:table-row>
        <table:table-row table:style-name="ro1">
          <table:table-cell/>
          <table:table-cell table:formula="of:=[.B891]" office:value-type="float" office:value="200" calcext:value-type="float">
            <text:p>200</text:p>
          </table:table-cell>
          <table:table-cell table:formula="of:=[.I891]" office:value-type="float" office:value="456.486298067599" calcext:value-type="float">
            <text:p>456.4862980675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92]&gt;=[.C892];[.E892];[.F892])" office:value-type="float" office:value="0.000015426623266146" calcext:value-type="float">
            <text:p>1.5426623266146E-05</text:p>
          </table:table-cell>
          <table:table-cell table:formula="of:=[.C892]+[.H892]*([.B892]-[.C892])" office:value-type="float" office:value="456.482341350106" calcext:value-type="float">
            <text:p>456.482341350106</text:p>
          </table:table-cell>
        </table:table-row>
        <table:table-row table:style-name="ro1">
          <table:table-cell/>
          <table:table-cell table:formula="of:=[.B892]" office:value-type="float" office:value="200" calcext:value-type="float">
            <text:p>200</text:p>
          </table:table-cell>
          <table:table-cell table:formula="of:=[.I892]" office:value-type="float" office:value="456.482341350106" calcext:value-type="float">
            <text:p>456.48234135010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93]&gt;=[.C893];[.E893];[.F893])" office:value-type="float" office:value="0.000015426623266146" calcext:value-type="float">
            <text:p>1.5426623266146E-05</text:p>
          </table:table-cell>
          <table:table-cell table:formula="of:=[.C893]+[.H893]*([.B893]-[.C893])" office:value-type="float" office:value="456.478384693651" calcext:value-type="float">
            <text:p>456.478384693651</text:p>
          </table:table-cell>
        </table:table-row>
        <table:table-row table:style-name="ro1">
          <table:table-cell/>
          <table:table-cell table:formula="of:=[.B893]" office:value-type="float" office:value="200" calcext:value-type="float">
            <text:p>200</text:p>
          </table:table-cell>
          <table:table-cell table:formula="of:=[.I893]" office:value-type="float" office:value="456.478384693651" calcext:value-type="float">
            <text:p>456.47838469365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94]&gt;=[.C894];[.E894];[.F894])" office:value-type="float" office:value="0.000015426623266146" calcext:value-type="float">
            <text:p>1.5426623266146E-05</text:p>
          </table:table-cell>
          <table:table-cell table:formula="of:=[.C894]+[.H894]*([.B894]-[.C894])" office:value-type="float" office:value="456.474428098235" calcext:value-type="float">
            <text:p>456.474428098235</text:p>
          </table:table-cell>
        </table:table-row>
        <table:table-row table:style-name="ro1">
          <table:table-cell/>
          <table:table-cell table:formula="of:=[.B894]" office:value-type="float" office:value="200" calcext:value-type="float">
            <text:p>200</text:p>
          </table:table-cell>
          <table:table-cell table:formula="of:=[.I894]" office:value-type="float" office:value="456.474428098235" calcext:value-type="float">
            <text:p>456.47442809823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95]&gt;=[.C895];[.E895];[.F895])" office:value-type="float" office:value="0.000015426623266146" calcext:value-type="float">
            <text:p>1.5426623266146E-05</text:p>
          </table:table-cell>
          <table:table-cell table:formula="of:=[.C895]+[.H895]*([.B895]-[.C895])" office:value-type="float" office:value="456.470471563855" calcext:value-type="float">
            <text:p>456.470471563855</text:p>
          </table:table-cell>
        </table:table-row>
        <table:table-row table:style-name="ro1">
          <table:table-cell/>
          <table:table-cell table:formula="of:=[.B895]" office:value-type="float" office:value="200" calcext:value-type="float">
            <text:p>200</text:p>
          </table:table-cell>
          <table:table-cell table:formula="of:=[.I895]" office:value-type="float" office:value="456.470471563855" calcext:value-type="float">
            <text:p>456.47047156385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96]&gt;=[.C896];[.E896];[.F896])" office:value-type="float" office:value="0.000015426623266146" calcext:value-type="float">
            <text:p>1.5426623266146E-05</text:p>
          </table:table-cell>
          <table:table-cell table:formula="of:=[.C896]+[.H896]*([.B896]-[.C896])" office:value-type="float" office:value="456.466515090511" calcext:value-type="float">
            <text:p>456.466515090511</text:p>
          </table:table-cell>
        </table:table-row>
        <table:table-row table:style-name="ro1">
          <table:table-cell/>
          <table:table-cell table:formula="of:=[.B896]" office:value-type="float" office:value="200" calcext:value-type="float">
            <text:p>200</text:p>
          </table:table-cell>
          <table:table-cell table:formula="of:=[.I896]" office:value-type="float" office:value="456.466515090511" calcext:value-type="float">
            <text:p>456.46651509051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97]&gt;=[.C897];[.E897];[.F897])" office:value-type="float" office:value="0.000015426623266146" calcext:value-type="float">
            <text:p>1.5426623266146E-05</text:p>
          </table:table-cell>
          <table:table-cell table:formula="of:=[.C897]+[.H897]*([.B897]-[.C897])" office:value-type="float" office:value="456.462558678203" calcext:value-type="float">
            <text:p>456.462558678203</text:p>
          </table:table-cell>
        </table:table-row>
        <table:table-row table:style-name="ro1">
          <table:table-cell/>
          <table:table-cell table:formula="of:=[.B897]" office:value-type="float" office:value="200" calcext:value-type="float">
            <text:p>200</text:p>
          </table:table-cell>
          <table:table-cell table:formula="of:=[.I897]" office:value-type="float" office:value="456.462558678203" calcext:value-type="float">
            <text:p>456.46255867820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98]&gt;=[.C898];[.E898];[.F898])" office:value-type="float" office:value="0.000015426623266146" calcext:value-type="float">
            <text:p>1.5426623266146E-05</text:p>
          </table:table-cell>
          <table:table-cell table:formula="of:=[.C898]+[.H898]*([.B898]-[.C898])" office:value-type="float" office:value="456.458602326928" calcext:value-type="float">
            <text:p>456.458602326928</text:p>
          </table:table-cell>
        </table:table-row>
        <table:table-row table:style-name="ro1">
          <table:table-cell/>
          <table:table-cell table:formula="of:=[.B898]" office:value-type="float" office:value="200" calcext:value-type="float">
            <text:p>200</text:p>
          </table:table-cell>
          <table:table-cell table:formula="of:=[.I898]" office:value-type="float" office:value="456.458602326928" calcext:value-type="float">
            <text:p>456.45860232692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899]&gt;=[.C899];[.E899];[.F899])" office:value-type="float" office:value="0.000015426623266146" calcext:value-type="float">
            <text:p>1.5426623266146E-05</text:p>
          </table:table-cell>
          <table:table-cell table:formula="of:=[.C899]+[.H899]*([.B899]-[.C899])" office:value-type="float" office:value="456.454646036687" calcext:value-type="float">
            <text:p>456.454646036687</text:p>
          </table:table-cell>
        </table:table-row>
        <table:table-row table:style-name="ro1">
          <table:table-cell/>
          <table:table-cell table:formula="of:=[.B899]" office:value-type="float" office:value="200" calcext:value-type="float">
            <text:p>200</text:p>
          </table:table-cell>
          <table:table-cell table:formula="of:=[.I899]" office:value-type="float" office:value="456.454646036687" calcext:value-type="float">
            <text:p>456.45464603668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00]&gt;=[.C900];[.E900];[.F900])" office:value-type="float" office:value="0.000015426623266146" calcext:value-type="float">
            <text:p>1.5426623266146E-05</text:p>
          </table:table-cell>
          <table:table-cell table:formula="of:=[.C900]+[.H900]*([.B900]-[.C900])" office:value-type="float" office:value="456.450689807477" calcext:value-type="float">
            <text:p>456.450689807477</text:p>
          </table:table-cell>
        </table:table-row>
        <table:table-row table:style-name="ro1">
          <table:table-cell/>
          <table:table-cell table:formula="of:=[.B900]" office:value-type="float" office:value="200" calcext:value-type="float">
            <text:p>200</text:p>
          </table:table-cell>
          <table:table-cell table:formula="of:=[.I900]" office:value-type="float" office:value="456.450689807477" calcext:value-type="float">
            <text:p>456.45068980747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01]&gt;=[.C901];[.E901];[.F901])" office:value-type="float" office:value="0.000015426623266146" calcext:value-type="float">
            <text:p>1.5426623266146E-05</text:p>
          </table:table-cell>
          <table:table-cell table:formula="of:=[.C901]+[.H901]*([.B901]-[.C901])" office:value-type="float" office:value="456.446733639299" calcext:value-type="float">
            <text:p>456.446733639299</text:p>
          </table:table-cell>
        </table:table-row>
        <table:table-row table:style-name="ro1">
          <table:table-cell/>
          <table:table-cell table:formula="of:=[.B901]" office:value-type="float" office:value="200" calcext:value-type="float">
            <text:p>200</text:p>
          </table:table-cell>
          <table:table-cell table:formula="of:=[.I901]" office:value-type="float" office:value="456.446733639299" calcext:value-type="float">
            <text:p>456.4467336392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02]&gt;=[.C902];[.E902];[.F902])" office:value-type="float" office:value="0.000015426623266146" calcext:value-type="float">
            <text:p>1.5426623266146E-05</text:p>
          </table:table-cell>
          <table:table-cell table:formula="of:=[.C902]+[.H902]*([.B902]-[.C902])" office:value-type="float" office:value="456.442777532152" calcext:value-type="float">
            <text:p>456.442777532152</text:p>
          </table:table-cell>
        </table:table-row>
        <table:table-row table:style-name="ro1">
          <table:table-cell/>
          <table:table-cell table:formula="of:=[.B902]" office:value-type="float" office:value="200" calcext:value-type="float">
            <text:p>200</text:p>
          </table:table-cell>
          <table:table-cell table:formula="of:=[.I902]" office:value-type="float" office:value="456.442777532152" calcext:value-type="float">
            <text:p>456.44277753215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03]&gt;=[.C903];[.E903];[.F903])" office:value-type="float" office:value="0.000015426623266146" calcext:value-type="float">
            <text:p>1.5426623266146E-05</text:p>
          </table:table-cell>
          <table:table-cell table:formula="of:=[.C903]+[.H903]*([.B903]-[.C903])" office:value-type="float" office:value="456.438821486033" calcext:value-type="float">
            <text:p>456.438821486033</text:p>
          </table:table-cell>
        </table:table-row>
        <table:table-row table:style-name="ro1">
          <table:table-cell/>
          <table:table-cell table:formula="of:=[.B903]" office:value-type="float" office:value="200" calcext:value-type="float">
            <text:p>200</text:p>
          </table:table-cell>
          <table:table-cell table:formula="of:=[.I903]" office:value-type="float" office:value="456.438821486033" calcext:value-type="float">
            <text:p>456.43882148603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04]&gt;=[.C904];[.E904];[.F904])" office:value-type="float" office:value="0.000015426623266146" calcext:value-type="float">
            <text:p>1.5426623266146E-05</text:p>
          </table:table-cell>
          <table:table-cell table:formula="of:=[.C904]+[.H904]*([.B904]-[.C904])" office:value-type="float" office:value="456.434865500944" calcext:value-type="float">
            <text:p>456.434865500944</text:p>
          </table:table-cell>
        </table:table-row>
        <table:table-row table:style-name="ro1">
          <table:table-cell/>
          <table:table-cell table:formula="of:=[.B904]" office:value-type="float" office:value="200" calcext:value-type="float">
            <text:p>200</text:p>
          </table:table-cell>
          <table:table-cell table:formula="of:=[.I904]" office:value-type="float" office:value="456.434865500944" calcext:value-type="float">
            <text:p>456.43486550094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05]&gt;=[.C905];[.E905];[.F905])" office:value-type="float" office:value="0.000015426623266146" calcext:value-type="float">
            <text:p>1.5426623266146E-05</text:p>
          </table:table-cell>
          <table:table-cell table:formula="of:=[.C905]+[.H905]*([.B905]-[.C905])" office:value-type="float" office:value="456.430909576881" calcext:value-type="float">
            <text:p>456.430909576881</text:p>
          </table:table-cell>
        </table:table-row>
        <table:table-row table:style-name="ro1">
          <table:table-cell/>
          <table:table-cell table:formula="of:=[.B905]" office:value-type="float" office:value="200" calcext:value-type="float">
            <text:p>200</text:p>
          </table:table-cell>
          <table:table-cell table:formula="of:=[.I905]" office:value-type="float" office:value="456.430909576881" calcext:value-type="float">
            <text:p>456.43090957688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06]&gt;=[.C906];[.E906];[.F906])" office:value-type="float" office:value="0.000015426623266146" calcext:value-type="float">
            <text:p>1.5426623266146E-05</text:p>
          </table:table-cell>
          <table:table-cell table:formula="of:=[.C906]+[.H906]*([.B906]-[.C906])" office:value-type="float" office:value="456.426953713845" calcext:value-type="float">
            <text:p>456.426953713845</text:p>
          </table:table-cell>
        </table:table-row>
        <table:table-row table:style-name="ro1">
          <table:table-cell/>
          <table:table-cell table:formula="of:=[.B906]" office:value-type="float" office:value="200" calcext:value-type="float">
            <text:p>200</text:p>
          </table:table-cell>
          <table:table-cell table:formula="of:=[.I906]" office:value-type="float" office:value="456.426953713845" calcext:value-type="float">
            <text:p>456.42695371384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07]&gt;=[.C907];[.E907];[.F907])" office:value-type="float" office:value="0.000015426623266146" calcext:value-type="float">
            <text:p>1.5426623266146E-05</text:p>
          </table:table-cell>
          <table:table-cell table:formula="of:=[.C907]+[.H907]*([.B907]-[.C907])" office:value-type="float" office:value="456.422997911835" calcext:value-type="float">
            <text:p>456.422997911835</text:p>
          </table:table-cell>
        </table:table-row>
        <table:table-row table:style-name="ro1">
          <table:table-cell/>
          <table:table-cell table:formula="of:=[.B907]" office:value-type="float" office:value="200" calcext:value-type="float">
            <text:p>200</text:p>
          </table:table-cell>
          <table:table-cell table:formula="of:=[.I907]" office:value-type="float" office:value="456.422997911835" calcext:value-type="float">
            <text:p>456.42299791183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08]&gt;=[.C908];[.E908];[.F908])" office:value-type="float" office:value="0.000015426623266146" calcext:value-type="float">
            <text:p>1.5426623266146E-05</text:p>
          </table:table-cell>
          <table:table-cell table:formula="of:=[.C908]+[.H908]*([.B908]-[.C908])" office:value-type="float" office:value="456.419042170849" calcext:value-type="float">
            <text:p>456.419042170849</text:p>
          </table:table-cell>
        </table:table-row>
        <table:table-row table:style-name="ro1">
          <table:table-cell/>
          <table:table-cell table:formula="of:=[.B908]" office:value-type="float" office:value="200" calcext:value-type="float">
            <text:p>200</text:p>
          </table:table-cell>
          <table:table-cell table:formula="of:=[.I908]" office:value-type="float" office:value="456.419042170849" calcext:value-type="float">
            <text:p>456.41904217084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09]&gt;=[.C909];[.E909];[.F909])" office:value-type="float" office:value="0.000015426623266146" calcext:value-type="float">
            <text:p>1.5426623266146E-05</text:p>
          </table:table-cell>
          <table:table-cell table:formula="of:=[.C909]+[.H909]*([.B909]-[.C909])" office:value-type="float" office:value="456.415086490888" calcext:value-type="float">
            <text:p>456.415086490888</text:p>
          </table:table-cell>
        </table:table-row>
        <table:table-row table:style-name="ro1">
          <table:table-cell/>
          <table:table-cell table:formula="of:=[.B909]" office:value-type="float" office:value="200" calcext:value-type="float">
            <text:p>200</text:p>
          </table:table-cell>
          <table:table-cell table:formula="of:=[.I909]" office:value-type="float" office:value="456.415086490888" calcext:value-type="float">
            <text:p>456.41508649088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10]&gt;=[.C910];[.E910];[.F910])" office:value-type="float" office:value="0.000015426623266146" calcext:value-type="float">
            <text:p>1.5426623266146E-05</text:p>
          </table:table-cell>
          <table:table-cell table:formula="of:=[.C910]+[.H910]*([.B910]-[.C910])" office:value-type="float" office:value="456.411130871949" calcext:value-type="float">
            <text:p>456.411130871949</text:p>
          </table:table-cell>
        </table:table-row>
        <table:table-row table:style-name="ro1">
          <table:table-cell/>
          <table:table-cell table:formula="of:=[.B910]" office:value-type="float" office:value="200" calcext:value-type="float">
            <text:p>200</text:p>
          </table:table-cell>
          <table:table-cell table:formula="of:=[.I910]" office:value-type="float" office:value="456.411130871949" calcext:value-type="float">
            <text:p>456.41113087194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11]&gt;=[.C911];[.E911];[.F911])" office:value-type="float" office:value="0.000015426623266146" calcext:value-type="float">
            <text:p>1.5426623266146E-05</text:p>
          </table:table-cell>
          <table:table-cell table:formula="of:=[.C911]+[.H911]*([.B911]-[.C911])" office:value-type="float" office:value="456.407175314031" calcext:value-type="float">
            <text:p>456.407175314031</text:p>
          </table:table-cell>
        </table:table-row>
        <table:table-row table:style-name="ro1">
          <table:table-cell/>
          <table:table-cell table:formula="of:=[.B911]" office:value-type="float" office:value="200" calcext:value-type="float">
            <text:p>200</text:p>
          </table:table-cell>
          <table:table-cell table:formula="of:=[.I911]" office:value-type="float" office:value="456.407175314031" calcext:value-type="float">
            <text:p>456.40717531403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12]&gt;=[.C912];[.E912];[.F912])" office:value-type="float" office:value="0.000015426623266146" calcext:value-type="float">
            <text:p>1.5426623266146E-05</text:p>
          </table:table-cell>
          <table:table-cell table:formula="of:=[.C912]+[.H912]*([.B912]-[.C912])" office:value-type="float" office:value="456.403219817135" calcext:value-type="float">
            <text:p>456.403219817135</text:p>
          </table:table-cell>
        </table:table-row>
        <table:table-row table:style-name="ro1">
          <table:table-cell/>
          <table:table-cell table:formula="of:=[.B912]" office:value-type="float" office:value="200" calcext:value-type="float">
            <text:p>200</text:p>
          </table:table-cell>
          <table:table-cell table:formula="of:=[.I912]" office:value-type="float" office:value="456.403219817135" calcext:value-type="float">
            <text:p>456.40321981713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13]&gt;=[.C913];[.E913];[.F913])" office:value-type="float" office:value="0.000015426623266146" calcext:value-type="float">
            <text:p>1.5426623266146E-05</text:p>
          </table:table-cell>
          <table:table-cell table:formula="of:=[.C913]+[.H913]*([.B913]-[.C913])" office:value-type="float" office:value="456.399264381259" calcext:value-type="float">
            <text:p>456.399264381259</text:p>
          </table:table-cell>
        </table:table-row>
        <table:table-row table:style-name="ro1">
          <table:table-cell/>
          <table:table-cell table:formula="of:=[.B913]" office:value-type="float" office:value="200" calcext:value-type="float">
            <text:p>200</text:p>
          </table:table-cell>
          <table:table-cell table:formula="of:=[.I913]" office:value-type="float" office:value="456.399264381259" calcext:value-type="float">
            <text:p>456.39926438125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14]&gt;=[.C914];[.E914];[.F914])" office:value-type="float" office:value="0.000015426623266146" calcext:value-type="float">
            <text:p>1.5426623266146E-05</text:p>
          </table:table-cell>
          <table:table-cell table:formula="of:=[.C914]+[.H914]*([.B914]-[.C914])" office:value-type="float" office:value="456.395309006401" calcext:value-type="float">
            <text:p>456.395309006401</text:p>
          </table:table-cell>
        </table:table-row>
        <table:table-row table:style-name="ro1">
          <table:table-cell/>
          <table:table-cell table:formula="of:=[.B914]" office:value-type="float" office:value="200" calcext:value-type="float">
            <text:p>200</text:p>
          </table:table-cell>
          <table:table-cell table:formula="of:=[.I914]" office:value-type="float" office:value="456.395309006401" calcext:value-type="float">
            <text:p>456.39530900640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15]&gt;=[.C915];[.E915];[.F915])" office:value-type="float" office:value="0.000015426623266146" calcext:value-type="float">
            <text:p>1.5426623266146E-05</text:p>
          </table:table-cell>
          <table:table-cell table:formula="of:=[.C915]+[.H915]*([.B915]-[.C915])" office:value-type="float" office:value="456.391353692562" calcext:value-type="float">
            <text:p>456.391353692562</text:p>
          </table:table-cell>
        </table:table-row>
        <table:table-row table:style-name="ro1">
          <table:table-cell/>
          <table:table-cell table:formula="of:=[.B915]" office:value-type="float" office:value="200" calcext:value-type="float">
            <text:p>200</text:p>
          </table:table-cell>
          <table:table-cell table:formula="of:=[.I915]" office:value-type="float" office:value="456.391353692562" calcext:value-type="float">
            <text:p>456.39135369256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16]&gt;=[.C916];[.E916];[.F916])" office:value-type="float" office:value="0.000015426623266146" calcext:value-type="float">
            <text:p>1.5426623266146E-05</text:p>
          </table:table-cell>
          <table:table-cell table:formula="of:=[.C916]+[.H916]*([.B916]-[.C916])" office:value-type="float" office:value="456.38739843974" calcext:value-type="float">
            <text:p>456.38739843974</text:p>
          </table:table-cell>
        </table:table-row>
        <table:table-row table:style-name="ro1">
          <table:table-cell/>
          <table:table-cell table:formula="of:=[.B916]" office:value-type="float" office:value="200" calcext:value-type="float">
            <text:p>200</text:p>
          </table:table-cell>
          <table:table-cell table:formula="of:=[.I916]" office:value-type="float" office:value="456.38739843974" calcext:value-type="float">
            <text:p>456.3873984397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17]&gt;=[.C917];[.E917];[.F917])" office:value-type="float" office:value="0.000015426623266146" calcext:value-type="float">
            <text:p>1.5426623266146E-05</text:p>
          </table:table-cell>
          <table:table-cell table:formula="of:=[.C917]+[.H917]*([.B917]-[.C917])" office:value-type="float" office:value="456.383443247934" calcext:value-type="float">
            <text:p>456.383443247934</text:p>
          </table:table-cell>
        </table:table-row>
        <table:table-row table:style-name="ro1">
          <table:table-cell/>
          <table:table-cell table:formula="of:=[.B917]" office:value-type="float" office:value="200" calcext:value-type="float">
            <text:p>200</text:p>
          </table:table-cell>
          <table:table-cell table:formula="of:=[.I917]" office:value-type="float" office:value="456.383443247934" calcext:value-type="float">
            <text:p>456.38344324793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18]&gt;=[.C918];[.E918];[.F918])" office:value-type="float" office:value="0.000015426623266146" calcext:value-type="float">
            <text:p>1.5426623266146E-05</text:p>
          </table:table-cell>
          <table:table-cell table:formula="of:=[.C918]+[.H918]*([.B918]-[.C918])" office:value-type="float" office:value="456.379488117143" calcext:value-type="float">
            <text:p>456.379488117143</text:p>
          </table:table-cell>
        </table:table-row>
        <table:table-row table:style-name="ro1">
          <table:table-cell/>
          <table:table-cell table:formula="of:=[.B918]" office:value-type="float" office:value="200" calcext:value-type="float">
            <text:p>200</text:p>
          </table:table-cell>
          <table:table-cell table:formula="of:=[.I918]" office:value-type="float" office:value="456.379488117143" calcext:value-type="float">
            <text:p>456.37948811714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19]&gt;=[.C919];[.E919];[.F919])" office:value-type="float" office:value="0.000015426623266146" calcext:value-type="float">
            <text:p>1.5426623266146E-05</text:p>
          </table:table-cell>
          <table:table-cell table:formula="of:=[.C919]+[.H919]*([.B919]-[.C919])" office:value-type="float" office:value="456.375533047367" calcext:value-type="float">
            <text:p>456.375533047367</text:p>
          </table:table-cell>
        </table:table-row>
        <table:table-row table:style-name="ro1">
          <table:table-cell/>
          <table:table-cell table:formula="of:=[.B919]" office:value-type="float" office:value="200" calcext:value-type="float">
            <text:p>200</text:p>
          </table:table-cell>
          <table:table-cell table:formula="of:=[.I919]" office:value-type="float" office:value="456.375533047367" calcext:value-type="float">
            <text:p>456.37553304736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20]&gt;=[.C920];[.E920];[.F920])" office:value-type="float" office:value="0.000015426623266146" calcext:value-type="float">
            <text:p>1.5426623266146E-05</text:p>
          </table:table-cell>
          <table:table-cell table:formula="of:=[.C920]+[.H920]*([.B920]-[.C920])" office:value-type="float" office:value="456.371578038604" calcext:value-type="float">
            <text:p>456.371578038604</text:p>
          </table:table-cell>
        </table:table-row>
        <table:table-row table:style-name="ro1">
          <table:table-cell/>
          <table:table-cell table:formula="of:=[.B920]" office:value-type="float" office:value="200" calcext:value-type="float">
            <text:p>200</text:p>
          </table:table-cell>
          <table:table-cell table:formula="of:=[.I920]" office:value-type="float" office:value="456.371578038604" calcext:value-type="float">
            <text:p>456.37157803860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21]&gt;=[.C921];[.E921];[.F921])" office:value-type="float" office:value="0.000015426623266146" calcext:value-type="float">
            <text:p>1.5426623266146E-05</text:p>
          </table:table-cell>
          <table:table-cell table:formula="of:=[.C921]+[.H921]*([.B921]-[.C921])" office:value-type="float" office:value="456.367623090854" calcext:value-type="float">
            <text:p>456.367623090854</text:p>
          </table:table-cell>
        </table:table-row>
        <table:table-row table:style-name="ro1">
          <table:table-cell/>
          <table:table-cell table:formula="of:=[.B921]" office:value-type="float" office:value="200" calcext:value-type="float">
            <text:p>200</text:p>
          </table:table-cell>
          <table:table-cell table:formula="of:=[.I921]" office:value-type="float" office:value="456.367623090854" calcext:value-type="float">
            <text:p>456.36762309085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22]&gt;=[.C922];[.E922];[.F922])" office:value-type="float" office:value="0.000015426623266146" calcext:value-type="float">
            <text:p>1.5426623266146E-05</text:p>
          </table:table-cell>
          <table:table-cell table:formula="of:=[.C922]+[.H922]*([.B922]-[.C922])" office:value-type="float" office:value="456.363668204115" calcext:value-type="float">
            <text:p>456.363668204115</text:p>
          </table:table-cell>
        </table:table-row>
        <table:table-row table:style-name="ro1">
          <table:table-cell/>
          <table:table-cell table:formula="of:=[.B922]" office:value-type="float" office:value="200" calcext:value-type="float">
            <text:p>200</text:p>
          </table:table-cell>
          <table:table-cell table:formula="of:=[.I922]" office:value-type="float" office:value="456.363668204115" calcext:value-type="float">
            <text:p>456.36366820411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23]&gt;=[.C923];[.E923];[.F923])" office:value-type="float" office:value="0.000015426623266146" calcext:value-type="float">
            <text:p>1.5426623266146E-05</text:p>
          </table:table-cell>
          <table:table-cell table:formula="of:=[.C923]+[.H923]*([.B923]-[.C923])" office:value-type="float" office:value="456.359713378386" calcext:value-type="float">
            <text:p>456.359713378386</text:p>
          </table:table-cell>
        </table:table-row>
        <table:table-row table:style-name="ro1">
          <table:table-cell/>
          <table:table-cell table:formula="of:=[.B923]" office:value-type="float" office:value="200" calcext:value-type="float">
            <text:p>200</text:p>
          </table:table-cell>
          <table:table-cell table:formula="of:=[.I923]" office:value-type="float" office:value="456.359713378386" calcext:value-type="float">
            <text:p>456.35971337838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24]&gt;=[.C924];[.E924];[.F924])" office:value-type="float" office:value="0.000015426623266146" calcext:value-type="float">
            <text:p>1.5426623266146E-05</text:p>
          </table:table-cell>
          <table:table-cell table:formula="of:=[.C924]+[.H924]*([.B924]-[.C924])" office:value-type="float" office:value="456.355758613667" calcext:value-type="float">
            <text:p>456.355758613667</text:p>
          </table:table-cell>
        </table:table-row>
        <table:table-row table:style-name="ro1">
          <table:table-cell/>
          <table:table-cell table:formula="of:=[.B924]" office:value-type="float" office:value="200" calcext:value-type="float">
            <text:p>200</text:p>
          </table:table-cell>
          <table:table-cell table:formula="of:=[.I924]" office:value-type="float" office:value="456.355758613667" calcext:value-type="float">
            <text:p>456.35575861366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25]&gt;=[.C925];[.E925];[.F925])" office:value-type="float" office:value="0.000015426623266146" calcext:value-type="float">
            <text:p>1.5426623266146E-05</text:p>
          </table:table-cell>
          <table:table-cell table:formula="of:=[.C925]+[.H925]*([.B925]-[.C925])" office:value-type="float" office:value="456.351803909957" calcext:value-type="float">
            <text:p>456.351803909957</text:p>
          </table:table-cell>
        </table:table-row>
        <table:table-row table:style-name="ro1">
          <table:table-cell/>
          <table:table-cell table:formula="of:=[.B925]" office:value-type="float" office:value="200" calcext:value-type="float">
            <text:p>200</text:p>
          </table:table-cell>
          <table:table-cell table:formula="of:=[.I925]" office:value-type="float" office:value="456.351803909957" calcext:value-type="float">
            <text:p>456.35180390995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26]&gt;=[.C926];[.E926];[.F926])" office:value-type="float" office:value="0.000015426623266146" calcext:value-type="float">
            <text:p>1.5426623266146E-05</text:p>
          </table:table-cell>
          <table:table-cell table:formula="of:=[.C926]+[.H926]*([.B926]-[.C926])" office:value-type="float" office:value="456.347849267254" calcext:value-type="float">
            <text:p>456.347849267254</text:p>
          </table:table-cell>
        </table:table-row>
        <table:table-row table:style-name="ro1">
          <table:table-cell/>
          <table:table-cell table:formula="of:=[.B926]" office:value-type="float" office:value="200" calcext:value-type="float">
            <text:p>200</text:p>
          </table:table-cell>
          <table:table-cell table:formula="of:=[.I926]" office:value-type="float" office:value="456.347849267254" calcext:value-type="float">
            <text:p>456.34784926725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27]&gt;=[.C927];[.E927];[.F927])" office:value-type="float" office:value="0.000015426623266146" calcext:value-type="float">
            <text:p>1.5426623266146E-05</text:p>
          </table:table-cell>
          <table:table-cell table:formula="of:=[.C927]+[.H927]*([.B927]-[.C927])" office:value-type="float" office:value="456.343894685559" calcext:value-type="float">
            <text:p>456.343894685559</text:p>
          </table:table-cell>
        </table:table-row>
        <table:table-row table:style-name="ro1">
          <table:table-cell/>
          <table:table-cell table:formula="of:=[.B927]" office:value-type="float" office:value="200" calcext:value-type="float">
            <text:p>200</text:p>
          </table:table-cell>
          <table:table-cell table:formula="of:=[.I927]" office:value-type="float" office:value="456.343894685559" calcext:value-type="float">
            <text:p>456.34389468555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28]&gt;=[.C928];[.E928];[.F928])" office:value-type="float" office:value="0.000015426623266146" calcext:value-type="float">
            <text:p>1.5426623266146E-05</text:p>
          </table:table-cell>
          <table:table-cell table:formula="of:=[.C928]+[.H928]*([.B928]-[.C928])" office:value-type="float" office:value="456.339940164869" calcext:value-type="float">
            <text:p>456.339940164869</text:p>
          </table:table-cell>
        </table:table-row>
        <table:table-row table:style-name="ro1">
          <table:table-cell/>
          <table:table-cell table:formula="of:=[.B928]" office:value-type="float" office:value="200" calcext:value-type="float">
            <text:p>200</text:p>
          </table:table-cell>
          <table:table-cell table:formula="of:=[.I928]" office:value-type="float" office:value="456.339940164869" calcext:value-type="float">
            <text:p>456.33994016486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29]&gt;=[.C929];[.E929];[.F929])" office:value-type="float" office:value="0.000015426623266146" calcext:value-type="float">
            <text:p>1.5426623266146E-05</text:p>
          </table:table-cell>
          <table:table-cell table:formula="of:=[.C929]+[.H929]*([.B929]-[.C929])" office:value-type="float" office:value="456.335985705184" calcext:value-type="float">
            <text:p>456.335985705184</text:p>
          </table:table-cell>
        </table:table-row>
        <table:table-row table:style-name="ro1">
          <table:table-cell/>
          <table:table-cell table:formula="of:=[.B929]" office:value-type="float" office:value="200" calcext:value-type="float">
            <text:p>200</text:p>
          </table:table-cell>
          <table:table-cell table:formula="of:=[.I929]" office:value-type="float" office:value="456.335985705184" calcext:value-type="float">
            <text:p>456.33598570518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30]&gt;=[.C930];[.E930];[.F930])" office:value-type="float" office:value="0.000015426623266146" calcext:value-type="float">
            <text:p>1.5426623266146E-05</text:p>
          </table:table-cell>
          <table:table-cell table:formula="of:=[.C930]+[.H930]*([.B930]-[.C930])" office:value-type="float" office:value="456.332031306503" calcext:value-type="float">
            <text:p>456.332031306503</text:p>
          </table:table-cell>
        </table:table-row>
        <table:table-row table:style-name="ro1">
          <table:table-cell/>
          <table:table-cell table:formula="of:=[.B930]" office:value-type="float" office:value="200" calcext:value-type="float">
            <text:p>200</text:p>
          </table:table-cell>
          <table:table-cell table:formula="of:=[.I930]" office:value-type="float" office:value="456.332031306503" calcext:value-type="float">
            <text:p>456.33203130650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31]&gt;=[.C931];[.E931];[.F931])" office:value-type="float" office:value="0.000015426623266146" calcext:value-type="float">
            <text:p>1.5426623266146E-05</text:p>
          </table:table-cell>
          <table:table-cell table:formula="of:=[.C931]+[.H931]*([.B931]-[.C931])" office:value-type="float" office:value="456.328076968825" calcext:value-type="float">
            <text:p>456.328076968825</text:p>
          </table:table-cell>
        </table:table-row>
        <table:table-row table:style-name="ro1">
          <table:table-cell/>
          <table:table-cell table:formula="of:=[.B931]" office:value-type="float" office:value="200" calcext:value-type="float">
            <text:p>200</text:p>
          </table:table-cell>
          <table:table-cell table:formula="of:=[.I931]" office:value-type="float" office:value="456.328076968825" calcext:value-type="float">
            <text:p>456.32807696882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32]&gt;=[.C932];[.E932];[.F932])" office:value-type="float" office:value="0.000015426623266146" calcext:value-type="float">
            <text:p>1.5426623266146E-05</text:p>
          </table:table-cell>
          <table:table-cell table:formula="of:=[.C932]+[.H932]*([.B932]-[.C932])" office:value-type="float" office:value="456.324122692149" calcext:value-type="float">
            <text:p>456.324122692149</text:p>
          </table:table-cell>
        </table:table-row>
        <table:table-row table:style-name="ro1">
          <table:table-cell/>
          <table:table-cell table:formula="of:=[.B932]" office:value-type="float" office:value="200" calcext:value-type="float">
            <text:p>200</text:p>
          </table:table-cell>
          <table:table-cell table:formula="of:=[.I932]" office:value-type="float" office:value="456.324122692149" calcext:value-type="float">
            <text:p>456.32412269214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33]&gt;=[.C933];[.E933];[.F933])" office:value-type="float" office:value="0.000015426623266146" calcext:value-type="float">
            <text:p>1.5426623266146E-05</text:p>
          </table:table-cell>
          <table:table-cell table:formula="of:=[.C933]+[.H933]*([.B933]-[.C933])" office:value-type="float" office:value="456.320168476474" calcext:value-type="float">
            <text:p>456.320168476474</text:p>
          </table:table-cell>
        </table:table-row>
        <table:table-row table:style-name="ro1">
          <table:table-cell/>
          <table:table-cell table:formula="of:=[.B933]" office:value-type="float" office:value="200" calcext:value-type="float">
            <text:p>200</text:p>
          </table:table-cell>
          <table:table-cell table:formula="of:=[.I933]" office:value-type="float" office:value="456.320168476474" calcext:value-type="float">
            <text:p>456.32016847647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34]&gt;=[.C934];[.E934];[.F934])" office:value-type="float" office:value="0.000015426623266146" calcext:value-type="float">
            <text:p>1.5426623266146E-05</text:p>
          </table:table-cell>
          <table:table-cell table:formula="of:=[.C934]+[.H934]*([.B934]-[.C934])" office:value-type="float" office:value="456.316214321799" calcext:value-type="float">
            <text:p>456.316214321799</text:p>
          </table:table-cell>
        </table:table-row>
        <table:table-row table:style-name="ro1">
          <table:table-cell/>
          <table:table-cell table:formula="of:=[.B934]" office:value-type="float" office:value="200" calcext:value-type="float">
            <text:p>200</text:p>
          </table:table-cell>
          <table:table-cell table:formula="of:=[.I934]" office:value-type="float" office:value="456.316214321799" calcext:value-type="float">
            <text:p>456.3162143217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35]&gt;=[.C935];[.E935];[.F935])" office:value-type="float" office:value="0.000015426623266146" calcext:value-type="float">
            <text:p>1.5426623266146E-05</text:p>
          </table:table-cell>
          <table:table-cell table:formula="of:=[.C935]+[.H935]*([.B935]-[.C935])" office:value-type="float" office:value="456.312260228124" calcext:value-type="float">
            <text:p>456.312260228124</text:p>
          </table:table-cell>
        </table:table-row>
        <table:table-row table:style-name="ro1">
          <table:table-cell/>
          <table:table-cell table:formula="of:=[.B935]" office:value-type="float" office:value="200" calcext:value-type="float">
            <text:p>200</text:p>
          </table:table-cell>
          <table:table-cell table:formula="of:=[.I935]" office:value-type="float" office:value="456.312260228124" calcext:value-type="float">
            <text:p>456.31226022812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36]&gt;=[.C936];[.E936];[.F936])" office:value-type="float" office:value="0.000015426623266146" calcext:value-type="float">
            <text:p>1.5426623266146E-05</text:p>
          </table:table-cell>
          <table:table-cell table:formula="of:=[.C936]+[.H936]*([.B936]-[.C936])" office:value-type="float" office:value="456.308306195447" calcext:value-type="float">
            <text:p>456.308306195447</text:p>
          </table:table-cell>
        </table:table-row>
        <table:table-row table:style-name="ro1">
          <table:table-cell/>
          <table:table-cell table:formula="of:=[.B936]" office:value-type="float" office:value="200" calcext:value-type="float">
            <text:p>200</text:p>
          </table:table-cell>
          <table:table-cell table:formula="of:=[.I936]" office:value-type="float" office:value="456.308306195447" calcext:value-type="float">
            <text:p>456.30830619544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37]&gt;=[.C937];[.E937];[.F937])" office:value-type="float" office:value="0.000015426623266146" calcext:value-type="float">
            <text:p>1.5426623266146E-05</text:p>
          </table:table-cell>
          <table:table-cell table:formula="of:=[.C937]+[.H937]*([.B937]-[.C937])" office:value-type="float" office:value="456.304352223767" calcext:value-type="float">
            <text:p>456.304352223767</text:p>
          </table:table-cell>
        </table:table-row>
        <table:table-row table:style-name="ro1">
          <table:table-cell/>
          <table:table-cell table:formula="of:=[.B937]" office:value-type="float" office:value="200" calcext:value-type="float">
            <text:p>200</text:p>
          </table:table-cell>
          <table:table-cell table:formula="of:=[.I937]" office:value-type="float" office:value="456.304352223767" calcext:value-type="float">
            <text:p>456.30435222376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38]&gt;=[.C938];[.E938];[.F938])" office:value-type="float" office:value="0.000015426623266146" calcext:value-type="float">
            <text:p>1.5426623266146E-05</text:p>
          </table:table-cell>
          <table:table-cell table:formula="of:=[.C938]+[.H938]*([.B938]-[.C938])" office:value-type="float" office:value="456.300398313084" calcext:value-type="float">
            <text:p>456.300398313084</text:p>
          </table:table-cell>
        </table:table-row>
        <table:table-row table:style-name="ro1">
          <table:table-cell/>
          <table:table-cell table:formula="of:=[.B938]" office:value-type="float" office:value="200" calcext:value-type="float">
            <text:p>200</text:p>
          </table:table-cell>
          <table:table-cell table:formula="of:=[.I938]" office:value-type="float" office:value="456.300398313084" calcext:value-type="float">
            <text:p>456.30039831308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39]&gt;=[.C939];[.E939];[.F939])" office:value-type="float" office:value="0.000015426623266146" calcext:value-type="float">
            <text:p>1.5426623266146E-05</text:p>
          </table:table-cell>
          <table:table-cell table:formula="of:=[.C939]+[.H939]*([.B939]-[.C939])" office:value-type="float" office:value="456.296444463396" calcext:value-type="float">
            <text:p>456.296444463396</text:p>
          </table:table-cell>
        </table:table-row>
        <table:table-row table:style-name="ro1">
          <table:table-cell/>
          <table:table-cell table:formula="of:=[.B939]" office:value-type="float" office:value="200" calcext:value-type="float">
            <text:p>200</text:p>
          </table:table-cell>
          <table:table-cell table:formula="of:=[.I939]" office:value-type="float" office:value="456.296444463396" calcext:value-type="float">
            <text:p>456.29644446339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40]&gt;=[.C940];[.E940];[.F940])" office:value-type="float" office:value="0.000015426623266146" calcext:value-type="float">
            <text:p>1.5426623266146E-05</text:p>
          </table:table-cell>
          <table:table-cell table:formula="of:=[.C940]+[.H940]*([.B940]-[.C940])" office:value-type="float" office:value="456.292490674703" calcext:value-type="float">
            <text:p>456.292490674703</text:p>
          </table:table-cell>
        </table:table-row>
        <table:table-row table:style-name="ro1">
          <table:table-cell/>
          <table:table-cell table:formula="of:=[.B940]" office:value-type="float" office:value="200" calcext:value-type="float">
            <text:p>200</text:p>
          </table:table-cell>
          <table:table-cell table:formula="of:=[.I940]" office:value-type="float" office:value="456.292490674703" calcext:value-type="float">
            <text:p>456.29249067470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41]&gt;=[.C941];[.E941];[.F941])" office:value-type="float" office:value="0.000015426623266146" calcext:value-type="float">
            <text:p>1.5426623266146E-05</text:p>
          </table:table-cell>
          <table:table-cell table:formula="of:=[.C941]+[.H941]*([.B941]-[.C941])" office:value-type="float" office:value="456.288536947004" calcext:value-type="float">
            <text:p>456.288536947004</text:p>
          </table:table-cell>
        </table:table-row>
        <table:table-row table:style-name="ro1">
          <table:table-cell/>
          <table:table-cell table:formula="of:=[.B941]" office:value-type="float" office:value="200" calcext:value-type="float">
            <text:p>200</text:p>
          </table:table-cell>
          <table:table-cell table:formula="of:=[.I941]" office:value-type="float" office:value="456.288536947004" calcext:value-type="float">
            <text:p>456.28853694700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42]&gt;=[.C942];[.E942];[.F942])" office:value-type="float" office:value="0.000015426623266146" calcext:value-type="float">
            <text:p>1.5426623266146E-05</text:p>
          </table:table-cell>
          <table:table-cell table:formula="of:=[.C942]+[.H942]*([.B942]-[.C942])" office:value-type="float" office:value="456.284583280297" calcext:value-type="float">
            <text:p>456.284583280297</text:p>
          </table:table-cell>
        </table:table-row>
        <table:table-row table:style-name="ro1">
          <table:table-cell/>
          <table:table-cell table:formula="of:=[.B942]" office:value-type="float" office:value="200" calcext:value-type="float">
            <text:p>200</text:p>
          </table:table-cell>
          <table:table-cell table:formula="of:=[.I942]" office:value-type="float" office:value="456.284583280297" calcext:value-type="float">
            <text:p>456.28458328029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43]&gt;=[.C943];[.E943];[.F943])" office:value-type="float" office:value="0.000015426623266146" calcext:value-type="float">
            <text:p>1.5426623266146E-05</text:p>
          </table:table-cell>
          <table:table-cell table:formula="of:=[.C943]+[.H943]*([.B943]-[.C943])" office:value-type="float" office:value="456.280629674582" calcext:value-type="float">
            <text:p>456.280629674582</text:p>
          </table:table-cell>
        </table:table-row>
        <table:table-row table:style-name="ro1">
          <table:table-cell/>
          <table:table-cell table:formula="of:=[.B943]" office:value-type="float" office:value="200" calcext:value-type="float">
            <text:p>200</text:p>
          </table:table-cell>
          <table:table-cell table:formula="of:=[.I943]" office:value-type="float" office:value="456.280629674582" calcext:value-type="float">
            <text:p>456.28062967458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44]&gt;=[.C944];[.E944];[.F944])" office:value-type="float" office:value="0.000015426623266146" calcext:value-type="float">
            <text:p>1.5426623266146E-05</text:p>
          </table:table-cell>
          <table:table-cell table:formula="of:=[.C944]+[.H944]*([.B944]-[.C944])" office:value-type="float" office:value="456.276676129857" calcext:value-type="float">
            <text:p>456.276676129857</text:p>
          </table:table-cell>
        </table:table-row>
        <table:table-row table:style-name="ro1">
          <table:table-cell/>
          <table:table-cell table:formula="of:=[.B944]" office:value-type="float" office:value="200" calcext:value-type="float">
            <text:p>200</text:p>
          </table:table-cell>
          <table:table-cell table:formula="of:=[.I944]" office:value-type="float" office:value="456.276676129857" calcext:value-type="float">
            <text:p>456.27667612985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45]&gt;=[.C945];[.E945];[.F945])" office:value-type="float" office:value="0.000015426623266146" calcext:value-type="float">
            <text:p>1.5426623266146E-05</text:p>
          </table:table-cell>
          <table:table-cell table:formula="of:=[.C945]+[.H945]*([.B945]-[.C945])" office:value-type="float" office:value="456.272722646123" calcext:value-type="float">
            <text:p>456.272722646123</text:p>
          </table:table-cell>
        </table:table-row>
        <table:table-row table:style-name="ro1">
          <table:table-cell/>
          <table:table-cell table:formula="of:=[.B945]" office:value-type="float" office:value="200" calcext:value-type="float">
            <text:p>200</text:p>
          </table:table-cell>
          <table:table-cell table:formula="of:=[.I945]" office:value-type="float" office:value="456.272722646123" calcext:value-type="float">
            <text:p>456.27272264612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46]&gt;=[.C946];[.E946];[.F946])" office:value-type="float" office:value="0.000015426623266146" calcext:value-type="float">
            <text:p>1.5426623266146E-05</text:p>
          </table:table-cell>
          <table:table-cell table:formula="of:=[.C946]+[.H946]*([.B946]-[.C946])" office:value-type="float" office:value="456.268769223377" calcext:value-type="float">
            <text:p>456.268769223377</text:p>
          </table:table-cell>
        </table:table-row>
        <table:table-row table:style-name="ro1">
          <table:table-cell/>
          <table:table-cell table:formula="of:=[.B946]" office:value-type="float" office:value="200" calcext:value-type="float">
            <text:p>200</text:p>
          </table:table-cell>
          <table:table-cell table:formula="of:=[.I946]" office:value-type="float" office:value="456.268769223377" calcext:value-type="float">
            <text:p>456.26876922337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47]&gt;=[.C947];[.E947];[.F947])" office:value-type="float" office:value="0.000015426623266146" calcext:value-type="float">
            <text:p>1.5426623266146E-05</text:p>
          </table:table-cell>
          <table:table-cell table:formula="of:=[.C947]+[.H947]*([.B947]-[.C947])" office:value-type="float" office:value="456.264815861619" calcext:value-type="float">
            <text:p>456.264815861619</text:p>
          </table:table-cell>
        </table:table-row>
        <table:table-row table:style-name="ro1">
          <table:table-cell/>
          <table:table-cell table:formula="of:=[.B947]" office:value-type="float" office:value="200" calcext:value-type="float">
            <text:p>200</text:p>
          </table:table-cell>
          <table:table-cell table:formula="of:=[.I947]" office:value-type="float" office:value="456.264815861619" calcext:value-type="float">
            <text:p>456.26481586161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48]&gt;=[.C948];[.E948];[.F948])" office:value-type="float" office:value="0.000015426623266146" calcext:value-type="float">
            <text:p>1.5426623266146E-05</text:p>
          </table:table-cell>
          <table:table-cell table:formula="of:=[.C948]+[.H948]*([.B948]-[.C948])" office:value-type="float" office:value="456.260862560849" calcext:value-type="float">
            <text:p>456.260862560849</text:p>
          </table:table-cell>
        </table:table-row>
        <table:table-row table:style-name="ro1">
          <table:table-cell/>
          <table:table-cell table:formula="of:=[.B948]" office:value-type="float" office:value="200" calcext:value-type="float">
            <text:p>200</text:p>
          </table:table-cell>
          <table:table-cell table:formula="of:=[.I948]" office:value-type="float" office:value="456.260862560849" calcext:value-type="float">
            <text:p>456.26086256084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49]&gt;=[.C949];[.E949];[.F949])" office:value-type="float" office:value="0.000015426623266146" calcext:value-type="float">
            <text:p>1.5426623266146E-05</text:p>
          </table:table-cell>
          <table:table-cell table:formula="of:=[.C949]+[.H949]*([.B949]-[.C949])" office:value-type="float" office:value="456.256909321064" calcext:value-type="float">
            <text:p>456.256909321064</text:p>
          </table:table-cell>
        </table:table-row>
        <table:table-row table:style-name="ro1">
          <table:table-cell/>
          <table:table-cell table:formula="of:=[.B949]" office:value-type="float" office:value="200" calcext:value-type="float">
            <text:p>200</text:p>
          </table:table-cell>
          <table:table-cell table:formula="of:=[.I949]" office:value-type="float" office:value="456.256909321064" calcext:value-type="float">
            <text:p>456.25690932106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50]&gt;=[.C950];[.E950];[.F950])" office:value-type="float" office:value="0.000015426623266146" calcext:value-type="float">
            <text:p>1.5426623266146E-05</text:p>
          </table:table-cell>
          <table:table-cell table:formula="of:=[.C950]+[.H950]*([.B950]-[.C950])" office:value-type="float" office:value="456.252956142264" calcext:value-type="float">
            <text:p>456.252956142264</text:p>
          </table:table-cell>
        </table:table-row>
        <table:table-row table:style-name="ro1">
          <table:table-cell/>
          <table:table-cell table:formula="of:=[.B950]" office:value-type="float" office:value="200" calcext:value-type="float">
            <text:p>200</text:p>
          </table:table-cell>
          <table:table-cell table:formula="of:=[.I950]" office:value-type="float" office:value="456.252956142264" calcext:value-type="float">
            <text:p>456.25295614226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51]&gt;=[.C951];[.E951];[.F951])" office:value-type="float" office:value="0.000015426623266146" calcext:value-type="float">
            <text:p>1.5426623266146E-05</text:p>
          </table:table-cell>
          <table:table-cell table:formula="of:=[.C951]+[.H951]*([.B951]-[.C951])" office:value-type="float" office:value="456.249003024449" calcext:value-type="float">
            <text:p>456.249003024449</text:p>
          </table:table-cell>
        </table:table-row>
        <table:table-row table:style-name="ro1">
          <table:table-cell/>
          <table:table-cell table:formula="of:=[.B951]" office:value-type="float" office:value="200" calcext:value-type="float">
            <text:p>200</text:p>
          </table:table-cell>
          <table:table-cell table:formula="of:=[.I951]" office:value-type="float" office:value="456.249003024449" calcext:value-type="float">
            <text:p>456.24900302444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52]&gt;=[.C952];[.E952];[.F952])" office:value-type="float" office:value="0.000015426623266146" calcext:value-type="float">
            <text:p>1.5426623266146E-05</text:p>
          </table:table-cell>
          <table:table-cell table:formula="of:=[.C952]+[.H952]*([.B952]-[.C952])" office:value-type="float" office:value="456.245049967617" calcext:value-type="float">
            <text:p>456.245049967617</text:p>
          </table:table-cell>
        </table:table-row>
        <table:table-row table:style-name="ro1">
          <table:table-cell/>
          <table:table-cell table:formula="of:=[.B952]" office:value-type="float" office:value="200" calcext:value-type="float">
            <text:p>200</text:p>
          </table:table-cell>
          <table:table-cell table:formula="of:=[.I952]" office:value-type="float" office:value="456.245049967617" calcext:value-type="float">
            <text:p>456.24504996761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53]&gt;=[.C953];[.E953];[.F953])" office:value-type="float" office:value="0.000015426623266146" calcext:value-type="float">
            <text:p>1.5426623266146E-05</text:p>
          </table:table-cell>
          <table:table-cell table:formula="of:=[.C953]+[.H953]*([.B953]-[.C953])" office:value-type="float" office:value="456.241096971768" calcext:value-type="float">
            <text:p>456.241096971768</text:p>
          </table:table-cell>
        </table:table-row>
        <table:table-row table:style-name="ro1">
          <table:table-cell/>
          <table:table-cell table:formula="of:=[.B953]" office:value-type="float" office:value="200" calcext:value-type="float">
            <text:p>200</text:p>
          </table:table-cell>
          <table:table-cell table:formula="of:=[.I953]" office:value-type="float" office:value="456.241096971768" calcext:value-type="float">
            <text:p>456.24109697176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54]&gt;=[.C954];[.E954];[.F954])" office:value-type="float" office:value="0.000015426623266146" calcext:value-type="float">
            <text:p>1.5426623266146E-05</text:p>
          </table:table-cell>
          <table:table-cell table:formula="of:=[.C954]+[.H954]*([.B954]-[.C954])" office:value-type="float" office:value="456.237144036899" calcext:value-type="float">
            <text:p>456.237144036899</text:p>
          </table:table-cell>
        </table:table-row>
        <table:table-row table:style-name="ro1">
          <table:table-cell/>
          <table:table-cell table:formula="of:=[.B954]" office:value-type="float" office:value="200" calcext:value-type="float">
            <text:p>200</text:p>
          </table:table-cell>
          <table:table-cell table:formula="of:=[.I954]" office:value-type="float" office:value="456.237144036899" calcext:value-type="float">
            <text:p>456.2371440368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55]&gt;=[.C955];[.E955];[.F955])" office:value-type="float" office:value="0.000015426623266146" calcext:value-type="float">
            <text:p>1.5426623266146E-05</text:p>
          </table:table-cell>
          <table:table-cell table:formula="of:=[.C955]+[.H955]*([.B955]-[.C955])" office:value-type="float" office:value="456.233191163012" calcext:value-type="float">
            <text:p>456.233191163012</text:p>
          </table:table-cell>
        </table:table-row>
        <table:table-row table:style-name="ro1">
          <table:table-cell/>
          <table:table-cell table:formula="of:=[.B955]" office:value-type="float" office:value="200" calcext:value-type="float">
            <text:p>200</text:p>
          </table:table-cell>
          <table:table-cell table:formula="of:=[.I955]" office:value-type="float" office:value="456.233191163012" calcext:value-type="float">
            <text:p>456.23319116301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56]&gt;=[.C956];[.E956];[.F956])" office:value-type="float" office:value="0.000015426623266146" calcext:value-type="float">
            <text:p>1.5426623266146E-05</text:p>
          </table:table-cell>
          <table:table-cell table:formula="of:=[.C956]+[.H956]*([.B956]-[.C956])" office:value-type="float" office:value="456.229238350103" calcext:value-type="float">
            <text:p>456.229238350103</text:p>
          </table:table-cell>
        </table:table-row>
        <table:table-row table:style-name="ro1">
          <table:table-cell/>
          <table:table-cell table:formula="of:=[.B956]" office:value-type="float" office:value="200" calcext:value-type="float">
            <text:p>200</text:p>
          </table:table-cell>
          <table:table-cell table:formula="of:=[.I956]" office:value-type="float" office:value="456.229238350103" calcext:value-type="float">
            <text:p>456.22923835010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57]&gt;=[.C957];[.E957];[.F957])" office:value-type="float" office:value="0.000015426623266146" calcext:value-type="float">
            <text:p>1.5426623266146E-05</text:p>
          </table:table-cell>
          <table:table-cell table:formula="of:=[.C957]+[.H957]*([.B957]-[.C957])" office:value-type="float" office:value="456.225285598173" calcext:value-type="float">
            <text:p>456.225285598173</text:p>
          </table:table-cell>
        </table:table-row>
        <table:table-row table:style-name="ro1">
          <table:table-cell/>
          <table:table-cell table:formula="of:=[.B957]" office:value-type="float" office:value="200" calcext:value-type="float">
            <text:p>200</text:p>
          </table:table-cell>
          <table:table-cell table:formula="of:=[.I957]" office:value-type="float" office:value="456.225285598173" calcext:value-type="float">
            <text:p>456.22528559817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58]&gt;=[.C958];[.E958];[.F958])" office:value-type="float" office:value="0.000015426623266146" calcext:value-type="float">
            <text:p>1.5426623266146E-05</text:p>
          </table:table-cell>
          <table:table-cell table:formula="of:=[.C958]+[.H958]*([.B958]-[.C958])" office:value-type="float" office:value="456.221332907221" calcext:value-type="float">
            <text:p>456.221332907221</text:p>
          </table:table-cell>
        </table:table-row>
        <table:table-row table:style-name="ro1">
          <table:table-cell/>
          <table:table-cell table:formula="of:=[.B958]" office:value-type="float" office:value="200" calcext:value-type="float">
            <text:p>200</text:p>
          </table:table-cell>
          <table:table-cell table:formula="of:=[.I958]" office:value-type="float" office:value="456.221332907221" calcext:value-type="float">
            <text:p>456.22133290722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59]&gt;=[.C959];[.E959];[.F959])" office:value-type="float" office:value="0.000015426623266146" calcext:value-type="float">
            <text:p>1.5426623266146E-05</text:p>
          </table:table-cell>
          <table:table-cell table:formula="of:=[.C959]+[.H959]*([.B959]-[.C959])" office:value-type="float" office:value="456.217380277246" calcext:value-type="float">
            <text:p>456.217380277246</text:p>
          </table:table-cell>
        </table:table-row>
        <table:table-row table:style-name="ro1">
          <table:table-cell/>
          <table:table-cell table:formula="of:=[.B959]" office:value-type="float" office:value="200" calcext:value-type="float">
            <text:p>200</text:p>
          </table:table-cell>
          <table:table-cell table:formula="of:=[.I959]" office:value-type="float" office:value="456.217380277246" calcext:value-type="float">
            <text:p>456.21738027724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60]&gt;=[.C960];[.E960];[.F960])" office:value-type="float" office:value="0.000015426623266146" calcext:value-type="float">
            <text:p>1.5426623266146E-05</text:p>
          </table:table-cell>
          <table:table-cell table:formula="of:=[.C960]+[.H960]*([.B960]-[.C960])" office:value-type="float" office:value="456.213427708246" calcext:value-type="float">
            <text:p>456.213427708246</text:p>
          </table:table-cell>
        </table:table-row>
        <table:table-row table:style-name="ro1">
          <table:table-cell/>
          <table:table-cell table:formula="of:=[.B960]" office:value-type="float" office:value="200" calcext:value-type="float">
            <text:p>200</text:p>
          </table:table-cell>
          <table:table-cell table:formula="of:=[.I960]" office:value-type="float" office:value="456.213427708246" calcext:value-type="float">
            <text:p>456.21342770824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61]&gt;=[.C961];[.E961];[.F961])" office:value-type="float" office:value="0.000015426623266146" calcext:value-type="float">
            <text:p>1.5426623266146E-05</text:p>
          </table:table-cell>
          <table:table-cell table:formula="of:=[.C961]+[.H961]*([.B961]-[.C961])" office:value-type="float" office:value="456.209475200221" calcext:value-type="float">
            <text:p>456.209475200221</text:p>
          </table:table-cell>
        </table:table-row>
        <table:table-row table:style-name="ro1">
          <table:table-cell/>
          <table:table-cell table:formula="of:=[.B961]" office:value-type="float" office:value="200" calcext:value-type="float">
            <text:p>200</text:p>
          </table:table-cell>
          <table:table-cell table:formula="of:=[.I961]" office:value-type="float" office:value="456.209475200221" calcext:value-type="float">
            <text:p>456.20947520022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62]&gt;=[.C962];[.E962];[.F962])" office:value-type="float" office:value="0.000015426623266146" calcext:value-type="float">
            <text:p>1.5426623266146E-05</text:p>
          </table:table-cell>
          <table:table-cell table:formula="of:=[.C962]+[.H962]*([.B962]-[.C962])" office:value-type="float" office:value="456.20552275317" calcext:value-type="float">
            <text:p>456.20552275317</text:p>
          </table:table-cell>
        </table:table-row>
        <table:table-row table:style-name="ro1">
          <table:table-cell/>
          <table:table-cell table:formula="of:=[.B962]" office:value-type="float" office:value="200" calcext:value-type="float">
            <text:p>200</text:p>
          </table:table-cell>
          <table:table-cell table:formula="of:=[.I962]" office:value-type="float" office:value="456.20552275317" calcext:value-type="float">
            <text:p>456.2055227531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63]&gt;=[.C963];[.E963];[.F963])" office:value-type="float" office:value="0.000015426623266146" calcext:value-type="float">
            <text:p>1.5426623266146E-05</text:p>
          </table:table-cell>
          <table:table-cell table:formula="of:=[.C963]+[.H963]*([.B963]-[.C963])" office:value-type="float" office:value="456.201570367092" calcext:value-type="float">
            <text:p>456.201570367092</text:p>
          </table:table-cell>
        </table:table-row>
        <table:table-row table:style-name="ro1">
          <table:table-cell/>
          <table:table-cell table:formula="of:=[.B963]" office:value-type="float" office:value="200" calcext:value-type="float">
            <text:p>200</text:p>
          </table:table-cell>
          <table:table-cell table:formula="of:=[.I963]" office:value-type="float" office:value="456.201570367092" calcext:value-type="float">
            <text:p>456.20157036709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64]&gt;=[.C964];[.E964];[.F964])" office:value-type="float" office:value="0.000015426623266146" calcext:value-type="float">
            <text:p>1.5426623266146E-05</text:p>
          </table:table-cell>
          <table:table-cell table:formula="of:=[.C964]+[.H964]*([.B964]-[.C964])" office:value-type="float" office:value="456.197618041985" calcext:value-type="float">
            <text:p>456.197618041985</text:p>
          </table:table-cell>
        </table:table-row>
        <table:table-row table:style-name="ro1">
          <table:table-cell/>
          <table:table-cell table:formula="of:=[.B964]" office:value-type="float" office:value="200" calcext:value-type="float">
            <text:p>200</text:p>
          </table:table-cell>
          <table:table-cell table:formula="of:=[.I964]" office:value-type="float" office:value="456.197618041985" calcext:value-type="float">
            <text:p>456.19761804198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65]&gt;=[.C965];[.E965];[.F965])" office:value-type="float" office:value="0.000015426623266146" calcext:value-type="float">
            <text:p>1.5426623266146E-05</text:p>
          </table:table-cell>
          <table:table-cell table:formula="of:=[.C965]+[.H965]*([.B965]-[.C965])" office:value-type="float" office:value="456.19366577785" calcext:value-type="float">
            <text:p>456.19366577785</text:p>
          </table:table-cell>
        </table:table-row>
        <table:table-row table:style-name="ro1">
          <table:table-cell/>
          <table:table-cell table:formula="of:=[.B965]" office:value-type="float" office:value="200" calcext:value-type="float">
            <text:p>200</text:p>
          </table:table-cell>
          <table:table-cell table:formula="of:=[.I965]" office:value-type="float" office:value="456.19366577785" calcext:value-type="float">
            <text:p>456.1936657778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66]&gt;=[.C966];[.E966];[.F966])" office:value-type="float" office:value="0.000015426623266146" calcext:value-type="float">
            <text:p>1.5426623266146E-05</text:p>
          </table:table-cell>
          <table:table-cell table:formula="of:=[.C966]+[.H966]*([.B966]-[.C966])" office:value-type="float" office:value="456.189713574685" calcext:value-type="float">
            <text:p>456.189713574685</text:p>
          </table:table-cell>
        </table:table-row>
        <table:table-row table:style-name="ro1">
          <table:table-cell/>
          <table:table-cell table:formula="of:=[.B966]" office:value-type="float" office:value="200" calcext:value-type="float">
            <text:p>200</text:p>
          </table:table-cell>
          <table:table-cell table:formula="of:=[.I966]" office:value-type="float" office:value="456.189713574685" calcext:value-type="float">
            <text:p>456.18971357468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67]&gt;=[.C967];[.E967];[.F967])" office:value-type="float" office:value="0.000015426623266146" calcext:value-type="float">
            <text:p>1.5426623266146E-05</text:p>
          </table:table-cell>
          <table:table-cell table:formula="of:=[.C967]+[.H967]*([.B967]-[.C967])" office:value-type="float" office:value="456.185761432489" calcext:value-type="float">
            <text:p>456.185761432489</text:p>
          </table:table-cell>
        </table:table-row>
        <table:table-row table:style-name="ro1">
          <table:table-cell/>
          <table:table-cell table:formula="of:=[.B967]" office:value-type="float" office:value="200" calcext:value-type="float">
            <text:p>200</text:p>
          </table:table-cell>
          <table:table-cell table:formula="of:=[.I967]" office:value-type="float" office:value="456.185761432489" calcext:value-type="float">
            <text:p>456.18576143248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68]&gt;=[.C968];[.E968];[.F968])" office:value-type="float" office:value="0.000015426623266146" calcext:value-type="float">
            <text:p>1.5426623266146E-05</text:p>
          </table:table-cell>
          <table:table-cell table:formula="of:=[.C968]+[.H968]*([.B968]-[.C968])" office:value-type="float" office:value="456.181809351261" calcext:value-type="float">
            <text:p>456.181809351261</text:p>
          </table:table-cell>
        </table:table-row>
        <table:table-row table:style-name="ro1">
          <table:table-cell/>
          <table:table-cell table:formula="of:=[.B968]" office:value-type="float" office:value="200" calcext:value-type="float">
            <text:p>200</text:p>
          </table:table-cell>
          <table:table-cell table:formula="of:=[.I968]" office:value-type="float" office:value="456.181809351261" calcext:value-type="float">
            <text:p>456.18180935126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69]&gt;=[.C969];[.E969];[.F969])" office:value-type="float" office:value="0.000015426623266146" calcext:value-type="float">
            <text:p>1.5426623266146E-05</text:p>
          </table:table-cell>
          <table:table-cell table:formula="of:=[.C969]+[.H969]*([.B969]-[.C969])" office:value-type="float" office:value="456.177857331001" calcext:value-type="float">
            <text:p>456.177857331001</text:p>
          </table:table-cell>
        </table:table-row>
        <table:table-row table:style-name="ro1">
          <table:table-cell/>
          <table:table-cell table:formula="of:=[.B969]" office:value-type="float" office:value="200" calcext:value-type="float">
            <text:p>200</text:p>
          </table:table-cell>
          <table:table-cell table:formula="of:=[.I969]" office:value-type="float" office:value="456.177857331001" calcext:value-type="float">
            <text:p>456.17785733100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70]&gt;=[.C970];[.E970];[.F970])" office:value-type="float" office:value="0.000015426623266146" calcext:value-type="float">
            <text:p>1.5426623266146E-05</text:p>
          </table:table-cell>
          <table:table-cell table:formula="of:=[.C970]+[.H970]*([.B970]-[.C970])" office:value-type="float" office:value="456.173905371707" calcext:value-type="float">
            <text:p>456.173905371707</text:p>
          </table:table-cell>
        </table:table-row>
        <table:table-row table:style-name="ro1">
          <table:table-cell/>
          <table:table-cell table:formula="of:=[.B970]" office:value-type="float" office:value="200" calcext:value-type="float">
            <text:p>200</text:p>
          </table:table-cell>
          <table:table-cell table:formula="of:=[.I970]" office:value-type="float" office:value="456.173905371707" calcext:value-type="float">
            <text:p>456.17390537170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71]&gt;=[.C971];[.E971];[.F971])" office:value-type="float" office:value="0.000015426623266146" calcext:value-type="float">
            <text:p>1.5426623266146E-05</text:p>
          </table:table-cell>
          <table:table-cell table:formula="of:=[.C971]+[.H971]*([.B971]-[.C971])" office:value-type="float" office:value="456.169953473378" calcext:value-type="float">
            <text:p>456.169953473378</text:p>
          </table:table-cell>
        </table:table-row>
        <table:table-row table:style-name="ro1">
          <table:table-cell/>
          <table:table-cell table:formula="of:=[.B971]" office:value-type="float" office:value="200" calcext:value-type="float">
            <text:p>200</text:p>
          </table:table-cell>
          <table:table-cell table:formula="of:=[.I971]" office:value-type="float" office:value="456.169953473378" calcext:value-type="float">
            <text:p>456.16995347337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72]&gt;=[.C972];[.E972];[.F972])" office:value-type="float" office:value="0.000015426623266146" calcext:value-type="float">
            <text:p>1.5426623266146E-05</text:p>
          </table:table-cell>
          <table:table-cell table:formula="of:=[.C972]+[.H972]*([.B972]-[.C972])" office:value-type="float" office:value="456.166001636013" calcext:value-type="float">
            <text:p>456.166001636013</text:p>
          </table:table-cell>
        </table:table-row>
        <table:table-row table:style-name="ro1">
          <table:table-cell/>
          <table:table-cell table:formula="of:=[.B972]" office:value-type="float" office:value="200" calcext:value-type="float">
            <text:p>200</text:p>
          </table:table-cell>
          <table:table-cell table:formula="of:=[.I972]" office:value-type="float" office:value="456.166001636013" calcext:value-type="float">
            <text:p>456.1660016360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73]&gt;=[.C973];[.E973];[.F973])" office:value-type="float" office:value="0.000015426623266146" calcext:value-type="float">
            <text:p>1.5426623266146E-05</text:p>
          </table:table-cell>
          <table:table-cell table:formula="of:=[.C973]+[.H973]*([.B973]-[.C973])" office:value-type="float" office:value="456.162049859613" calcext:value-type="float">
            <text:p>456.162049859613</text:p>
          </table:table-cell>
        </table:table-row>
        <table:table-row table:style-name="ro1">
          <table:table-cell/>
          <table:table-cell table:formula="of:=[.B973]" office:value-type="float" office:value="200" calcext:value-type="float">
            <text:p>200</text:p>
          </table:table-cell>
          <table:table-cell table:formula="of:=[.I973]" office:value-type="float" office:value="456.162049859613" calcext:value-type="float">
            <text:p>456.16204985961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74]&gt;=[.C974];[.E974];[.F974])" office:value-type="float" office:value="0.000015426623266146" calcext:value-type="float">
            <text:p>1.5426623266146E-05</text:p>
          </table:table-cell>
          <table:table-cell table:formula="of:=[.C974]+[.H974]*([.B974]-[.C974])" office:value-type="float" office:value="456.158098144174" calcext:value-type="float">
            <text:p>456.158098144174</text:p>
          </table:table-cell>
        </table:table-row>
        <table:table-row table:style-name="ro1">
          <table:table-cell/>
          <table:table-cell table:formula="of:=[.B974]" office:value-type="float" office:value="200" calcext:value-type="float">
            <text:p>200</text:p>
          </table:table-cell>
          <table:table-cell table:formula="of:=[.I974]" office:value-type="float" office:value="456.158098144174" calcext:value-type="float">
            <text:p>456.15809814417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75]&gt;=[.C975];[.E975];[.F975])" office:value-type="float" office:value="0.000015426623266146" calcext:value-type="float">
            <text:p>1.5426623266146E-05</text:p>
          </table:table-cell>
          <table:table-cell table:formula="of:=[.C975]+[.H975]*([.B975]-[.C975])" office:value-type="float" office:value="456.154146489698" calcext:value-type="float">
            <text:p>456.154146489698</text:p>
          </table:table-cell>
        </table:table-row>
        <table:table-row table:style-name="ro1">
          <table:table-cell/>
          <table:table-cell table:formula="of:=[.B975]" office:value-type="float" office:value="200" calcext:value-type="float">
            <text:p>200</text:p>
          </table:table-cell>
          <table:table-cell table:formula="of:=[.I975]" office:value-type="float" office:value="456.154146489698" calcext:value-type="float">
            <text:p>456.15414648969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76]&gt;=[.C976];[.E976];[.F976])" office:value-type="float" office:value="0.000015426623266146" calcext:value-type="float">
            <text:p>1.5426623266146E-05</text:p>
          </table:table-cell>
          <table:table-cell table:formula="of:=[.C976]+[.H976]*([.B976]-[.C976])" office:value-type="float" office:value="456.150194896182" calcext:value-type="float">
            <text:p>456.150194896182</text:p>
          </table:table-cell>
        </table:table-row>
        <table:table-row table:style-name="ro1">
          <table:table-cell/>
          <table:table-cell table:formula="of:=[.B976]" office:value-type="float" office:value="200" calcext:value-type="float">
            <text:p>200</text:p>
          </table:table-cell>
          <table:table-cell table:formula="of:=[.I976]" office:value-type="float" office:value="456.150194896182" calcext:value-type="float">
            <text:p>456.15019489618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77]&gt;=[.C977];[.E977];[.F977])" office:value-type="float" office:value="0.000015426623266146" calcext:value-type="float">
            <text:p>1.5426623266146E-05</text:p>
          </table:table-cell>
          <table:table-cell table:formula="of:=[.C977]+[.H977]*([.B977]-[.C977])" office:value-type="float" office:value="456.146243363626" calcext:value-type="float">
            <text:p>456.146243363626</text:p>
          </table:table-cell>
        </table:table-row>
        <table:table-row table:style-name="ro1">
          <table:table-cell/>
          <table:table-cell table:formula="of:=[.B977]" office:value-type="float" office:value="200" calcext:value-type="float">
            <text:p>200</text:p>
          </table:table-cell>
          <table:table-cell table:formula="of:=[.I977]" office:value-type="float" office:value="456.146243363626" calcext:value-type="float">
            <text:p>456.14624336362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78]&gt;=[.C978];[.E978];[.F978])" office:value-type="float" office:value="0.000015426623266146" calcext:value-type="float">
            <text:p>1.5426623266146E-05</text:p>
          </table:table-cell>
          <table:table-cell table:formula="of:=[.C978]+[.H978]*([.B978]-[.C978])" office:value-type="float" office:value="456.142291892028" calcext:value-type="float">
            <text:p>456.142291892028</text:p>
          </table:table-cell>
        </table:table-row>
        <table:table-row table:style-name="ro1">
          <table:table-cell/>
          <table:table-cell table:formula="of:=[.B978]" office:value-type="float" office:value="200" calcext:value-type="float">
            <text:p>200</text:p>
          </table:table-cell>
          <table:table-cell table:formula="of:=[.I978]" office:value-type="float" office:value="456.142291892028" calcext:value-type="float">
            <text:p>456.14229189202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79]&gt;=[.C979];[.E979];[.F979])" office:value-type="float" office:value="0.000015426623266146" calcext:value-type="float">
            <text:p>1.5426623266146E-05</text:p>
          </table:table-cell>
          <table:table-cell table:formula="of:=[.C979]+[.H979]*([.B979]-[.C979])" office:value-type="float" office:value="456.138340481389" calcext:value-type="float">
            <text:p>456.138340481389</text:p>
          </table:table-cell>
        </table:table-row>
        <table:table-row table:style-name="ro1">
          <table:table-cell/>
          <table:table-cell table:formula="of:=[.B979]" office:value-type="float" office:value="200" calcext:value-type="float">
            <text:p>200</text:p>
          </table:table-cell>
          <table:table-cell table:formula="of:=[.I979]" office:value-type="float" office:value="456.138340481389" calcext:value-type="float">
            <text:p>456.13834048138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80]&gt;=[.C980];[.E980];[.F980])" office:value-type="float" office:value="0.000015426623266146" calcext:value-type="float">
            <text:p>1.5426623266146E-05</text:p>
          </table:table-cell>
          <table:table-cell table:formula="of:=[.C980]+[.H980]*([.B980]-[.C980])" office:value-type="float" office:value="456.134389131706" calcext:value-type="float">
            <text:p>456.134389131706</text:p>
          </table:table-cell>
        </table:table-row>
        <table:table-row table:style-name="ro1">
          <table:table-cell/>
          <table:table-cell table:formula="of:=[.B980]" office:value-type="float" office:value="200" calcext:value-type="float">
            <text:p>200</text:p>
          </table:table-cell>
          <table:table-cell table:formula="of:=[.I980]" office:value-type="float" office:value="456.134389131706" calcext:value-type="float">
            <text:p>456.13438913170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81]&gt;=[.C981];[.E981];[.F981])" office:value-type="float" office:value="0.000015426623266146" calcext:value-type="float">
            <text:p>1.5426623266146E-05</text:p>
          </table:table-cell>
          <table:table-cell table:formula="of:=[.C981]+[.H981]*([.B981]-[.C981])" office:value-type="float" office:value="456.130437842979" calcext:value-type="float">
            <text:p>456.130437842979</text:p>
          </table:table-cell>
        </table:table-row>
        <table:table-row table:style-name="ro1">
          <table:table-cell/>
          <table:table-cell table:formula="of:=[.B981]" office:value-type="float" office:value="200" calcext:value-type="float">
            <text:p>200</text:p>
          </table:table-cell>
          <table:table-cell table:formula="of:=[.I981]" office:value-type="float" office:value="456.130437842979" calcext:value-type="float">
            <text:p>456.13043784297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82]&gt;=[.C982];[.E982];[.F982])" office:value-type="float" office:value="0.000015426623266146" calcext:value-type="float">
            <text:p>1.5426623266146E-05</text:p>
          </table:table-cell>
          <table:table-cell table:formula="of:=[.C982]+[.H982]*([.B982]-[.C982])" office:value-type="float" office:value="456.126486615208" calcext:value-type="float">
            <text:p>456.126486615208</text:p>
          </table:table-cell>
        </table:table-row>
        <table:table-row table:style-name="ro1">
          <table:table-cell/>
          <table:table-cell table:formula="of:=[.B982]" office:value-type="float" office:value="200" calcext:value-type="float">
            <text:p>200</text:p>
          </table:table-cell>
          <table:table-cell table:formula="of:=[.I982]" office:value-type="float" office:value="456.126486615208" calcext:value-type="float">
            <text:p>456.12648661520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83]&gt;=[.C983];[.E983];[.F983])" office:value-type="float" office:value="0.000015426623266146" calcext:value-type="float">
            <text:p>1.5426623266146E-05</text:p>
          </table:table-cell>
          <table:table-cell table:formula="of:=[.C983]+[.H983]*([.B983]-[.C983])" office:value-type="float" office:value="456.12253544839" calcext:value-type="float">
            <text:p>456.12253544839</text:p>
          </table:table-cell>
        </table:table-row>
        <table:table-row table:style-name="ro1">
          <table:table-cell/>
          <table:table-cell table:formula="of:=[.B983]" office:value-type="float" office:value="200" calcext:value-type="float">
            <text:p>200</text:p>
          </table:table-cell>
          <table:table-cell table:formula="of:=[.I983]" office:value-type="float" office:value="456.12253544839" calcext:value-type="float">
            <text:p>456.1225354483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84]&gt;=[.C984];[.E984];[.F984])" office:value-type="float" office:value="0.000015426623266146" calcext:value-type="float">
            <text:p>1.5426623266146E-05</text:p>
          </table:table-cell>
          <table:table-cell table:formula="of:=[.C984]+[.H984]*([.B984]-[.C984])" office:value-type="float" office:value="456.118584342526" calcext:value-type="float">
            <text:p>456.118584342526</text:p>
          </table:table-cell>
        </table:table-row>
        <table:table-row table:style-name="ro1">
          <table:table-cell/>
          <table:table-cell table:formula="of:=[.B984]" office:value-type="float" office:value="200" calcext:value-type="float">
            <text:p>200</text:p>
          </table:table-cell>
          <table:table-cell table:formula="of:=[.I984]" office:value-type="float" office:value="456.118584342526" calcext:value-type="float">
            <text:p>456.11858434252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85]&gt;=[.C985];[.E985];[.F985])" office:value-type="float" office:value="0.000015426623266146" calcext:value-type="float">
            <text:p>1.5426623266146E-05</text:p>
          </table:table-cell>
          <table:table-cell table:formula="of:=[.C985]+[.H985]*([.B985]-[.C985])" office:value-type="float" office:value="456.114633297614" calcext:value-type="float">
            <text:p>456.114633297614</text:p>
          </table:table-cell>
        </table:table-row>
        <table:table-row table:style-name="ro1">
          <table:table-cell/>
          <table:table-cell table:formula="of:=[.B985]" office:value-type="float" office:value="200" calcext:value-type="float">
            <text:p>200</text:p>
          </table:table-cell>
          <table:table-cell table:formula="of:=[.I985]" office:value-type="float" office:value="456.114633297614" calcext:value-type="float">
            <text:p>456.11463329761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86]&gt;=[.C986];[.E986];[.F986])" office:value-type="float" office:value="0.000015426623266146" calcext:value-type="float">
            <text:p>1.5426623266146E-05</text:p>
          </table:table-cell>
          <table:table-cell table:formula="of:=[.C986]+[.H986]*([.B986]-[.C986])" office:value-type="float" office:value="456.110682313653" calcext:value-type="float">
            <text:p>456.110682313653</text:p>
          </table:table-cell>
        </table:table-row>
        <table:table-row table:style-name="ro1">
          <table:table-cell/>
          <table:table-cell table:formula="of:=[.B986]" office:value-type="float" office:value="200" calcext:value-type="float">
            <text:p>200</text:p>
          </table:table-cell>
          <table:table-cell table:formula="of:=[.I986]" office:value-type="float" office:value="456.110682313653" calcext:value-type="float">
            <text:p>456.110682313653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87]&gt;=[.C987];[.E987];[.F987])" office:value-type="float" office:value="0.000015426623266146" calcext:value-type="float">
            <text:p>1.5426623266146E-05</text:p>
          </table:table-cell>
          <table:table-cell table:formula="of:=[.C987]+[.H987]*([.B987]-[.C987])" office:value-type="float" office:value="456.106731390642" calcext:value-type="float">
            <text:p>456.106731390642</text:p>
          </table:table-cell>
        </table:table-row>
        <table:table-row table:style-name="ro1">
          <table:table-cell/>
          <table:table-cell table:formula="of:=[.B987]" office:value-type="float" office:value="200" calcext:value-type="float">
            <text:p>200</text:p>
          </table:table-cell>
          <table:table-cell table:formula="of:=[.I987]" office:value-type="float" office:value="456.106731390642" calcext:value-type="float">
            <text:p>456.10673139064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88]&gt;=[.C988];[.E988];[.F988])" office:value-type="float" office:value="0.000015426623266146" calcext:value-type="float">
            <text:p>1.5426623266146E-05</text:p>
          </table:table-cell>
          <table:table-cell table:formula="of:=[.C988]+[.H988]*([.B988]-[.C988])" office:value-type="float" office:value="456.102780528581" calcext:value-type="float">
            <text:p>456.102780528581</text:p>
          </table:table-cell>
        </table:table-row>
        <table:table-row table:style-name="ro1">
          <table:table-cell/>
          <table:table-cell table:formula="of:=[.B988]" office:value-type="float" office:value="200" calcext:value-type="float">
            <text:p>200</text:p>
          </table:table-cell>
          <table:table-cell table:formula="of:=[.I988]" office:value-type="float" office:value="456.102780528581" calcext:value-type="float">
            <text:p>456.10278052858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89]&gt;=[.C989];[.E989];[.F989])" office:value-type="float" office:value="0.000015426623266146" calcext:value-type="float">
            <text:p>1.5426623266146E-05</text:p>
          </table:table-cell>
          <table:table-cell table:formula="of:=[.C989]+[.H989]*([.B989]-[.C989])" office:value-type="float" office:value="456.098829727469" calcext:value-type="float">
            <text:p>456.098829727469</text:p>
          </table:table-cell>
        </table:table-row>
        <table:table-row table:style-name="ro1">
          <table:table-cell/>
          <table:table-cell table:formula="of:=[.B989]" office:value-type="float" office:value="200" calcext:value-type="float">
            <text:p>200</text:p>
          </table:table-cell>
          <table:table-cell table:formula="of:=[.I989]" office:value-type="float" office:value="456.098829727469" calcext:value-type="float">
            <text:p>456.09882972746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90]&gt;=[.C990];[.E990];[.F990])" office:value-type="float" office:value="0.000015426623266146" calcext:value-type="float">
            <text:p>1.5426623266146E-05</text:p>
          </table:table-cell>
          <table:table-cell table:formula="of:=[.C990]+[.H990]*([.B990]-[.C990])" office:value-type="float" office:value="456.094878987304" calcext:value-type="float">
            <text:p>456.094878987304</text:p>
          </table:table-cell>
        </table:table-row>
        <table:table-row table:style-name="ro1">
          <table:table-cell/>
          <table:table-cell table:formula="of:=[.B990]" office:value-type="float" office:value="200" calcext:value-type="float">
            <text:p>200</text:p>
          </table:table-cell>
          <table:table-cell table:formula="of:=[.I990]" office:value-type="float" office:value="456.094878987304" calcext:value-type="float">
            <text:p>456.09487898730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91]&gt;=[.C991];[.E991];[.F991])" office:value-type="float" office:value="0.000015426623266146" calcext:value-type="float">
            <text:p>1.5426623266146E-05</text:p>
          </table:table-cell>
          <table:table-cell table:formula="of:=[.C991]+[.H991]*([.B991]-[.C991])" office:value-type="float" office:value="456.090928308085" calcext:value-type="float">
            <text:p>456.090928308085</text:p>
          </table:table-cell>
        </table:table-row>
        <table:table-row table:style-name="ro1">
          <table:table-cell/>
          <table:table-cell table:formula="of:=[.B991]" office:value-type="float" office:value="200" calcext:value-type="float">
            <text:p>200</text:p>
          </table:table-cell>
          <table:table-cell table:formula="of:=[.I991]" office:value-type="float" office:value="456.090928308085" calcext:value-type="float">
            <text:p>456.09092830808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92]&gt;=[.C992];[.E992];[.F992])" office:value-type="float" office:value="0.000015426623266146" calcext:value-type="float">
            <text:p>1.5426623266146E-05</text:p>
          </table:table-cell>
          <table:table-cell table:formula="of:=[.C992]+[.H992]*([.B992]-[.C992])" office:value-type="float" office:value="456.086977689812" calcext:value-type="float">
            <text:p>456.086977689812</text:p>
          </table:table-cell>
        </table:table-row>
        <table:table-row table:style-name="ro1">
          <table:table-cell/>
          <table:table-cell table:formula="of:=[.B992]" office:value-type="float" office:value="200" calcext:value-type="float">
            <text:p>200</text:p>
          </table:table-cell>
          <table:table-cell table:formula="of:=[.I992]" office:value-type="float" office:value="456.086977689812" calcext:value-type="float">
            <text:p>456.086977689812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93]&gt;=[.C993];[.E993];[.F993])" office:value-type="float" office:value="0.000015426623266146" calcext:value-type="float">
            <text:p>1.5426623266146E-05</text:p>
          </table:table-cell>
          <table:table-cell table:formula="of:=[.C993]+[.H993]*([.B993]-[.C993])" office:value-type="float" office:value="456.083027132484" calcext:value-type="float">
            <text:p>456.083027132484</text:p>
          </table:table-cell>
        </table:table-row>
        <table:table-row table:style-name="ro1">
          <table:table-cell/>
          <table:table-cell table:formula="of:=[.B993]" office:value-type="float" office:value="200" calcext:value-type="float">
            <text:p>200</text:p>
          </table:table-cell>
          <table:table-cell table:formula="of:=[.I993]" office:value-type="float" office:value="456.083027132484" calcext:value-type="float">
            <text:p>456.08302713248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94]&gt;=[.C994];[.E994];[.F994])" office:value-type="float" office:value="0.000015426623266146" calcext:value-type="float">
            <text:p>1.5426623266146E-05</text:p>
          </table:table-cell>
          <table:table-cell table:formula="of:=[.C994]+[.H994]*([.B994]-[.C994])" office:value-type="float" office:value="456.0790766361" calcext:value-type="float">
            <text:p>456.0790766361</text:p>
          </table:table-cell>
        </table:table-row>
        <table:table-row table:style-name="ro1">
          <table:table-cell/>
          <table:table-cell table:formula="of:=[.B994]" office:value-type="float" office:value="200" calcext:value-type="float">
            <text:p>200</text:p>
          </table:table-cell>
          <table:table-cell table:formula="of:=[.I994]" office:value-type="float" office:value="456.0790766361" calcext:value-type="float">
            <text:p>456.079076636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95]&gt;=[.C995];[.E995];[.F995])" office:value-type="float" office:value="0.000015426623266146" calcext:value-type="float">
            <text:p>1.5426623266146E-05</text:p>
          </table:table-cell>
          <table:table-cell table:formula="of:=[.C995]+[.H995]*([.B995]-[.C995])" office:value-type="float" office:value="456.075126200658" calcext:value-type="float">
            <text:p>456.075126200658</text:p>
          </table:table-cell>
        </table:table-row>
        <table:table-row table:style-name="ro1">
          <table:table-cell/>
          <table:table-cell table:formula="of:=[.B995]" office:value-type="float" office:value="200" calcext:value-type="float">
            <text:p>200</text:p>
          </table:table-cell>
          <table:table-cell table:formula="of:=[.I995]" office:value-type="float" office:value="456.075126200658" calcext:value-type="float">
            <text:p>456.07512620065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96]&gt;=[.C996];[.E996];[.F996])" office:value-type="float" office:value="0.000015426623266146" calcext:value-type="float">
            <text:p>1.5426623266146E-05</text:p>
          </table:table-cell>
          <table:table-cell table:formula="of:=[.C996]+[.H996]*([.B996]-[.C996])" office:value-type="float" office:value="456.071175826158" calcext:value-type="float">
            <text:p>456.071175826158</text:p>
          </table:table-cell>
        </table:table-row>
        <table:table-row table:style-name="ro1">
          <table:table-cell/>
          <table:table-cell table:formula="of:=[.B996]" office:value-type="float" office:value="200" calcext:value-type="float">
            <text:p>200</text:p>
          </table:table-cell>
          <table:table-cell table:formula="of:=[.I996]" office:value-type="float" office:value="456.071175826158" calcext:value-type="float">
            <text:p>456.07117582615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97]&gt;=[.C997];[.E997];[.F997])" office:value-type="float" office:value="0.000015426623266146" calcext:value-type="float">
            <text:p>1.5426623266146E-05</text:p>
          </table:table-cell>
          <table:table-cell table:formula="of:=[.C997]+[.H997]*([.B997]-[.C997])" office:value-type="float" office:value="456.067225512599" calcext:value-type="float">
            <text:p>456.067225512599</text:p>
          </table:table-cell>
        </table:table-row>
        <table:table-row table:style-name="ro1">
          <table:table-cell/>
          <table:table-cell table:formula="of:=[.B997]" office:value-type="float" office:value="200" calcext:value-type="float">
            <text:p>200</text:p>
          </table:table-cell>
          <table:table-cell table:formula="of:=[.I997]" office:value-type="float" office:value="456.067225512599" calcext:value-type="float">
            <text:p>456.06722551259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98]&gt;=[.C998];[.E998];[.F998])" office:value-type="float" office:value="0.000015426623266146" calcext:value-type="float">
            <text:p>1.5426623266146E-05</text:p>
          </table:table-cell>
          <table:table-cell table:formula="of:=[.C998]+[.H998]*([.B998]-[.C998])" office:value-type="float" office:value="456.063275259981" calcext:value-type="float">
            <text:p>456.063275259981</text:p>
          </table:table-cell>
        </table:table-row>
        <table:table-row table:style-name="ro1">
          <table:table-cell/>
          <table:table-cell table:formula="of:=[.B998]" office:value-type="float" office:value="200" calcext:value-type="float">
            <text:p>200</text:p>
          </table:table-cell>
          <table:table-cell table:formula="of:=[.I998]" office:value-type="float" office:value="456.063275259981" calcext:value-type="float">
            <text:p>456.06327525998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999]&gt;=[.C999];[.E999];[.F999])" office:value-type="float" office:value="0.000015426623266146" calcext:value-type="float">
            <text:p>1.5426623266146E-05</text:p>
          </table:table-cell>
          <table:table-cell table:formula="of:=[.C999]+[.H999]*([.B999]-[.C999])" office:value-type="float" office:value="456.059325068301" calcext:value-type="float">
            <text:p>456.059325068301</text:p>
          </table:table-cell>
        </table:table-row>
        <table:table-row table:style-name="ro1">
          <table:table-cell/>
          <table:table-cell table:formula="of:=[.B999]" office:value-type="float" office:value="200" calcext:value-type="float">
            <text:p>200</text:p>
          </table:table-cell>
          <table:table-cell table:formula="of:=[.I999]" office:value-type="float" office:value="456.059325068301" calcext:value-type="float">
            <text:p>456.059325068301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00]&gt;=[.C1000];[.E1000];[.F1000])" office:value-type="float" office:value="0.000015426623266146" calcext:value-type="float">
            <text:p>1.5426623266146E-05</text:p>
          </table:table-cell>
          <table:table-cell table:formula="of:=[.C1000]+[.H1000]*([.B1000]-[.C1000])" office:value-type="float" office:value="456.055374937559" calcext:value-type="float">
            <text:p>456.055374937559</text:p>
          </table:table-cell>
        </table:table-row>
        <table:table-row table:style-name="ro1">
          <table:table-cell/>
          <table:table-cell table:formula="of:=[.B1000]" office:value-type="float" office:value="200" calcext:value-type="float">
            <text:p>200</text:p>
          </table:table-cell>
          <table:table-cell table:formula="of:=[.I1000]" office:value-type="float" office:value="456.055374937559" calcext:value-type="float">
            <text:p>456.05537493755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01]&gt;=[.C1001];[.E1001];[.F1001])" office:value-type="float" office:value="0.000015426623266146" calcext:value-type="float">
            <text:p>1.5426623266146E-05</text:p>
          </table:table-cell>
          <table:table-cell table:formula="of:=[.C1001]+[.H1001]*([.B1001]-[.C1001])" office:value-type="float" office:value="456.051424867755" calcext:value-type="float">
            <text:p>456.051424867755</text:p>
          </table:table-cell>
        </table:table-row>
        <table:table-row table:style-name="ro1">
          <table:table-cell/>
          <table:table-cell table:formula="of:=[.B1001]" office:value-type="float" office:value="200" calcext:value-type="float">
            <text:p>200</text:p>
          </table:table-cell>
          <table:table-cell table:formula="of:=[.I1001]" office:value-type="float" office:value="456.051424867755" calcext:value-type="float">
            <text:p>456.05142486775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02]&gt;=[.C1002];[.E1002];[.F1002])" office:value-type="float" office:value="0.000015426623266146" calcext:value-type="float">
            <text:p>1.5426623266146E-05</text:p>
          </table:table-cell>
          <table:table-cell table:formula="of:=[.C1002]+[.H1002]*([.B1002]-[.C1002])" office:value-type="float" office:value="456.047474858887" calcext:value-type="float">
            <text:p>456.047474858887</text:p>
          </table:table-cell>
        </table:table-row>
        <table:table-row table:style-name="ro1">
          <table:table-cell/>
          <table:table-cell table:formula="of:=[.B1002]" office:value-type="float" office:value="200" calcext:value-type="float">
            <text:p>200</text:p>
          </table:table-cell>
          <table:table-cell table:formula="of:=[.I1002]" office:value-type="float" office:value="456.047474858887" calcext:value-type="float">
            <text:p>456.047474858887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03]&gt;=[.C1003];[.E1003];[.F1003])" office:value-type="float" office:value="0.000015426623266146" calcext:value-type="float">
            <text:p>1.5426623266146E-05</text:p>
          </table:table-cell>
          <table:table-cell table:formula="of:=[.C1003]+[.H1003]*([.B1003]-[.C1003])" office:value-type="float" office:value="456.043524910954" calcext:value-type="float">
            <text:p>456.043524910954</text:p>
          </table:table-cell>
        </table:table-row>
        <table:table-row table:style-name="ro1">
          <table:table-cell/>
          <table:table-cell table:formula="of:=[.B1003]" office:value-type="float" office:value="200" calcext:value-type="float">
            <text:p>200</text:p>
          </table:table-cell>
          <table:table-cell table:formula="of:=[.I1003]" office:value-type="float" office:value="456.043524910954" calcext:value-type="float">
            <text:p>456.043524910954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04]&gt;=[.C1004];[.E1004];[.F1004])" office:value-type="float" office:value="0.000015426623266146" calcext:value-type="float">
            <text:p>1.5426623266146E-05</text:p>
          </table:table-cell>
          <table:table-cell table:formula="of:=[.C1004]+[.H1004]*([.B1004]-[.C1004])" office:value-type="float" office:value="456.039575023955" calcext:value-type="float">
            <text:p>456.039575023955</text:p>
          </table:table-cell>
        </table:table-row>
        <table:table-row table:style-name="ro1">
          <table:table-cell/>
          <table:table-cell table:formula="of:=[.B1004]" office:value-type="float" office:value="200" calcext:value-type="float">
            <text:p>200</text:p>
          </table:table-cell>
          <table:table-cell table:formula="of:=[.I1004]" office:value-type="float" office:value="456.039575023955" calcext:value-type="float">
            <text:p>456.039575023955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05]&gt;=[.C1005];[.E1005];[.F1005])" office:value-type="float" office:value="0.000015426623266146" calcext:value-type="float">
            <text:p>1.5426623266146E-05</text:p>
          </table:table-cell>
          <table:table-cell table:formula="of:=[.C1005]+[.H1005]*([.B1005]-[.C1005])" office:value-type="float" office:value="456.03562519789" calcext:value-type="float">
            <text:p>456.03562519789</text:p>
          </table:table-cell>
        </table:table-row>
        <table:table-row table:style-name="ro1">
          <table:table-cell/>
          <table:table-cell table:formula="of:=[.B1005]" office:value-type="float" office:value="200" calcext:value-type="float">
            <text:p>200</text:p>
          </table:table-cell>
          <table:table-cell table:formula="of:=[.I1005]" office:value-type="float" office:value="456.03562519789" calcext:value-type="float">
            <text:p>456.03562519789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06]&gt;=[.C1006];[.E1006];[.F1006])" office:value-type="float" office:value="0.000015426623266146" calcext:value-type="float">
            <text:p>1.5426623266146E-05</text:p>
          </table:table-cell>
          <table:table-cell table:formula="of:=[.C1006]+[.H1006]*([.B1006]-[.C1006])" office:value-type="float" office:value="456.031675432758" calcext:value-type="float">
            <text:p>456.031675432758</text:p>
          </table:table-cell>
        </table:table-row>
        <table:table-row table:style-name="ro1">
          <table:table-cell/>
          <table:table-cell table:formula="of:=[.B1006]" office:value-type="float" office:value="200" calcext:value-type="float">
            <text:p>200</text:p>
          </table:table-cell>
          <table:table-cell table:formula="of:=[.I1006]" office:value-type="float" office:value="456.031675432758" calcext:value-type="float">
            <text:p>456.031675432758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07]&gt;=[.C1007];[.E1007];[.F1007])" office:value-type="float" office:value="0.000015426623266146" calcext:value-type="float">
            <text:p>1.5426623266146E-05</text:p>
          </table:table-cell>
          <table:table-cell table:formula="of:=[.C1007]+[.H1007]*([.B1007]-[.C1007])" office:value-type="float" office:value="456.027725728556" calcext:value-type="float">
            <text:p>456.027725728556</text:p>
          </table:table-cell>
        </table:table-row>
        <table:table-row table:style-name="ro1">
          <table:table-cell/>
          <table:table-cell table:formula="of:=[.B1007]" office:value-type="float" office:value="200" calcext:value-type="float">
            <text:p>200</text:p>
          </table:table-cell>
          <table:table-cell table:formula="of:=[.I1007]" office:value-type="float" office:value="456.027725728556" calcext:value-type="float">
            <text:p>456.02772572855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08]&gt;=[.C1008];[.E1008];[.F1008])" office:value-type="float" office:value="0.000015426623266146" calcext:value-type="float">
            <text:p>1.5426623266146E-05</text:p>
          </table:table-cell>
          <table:table-cell table:formula="of:=[.C1008]+[.H1008]*([.B1008]-[.C1008])" office:value-type="float" office:value="456.023776085286" calcext:value-type="float">
            <text:p>456.023776085286</text:p>
          </table:table-cell>
        </table:table-row>
        <table:table-row table:style-name="ro1">
          <table:table-cell/>
          <table:table-cell table:formula="of:=[.B1008]" office:value-type="float" office:value="200" calcext:value-type="float">
            <text:p>200</text:p>
          </table:table-cell>
          <table:table-cell table:formula="of:=[.I1008]" office:value-type="float" office:value="456.023776085286" calcext:value-type="float">
            <text:p>456.023776085286</text:p>
          </table:table-cell>
          <table:table-cell/>
          <table:table-cell table:formula="of:=1-EXP(-1/([.$E$3]*[.$E$2]))" office:value-type="float" office:value="0.206578865893885" calcext:value-type="float">
            <text:p>0.206578865893885</text:p>
          </table:table-cell>
          <table:table-cell table:formula="of:=1-EXP(-1/([.$E$4]*[.$E$2]))" office:value-type="float" office:value="0.000015426623266146" calcext:value-type="float">
            <text:p>1.5426623266146E-05</text:p>
          </table:table-cell>
          <table:table-cell/>
          <table:table-cell table:formula="of:=IF([.B1009]&gt;=[.C1009];[.E1009];[.F1009])" office:value-type="float" office:value="0.000015426623266146" calcext:value-type="float">
            <text:p>1.5426623266146E-05</text:p>
          </table:table-cell>
          <table:table-cell table:formula="of:=[.C1009]+[.H1009]*([.B1009]-[.C1009])" office:value-type="float" office:value="456.019826502945" calcext:value-type="float">
            <text:p>456.019826502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8:00:48.124644159</meta:creation-date>
    <dc:date>2023-08-24T18:20:29.459744209</dc:date>
    <meta:editing-duration>PT19M42S</meta:editing-duration>
    <meta:editing-cycles>2</meta:editing-cycles>
    <meta:generator>LibreOffice/7.4.7.2$Linux_X86_64 LibreOffice_project/40$Build-2</meta:generator>
    <meta:document-statistic meta:table-count="1" meta:cell-count="6034" meta:object-count="0"/>
  </office:meta>
</office:document-meta>
</file>